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7/style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choic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fault</text:p>
          </table:table-cell>
          <table:table-cell office:value-type="string" table:style-name="ce1">
            <text:p>uan</text:p>
          </table:table-cell>
          <table:table-cell table:style-name="ce1"/>
          <table:table-cell office:value-type="string" table:style-name="ce1">
            <text:p>reinforce</text:p>
          </table:table-cell>
          <table:table-cell office:value-type="string" table:style-name="ce1">
            <text:p>reinforce uan</text:p>
          </table:table-cell>
          <table:table-cell table:number-columns-repeated="16379"/>
        </table:table-row>
        <table:table-row table:style-name="ro1">
          <table:table-cell office:value-type="float" office:value="0.59840000000000004" table:style-name="ce1">
            <text:p>0.5984</text:p>
          </table:table-cell>
          <table:table-cell office:value-type="float" office:value="0.6028" table:style-name="ce1">
            <text:p>0.6028</text:p>
          </table:table-cell>
          <table:table-cell table:style-name="ce1"/>
          <table:table-cell office:value-type="float" office:value="0.59919999999999995" table:style-name="ce1">
            <text:p>0.5992</text:p>
          </table:table-cell>
          <table:table-cell office:value-type="float" office:value="0.60719999999999996" table:style-name="ce1">
            <text:p>0.6072</text:p>
          </table:table-cell>
          <table:table-cell/>
          <table:table-cell table:style-name="ce1">
            <draw:frame xmlns:presentation="urn:oasis:names:tc:opendocument:xmlns:presentation:1.0" draw:z-index="1" draw:id="id0" draw:style-name="a0" draw:name="Chart 2" svg:x="0.02083in" svg:y="0.02083in" svg:width="5.4375in" svg:height="3.82292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0.59460000000000002" table:style-name="ce1">
            <text:p>0.5946</text:p>
          </table:table-cell>
          <table:table-cell office:value-type="float" office:value="0.6048" table:style-name="ce1">
            <text:p>0.6048</text:p>
          </table:table-cell>
          <table:table-cell table:style-name="ce1"/>
          <table:table-cell office:value-type="float" office:value="0.61280000000000001" table:style-name="ce1">
            <text:p>0.6128</text:p>
          </table:table-cell>
          <table:table-cell office:value-type="float" office:value="0.60960000000000003" table:style-name="ce1">
            <text:p>0.6096</text:p>
          </table:table-cell>
          <table:table-cell table:number-columns-repeated="16379"/>
        </table:table-row>
        <table:table-row table:style-name="ro1">
          <table:table-cell office:value-type="float" office:value="0.58740000000000003" table:style-name="ce1">
            <text:p>0.5874</text:p>
          </table:table-cell>
          <table:table-cell office:value-type="float" office:value="0.63319999999999999" table:style-name="ce1">
            <text:p>0.6332</text:p>
          </table:table-cell>
          <table:table-cell table:style-name="ce1"/>
          <table:table-cell office:value-type="float" office:value="0.61880000000000002" table:style-name="ce1">
            <text:p>0.6188</text:p>
          </table:table-cell>
          <table:table-cell office:value-type="float" office:value="0.60760000000000003" table:style-name="ce1">
            <text:p>0.6076</text:p>
          </table:table-cell>
          <table:table-cell table:number-columns-repeated="16379"/>
        </table:table-row>
        <table:table-row table:style-name="ro1">
          <table:table-cell office:value-type="float" office:value="0.60040000000000004" table:style-name="ce1">
            <text:p>0.6004</text:p>
          </table:table-cell>
          <table:table-cell office:value-type="float" office:value="0.62360000000000004" table:style-name="ce1">
            <text:p>0.6236</text:p>
          </table:table-cell>
          <table:table-cell table:style-name="ce1"/>
          <table:table-cell office:value-type="float" office:value="0.63080000000000003" table:style-name="ce1">
            <text:p>0.6308</text:p>
          </table:table-cell>
          <table:table-cell office:value-type="float" office:value="0.61639999999999995" table:style-name="ce1">
            <text:p>0.6164</text:p>
          </table:table-cell>
          <table:table-cell table:number-columns-repeated="16379"/>
        </table:table-row>
        <table:table-row table:style-name="ro1">
          <table:table-cell office:value-type="float" office:value="0.59379999999999999" table:style-name="ce1">
            <text:p>0.5938</text:p>
          </table:table-cell>
          <table:table-cell office:value-type="float" office:value="0.63160000000000005" table:style-name="ce1">
            <text:p>0.6316</text:p>
          </table:table-cell>
          <table:table-cell table:style-name="ce1"/>
          <table:table-cell office:value-type="float" office:value="0.63619999999999999" table:style-name="ce1">
            <text:p>0.6362</text:p>
          </table:table-cell>
          <table:table-cell office:value-type="float" office:value="0.61980000000000002" table:style-name="ce1">
            <text:p>0.6198</text:p>
          </table:table-cell>
          <table:table-cell table:number-columns-repeated="16379"/>
        </table:table-row>
        <table:table-row table:style-name="ro1">
          <table:table-cell office:value-type="float" office:value="0.58479999999999999" table:style-name="ce1">
            <text:p>0.5848</text:p>
          </table:table-cell>
          <table:table-cell office:value-type="float" office:value="0.63739999999999997" table:style-name="ce1">
            <text:p>0.6374</text:p>
          </table:table-cell>
          <table:table-cell table:style-name="ce1"/>
          <table:table-cell office:value-type="float" office:value="0.63419999999999999" table:style-name="ce1">
            <text:p>0.6342</text:p>
          </table:table-cell>
          <table:table-cell office:value-type="float" office:value="0.61639999999999995" table:style-name="ce1">
            <text:p>0.6164</text:p>
          </table:table-cell>
          <table:table-cell table:number-columns-repeated="16379"/>
        </table:table-row>
        <table:table-row table:style-name="ro1">
          <table:table-cell office:value-type="float" office:value="0.58599999999999997" table:style-name="ce1">
            <text:p>0.586</text:p>
          </table:table-cell>
          <table:table-cell office:value-type="float" office:value="0.65039999999999998" table:style-name="ce1">
            <text:p>0.6504</text:p>
          </table:table-cell>
          <table:table-cell table:style-name="ce1"/>
          <table:table-cell office:value-type="float" office:value="0.64739999999999998" table:style-name="ce1">
            <text:p>0.6474</text:p>
          </table:table-cell>
          <table:table-cell office:value-type="float" office:value="0.62660000000000005" table:style-name="ce1">
            <text:p>0.6266</text:p>
          </table:table-cell>
          <table:table-cell table:number-columns-repeated="16379"/>
        </table:table-row>
        <table:table-row table:style-name="ro1">
          <table:table-cell office:value-type="float" office:value="0.59760000000000002" table:style-name="ce1">
            <text:p>0.5976</text:p>
          </table:table-cell>
          <table:table-cell office:value-type="float" office:value="0.65339999999999998" table:style-name="ce1">
            <text:p>0.6534</text:p>
          </table:table-cell>
          <table:table-cell table:style-name="ce1"/>
          <table:table-cell office:value-type="float" office:value="0.64839999999999998" table:style-name="ce1">
            <text:p>0.6484</text:p>
          </table:table-cell>
          <table:table-cell office:value-type="float" office:value="0.62139999999999995" table:style-name="ce1">
            <text:p>0.6214</text:p>
          </table:table-cell>
          <table:table-cell table:number-columns-repeated="16379"/>
        </table:table-row>
        <table:table-row table:style-name="ro1">
          <table:table-cell office:value-type="float" office:value="0.59119999999999995" table:style-name="ce1">
            <text:p>0.5912</text:p>
          </table:table-cell>
          <table:table-cell office:value-type="float" office:value="0.64959999999999996" table:style-name="ce1">
            <text:p>0.6496</text:p>
          </table:table-cell>
          <table:table-cell table:style-name="ce1"/>
          <table:table-cell office:value-type="float" office:value="0.65139999999999998" table:style-name="ce1">
            <text:p>0.6514</text:p>
          </table:table-cell>
          <table:table-cell office:value-type="float" office:value="0.61739999999999995" table:style-name="ce1">
            <text:p>0.6174</text:p>
          </table:table-cell>
          <table:table-cell table:number-columns-repeated="16379"/>
        </table:table-row>
        <table:table-row table:style-name="ro1">
          <table:table-cell office:value-type="float" office:value="0.58879999999999999" table:style-name="ce1">
            <text:p>0.5888</text:p>
          </table:table-cell>
          <table:table-cell office:value-type="float" office:value="0.66339999999999999" table:style-name="ce1">
            <text:p>0.6634</text:p>
          </table:table-cell>
          <table:table-cell table:style-name="ce1"/>
          <table:table-cell office:value-type="float" office:value="0.64219999999999999" table:style-name="ce1">
            <text:p>0.6422</text:p>
          </table:table-cell>
          <table:table-cell office:value-type="float" office:value="0.62560000000000004" table:style-name="ce1">
            <text:p>0.6256</text:p>
          </table:table-cell>
          <table:table-cell table:number-columns-repeated="16379"/>
        </table:table-row>
        <table:table-row table:style-name="ro1">
          <table:table-cell office:value-type="float" office:value="0.59619999999999995" table:style-name="ce1">
            <text:p>0.5962</text:p>
          </table:table-cell>
          <table:table-cell office:value-type="float" office:value="0.65700000000000003" table:style-name="ce1">
            <text:p>0.657</text:p>
          </table:table-cell>
          <table:table-cell table:style-name="ce1"/>
          <table:table-cell office:value-type="float" office:value="0.63939999999999997" table:style-name="ce1">
            <text:p>0.6394</text:p>
          </table:table-cell>
          <table:table-cell office:value-type="float" office:value="0.63419999999999999" table:style-name="ce1">
            <text:p>0.6342</text:p>
          </table:table-cell>
          <table:table-cell table:number-columns-repeated="16379"/>
        </table:table-row>
        <table:table-row table:style-name="ro1">
          <table:table-cell office:value-type="float" office:value="0.59379999999999999" table:style-name="ce1">
            <text:p>0.5938</text:p>
          </table:table-cell>
          <table:table-cell office:value-type="float" office:value="0.65839999999999999" table:style-name="ce1">
            <text:p>0.6584</text:p>
          </table:table-cell>
          <table:table-cell table:style-name="ce1"/>
          <table:table-cell office:value-type="float" office:value="0.63580000000000003" table:style-name="ce1">
            <text:p>0.6358</text:p>
          </table:table-cell>
          <table:table-cell office:value-type="float" office:value="0.63719999999999999" table:style-name="ce1">
            <text:p>0.6372</text:p>
          </table:table-cell>
          <table:table-cell table:number-columns-repeated="16379"/>
        </table:table-row>
        <table:table-row table:style-name="ro1">
          <table:table-cell office:value-type="float" office:value="0.5948" table:style-name="ce1">
            <text:p>0.5948</text:p>
          </table:table-cell>
          <table:table-cell office:value-type="float" office:value="0.66" table:style-name="ce1">
            <text:p>0.66</text:p>
          </table:table-cell>
          <table:table-cell table:style-name="ce1"/>
          <table:table-cell office:value-type="float" office:value="0.65139999999999998" table:style-name="ce1">
            <text:p>0.6514</text:p>
          </table:table-cell>
          <table:table-cell office:value-type="float" office:value="0.622" table:style-name="ce1">
            <text:p>0.622</text:p>
          </table:table-cell>
          <table:table-cell table:number-columns-repeated="16379"/>
        </table:table-row>
        <table:table-row table:style-name="ro1">
          <table:table-cell office:value-type="float" office:value="0.59" table:style-name="ce1">
            <text:p>0.59</text:p>
          </table:table-cell>
          <table:table-cell office:value-type="float" office:value="0.67700000000000005" table:style-name="ce1">
            <text:p>0.677</text:p>
          </table:table-cell>
          <table:table-cell table:style-name="ce1"/>
          <table:table-cell office:value-type="float" office:value="0.6482" table:style-name="ce1">
            <text:p>0.6482</text:p>
          </table:table-cell>
          <table:table-cell office:value-type="float" office:value="0.63959999999999995" table:style-name="ce1">
            <text:p>0.6396</text:p>
          </table:table-cell>
          <table:table-cell table:number-columns-repeated="16379"/>
        </table:table-row>
        <table:table-row table:style-name="ro1">
          <table:table-cell office:value-type="float" office:value="0.58499999999999996" table:style-name="ce1">
            <text:p>0.585</text:p>
          </table:table-cell>
          <table:table-cell office:value-type="float" office:value="0.68479999999999996" table:style-name="ce1">
            <text:p>0.6848</text:p>
          </table:table-cell>
          <table:table-cell table:style-name="ce1"/>
          <table:table-cell office:value-type="float" office:value="0.64839999999999998" table:style-name="ce1">
            <text:p>0.6484</text:p>
          </table:table-cell>
          <table:table-cell office:value-type="float" office:value="0.64080000000000004" table:style-name="ce1">
            <text:p>0.6408</text:p>
          </table:table-cell>
          <table:table-cell table:number-columns-repeated="16379"/>
        </table:table-row>
        <table:table-row table:style-name="ro1">
          <table:table-cell office:value-type="float" office:value="0.59240000000000004" table:style-name="ce1">
            <text:p>0.5924</text:p>
          </table:table-cell>
          <table:table-cell office:value-type="float" office:value="0.67720000000000002" table:style-name="ce1">
            <text:p>0.6772</text:p>
          </table:table-cell>
          <table:table-cell table:style-name="ce1"/>
          <table:table-cell office:value-type="float" office:value="0.65239999999999998" table:style-name="ce1">
            <text:p>0.6524</text:p>
          </table:table-cell>
          <table:table-cell office:value-type="float" office:value="0.62919999999999998" table:style-name="ce1">
            <text:p>0.6292</text:p>
          </table:table-cell>
          <table:table-cell table:number-columns-repeated="16379"/>
        </table:table-row>
        <table:table-row table:style-name="ro1">
          <table:table-cell office:value-type="float" office:value="0.59299999999999997" table:style-name="ce1">
            <text:p>0.593</text:p>
          </table:table-cell>
          <table:table-cell office:value-type="float" office:value="0.69099999999999995" table:style-name="ce1">
            <text:p>0.691</text:p>
          </table:table-cell>
          <table:table-cell table:style-name="ce1"/>
          <table:table-cell office:value-type="float" office:value="0.65680000000000005" table:style-name="ce1">
            <text:p>0.6568</text:p>
          </table:table-cell>
          <table:table-cell office:value-type="float" office:value="0.63460000000000005" table:style-name="ce1">
            <text:p>0.6346</text:p>
          </table:table-cell>
          <table:table-cell table:number-columns-repeated="16379"/>
        </table:table-row>
        <table:table-row table:style-name="ro1">
          <table:table-cell office:value-type="float" office:value="0.59499999999999997" table:style-name="ce1">
            <text:p>0.595</text:p>
          </table:table-cell>
          <table:table-cell office:value-type="float" office:value="0.69499999999999995" table:style-name="ce1">
            <text:p>0.695</text:p>
          </table:table-cell>
          <table:table-cell table:style-name="ce1"/>
          <table:table-cell office:value-type="float" office:value="0.64880000000000004" table:style-name="ce1">
            <text:p>0.6488</text:p>
          </table:table-cell>
          <table:table-cell office:value-type="float" office:value="0.64759999999999995" table:style-name="ce1">
            <text:p>0.6476</text:p>
          </table:table-cell>
          <table:table-cell table:number-columns-repeated="16379"/>
        </table:table-row>
        <table:table-row table:style-name="ro1">
          <table:table-cell office:value-type="float" office:value="0.58899999999999997" table:style-name="ce1">
            <text:p>0.589</text:p>
          </table:table-cell>
          <table:table-cell office:value-type="float" office:value="0.69420000000000004" table:style-name="ce1">
            <text:p>0.6942</text:p>
          </table:table-cell>
          <table:table-cell table:style-name="ce1"/>
          <table:table-cell office:value-type="float" office:value="0.65080000000000005" table:style-name="ce1">
            <text:p>0.6508</text:p>
          </table:table-cell>
          <table:table-cell office:value-type="float" office:value="0.63500000000000001" table:style-name="ce1">
            <text:p>0.635</text:p>
          </table:table-cell>
          <table:table-cell table:number-columns-repeated="16379"/>
        </table:table-row>
        <table:table-row table:style-name="ro1">
          <table:table-cell office:value-type="float" office:value="0.59340000000000004" table:style-name="ce1">
            <text:p>0.5934</text:p>
          </table:table-cell>
          <table:table-cell office:value-type="float" office:value="0.70020000000000004" table:style-name="ce1">
            <text:p>0.7002</text:p>
          </table:table-cell>
          <table:table-cell table:style-name="ce1"/>
          <table:table-cell office:value-type="float" office:value="0.66279999999999994" table:style-name="ce1">
            <text:p>0.6628</text:p>
          </table:table-cell>
          <table:table-cell office:value-type="float" office:value="0.63619999999999999" table:style-name="ce1">
            <text:p>0.6362</text:p>
          </table:table-cell>
          <table:table-cell/>
          <table:table-cell table:style-name="ce1">
            <draw:frame xmlns:presentation="urn:oasis:names:tc:opendocument:xmlns:presentation:1.0" draw:z-index="2" draw:id="id1" draw:style-name="a1" draw:name="Chart 3" svg:x="0.01042in" svg:y="0.01042in" svg:width="5.4375in" svg:height="3.82292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0.59899999999999998" table:style-name="ce1">
            <text:p>0.599</text:p>
          </table:table-cell>
          <table:table-cell office:value-type="float" office:value="0.6996" table:style-name="ce1">
            <text:p>0.6996</text:p>
          </table:table-cell>
          <table:table-cell table:style-name="ce1"/>
          <table:table-cell office:value-type="float" office:value="0.65739999999999998" table:style-name="ce1">
            <text:p>0.6574</text:p>
          </table:table-cell>
          <table:table-cell office:value-type="float" office:value="0.63439999999999996" table:style-name="ce1">
            <text:p>0.6344</text:p>
          </table:table-cell>
          <table:table-cell table:number-columns-repeated="16379"/>
        </table:table-row>
        <table:table-row table:style-name="ro1">
          <table:table-cell office:value-type="float" office:value="0.59260000000000002" table:style-name="ce1">
            <text:p>0.5926</text:p>
          </table:table-cell>
          <table:table-cell office:value-type="float" office:value="0.70940000000000003" table:style-name="ce1">
            <text:p>0.7094</text:p>
          </table:table-cell>
          <table:table-cell table:style-name="ce1"/>
          <table:table-cell office:value-type="float" office:value="0.65180000000000005" table:style-name="ce1">
            <text:p>0.6518</text:p>
          </table:table-cell>
          <table:table-cell office:value-type="float" office:value="0.64680000000000004" table:style-name="ce1">
            <text:p>0.6468</text:p>
          </table:table-cell>
          <table:table-cell table:number-columns-repeated="16379"/>
        </table:table-row>
        <table:table-row table:style-name="ro1">
          <table:table-cell office:value-type="float" office:value="0.59419999999999995" table:style-name="ce1">
            <text:p>0.5942</text:p>
          </table:table-cell>
          <table:table-cell office:value-type="float" office:value="0.69099999999999995" table:style-name="ce1">
            <text:p>0.691</text:p>
          </table:table-cell>
          <table:table-cell table:style-name="ce1"/>
          <table:table-cell office:value-type="float" office:value="0.66200000000000003" table:style-name="ce1">
            <text:p>0.662</text:p>
          </table:table-cell>
          <table:table-cell office:value-type="float" office:value="0.66059999999999997" table:style-name="ce1">
            <text:p>0.6606</text:p>
          </table:table-cell>
          <table:table-cell table:number-columns-repeated="16379"/>
        </table:table-row>
        <table:table-row table:style-name="ro1">
          <table:table-cell office:value-type="float" office:value="0.59599999999999997" table:style-name="ce1">
            <text:p>0.596</text:p>
          </table:table-cell>
          <table:table-cell office:value-type="float" office:value="0.70920000000000005" table:style-name="ce1">
            <text:p>0.7092</text:p>
          </table:table-cell>
          <table:table-cell table:style-name="ce1"/>
          <table:table-cell office:value-type="float" office:value="0.6522" table:style-name="ce1">
            <text:p>0.6522</text:p>
          </table:table-cell>
          <table:table-cell office:value-type="float" office:value="0.6502" table:style-name="ce1">
            <text:p>0.6502</text:p>
          </table:table-cell>
          <table:table-cell table:number-columns-repeated="16379"/>
        </table:table-row>
        <table:table-row table:style-name="ro1">
          <table:table-cell office:value-type="float" office:value="0.60799999999999998" table:style-name="ce1">
            <text:p>0.608</text:p>
          </table:table-cell>
          <table:table-cell office:value-type="float" office:value="0.72240000000000004" table:style-name="ce1">
            <text:p>0.7224</text:p>
          </table:table-cell>
          <table:table-cell table:style-name="ce1"/>
          <table:table-cell office:value-type="float" office:value="0.66080000000000005" table:style-name="ce1">
            <text:p>0.6608</text:p>
          </table:table-cell>
          <table:table-cell office:value-type="float" office:value="0.65859999999999996" table:style-name="ce1">
            <text:p>0.6586</text:p>
          </table:table-cell>
          <table:table-cell table:number-columns-repeated="16379"/>
        </table:table-row>
        <table:table-row table:style-name="ro1">
          <table:table-cell office:value-type="float" office:value="0.59260000000000002" table:style-name="ce1">
            <text:p>0.5926</text:p>
          </table:table-cell>
          <table:table-cell office:value-type="float" office:value="0.72160000000000002" table:style-name="ce1">
            <text:p>0.7216</text:p>
          </table:table-cell>
          <table:table-cell table:style-name="ce1"/>
          <table:table-cell office:value-type="float" office:value="0.6734" table:style-name="ce1">
            <text:p>0.6734</text:p>
          </table:table-cell>
          <table:table-cell office:value-type="float" office:value="0.64680000000000004" table:style-name="ce1">
            <text:p>0.6468</text:p>
          </table:table-cell>
          <table:table-cell table:number-columns-repeated="16379"/>
        </table:table-row>
        <table:table-row table:style-name="ro1">
          <table:table-cell office:value-type="float" office:value="0.59819999999999995" table:style-name="ce1">
            <text:p>0.5982</text:p>
          </table:table-cell>
          <table:table-cell office:value-type="float" office:value="0.72060000000000002" table:style-name="ce1">
            <text:p>0.7206</text:p>
          </table:table-cell>
          <table:table-cell table:style-name="ce1"/>
          <table:table-cell office:value-type="float" office:value="0.66439999999999999" table:style-name="ce1">
            <text:p>0.6644</text:p>
          </table:table-cell>
          <table:table-cell office:value-type="float" office:value="0.64159999999999995" table:style-name="ce1">
            <text:p>0.6416</text:p>
          </table:table-cell>
          <table:table-cell table:number-columns-repeated="16379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.7248" table:style-name="ce1">
            <text:p>0.7248</text:p>
          </table:table-cell>
          <table:table-cell table:style-name="ce1"/>
          <table:table-cell office:value-type="float" office:value="0.65659999999999996" table:style-name="ce1">
            <text:p>0.6566</text:p>
          </table:table-cell>
          <table:table-cell office:value-type="float" office:value="0.65739999999999998" table:style-name="ce1">
            <text:p>0.6574</text:p>
          </table:table-cell>
          <table:table-cell table:number-columns-repeated="16379"/>
        </table:table-row>
        <table:table-row table:style-name="ro1">
          <table:table-cell office:value-type="float" office:value="0.59460000000000002" table:style-name="ce1">
            <text:p>0.5946</text:p>
          </table:table-cell>
          <table:table-cell office:value-type="float" office:value="0.73499999999999999" table:style-name="ce1">
            <text:p>0.735</text:p>
          </table:table-cell>
          <table:table-cell table:style-name="ce1"/>
          <table:table-cell office:value-type="float" office:value="0.65839999999999999" table:style-name="ce1">
            <text:p>0.6584</text:p>
          </table:table-cell>
          <table:table-cell office:value-type="float" office:value="0.64939999999999998" table:style-name="ce1">
            <text:p>0.6494</text:p>
          </table:table-cell>
          <table:table-cell table:number-columns-repeated="16379"/>
        </table:table-row>
        <table:table-row table:style-name="ro1">
          <table:table-cell office:value-type="float" office:value="0.58740000000000003" table:style-name="ce1">
            <text:p>0.5874</text:p>
          </table:table-cell>
          <table:table-cell office:value-type="float" office:value="0.73299999999999998" table:style-name="ce1">
            <text:p>0.733</text:p>
          </table:table-cell>
          <table:table-cell table:style-name="ce1"/>
          <table:table-cell office:value-type="float" office:value="0.65839999999999999" table:style-name="ce1">
            <text:p>0.6584</text:p>
          </table:table-cell>
          <table:table-cell office:value-type="float" office:value="0.66520000000000001" table:style-name="ce1">
            <text:p>0.6652</text:p>
          </table:table-cell>
          <table:table-cell table:number-columns-repeated="16379"/>
        </table:table-row>
        <table:table-row table:style-name="ro1">
          <table:table-cell office:value-type="float" office:value="0.5958" table:style-name="ce1">
            <text:p>0.5958</text:p>
          </table:table-cell>
          <table:table-cell office:value-type="float" office:value="0.72340000000000004" table:style-name="ce1">
            <text:p>0.7234</text:p>
          </table:table-cell>
          <table:table-cell table:style-name="ce1"/>
          <table:table-cell office:value-type="float" office:value="0.67579999999999996" table:style-name="ce1">
            <text:p>0.6758</text:p>
          </table:table-cell>
          <table:table-cell office:value-type="float" office:value="0.65459999999999996" table:style-name="ce1">
            <text:p>0.6546</text:p>
          </table:table-cell>
          <table:table-cell table:number-columns-repeated="16379"/>
        </table:table-row>
        <table:table-row table:style-name="ro1">
          <table:table-cell office:value-type="float" office:value="0.60599999999999998" table:style-name="ce1">
            <text:p>0.606</text:p>
          </table:table-cell>
          <table:table-cell office:value-type="float" office:value="0.73939999999999995" table:style-name="ce1">
            <text:p>0.7394</text:p>
          </table:table-cell>
          <table:table-cell table:style-name="ce1"/>
          <table:table-cell office:value-type="float" office:value="0.65859999999999996" table:style-name="ce1">
            <text:p>0.6586</text:p>
          </table:table-cell>
          <table:table-cell office:value-type="float" office:value="0.65759999999999996" table:style-name="ce1">
            <text:p>0.6576</text:p>
          </table:table-cell>
          <table:table-cell table:number-columns-repeated="16379"/>
        </table:table-row>
        <table:table-row table:style-name="ro1">
          <table:table-cell office:value-type="float" office:value="0.59360000000000002" table:style-name="ce1">
            <text:p>0.5936</text:p>
          </table:table-cell>
          <table:table-cell office:value-type="float" office:value="0.73619999999999997" table:style-name="ce1">
            <text:p>0.7362</text:p>
          </table:table-cell>
          <table:table-cell table:style-name="ce1"/>
          <table:table-cell office:value-type="float" office:value="0.66520000000000001" table:style-name="ce1">
            <text:p>0.6652</text:p>
          </table:table-cell>
          <table:table-cell office:value-type="float" office:value="0.66180000000000005" table:style-name="ce1">
            <text:p>0.6618</text:p>
          </table:table-cell>
          <table:table-cell table:number-columns-repeated="16379"/>
        </table:table-row>
        <table:table-row table:style-name="ro1">
          <table:table-cell office:value-type="float" office:value="0.58399999999999996" table:style-name="ce1">
            <text:p>0.584</text:p>
          </table:table-cell>
          <table:table-cell office:value-type="float" office:value="0.74519999999999997" table:style-name="ce1">
            <text:p>0.7452</text:p>
          </table:table-cell>
          <table:table-cell table:style-name="ce1"/>
          <table:table-cell office:value-type="float" office:value="0.66479999999999995" table:style-name="ce1">
            <text:p>0.6648</text:p>
          </table:table-cell>
          <table:table-cell office:value-type="float" office:value="0.65900000000000003" table:style-name="ce1">
            <text:p>0.659</text:p>
          </table:table-cell>
          <table:table-cell table:number-columns-repeated="16379"/>
        </table:table-row>
        <table:table-row table:style-name="ro1">
          <table:table-cell office:value-type="float" office:value="0.59940000000000004" table:style-name="ce1">
            <text:p>0.5994</text:p>
          </table:table-cell>
          <table:table-cell office:value-type="float" office:value="0.751" table:style-name="ce1">
            <text:p>0.751</text:p>
          </table:table-cell>
          <table:table-cell table:style-name="ce1"/>
          <table:table-cell office:value-type="float" office:value="0.67059999999999997" table:style-name="ce1">
            <text:p>0.6706</text:p>
          </table:table-cell>
          <table:table-cell office:value-type="float" office:value="0.6552" table:style-name="ce1">
            <text:p>0.6552</text:p>
          </table:table-cell>
          <table:table-cell table:number-columns-repeated="16379"/>
        </table:table-row>
        <table:table-row table:style-name="ro1">
          <table:table-cell office:value-type="float" office:value="0.60699999999999998" table:style-name="ce1">
            <text:p>0.607</text:p>
          </table:table-cell>
          <table:table-cell office:value-type="float" office:value="0.75280000000000002" table:style-name="ce1">
            <text:p>0.7528</text:p>
          </table:table-cell>
          <table:table-cell table:style-name="ce1"/>
          <table:table-cell office:value-type="float" office:value="0.66" table:style-name="ce1">
            <text:p>0.66</text:p>
          </table:table-cell>
          <table:table-cell office:value-type="float" office:value="0.66039999999999999" table:style-name="ce1">
            <text:p>0.6604</text:p>
          </table:table-cell>
          <table:table-cell table:number-columns-repeated="16379"/>
        </table:table-row>
        <table:table-row table:style-name="ro1">
          <table:table-cell office:value-type="float" office:value="0.59199999999999997" table:style-name="ce1">
            <text:p>0.592</text:p>
          </table:table-cell>
          <table:table-cell office:value-type="float" office:value="0.74119999999999997" table:style-name="ce1">
            <text:p>0.7412</text:p>
          </table:table-cell>
          <table:table-cell table:style-name="ce1"/>
          <table:table-cell office:value-type="float" office:value="0.66639999999999999" table:style-name="ce1">
            <text:p>0.6664</text:p>
          </table:table-cell>
          <table:table-cell office:value-type="float" office:value="0.65659999999999996" table:style-name="ce1">
            <text:p>0.6566</text:p>
          </table:table-cell>
          <table:table-cell table:number-columns-repeated="16379"/>
        </table:table-row>
        <table:table-row table:style-name="ro1">
          <table:table-cell office:value-type="float" office:value="0.58560000000000001" table:style-name="ce1">
            <text:p>0.5856</text:p>
          </table:table-cell>
          <table:table-cell office:value-type="float" office:value="0.751" table:style-name="ce1">
            <text:p>0.751</text:p>
          </table:table-cell>
          <table:table-cell table:style-name="ce1"/>
          <table:table-cell office:value-type="float" office:value="0.66739999999999999" table:style-name="ce1">
            <text:p>0.6674</text:p>
          </table:table-cell>
          <table:table-cell office:value-type="float" office:value="0.66639999999999999" table:style-name="ce1">
            <text:p>0.6664</text:p>
          </table:table-cell>
          <table:table-cell table:number-columns-repeated="16379"/>
        </table:table-row>
        <table:table-row table:style-name="ro1">
          <table:table-cell office:value-type="float" office:value="0.59360000000000002" table:style-name="ce1">
            <text:p>0.5936</text:p>
          </table:table-cell>
          <table:table-cell office:value-type="float" office:value="0.76180000000000003" table:style-name="ce1">
            <text:p>0.7618</text:p>
          </table:table-cell>
          <table:table-cell table:style-name="ce1"/>
          <table:table-cell office:value-type="float" office:value="0.66080000000000005" table:style-name="ce1">
            <text:p>0.6608</text:p>
          </table:table-cell>
          <table:table-cell office:value-type="float" office:value="0.65659999999999996" table:style-name="ce1">
            <text:p>0.6566</text:p>
          </table:table-cell>
          <table:table-cell table:number-columns-repeated="16379"/>
        </table:table-row>
        <table:table-row table:style-name="ro1">
          <table:table-cell office:value-type="float" office:value="0.59419999999999995" table:style-name="ce1">
            <text:p>0.5942</text:p>
          </table:table-cell>
          <table:table-cell office:value-type="float" office:value="0.75580000000000003" table:style-name="ce1">
            <text:p>0.7558</text:p>
          </table:table-cell>
          <table:table-cell table:style-name="ce1"/>
          <table:table-cell office:value-type="float" office:value="0.66520000000000001" table:style-name="ce1">
            <text:p>0.6652</text:p>
          </table:table-cell>
          <table:table-cell office:value-type="float" office:value="0.66339999999999999" table:style-name="ce1">
            <text:p>0.6634</text:p>
          </table:table-cell>
          <table:table-cell table:number-columns-repeated="16379"/>
        </table:table-row>
        <table:table-row table:style-name="ro1">
          <table:table-cell office:value-type="float" office:value="0.60099999999999998" table:style-name="ce1">
            <text:p>0.601</text:p>
          </table:table-cell>
          <table:table-cell office:value-type="float" office:value="0.74739999999999995" table:style-name="ce1">
            <text:p>0.7474</text:p>
          </table:table-cell>
          <table:table-cell table:style-name="ce1"/>
          <table:table-cell office:value-type="float" office:value="0.66500000000000004" table:style-name="ce1">
            <text:p>0.665</text:p>
          </table:table-cell>
          <table:table-cell office:value-type="float" office:value="0.67859999999999998" table:style-name="ce1">
            <text:p>0.6786</text:p>
          </table:table-cell>
          <table:table-cell table:number-columns-repeated="16379"/>
        </table:table-row>
        <table:table-row table:style-name="ro1">
          <table:table-cell office:value-type="float" office:value="0.59119999999999995" table:style-name="ce1">
            <text:p>0.5912</text:p>
          </table:table-cell>
          <table:table-cell office:value-type="float" office:value="0.76900000000000002" table:style-name="ce1">
            <text:p>0.769</text:p>
          </table:table-cell>
          <table:table-cell table:style-name="ce1"/>
          <table:table-cell office:value-type="float" office:value="0.66700000000000004" table:style-name="ce1">
            <text:p>0.667</text:p>
          </table:table-cell>
          <table:table-cell office:value-type="float" office:value="0.66379999999999995" table:style-name="ce1">
            <text:p>0.6638</text:p>
          </table:table-cell>
          <table:table-cell table:number-columns-repeated="16379"/>
        </table:table-row>
        <table:table-row table:style-name="ro1">
          <table:table-cell office:value-type="float" office:value="0.58599999999999997" table:style-name="ce1">
            <text:p>0.586</text:p>
          </table:table-cell>
          <table:table-cell office:value-type="float" office:value="0.76160000000000005" table:style-name="ce1">
            <text:p>0.7616</text:p>
          </table:table-cell>
          <table:table-cell table:style-name="ce1"/>
          <table:table-cell office:value-type="float" office:value="0.66200000000000003" table:style-name="ce1">
            <text:p>0.662</text:p>
          </table:table-cell>
          <table:table-cell office:value-type="float" office:value="0.66700000000000004" table:style-name="ce1">
            <text:p>0.667</text:p>
          </table:table-cell>
          <table:table-cell table:number-columns-repeated="16379"/>
        </table:table-row>
        <table:table-row table:style-name="ro1">
          <table:table-cell office:value-type="float" office:value="0.58919999999999995" table:style-name="ce1">
            <text:p>0.5892</text:p>
          </table:table-cell>
          <table:table-cell office:value-type="float" office:value="0.76780000000000004" table:style-name="ce1">
            <text:p>0.7678</text:p>
          </table:table-cell>
          <table:table-cell table:style-name="ce1"/>
          <table:table-cell office:value-type="float" office:value="0.66739999999999999" table:style-name="ce1">
            <text:p>0.6674</text:p>
          </table:table-cell>
          <table:table-cell office:value-type="float" office:value="0.66800000000000004" table:style-name="ce1">
            <text:p>0.668</text:p>
          </table:table-cell>
          <table:table-cell table:number-columns-repeated="16379"/>
        </table:table-row>
        <table:table-row table:style-name="ro1">
          <table:table-cell office:value-type="float" office:value="0.58440000000000003" table:style-name="ce1">
            <text:p>0.5844</text:p>
          </table:table-cell>
          <table:table-cell office:value-type="float" office:value="0.76359999999999995" table:style-name="ce1">
            <text:p>0.7636</text:p>
          </table:table-cell>
          <table:table-cell table:style-name="ce1"/>
          <table:table-cell office:value-type="float" office:value="0.67420000000000002" table:style-name="ce1">
            <text:p>0.6742</text:p>
          </table:table-cell>
          <table:table-cell office:value-type="float" office:value="0.66579999999999995" table:style-name="ce1">
            <text:p>0.6658</text:p>
          </table:table-cell>
          <table:table-cell table:number-columns-repeated="16379"/>
        </table:table-row>
        <table:table-row table:style-name="ro1">
          <table:table-cell office:value-type="float" office:value="0.60340000000000005" table:style-name="ce1">
            <text:p>0.6034</text:p>
          </table:table-cell>
          <table:table-cell office:value-type="float" office:value="0.77539999999999998" table:style-name="ce1">
            <text:p>0.7754</text:p>
          </table:table-cell>
          <table:table-cell table:style-name="ce1"/>
          <table:table-cell office:value-type="float" office:value="0.66820000000000002" table:style-name="ce1">
            <text:p>0.6682</text:p>
          </table:table-cell>
          <table:table-cell office:value-type="float" office:value="0.66859999999999997" table:style-name="ce1">
            <text:p>0.6686</text:p>
          </table:table-cell>
          <table:table-cell table:number-columns-repeated="16379"/>
        </table:table-row>
        <table:table-row table:style-name="ro1">
          <table:table-cell office:value-type="float" office:value="0.60619999999999996" table:style-name="ce1">
            <text:p>0.6062</text:p>
          </table:table-cell>
          <table:table-cell office:value-type="float" office:value="0.78680000000000005" table:style-name="ce1">
            <text:p>0.7868</text:p>
          </table:table-cell>
          <table:table-cell table:style-name="ce1"/>
          <table:table-cell office:value-type="float" office:value="0.67379999999999995" table:style-name="ce1">
            <text:p>0.6738</text:p>
          </table:table-cell>
          <table:table-cell office:value-type="float" office:value="0.65439999999999998" table:style-name="ce1">
            <text:p>0.6544</text:p>
          </table:table-cell>
          <table:table-cell table:number-columns-repeated="16379"/>
        </table:table-row>
        <table:table-row table:style-name="ro1">
          <table:table-cell office:value-type="float" office:value="0.58440000000000003" table:style-name="ce1">
            <text:p>0.5844</text:p>
          </table:table-cell>
          <table:table-cell office:value-type="float" office:value="0.77900000000000003" table:style-name="ce1">
            <text:p>0.779</text:p>
          </table:table-cell>
          <table:table-cell table:style-name="ce1"/>
          <table:table-cell office:value-type="float" office:value="0.66239999999999999" table:style-name="ce1">
            <text:p>0.6624</text:p>
          </table:table-cell>
          <table:table-cell office:value-type="float" office:value="0.68359999999999999" table:style-name="ce1">
            <text:p>0.6836</text:p>
          </table:table-cell>
          <table:table-cell table:number-columns-repeated="16379"/>
        </table:table-row>
        <table:table-row table:style-name="ro1">
          <table:table-cell office:value-type="float" office:value="0.58960000000000001" table:style-name="ce1">
            <text:p>0.5896</text:p>
          </table:table-cell>
          <table:table-cell office:value-type="float" office:value="0.78059999999999996" table:style-name="ce1">
            <text:p>0.7806</text:p>
          </table:table-cell>
          <table:table-cell table:style-name="ce1"/>
          <table:table-cell office:value-type="float" office:value="0.66259999999999997" table:style-name="ce1">
            <text:p>0.6626</text:p>
          </table:table-cell>
          <table:table-cell office:value-type="float" office:value="0.67900000000000005" table:style-name="ce1">
            <text:p>0.679</text:p>
          </table:table-cell>
          <table:table-cell table:number-columns-repeated="16379"/>
        </table:table-row>
        <table:table-row table:style-name="ro1">
          <table:table-cell office:value-type="float" office:value="0.58540000000000003" table:style-name="ce1">
            <text:p>0.5854</text:p>
          </table:table-cell>
          <table:table-cell office:value-type="float" office:value="0.78580000000000005" table:style-name="ce1">
            <text:p>0.7858</text:p>
          </table:table-cell>
          <table:table-cell table:style-name="ce1"/>
          <table:table-cell office:value-type="float" office:value="0.67200000000000004" table:style-name="ce1">
            <text:p>0.672</text:p>
          </table:table-cell>
          <table:table-cell office:value-type="float" office:value="0.68" table:style-name="ce1">
            <text:p>0.68</text:p>
          </table:table-cell>
          <table:table-cell table:number-columns-repeated="16379"/>
        </table:table-row>
        <table:table-row table:style-name="ro1">
          <table:table-cell office:value-type="float" office:value="0.59560000000000002" table:style-name="ce1">
            <text:p>0.5956</text:p>
          </table:table-cell>
          <table:table-cell office:value-type="float" office:value="0.77900000000000003" table:style-name="ce1">
            <text:p>0.779</text:p>
          </table:table-cell>
          <table:table-cell table:style-name="ce1"/>
          <table:table-cell office:value-type="float" office:value="0.67959999999999998" table:style-name="ce1">
            <text:p>0.6796</text:p>
          </table:table-cell>
          <table:table-cell office:value-type="float" office:value="0.67200000000000004" table:style-name="ce1">
            <text:p>0.672</text:p>
          </table:table-cell>
          <table:table-cell table:number-columns-repeated="16379"/>
        </table:table-row>
        <table:table-row table:style-name="ro1">
          <table:table-cell office:value-type="float" office:value="0.5988" table:style-name="ce1">
            <text:p>0.5988</text:p>
          </table:table-cell>
          <table:table-cell office:value-type="float" office:value="0.79120000000000001" table:style-name="ce1">
            <text:p>0.7912</text:p>
          </table:table-cell>
          <table:table-cell table:style-name="ce1"/>
          <table:table-cell office:value-type="float" office:value="0.67079999999999995" table:style-name="ce1">
            <text:p>0.6708</text:p>
          </table:table-cell>
          <table:table-cell office:value-type="float" office:value="0.66320000000000001" table:style-name="ce1">
            <text:p>0.6632</text:p>
          </table:table-cell>
          <table:table-cell table:number-columns-repeated="16379"/>
        </table:table-row>
        <table:table-row table:style-name="ro1">
          <table:table-cell office:value-type="float" office:value="0.58540000000000003" table:style-name="ce1">
            <text:p>0.5854</text:p>
          </table:table-cell>
          <table:table-cell office:value-type="float" office:value="0.79339999999999999" table:style-name="ce1">
            <text:p>0.7934</text:p>
          </table:table-cell>
          <table:table-cell table:style-name="ce1"/>
          <table:table-cell office:value-type="float" office:value="0.66379999999999995" table:style-name="ce1">
            <text:p>0.6638</text:p>
          </table:table-cell>
          <table:table-cell office:value-type="float" office:value="0.67120000000000002" table:style-name="ce1">
            <text:p>0.6712</text:p>
          </table:table-cell>
          <table:table-cell table:number-columns-repeated="16379"/>
        </table:table-row>
        <table:table-row table:style-name="ro1">
          <table:table-cell office:value-type="float" office:value="0.58579999999999999" table:style-name="ce1">
            <text:p>0.5858</text:p>
          </table:table-cell>
          <table:table-cell office:value-type="float" office:value="0.80059999999999998" table:style-name="ce1">
            <text:p>0.8006</text:p>
          </table:table-cell>
          <table:table-cell table:style-name="ce1"/>
          <table:table-cell office:value-type="float" office:value="0.6522" table:style-name="ce1">
            <text:p>0.6522</text:p>
          </table:table-cell>
          <table:table-cell office:value-type="float" office:value="0.67959999999999998" table:style-name="ce1">
            <text:p>0.6796</text:p>
          </table:table-cell>
          <table:table-cell table:number-columns-repeated="16379"/>
        </table:table-row>
        <table:table-row table:style-name="ro1">
          <table:table-cell office:value-type="float" office:value="0.58360000000000001" table:style-name="ce1">
            <text:p>0.5836</text:p>
          </table:table-cell>
          <table:table-cell office:value-type="float" office:value="0.80100000000000005" table:style-name="ce1">
            <text:p>0.801</text:p>
          </table:table-cell>
          <table:table-cell table:style-name="ce1"/>
          <table:table-cell office:value-type="float" office:value="0.6764" table:style-name="ce1">
            <text:p>0.6764</text:p>
          </table:table-cell>
          <table:table-cell office:value-type="float" office:value="0.66039999999999999" table:style-name="ce1">
            <text:p>0.6604</text:p>
          </table:table-cell>
          <table:table-cell table:number-columns-repeated="16379"/>
        </table:table-row>
        <table:table-row table:style-name="ro1">
          <table:table-cell office:value-type="float" office:value="0.59540000000000004" table:style-name="ce1">
            <text:p>0.5954</text:p>
          </table:table-cell>
          <table:table-cell office:value-type="float" office:value="0.80659999999999998" table:style-name="ce1">
            <text:p>0.8066</text:p>
          </table:table-cell>
          <table:table-cell table:style-name="ce1"/>
          <table:table-cell office:value-type="float" office:value="0.66800000000000004" table:style-name="ce1">
            <text:p>0.668</text:p>
          </table:table-cell>
          <table:table-cell office:value-type="float" office:value="0.66520000000000001" table:style-name="ce1">
            <text:p>0.6652</text:p>
          </table:table-cell>
          <table:table-cell table:number-columns-repeated="16379"/>
        </table:table-row>
        <table:table-row table:style-name="ro1">
          <table:table-cell office:value-type="float" office:value="0.58220000000000005" table:style-name="ce1">
            <text:p>0.5822</text:p>
          </table:table-cell>
          <table:table-cell office:value-type="float" office:value="0.79459999999999997" table:style-name="ce1">
            <text:p>0.7946</text:p>
          </table:table-cell>
          <table:table-cell table:style-name="ce1"/>
          <table:table-cell office:value-type="float" office:value="0.66639999999999999" table:style-name="ce1">
            <text:p>0.6664</text:p>
          </table:table-cell>
          <table:table-cell office:value-type="float" office:value="0.68979999999999997" table:style-name="ce1">
            <text:p>0.6898</text:p>
          </table:table-cell>
          <table:table-cell table:number-columns-repeated="16379"/>
        </table:table-row>
        <table:table-row table:style-name="ro1">
          <table:table-cell office:value-type="float" office:value="0.58660000000000001" table:style-name="ce1">
            <text:p>0.5866</text:p>
          </table:table-cell>
          <table:table-cell office:value-type="float" office:value="0.80100000000000005" table:style-name="ce1">
            <text:p>0.801</text:p>
          </table:table-cell>
          <table:table-cell table:style-name="ce1"/>
          <table:table-cell office:value-type="float" office:value="0.66720000000000002" table:style-name="ce1">
            <text:p>0.6672</text:p>
          </table:table-cell>
          <table:table-cell office:value-type="float" office:value="0.67379999999999995" table:style-name="ce1">
            <text:p>0.6738</text:p>
          </table:table-cell>
          <table:table-cell table:number-columns-repeated="16379"/>
        </table:table-row>
        <table:table-row table:style-name="ro1">
          <table:table-cell office:value-type="float" office:value="0.58579999999999999" table:style-name="ce1">
            <text:p>0.5858</text:p>
          </table:table-cell>
          <table:table-cell office:value-type="float" office:value="0.81059999999999999" table:style-name="ce1">
            <text:p>0.8106</text:p>
          </table:table-cell>
          <table:table-cell table:style-name="ce1"/>
          <table:table-cell office:value-type="float" office:value="0.67259999999999998" table:style-name="ce1">
            <text:p>0.6726</text:p>
          </table:table-cell>
          <table:table-cell office:value-type="float" office:value="0.68559999999999999" table:style-name="ce1">
            <text:p>0.6856</text:p>
          </table:table-cell>
          <table:table-cell table:number-columns-repeated="16379"/>
        </table:table-row>
        <table:table-row table:style-name="ro1">
          <table:table-cell office:value-type="float" office:value="0.60440000000000005" table:style-name="ce1">
            <text:p>0.6044</text:p>
          </table:table-cell>
          <table:table-cell office:value-type="float" office:value="0.81100000000000005" table:style-name="ce1">
            <text:p>0.811</text:p>
          </table:table-cell>
          <table:table-cell table:style-name="ce1"/>
          <table:table-cell office:value-type="float" office:value="0.67220000000000002" table:style-name="ce1">
            <text:p>0.6722</text:p>
          </table:table-cell>
          <table:table-cell office:value-type="float" office:value="0.69240000000000002" table:style-name="ce1">
            <text:p>0.6924</text:p>
          </table:table-cell>
          <table:table-cell table:number-columns-repeated="16379"/>
        </table:table-row>
        <table:table-row table:style-name="ro1">
          <table:table-cell office:value-type="float" office:value="0.59660000000000002" table:style-name="ce1">
            <text:p>0.5966</text:p>
          </table:table-cell>
          <table:table-cell office:value-type="float" office:value="0.81159999999999999" table:style-name="ce1">
            <text:p>0.8116</text:p>
          </table:table-cell>
          <table:table-cell table:style-name="ce1"/>
          <table:table-cell office:value-type="float" office:value="0.66539999999999999" table:style-name="ce1">
            <text:p>0.6654</text:p>
          </table:table-cell>
          <table:table-cell office:value-type="float" office:value="0.6794" table:style-name="ce1">
            <text:p>0.6794</text:p>
          </table:table-cell>
          <table:table-cell table:number-columns-repeated="16379"/>
        </table:table-row>
        <table:table-row table:style-name="ro1">
          <table:table-cell office:value-type="float" office:value="0.58360000000000001" table:style-name="ce1">
            <text:p>0.5836</text:p>
          </table:table-cell>
          <table:table-cell office:value-type="float" office:value="0.81100000000000005" table:style-name="ce1">
            <text:p>0.811</text:p>
          </table:table-cell>
          <table:table-cell table:style-name="ce1"/>
          <table:table-cell office:value-type="float" office:value="0.67420000000000002" table:style-name="ce1">
            <text:p>0.6742</text:p>
          </table:table-cell>
          <table:table-cell office:value-type="float" office:value="0.69120000000000004" table:style-name="ce1">
            <text:p>0.6912</text:p>
          </table:table-cell>
          <table:table-cell table:number-columns-repeated="16379"/>
        </table:table-row>
        <table:table-row table:style-name="ro1">
          <table:table-cell office:value-type="float" office:value="0.58799999999999997" table:style-name="ce1">
            <text:p>0.588</text:p>
          </table:table-cell>
          <table:table-cell office:value-type="float" office:value="0.82479999999999998" table:style-name="ce1">
            <text:p>0.8248</text:p>
          </table:table-cell>
          <table:table-cell table:style-name="ce1"/>
          <table:table-cell office:value-type="float" office:value="0.6704" table:style-name="ce1">
            <text:p>0.6704</text:p>
          </table:table-cell>
          <table:table-cell office:value-type="float" office:value="0.6794" table:style-name="ce1">
            <text:p>0.6794</text:p>
          </table:table-cell>
          <table:table-cell table:number-columns-repeated="16379"/>
        </table:table-row>
        <table:table-row table:style-name="ro1">
          <table:table-cell office:value-type="float" office:value="0.58379999999999999" table:style-name="ce1">
            <text:p>0.5838</text:p>
          </table:table-cell>
          <table:table-cell office:value-type="float" office:value="0.81579999999999997" table:style-name="ce1">
            <text:p>0.8158</text:p>
          </table:table-cell>
          <table:table-cell table:style-name="ce1"/>
          <table:table-cell office:value-type="float" office:value="0.67059999999999997" table:style-name="ce1">
            <text:p>0.6706</text:p>
          </table:table-cell>
          <table:table-cell office:value-type="float" office:value="0.68479999999999996" table:style-name="ce1">
            <text:p>0.6848</text:p>
          </table:table-cell>
          <table:table-cell table:number-columns-repeated="16379"/>
        </table:table-row>
        <table:table-row table:style-name="ro1">
          <table:table-cell office:value-type="float" office:value="0.59160000000000001" table:style-name="ce1">
            <text:p>0.5916</text:p>
          </table:table-cell>
          <table:table-cell office:value-type="float" office:value="0.81659999999999999" table:style-name="ce1">
            <text:p>0.8166</text:p>
          </table:table-cell>
          <table:table-cell table:style-name="ce1"/>
          <table:table-cell office:value-type="float" office:value="0.67659999999999998" table:style-name="ce1">
            <text:p>0.6766</text:p>
          </table:table-cell>
          <table:table-cell office:value-type="float" office:value="0.68459999999999999" table:style-name="ce1">
            <text:p>0.6846</text:p>
          </table:table-cell>
          <table:table-cell table:number-columns-repeated="16379"/>
        </table:table-row>
        <table:table-row table:style-name="ro1">
          <table:table-cell office:value-type="float" office:value="0.59540000000000004" table:style-name="ce1">
            <text:p>0.5954</text:p>
          </table:table-cell>
          <table:table-cell office:value-type="float" office:value="0.81940000000000002" table:style-name="ce1">
            <text:p>0.8194</text:p>
          </table:table-cell>
          <table:table-cell table:style-name="ce1"/>
          <table:table-cell office:value-type="float" office:value="0.67020000000000002" table:style-name="ce1">
            <text:p>0.6702</text:p>
          </table:table-cell>
          <table:table-cell office:value-type="float" office:value="0.68400000000000005" table:style-name="ce1">
            <text:p>0.684</text:p>
          </table:table-cell>
          <table:table-cell table:number-columns-repeated="16379"/>
        </table:table-row>
        <table:table-row table:style-name="ro1">
          <table:table-cell office:value-type="float" office:value="0.58840000000000003" table:style-name="ce1">
            <text:p>0.5884</text:p>
          </table:table-cell>
          <table:table-cell office:value-type="float" office:value="0.82820000000000005" table:style-name="ce1">
            <text:p>0.8282</text:p>
          </table:table-cell>
          <table:table-cell table:style-name="ce1"/>
          <table:table-cell office:value-type="float" office:value="0.67779999999999996" table:style-name="ce1">
            <text:p>0.6778</text:p>
          </table:table-cell>
          <table:table-cell office:value-type="float" office:value="0.6764" table:style-name="ce1">
            <text:p>0.6764</text:p>
          </table:table-cell>
          <table:table-cell table:number-columns-repeated="16379"/>
        </table:table-row>
        <table:table-row table:style-name="ro1">
          <table:table-cell office:value-type="float" office:value="0.59460000000000002" table:style-name="ce1">
            <text:p>0.5946</text:p>
          </table:table-cell>
          <table:table-cell office:value-type="float" office:value="0.82" table:style-name="ce1">
            <text:p>0.82</text:p>
          </table:table-cell>
          <table:table-cell table:style-name="ce1"/>
          <table:table-cell office:value-type="float" office:value="0.6794" table:style-name="ce1">
            <text:p>0.6794</text:p>
          </table:table-cell>
          <table:table-cell office:value-type="float" office:value="0.67879999999999996" table:style-name="ce1">
            <text:p>0.6788</text:p>
          </table:table-cell>
          <table:table-cell table:number-columns-repeated="16379"/>
        </table:table-row>
        <table:table-row table:style-name="ro1">
          <table:table-cell office:value-type="float" office:value="0.59740000000000004" table:style-name="ce1">
            <text:p>0.5974</text:p>
          </table:table-cell>
          <table:table-cell office:value-type="float" office:value="0.82799999999999996" table:style-name="ce1">
            <text:p>0.828</text:p>
          </table:table-cell>
          <table:table-cell table:style-name="ce1"/>
          <table:table-cell office:value-type="float" office:value="0.66959999999999997" table:style-name="ce1">
            <text:p>0.6696</text:p>
          </table:table-cell>
          <table:table-cell office:value-type="float" office:value="0.68320000000000003" table:style-name="ce1">
            <text:p>0.6832</text:p>
          </table:table-cell>
          <table:table-cell table:number-columns-repeated="16379"/>
        </table:table-row>
        <table:table-row table:style-name="ro1">
          <table:table-cell office:value-type="float" office:value="0.59240000000000004" table:style-name="ce1">
            <text:p>0.5924</text:p>
          </table:table-cell>
          <table:table-cell office:value-type="float" office:value="0.82079999999999997" table:style-name="ce1">
            <text:p>0.8208</text:p>
          </table:table-cell>
          <table:table-cell table:style-name="ce1"/>
          <table:table-cell office:value-type="float" office:value="0.66659999999999997" table:style-name="ce1">
            <text:p>0.6666</text:p>
          </table:table-cell>
          <table:table-cell office:value-type="float" office:value="0.70040000000000002" table:style-name="ce1">
            <text:p>0.7004</text:p>
          </table:table-cell>
          <table:table-cell table:number-columns-repeated="16379"/>
        </table:table-row>
        <table:table-row table:style-name="ro1">
          <table:table-cell office:value-type="float" office:value="0.59219999999999995" table:style-name="ce1">
            <text:p>0.5922</text:p>
          </table:table-cell>
          <table:table-cell office:value-type="float" office:value="0.83560000000000001" table:style-name="ce1">
            <text:p>0.8356</text:p>
          </table:table-cell>
          <table:table-cell table:style-name="ce1"/>
          <table:table-cell office:value-type="float" office:value="0.6774" table:style-name="ce1">
            <text:p>0.6774</text:p>
          </table:table-cell>
          <table:table-cell office:value-type="float" office:value="0.68379999999999996" table:style-name="ce1">
            <text:p>0.6838</text:p>
          </table:table-cell>
          <table:table-cell table:number-columns-repeated="16379"/>
        </table:table-row>
        <table:table-row table:style-name="ro1">
          <table:table-cell office:value-type="float" office:value="0.60019999999999996" table:style-name="ce1">
            <text:p>0.6002</text:p>
          </table:table-cell>
          <table:table-cell office:value-type="float" office:value="0.83540000000000003" table:style-name="ce1">
            <text:p>0.8354</text:p>
          </table:table-cell>
          <table:table-cell table:style-name="ce1"/>
          <table:table-cell office:value-type="float" office:value="0.67359999999999998" table:style-name="ce1">
            <text:p>0.6736</text:p>
          </table:table-cell>
          <table:table-cell office:value-type="float" office:value="0.68700000000000006" table:style-name="ce1">
            <text:p>0.687</text:p>
          </table:table-cell>
          <table:table-cell table:number-columns-repeated="16379"/>
        </table:table-row>
        <table:table-row table:style-name="ro1">
          <table:table-cell office:value-type="float" office:value="0.58360000000000001" table:style-name="ce1">
            <text:p>0.5836</text:p>
          </table:table-cell>
          <table:table-cell office:value-type="float" office:value="0.84099999999999997" table:style-name="ce1">
            <text:p>0.841</text:p>
          </table:table-cell>
          <table:table-cell table:style-name="ce1"/>
          <table:table-cell office:value-type="float" office:value="0.67659999999999998" table:style-name="ce1">
            <text:p>0.6766</text:p>
          </table:table-cell>
          <table:table-cell office:value-type="float" office:value="0.68420000000000003" table:style-name="ce1">
            <text:p>0.6842</text:p>
          </table:table-cell>
          <table:table-cell table:number-columns-repeated="16379"/>
        </table:table-row>
        <table:table-row table:style-name="ro1">
          <table:table-cell office:value-type="float" office:value="0.59119999999999995" table:style-name="ce1">
            <text:p>0.5912</text:p>
          </table:table-cell>
          <table:table-cell office:value-type="float" office:value="0.83120000000000005" table:style-name="ce1">
            <text:p>0.8312</text:p>
          </table:table-cell>
          <table:table-cell table:style-name="ce1"/>
          <table:table-cell office:value-type="float" office:value="0.65920000000000001" table:style-name="ce1">
            <text:p>0.6592</text:p>
          </table:table-cell>
          <table:table-cell office:value-type="float" office:value="0.68379999999999996" table:style-name="ce1">
            <text:p>0.6838</text:p>
          </table:table-cell>
          <table:table-cell table:number-columns-repeated="16379"/>
        </table:table-row>
        <table:table-row table:style-name="ro1">
          <table:table-cell office:value-type="float" office:value="0.59119999999999995" table:style-name="ce1">
            <text:p>0.5912</text:p>
          </table:table-cell>
          <table:table-cell office:value-type="float" office:value="0.83140000000000003" table:style-name="ce1">
            <text:p>0.8314</text:p>
          </table:table-cell>
          <table:table-cell table:style-name="ce1"/>
          <table:table-cell office:value-type="float" office:value="0.6704" table:style-name="ce1">
            <text:p>0.6704</text:p>
          </table:table-cell>
          <table:table-cell office:value-type="float" office:value="0.67559999999999998" table:style-name="ce1">
            <text:p>0.6756</text:p>
          </table:table-cell>
          <table:table-cell table:number-columns-repeated="16379"/>
        </table:table-row>
        <table:table-row table:style-name="ro1">
          <table:table-cell office:value-type="float" office:value="0.59840000000000004" table:style-name="ce1">
            <text:p>0.5984</text:p>
          </table:table-cell>
          <table:table-cell office:value-type="float" office:value="0.83520000000000005" table:style-name="ce1">
            <text:p>0.8352</text:p>
          </table:table-cell>
          <table:table-cell table:style-name="ce1"/>
          <table:table-cell office:value-type="float" office:value="0.66359999999999997" table:style-name="ce1">
            <text:p>0.6636</text:p>
          </table:table-cell>
          <table:table-cell office:value-type="float" office:value="0.68720000000000003" table:style-name="ce1">
            <text:p>0.6872</text:p>
          </table:table-cell>
          <table:table-cell table:number-columns-repeated="16379"/>
        </table:table-row>
        <table:table-row table:style-name="ro1">
          <table:table-cell office:value-type="float" office:value="0.59460000000000002" table:style-name="ce1">
            <text:p>0.5946</text:p>
          </table:table-cell>
          <table:table-cell office:value-type="float" office:value="0.84099999999999997" table:style-name="ce1">
            <text:p>0.841</text:p>
          </table:table-cell>
          <table:table-cell table:style-name="ce1"/>
          <table:table-cell office:value-type="float" office:value="0.68240000000000001" table:style-name="ce1">
            <text:p>0.6824</text:p>
          </table:table-cell>
          <table:table-cell office:value-type="float" office:value="0.69720000000000004" table:style-name="ce1">
            <text:p>0.6972</text:p>
          </table:table-cell>
          <table:table-cell table:number-columns-repeated="16379"/>
        </table:table-row>
        <table:table-row table:style-name="ro1">
          <table:table-cell office:value-type="float" office:value="0.59019999999999995" table:style-name="ce1">
            <text:p>0.5902</text:p>
          </table:table-cell>
          <table:table-cell office:value-type="float" office:value="0.83299999999999996" table:style-name="ce1">
            <text:p>0.833</text:p>
          </table:table-cell>
          <table:table-cell table:style-name="ce1"/>
          <table:table-cell office:value-type="float" office:value="0.68240000000000001" table:style-name="ce1">
            <text:p>0.6824</text:p>
          </table:table-cell>
          <table:table-cell office:value-type="float" office:value="0.69240000000000002" table:style-name="ce1">
            <text:p>0.6924</text:p>
          </table:table-cell>
          <table:table-cell table:number-columns-repeated="16379"/>
        </table:table-row>
        <table:table-row table:style-name="ro1">
          <table:table-cell office:value-type="float" office:value="0.59360000000000002" table:style-name="ce1">
            <text:p>0.5936</text:p>
          </table:table-cell>
          <table:table-cell office:value-type="float" office:value="0.84799999999999998" table:style-name="ce1">
            <text:p>0.848</text:p>
          </table:table-cell>
          <table:table-cell table:style-name="ce1"/>
          <table:table-cell office:value-type="float" office:value="0.6764" table:style-name="ce1">
            <text:p>0.6764</text:p>
          </table:table-cell>
          <table:table-cell office:value-type="float" office:value="0.68159999999999998" table:style-name="ce1">
            <text:p>0.6816</text:p>
          </table:table-cell>
          <table:table-cell table:number-columns-repeated="16379"/>
        </table:table-row>
        <table:table-row table:style-name="ro1">
          <table:table-cell office:value-type="float" office:value="0.59799999999999998" table:style-name="ce1">
            <text:p>0.598</text:p>
          </table:table-cell>
          <table:table-cell office:value-type="float" office:value="0.83460000000000001" table:style-name="ce1">
            <text:p>0.8346</text:p>
          </table:table-cell>
          <table:table-cell table:style-name="ce1"/>
          <table:table-cell office:value-type="float" office:value="0.67700000000000005" table:style-name="ce1">
            <text:p>0.677</text:p>
          </table:table-cell>
          <table:table-cell office:value-type="float" office:value="0.68959999999999999" table:style-name="ce1">
            <text:p>0.6896</text:p>
          </table:table-cell>
          <table:table-cell table:number-columns-repeated="16379"/>
        </table:table-row>
        <table:table-row table:style-name="ro1">
          <table:table-cell office:value-type="float" office:value="0.59740000000000004" table:style-name="ce1">
            <text:p>0.5974</text:p>
          </table:table-cell>
          <table:table-cell office:value-type="float" office:value="0.83640000000000003" table:style-name="ce1">
            <text:p>0.8364</text:p>
          </table:table-cell>
          <table:table-cell table:style-name="ce1"/>
          <table:table-cell office:value-type="float" office:value="0.6724" table:style-name="ce1">
            <text:p>0.6724</text:p>
          </table:table-cell>
          <table:table-cell office:value-type="float" office:value="0.69840000000000002" table:style-name="ce1">
            <text:p>0.6984</text:p>
          </table:table-cell>
          <table:table-cell table:number-columns-repeated="16379"/>
        </table:table-row>
        <table:table-row table:style-name="ro1">
          <table:table-cell office:value-type="float" office:value="0.58040000000000003" table:style-name="ce1">
            <text:p>0.5804</text:p>
          </table:table-cell>
          <table:table-cell office:value-type="float" office:value="0.84519999999999995" table:style-name="ce1">
            <text:p>0.8452</text:p>
          </table:table-cell>
          <table:table-cell table:style-name="ce1"/>
          <table:table-cell office:value-type="float" office:value="0.6744" table:style-name="ce1">
            <text:p>0.6744</text:p>
          </table:table-cell>
          <table:table-cell office:value-type="float" office:value="0.70379999999999998" table:style-name="ce1">
            <text:p>0.7038</text:p>
          </table:table-cell>
          <table:table-cell table:number-columns-repeated="16379"/>
        </table:table-row>
        <table:table-row table:style-name="ro1">
          <table:table-cell office:value-type="float" office:value="0.58879999999999999" table:style-name="ce1">
            <text:p>0.5888</text:p>
          </table:table-cell>
          <table:table-cell office:value-type="float" office:value="0.84499999999999997" table:style-name="ce1">
            <text:p>0.845</text:p>
          </table:table-cell>
          <table:table-cell table:style-name="ce1"/>
          <table:table-cell office:value-type="float" office:value="0.65459999999999996" table:style-name="ce1">
            <text:p>0.6546</text:p>
          </table:table-cell>
          <table:table-cell office:value-type="float" office:value="0.70320000000000005" table:style-name="ce1">
            <text:p>0.7032</text:p>
          </table:table-cell>
          <table:table-cell table:number-columns-repeated="16379"/>
        </table:table-row>
        <table:table-row table:style-name="ro1">
          <table:table-cell office:value-type="float" office:value="0.59099999999999997" table:style-name="ce1">
            <text:p>0.591</text:p>
          </table:table-cell>
          <table:table-cell office:value-type="float" office:value="0.85440000000000005" table:style-name="ce1">
            <text:p>0.8544</text:p>
          </table:table-cell>
          <table:table-cell table:style-name="ce1"/>
          <table:table-cell office:value-type="float" office:value="0.6704" table:style-name="ce1">
            <text:p>0.6704</text:p>
          </table:table-cell>
          <table:table-cell office:value-type="float" office:value="0.69179999999999997" table:style-name="ce1">
            <text:p>0.6918</text:p>
          </table:table-cell>
          <table:table-cell table:number-columns-repeated="16379"/>
        </table:table-row>
        <table:table-row table:style-name="ro1">
          <table:table-cell office:value-type="float" office:value="0.60119999999999996" table:style-name="ce1">
            <text:p>0.6012</text:p>
          </table:table-cell>
          <table:table-cell office:value-type="float" office:value="0.85740000000000005" table:style-name="ce1">
            <text:p>0.8574</text:p>
          </table:table-cell>
          <table:table-cell table:style-name="ce1"/>
          <table:table-cell office:value-type="float" office:value="0.66520000000000001" table:style-name="ce1">
            <text:p>0.6652</text:p>
          </table:table-cell>
          <table:table-cell office:value-type="float" office:value="0.6966" table:style-name="ce1">
            <text:p>0.6966</text:p>
          </table:table-cell>
          <table:table-cell table:number-columns-repeated="16379"/>
        </table:table-row>
        <table:table-row table:style-name="ro1">
          <table:table-cell office:value-type="float" office:value="0.60640000000000005" table:style-name="ce1">
            <text:p>0.6064</text:p>
          </table:table-cell>
          <table:table-cell office:value-type="float" office:value="0.85099999999999998" table:style-name="ce1">
            <text:p>0.851</text:p>
          </table:table-cell>
          <table:table-cell table:style-name="ce1"/>
          <table:table-cell office:value-type="float" office:value="0.66720000000000002" table:style-name="ce1">
            <text:p>0.6672</text:p>
          </table:table-cell>
          <table:table-cell office:value-type="float" office:value="0.68459999999999999" table:style-name="ce1">
            <text:p>0.6846</text:p>
          </table:table-cell>
          <table:table-cell table:number-columns-repeated="16379"/>
        </table:table-row>
        <table:table-row table:style-name="ro1">
          <table:table-cell office:value-type="float" office:value="0.59260000000000002" table:style-name="ce1">
            <text:p>0.5926</text:p>
          </table:table-cell>
          <table:table-cell office:value-type="float" office:value="0.85119999999999996" table:style-name="ce1">
            <text:p>0.8512</text:p>
          </table:table-cell>
          <table:table-cell table:style-name="ce1"/>
          <table:table-cell office:value-type="float" office:value="0.66659999999999997" table:style-name="ce1">
            <text:p>0.6666</text:p>
          </table:table-cell>
          <table:table-cell office:value-type="float" office:value="0.7006" table:style-name="ce1">
            <text:p>0.7006</text:p>
          </table:table-cell>
          <table:table-cell table:number-columns-repeated="16379"/>
        </table:table-row>
        <table:table-row table:style-name="ro1">
          <table:table-cell office:value-type="float" office:value="0.59740000000000004" table:style-name="ce1">
            <text:p>0.5974</text:p>
          </table:table-cell>
          <table:table-cell office:value-type="float" office:value="0.86680000000000001" table:style-name="ce1">
            <text:p>0.8668</text:p>
          </table:table-cell>
          <table:table-cell table:style-name="ce1"/>
          <table:table-cell office:value-type="float" office:value="0.66739999999999999" table:style-name="ce1">
            <text:p>0.6674</text:p>
          </table:table-cell>
          <table:table-cell office:value-type="float" office:value="0.69220000000000004" table:style-name="ce1">
            <text:p>0.6922</text:p>
          </table:table-cell>
          <table:table-cell table:number-columns-repeated="16379"/>
        </table:table-row>
        <table:table-row table:style-name="ro1">
          <table:table-cell office:value-type="float" office:value="0.5998" table:style-name="ce1">
            <text:p>0.5998</text:p>
          </table:table-cell>
          <table:table-cell office:value-type="float" office:value="0.86519999999999997" table:style-name="ce1">
            <text:p>0.8652</text:p>
          </table:table-cell>
          <table:table-cell table:style-name="ce1"/>
          <table:table-cell office:value-type="float" office:value="0.67620000000000002" table:style-name="ce1">
            <text:p>0.6762</text:p>
          </table:table-cell>
          <table:table-cell office:value-type="float" office:value="0.71060000000000001" table:style-name="ce1">
            <text:p>0.7106</text:p>
          </table:table-cell>
          <table:table-cell table:number-columns-repeated="16379"/>
        </table:table-row>
        <table:table-row table:style-name="ro1">
          <table:table-cell office:value-type="float" office:value="0.59199999999999997" table:style-name="ce1">
            <text:p>0.592</text:p>
          </table:table-cell>
          <table:table-cell office:value-type="float" office:value="0.86140000000000005" table:style-name="ce1">
            <text:p>0.8614</text:p>
          </table:table-cell>
          <table:table-cell table:style-name="ce1"/>
          <table:table-cell office:value-type="float" office:value="0.66339999999999999" table:style-name="ce1">
            <text:p>0.6634</text:p>
          </table:table-cell>
          <table:table-cell office:value-type="float" office:value="0.69220000000000004" table:style-name="ce1">
            <text:p>0.6922</text:p>
          </table:table-cell>
          <table:table-cell table:number-columns-repeated="16379"/>
        </table:table-row>
        <table:table-row table:style-name="ro1">
          <table:table-cell office:value-type="float" office:value="0.59919999999999995" table:style-name="ce1">
            <text:p>0.5992</text:p>
          </table:table-cell>
          <table:table-cell office:value-type="float" office:value="0.84860000000000002" table:style-name="ce1">
            <text:p>0.8486</text:p>
          </table:table-cell>
          <table:table-cell table:style-name="ce1"/>
          <table:table-cell office:value-type="float" office:value="0.68679999999999997" table:style-name="ce1">
            <text:p>0.6868</text:p>
          </table:table-cell>
          <table:table-cell office:value-type="float" office:value="0.69640000000000002" table:style-name="ce1">
            <text:p>0.6964</text:p>
          </table:table-cell>
          <table:table-cell table:number-columns-repeated="16379"/>
        </table:table-row>
        <table:table-row table:style-name="ro1">
          <table:table-cell office:value-type="float" office:value="0.60019999999999996" table:style-name="ce1">
            <text:p>0.6002</text:p>
          </table:table-cell>
          <table:table-cell office:value-type="float" office:value="0.86380000000000001" table:style-name="ce1">
            <text:p>0.8638</text:p>
          </table:table-cell>
          <table:table-cell table:style-name="ce1"/>
          <table:table-cell office:value-type="float" office:value="0.67800000000000005" table:style-name="ce1">
            <text:p>0.678</text:p>
          </table:table-cell>
          <table:table-cell office:value-type="float" office:value="0.70499999999999996" table:style-name="ce1">
            <text:p>0.705</text:p>
          </table:table-cell>
          <table:table-cell table:number-columns-repeated="16379"/>
        </table:table-row>
        <table:table-row table:style-name="ro1">
          <table:table-cell office:value-type="float" office:value="0.60540000000000005" table:style-name="ce1">
            <text:p>0.6054</text:p>
          </table:table-cell>
          <table:table-cell office:value-type="float" office:value="0.8548" table:style-name="ce1">
            <text:p>0.8548</text:p>
          </table:table-cell>
          <table:table-cell table:style-name="ce1"/>
          <table:table-cell office:value-type="float" office:value="0.67279999999999995" table:style-name="ce1">
            <text:p>0.6728</text:p>
          </table:table-cell>
          <table:table-cell office:value-type="float" office:value="0.6976" table:style-name="ce1">
            <text:p>0.6976</text:p>
          </table:table-cell>
          <table:table-cell table:number-columns-repeated="16379"/>
        </table:table-row>
        <table:table-row table:style-name="ro1">
          <table:table-cell office:value-type="float" office:value="0.59640000000000004" table:style-name="ce1">
            <text:p>0.5964</text:p>
          </table:table-cell>
          <table:table-cell office:value-type="float" office:value="0.86119999999999997" table:style-name="ce1">
            <text:p>0.8612</text:p>
          </table:table-cell>
          <table:table-cell table:style-name="ce1"/>
          <table:table-cell office:value-type="float" office:value="0.68400000000000005" table:style-name="ce1">
            <text:p>0.684</text:p>
          </table:table-cell>
          <table:table-cell office:value-type="float" office:value="0.70679999999999998" table:style-name="ce1">
            <text:p>0.7068</text:p>
          </table:table-cell>
          <table:table-cell table:number-columns-repeated="16379"/>
        </table:table-row>
        <table:table-row table:style-name="ro1">
          <table:table-cell office:value-type="float" office:value="0.58579999999999999" table:style-name="ce1">
            <text:p>0.5858</text:p>
          </table:table-cell>
          <table:table-cell office:value-type="float" office:value="0.86160000000000003" table:style-name="ce1">
            <text:p>0.8616</text:p>
          </table:table-cell>
          <table:table-cell table:style-name="ce1"/>
          <table:table-cell office:value-type="float" office:value="0.66700000000000004" table:style-name="ce1">
            <text:p>0.667</text:p>
          </table:table-cell>
          <table:table-cell office:value-type="float" office:value="0.71440000000000003" table:style-name="ce1">
            <text:p>0.7144</text:p>
          </table:table-cell>
          <table:table-cell table:number-columns-repeated="16379"/>
        </table:table-row>
        <table:table-row table:style-name="ro1">
          <table:table-cell office:value-type="float" office:value="0.58699999999999997" table:style-name="ce1">
            <text:p>0.587</text:p>
          </table:table-cell>
          <table:table-cell office:value-type="float" office:value="0.86280000000000001" table:style-name="ce1">
            <text:p>0.8628</text:p>
          </table:table-cell>
          <table:table-cell table:style-name="ce1"/>
          <table:table-cell office:value-type="float" office:value="0.67420000000000002" table:style-name="ce1">
            <text:p>0.6742</text:p>
          </table:table-cell>
          <table:table-cell office:value-type="float" office:value="0.70199999999999996" table:style-name="ce1">
            <text:p>0.702</text:p>
          </table:table-cell>
          <table:table-cell table:number-columns-repeated="16379"/>
        </table:table-row>
        <table:table-row table:style-name="ro1">
          <table:table-cell office:value-type="float" office:value="0.59099999999999997" table:style-name="ce1">
            <text:p>0.591</text:p>
          </table:table-cell>
          <table:table-cell office:value-type="float" office:value="0.874" table:style-name="ce1">
            <text:p>0.874</text:p>
          </table:table-cell>
          <table:table-cell table:style-name="ce1"/>
          <table:table-cell office:value-type="float" office:value="0.67100000000000004" table:style-name="ce1">
            <text:p>0.671</text:p>
          </table:table-cell>
          <table:table-cell office:value-type="float" office:value="0.69620000000000004" table:style-name="ce1">
            <text:p>0.6962</text:p>
          </table:table-cell>
          <table:table-cell table:number-columns-repeated="16379"/>
        </table:table-row>
        <table:table-row table:style-name="ro1">
          <table:table-cell office:value-type="float" office:value="0.59660000000000002" table:style-name="ce1">
            <text:p>0.5966</text:p>
          </table:table-cell>
          <table:table-cell office:value-type="float" office:value="0.86219999999999997" table:style-name="ce1">
            <text:p>0.8622</text:p>
          </table:table-cell>
          <table:table-cell table:style-name="ce1"/>
          <table:table-cell office:value-type="float" office:value="0.68140000000000001" table:style-name="ce1">
            <text:p>0.6814</text:p>
          </table:table-cell>
          <table:table-cell office:value-type="float" office:value="0.7046" table:style-name="ce1">
            <text:p>0.7046</text:p>
          </table:table-cell>
          <table:table-cell table:number-columns-repeated="16379"/>
        </table:table-row>
        <table:table-row table:style-name="ro1">
          <table:table-cell office:value-type="float" office:value="0.58479999999999999" table:style-name="ce1">
            <text:p>0.5848</text:p>
          </table:table-cell>
          <table:table-cell office:value-type="float" office:value="0.87780000000000002" table:style-name="ce1">
            <text:p>0.8778</text:p>
          </table:table-cell>
          <table:table-cell table:style-name="ce1"/>
          <table:table-cell office:value-type="float" office:value="0.67300000000000004" table:style-name="ce1">
            <text:p>0.673</text:p>
          </table:table-cell>
          <table:table-cell office:value-type="float" office:value="0.71260000000000001" table:style-name="ce1">
            <text:p>0.7126</text:p>
          </table:table-cell>
          <table:table-cell table:number-columns-repeated="16379"/>
        </table:table-row>
        <table:table-row table:style-name="ro1">
          <table:table-cell office:value-type="float" office:value="0.59040000000000004" table:style-name="ce1">
            <text:p>0.5904</text:p>
          </table:table-cell>
          <table:table-cell office:value-type="float" office:value="0.87239999999999995" table:style-name="ce1">
            <text:p>0.8724</text:p>
          </table:table-cell>
          <table:table-cell table:style-name="ce1"/>
          <table:table-cell office:value-type="float" office:value="0.67179999999999995" table:style-name="ce1">
            <text:p>0.6718</text:p>
          </table:table-cell>
          <table:table-cell office:value-type="float" office:value="0.69940000000000002" table:style-name="ce1">
            <text:p>0.6994</text:p>
          </table:table-cell>
          <table:table-cell table:number-columns-repeated="16379"/>
        </table:table-row>
        <table:table-row table:style-name="ro1">
          <table:table-cell office:value-type="float" office:value="0.60660000000000003" table:style-name="ce1">
            <text:p>0.6066</text:p>
          </table:table-cell>
          <table:table-cell office:value-type="float" office:value="0.87539999999999996" table:style-name="ce1">
            <text:p>0.8754</text:p>
          </table:table-cell>
          <table:table-cell table:style-name="ce1"/>
          <table:table-cell office:value-type="float" office:value="0.68020000000000003" table:style-name="ce1">
            <text:p>0.6802</text:p>
          </table:table-cell>
          <table:table-cell office:value-type="float" office:value="0.6976" table:style-name="ce1">
            <text:p>0.6976</text:p>
          </table:table-cell>
          <table:table-cell table:number-columns-repeated="16379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.87519999999999998" table:style-name="ce1">
            <text:p>0.8752</text:p>
          </table:table-cell>
          <table:table-cell table:style-name="ce1"/>
          <table:table-cell office:value-type="float" office:value="0.6784" table:style-name="ce1">
            <text:p>0.6784</text:p>
          </table:table-cell>
          <table:table-cell office:value-type="float" office:value="0.7026" table:style-name="ce1">
            <text:p>0.7026</text:p>
          </table:table-cell>
          <table:table-cell table:number-columns-repeated="16379"/>
        </table:table-row>
        <table:table-row table:style-name="ro1">
          <table:table-cell office:value-type="float" office:value="0.60319999999999996" table:style-name="ce1">
            <text:p>0.6032</text:p>
          </table:table-cell>
          <table:table-cell office:value-type="float" office:value="0.87460000000000004" table:style-name="ce1">
            <text:p>0.8746</text:p>
          </table:table-cell>
          <table:table-cell table:style-name="ce1"/>
          <table:table-cell office:value-type="float" office:value="0.66959999999999997" table:style-name="ce1">
            <text:p>0.6696</text:p>
          </table:table-cell>
          <table:table-cell office:value-type="float" office:value="0.70040000000000002" table:style-name="ce1">
            <text:p>0.7004</text:p>
          </table:table-cell>
          <table:table-cell table:number-columns-repeated="16379"/>
        </table:table-row>
        <table:table-row table:style-name="ro1">
          <table:table-cell office:value-type="float" office:value="0.58919999999999995" table:style-name="ce1">
            <text:p>0.5892</text:p>
          </table:table-cell>
          <table:table-cell office:value-type="float" office:value="0.87639999999999996" table:style-name="ce1">
            <text:p>0.8764</text:p>
          </table:table-cell>
          <table:table-cell table:style-name="ce1"/>
          <table:table-cell office:value-type="float" office:value="0.66180000000000005" table:style-name="ce1">
            <text:p>0.6618</text:p>
          </table:table-cell>
          <table:table-cell office:value-type="float" office:value="0.7026" table:style-name="ce1">
            <text:p>0.7026</text:p>
          </table:table-cell>
          <table:table-cell table:number-columns-repeated="16379"/>
        </table:table-row>
        <table:table-row table:style-name="ro1">
          <table:table-cell office:value-type="float" office:value="0.59760000000000002" table:style-name="ce1">
            <text:p>0.5976</text:p>
          </table:table-cell>
          <table:table-cell office:value-type="float" office:value="0.87639999999999996" table:style-name="ce1">
            <text:p>0.8764</text:p>
          </table:table-cell>
          <table:table-cell table:style-name="ce1"/>
          <table:table-cell office:value-type="float" office:value="0.69279999999999997" table:style-name="ce1">
            <text:p>0.6928</text:p>
          </table:table-cell>
          <table:table-cell office:value-type="float" office:value="0.71220000000000006" table:style-name="ce1">
            <text:p>0.7122</text:p>
          </table:table-cell>
          <table:table-cell table:number-columns-repeated="16379"/>
        </table:table-row>
        <table:table-row table:style-name="ro1">
          <table:table-cell office:value-type="float" office:value="0.59540000000000004" table:style-name="ce1">
            <text:p>0.5954</text:p>
          </table:table-cell>
          <table:table-cell office:value-type="float" office:value="0.88119999999999998" table:style-name="ce1">
            <text:p>0.8812</text:p>
          </table:table-cell>
          <table:table-cell table:style-name="ce1"/>
          <table:table-cell office:value-type="float" office:value="0.68159999999999998" table:style-name="ce1">
            <text:p>0.6816</text:p>
          </table:table-cell>
          <table:table-cell office:value-type="float" office:value="0.70399999999999996" table:style-name="ce1">
            <text:p>0.704</text:p>
          </table:table-cell>
          <table:table-cell table:number-columns-repeated="16379"/>
        </table:table-row>
        <table:table-row table:style-name="ro1">
          <table:table-cell office:value-type="float" office:value="0.60840000000000005" table:style-name="ce1">
            <text:p>0.6084</text:p>
          </table:table-cell>
          <table:table-cell office:value-type="float" office:value="0.88639999999999997" table:style-name="ce1">
            <text:p>0.8864</text:p>
          </table:table-cell>
          <table:table-cell table:style-name="ce1"/>
          <table:table-cell office:value-type="float" office:value="0.68879999999999997" table:style-name="ce1">
            <text:p>0.6888</text:p>
          </table:table-cell>
          <table:table-cell office:value-type="float" office:value="0.69820000000000004" table:style-name="ce1">
            <text:p>0.6982</text:p>
          </table:table-cell>
          <table:table-cell table:number-columns-repeated="16379"/>
        </table:table-row>
        <table:table-row table:style-name="ro1">
          <table:table-cell office:value-type="float" office:value="0.58779999999999999" table:style-name="ce1">
            <text:p>0.5878</text:p>
          </table:table-cell>
          <table:table-cell office:value-type="float" office:value="0.88539999999999996" table:style-name="ce1">
            <text:p>0.8854</text:p>
          </table:table-cell>
          <table:table-cell table:style-name="ce1"/>
          <table:table-cell office:value-type="float" office:value="0.67159999999999997" table:style-name="ce1">
            <text:p>0.6716</text:p>
          </table:table-cell>
          <table:table-cell office:value-type="float" office:value="0.69579999999999997" table:style-name="ce1">
            <text:p>0.6958</text:p>
          </table:table-cell>
          <table:table-cell table:number-columns-repeated="16379"/>
        </table:table-row>
        <table:table-row table:style-name="ro1">
          <table:table-cell office:value-type="float" office:value="0.60040000000000004" table:style-name="ce1">
            <text:p>0.6004</text:p>
          </table:table-cell>
          <table:table-cell office:value-type="float" office:value="0.88639999999999997" table:style-name="ce1">
            <text:p>0.8864</text:p>
          </table:table-cell>
          <table:table-cell table:style-name="ce1"/>
          <table:table-cell office:value-type="float" office:value="0.67359999999999998" table:style-name="ce1">
            <text:p>0.6736</text:p>
          </table:table-cell>
          <table:table-cell office:value-type="float" office:value="0.70660000000000001" table:style-name="ce1">
            <text:p>0.7066</text:p>
          </table:table-cell>
          <table:table-cell table:number-columns-repeated="16379"/>
        </table:table-row>
        <table:table-row table:style-name="ro1">
          <table:table-cell office:value-type="float" office:value="0.61060000000000003" table:style-name="ce1">
            <text:p>0.6106</text:p>
          </table:table-cell>
          <table:table-cell office:value-type="float" office:value="0.88319999999999999" table:style-name="ce1">
            <text:p>0.8832</text:p>
          </table:table-cell>
          <table:table-cell table:style-name="ce1"/>
          <table:table-cell office:value-type="float" office:value="0.6764" table:style-name="ce1">
            <text:p>0.6764</text:p>
          </table:table-cell>
          <table:table-cell office:value-type="float" office:value="0.7026" table:style-name="ce1">
            <text:p>0.7026</text:p>
          </table:table-cell>
          <table:table-cell table:number-columns-repeated="16379"/>
        </table:table-row>
        <table:table-row table:style-name="ro1">
          <table:table-cell office:value-type="float" office:value="0.60199999999999998" table:style-name="ce1">
            <text:p>0.602</text:p>
          </table:table-cell>
          <table:table-cell office:value-type="float" office:value="0.88219999999999998" table:style-name="ce1">
            <text:p>0.8822</text:p>
          </table:table-cell>
          <table:table-cell table:style-name="ce1"/>
          <table:table-cell office:value-type="float" office:value="0.68300000000000005" table:style-name="ce1">
            <text:p>0.683</text:p>
          </table:table-cell>
          <table:table-cell office:value-type="float" office:value="0.71179999999999999" table:style-name="ce1">
            <text:p>0.7118</text:p>
          </table:table-cell>
          <table:table-cell table:number-columns-repeated="16379"/>
        </table:table-row>
        <table:table-row table:style-name="ro1">
          <table:table-cell office:value-type="float" office:value="0.59260000000000002" table:style-name="ce1">
            <text:p>0.5926</text:p>
          </table:table-cell>
          <table:table-cell office:value-type="float" office:value="0.89019999999999999" table:style-name="ce1">
            <text:p>0.8902</text:p>
          </table:table-cell>
          <table:table-cell table:style-name="ce1"/>
          <table:table-cell office:value-type="float" office:value="0.67800000000000005" table:style-name="ce1">
            <text:p>0.678</text:p>
          </table:table-cell>
          <table:table-cell office:value-type="float" office:value="0.70779999999999998" table:style-name="ce1">
            <text:p>0.7078</text:p>
          </table:table-cell>
          <table:table-cell table:number-columns-repeated="16379"/>
        </table:table-row>
        <table:table-row table:style-name="ro1">
          <table:table-cell office:value-type="float" office:value="0.59799999999999998" table:style-name="ce1">
            <text:p>0.598</text:p>
          </table:table-cell>
          <table:table-cell office:value-type="float" office:value="0.88460000000000005" table:style-name="ce1">
            <text:p>0.8846</text:p>
          </table:table-cell>
          <table:table-cell table:style-name="ce1"/>
          <table:table-cell office:value-type="float" office:value="0.67820000000000003" table:style-name="ce1">
            <text:p>0.6782</text:p>
          </table:table-cell>
          <table:table-cell office:value-type="float" office:value="0.71079999999999999" table:style-name="ce1">
            <text:p>0.7108</text:p>
          </table:table-cell>
          <table:table-cell table:number-columns-repeated="16379"/>
        </table:table-row>
        <table:table-row table:style-name="ro1">
          <table:table-cell office:value-type="float" office:value="0.60460000000000003" table:style-name="ce1">
            <text:p>0.6046</text:p>
          </table:table-cell>
          <table:table-cell office:value-type="float" office:value="0.88380000000000003" table:style-name="ce1">
            <text:p>0.8838</text:p>
          </table:table-cell>
          <table:table-cell table:style-name="ce1"/>
          <table:table-cell office:value-type="float" office:value="0.67200000000000004" table:style-name="ce1">
            <text:p>0.672</text:p>
          </table:table-cell>
          <table:table-cell office:value-type="float" office:value="0.70140000000000002" table:style-name="ce1">
            <text:p>0.7014</text:p>
          </table:table-cell>
          <table:table-cell table:number-columns-repeated="16379"/>
        </table:table-row>
        <table:table-row table:style-name="ro1">
          <table:table-cell office:value-type="float" office:value="0.5988" table:style-name="ce1">
            <text:p>0.5988</text:p>
          </table:table-cell>
          <table:table-cell office:value-type="float" office:value="0.89139999999999997" table:style-name="ce1">
            <text:p>0.8914</text:p>
          </table:table-cell>
          <table:table-cell table:style-name="ce1"/>
          <table:table-cell office:value-type="float" office:value="0.68079999999999996" table:style-name="ce1">
            <text:p>0.6808</text:p>
          </table:table-cell>
          <table:table-cell office:value-type="float" office:value="0.7026" table:style-name="ce1">
            <text:p>0.7026</text:p>
          </table:table-cell>
          <table:table-cell table:number-columns-repeated="16379"/>
        </table:table-row>
        <table:table-row table:style-name="ro1">
          <table:table-cell office:value-type="float" office:value="0.59" table:style-name="ce1">
            <text:p>0.59</text:p>
          </table:table-cell>
          <table:table-cell office:value-type="float" office:value="0.88500000000000001" table:style-name="ce1">
            <text:p>0.885</text:p>
          </table:table-cell>
          <table:table-cell table:style-name="ce1"/>
          <table:table-cell office:value-type="float" office:value="0.6774" table:style-name="ce1">
            <text:p>0.6774</text:p>
          </table:table-cell>
          <table:table-cell office:value-type="float" office:value="0.71960000000000002" table:style-name="ce1">
            <text:p>0.7196</text:p>
          </table:table-cell>
          <table:table-cell table:number-columns-repeated="16379"/>
        </table:table-row>
        <table:table-row table:style-name="ro1">
          <table:table-cell office:value-type="float" office:value="0.60019999999999996" table:style-name="ce1">
            <text:p>0.6002</text:p>
          </table:table-cell>
          <table:table-cell office:value-type="float" office:value="0.89219999999999999" table:style-name="ce1">
            <text:p>0.8922</text:p>
          </table:table-cell>
          <table:table-cell table:style-name="ce1"/>
          <table:table-cell office:value-type="float" office:value="0.67420000000000002" table:style-name="ce1">
            <text:p>0.6742</text:p>
          </table:table-cell>
          <table:table-cell office:value-type="float" office:value="0.71379999999999999" table:style-name="ce1">
            <text:p>0.7138</text:p>
          </table:table-cell>
          <table:table-cell table:number-columns-repeated="16379"/>
        </table:table-row>
        <table:table-row table:style-name="ro1">
          <table:table-cell office:value-type="float" office:value="0.59619999999999995" table:style-name="ce1">
            <text:p>0.5962</text:p>
          </table:table-cell>
          <table:table-cell office:value-type="float" office:value="0.89539999999999997" table:style-name="ce1">
            <text:p>0.8954</text:p>
          </table:table-cell>
          <table:table-cell table:style-name="ce1"/>
          <table:table-cell office:value-type="float" office:value="0.67500000000000004" table:style-name="ce1">
            <text:p>0.675</text:p>
          </table:table-cell>
          <table:table-cell office:value-type="float" office:value="0.71540000000000004" table:style-name="ce1">
            <text:p>0.7154</text:p>
          </table:table-cell>
          <table:table-cell table:number-columns-repeated="16379"/>
        </table:table-row>
        <table:table-row table:style-name="ro1">
          <table:table-cell office:value-type="float" office:value="0.59279999999999999" table:style-name="ce1">
            <text:p>0.5928</text:p>
          </table:table-cell>
          <table:table-cell office:value-type="float" office:value="0.88980000000000004" table:style-name="ce1">
            <text:p>0.8898</text:p>
          </table:table-cell>
          <table:table-cell table:style-name="ce1"/>
          <table:table-cell office:value-type="float" office:value="0.68159999999999998" table:style-name="ce1">
            <text:p>0.6816</text:p>
          </table:table-cell>
          <table:table-cell office:value-type="float" office:value="0.69899999999999995" table:style-name="ce1">
            <text:p>0.699</text:p>
          </table:table-cell>
          <table:table-cell table:number-columns-repeated="16379"/>
        </table:table-row>
        <table:table-row table:style-name="ro1">
          <table:table-cell office:value-type="float" office:value="0.59940000000000004" table:style-name="ce1">
            <text:p>0.5994</text:p>
          </table:table-cell>
          <table:table-cell office:value-type="float" office:value="0.89200000000000002" table:style-name="ce1">
            <text:p>0.892</text:p>
          </table:table-cell>
          <table:table-cell table:style-name="ce1"/>
          <table:table-cell office:value-type="float" office:value="0.6774" table:style-name="ce1">
            <text:p>0.6774</text:p>
          </table:table-cell>
          <table:table-cell office:value-type="float" office:value="0.71819999999999995" table:style-name="ce1">
            <text:p>0.7182</text:p>
          </table:table-cell>
          <table:table-cell table:number-columns-repeated="16379"/>
        </table:table-row>
        <table:table-row table:style-name="ro1">
          <table:table-cell office:value-type="float" office:value="0.59719999999999995" table:style-name="ce1">
            <text:p>0.5972</text:p>
          </table:table-cell>
          <table:table-cell office:value-type="float" office:value="0.89600000000000002" table:style-name="ce1">
            <text:p>0.896</text:p>
          </table:table-cell>
          <table:table-cell table:style-name="ce1"/>
          <table:table-cell office:value-type="float" office:value="0.67220000000000002" table:style-name="ce1">
            <text:p>0.6722</text:p>
          </table:table-cell>
          <table:table-cell office:value-type="float" office:value="0.7046" table:style-name="ce1">
            <text:p>0.7046</text:p>
          </table:table-cell>
          <table:table-cell table:number-columns-repeated="16379"/>
        </table:table-row>
        <table:table-row table:style-name="ro1">
          <table:table-cell office:value-type="float" office:value="0.60140000000000005" table:style-name="ce1">
            <text:p>0.6014</text:p>
          </table:table-cell>
          <table:table-cell office:value-type="float" office:value="0.90239999999999998" table:style-name="ce1">
            <text:p>0.9024</text:p>
          </table:table-cell>
          <table:table-cell table:style-name="ce1"/>
          <table:table-cell office:value-type="float" office:value="0.67220000000000002" table:style-name="ce1">
            <text:p>0.6722</text:p>
          </table:table-cell>
          <table:table-cell office:value-type="float" office:value="0.71040000000000003" table:style-name="ce1">
            <text:p>0.7104</text:p>
          </table:table-cell>
          <table:table-cell table:number-columns-repeated="16379"/>
        </table:table-row>
        <table:table-row table:style-name="ro1">
          <table:table-cell office:value-type="float" office:value="0.59460000000000002" table:style-name="ce1">
            <text:p>0.5946</text:p>
          </table:table-cell>
          <table:table-cell office:value-type="float" office:value="0.9012" table:style-name="ce1">
            <text:p>0.9012</text:p>
          </table:table-cell>
          <table:table-cell table:style-name="ce1"/>
          <table:table-cell office:value-type="float" office:value="0.67700000000000005" table:style-name="ce1">
            <text:p>0.677</text:p>
          </table:table-cell>
          <table:table-cell office:value-type="float" office:value="0.70320000000000005" table:style-name="ce1">
            <text:p>0.7032</text:p>
          </table:table-cell>
          <table:table-cell table:number-columns-repeated="16379"/>
        </table:table-row>
        <table:table-row table:style-name="ro1">
          <table:table-cell office:value-type="float" office:value="0.58899999999999997" table:style-name="ce1">
            <text:p>0.589</text:p>
          </table:table-cell>
          <table:table-cell office:value-type="float" office:value="0.89800000000000002" table:style-name="ce1">
            <text:p>0.898</text:p>
          </table:table-cell>
          <table:table-cell table:style-name="ce1"/>
          <table:table-cell office:value-type="float" office:value="0.68140000000000001" table:style-name="ce1">
            <text:p>0.6814</text:p>
          </table:table-cell>
          <table:table-cell office:value-type="float" office:value="0.72840000000000005" table:style-name="ce1">
            <text:p>0.7284</text:p>
          </table:table-cell>
          <table:table-cell table:number-columns-repeated="16379"/>
        </table:table-row>
        <table:table-row table:style-name="ro1">
          <table:table-cell office:value-type="float" office:value="0.58320000000000005" table:style-name="ce1">
            <text:p>0.5832</text:p>
          </table:table-cell>
          <table:table-cell office:value-type="float" office:value="0.90500000000000003" table:style-name="ce1">
            <text:p>0.905</text:p>
          </table:table-cell>
          <table:table-cell table:style-name="ce1"/>
          <table:table-cell office:value-type="float" office:value="0.67879999999999996" table:style-name="ce1">
            <text:p>0.6788</text:p>
          </table:table-cell>
          <table:table-cell office:value-type="float" office:value="0.71740000000000004" table:style-name="ce1">
            <text:p>0.7174</text:p>
          </table:table-cell>
          <table:table-cell table:number-columns-repeated="16379"/>
        </table:table-row>
        <table:table-row table:style-name="ro1">
          <table:table-cell office:value-type="float" office:value="0.58979999999999999" table:style-name="ce1">
            <text:p>0.5898</text:p>
          </table:table-cell>
          <table:table-cell office:value-type="float" office:value="0.89800000000000002" table:style-name="ce1">
            <text:p>0.898</text:p>
          </table:table-cell>
          <table:table-cell table:style-name="ce1"/>
          <table:table-cell office:value-type="float" office:value="0.67679999999999996" table:style-name="ce1">
            <text:p>0.6768</text:p>
          </table:table-cell>
          <table:table-cell office:value-type="float" office:value="0.70760000000000001" table:style-name="ce1">
            <text:p>0.7076</text:p>
          </table:table-cell>
          <table:table-cell table:number-columns-repeated="16379"/>
        </table:table-row>
        <table:table-row table:style-name="ro1">
          <table:table-cell office:value-type="float" office:value="0.60499999999999998" table:style-name="ce1">
            <text:p>0.605</text:p>
          </table:table-cell>
          <table:table-cell office:value-type="float" office:value="0.89980000000000004" table:style-name="ce1">
            <text:p>0.8998</text:p>
          </table:table-cell>
          <table:table-cell table:style-name="ce1"/>
          <table:table-cell office:value-type="float" office:value="0.67059999999999997" table:style-name="ce1">
            <text:p>0.6706</text:p>
          </table:table-cell>
          <table:table-cell office:value-type="float" office:value="0.71819999999999995" table:style-name="ce1">
            <text:p>0.7182</text:p>
          </table:table-cell>
          <table:table-cell table:number-columns-repeated="16379"/>
        </table:table-row>
        <table:table-row table:style-name="ro1">
          <table:table-cell office:value-type="float" office:value="0.6028" table:style-name="ce1">
            <text:p>0.6028</text:p>
          </table:table-cell>
          <table:table-cell office:value-type="float" office:value="0.9022" table:style-name="ce1">
            <text:p>0.9022</text:p>
          </table:table-cell>
          <table:table-cell table:style-name="ce1"/>
          <table:table-cell office:value-type="float" office:value="0.68320000000000003" table:style-name="ce1">
            <text:p>0.6832</text:p>
          </table:table-cell>
          <table:table-cell office:value-type="float" office:value="0.71319999999999995" table:style-name="ce1">
            <text:p>0.7132</text:p>
          </table:table-cell>
          <table:table-cell table:number-columns-repeated="16379"/>
        </table:table-row>
        <table:table-row table:style-name="ro1">
          <table:table-cell office:value-type="float" office:value="0.59160000000000001" table:style-name="ce1">
            <text:p>0.5916</text:p>
          </table:table-cell>
          <table:table-cell office:value-type="float" office:value="0.90200000000000002" table:style-name="ce1">
            <text:p>0.902</text:p>
          </table:table-cell>
          <table:table-cell table:style-name="ce1"/>
          <table:table-cell office:value-type="float" office:value="0.68840000000000001" table:style-name="ce1">
            <text:p>0.6884</text:p>
          </table:table-cell>
          <table:table-cell office:value-type="float" office:value="0.70899999999999996" table:style-name="ce1">
            <text:p>0.709</text:p>
          </table:table-cell>
          <table:table-cell table:number-columns-repeated="16379"/>
        </table:table-row>
        <table:table-row table:style-name="ro1">
          <table:table-cell office:value-type="float" office:value="0.59540000000000004" table:style-name="ce1">
            <text:p>0.5954</text:p>
          </table:table-cell>
          <table:table-cell office:value-type="float" office:value="0.89459999999999995" table:style-name="ce1">
            <text:p>0.8946</text:p>
          </table:table-cell>
          <table:table-cell table:style-name="ce1"/>
          <table:table-cell office:value-type="float" office:value="0.67979999999999996" table:style-name="ce1">
            <text:p>0.6798</text:p>
          </table:table-cell>
          <table:table-cell office:value-type="float" office:value="0.72240000000000004" table:style-name="ce1">
            <text:p>0.7224</text:p>
          </table:table-cell>
          <table:table-cell table:number-columns-repeated="16379"/>
        </table:table-row>
        <table:table-row table:style-name="ro1">
          <table:table-cell office:value-type="float" office:value="0.6018" table:style-name="ce1">
            <text:p>0.6018</text:p>
          </table:table-cell>
          <table:table-cell office:value-type="float" office:value="0.90500000000000003" table:style-name="ce1">
            <text:p>0.905</text:p>
          </table:table-cell>
          <table:table-cell table:style-name="ce1"/>
          <table:table-cell office:value-type="float" office:value="0.67620000000000002" table:style-name="ce1">
            <text:p>0.6762</text:p>
          </table:table-cell>
          <table:table-cell office:value-type="float" office:value="0.72060000000000002" table:style-name="ce1">
            <text:p>0.7206</text:p>
          </table:table-cell>
          <table:table-cell table:number-columns-repeated="16379"/>
        </table:table-row>
        <table:table-row table:style-name="ro1">
          <table:table-cell office:value-type="float" office:value="0.58620000000000005" table:style-name="ce1">
            <text:p>0.5862</text:p>
          </table:table-cell>
          <table:table-cell office:value-type="float" office:value="0.90239999999999998" table:style-name="ce1">
            <text:p>0.9024</text:p>
          </table:table-cell>
          <table:table-cell table:style-name="ce1"/>
          <table:table-cell office:value-type="float" office:value="0.68500000000000005" table:style-name="ce1">
            <text:p>0.685</text:p>
          </table:table-cell>
          <table:table-cell office:value-type="float" office:value="0.71819999999999995" table:style-name="ce1">
            <text:p>0.7182</text:p>
          </table:table-cell>
          <table:table-cell table:number-columns-repeated="16379"/>
        </table:table-row>
        <table:table-row table:style-name="ro1">
          <table:table-cell office:value-type="float" office:value="0.59160000000000001" table:style-name="ce1">
            <text:p>0.5916</text:p>
          </table:table-cell>
          <table:table-cell office:value-type="float" office:value="0.90739999999999998" table:style-name="ce1">
            <text:p>0.9074</text:p>
          </table:table-cell>
          <table:table-cell table:style-name="ce1"/>
          <table:table-cell office:value-type="float" office:value="0.67579999999999996" table:style-name="ce1">
            <text:p>0.6758</text:p>
          </table:table-cell>
          <table:table-cell office:value-type="float" office:value="0.7238" table:style-name="ce1">
            <text:p>0.7238</text:p>
          </table:table-cell>
          <table:table-cell table:number-columns-repeated="16379"/>
        </table:table-row>
        <table:table-row table:style-name="ro1">
          <table:table-cell office:value-type="float" office:value="0.58919999999999995" table:style-name="ce1">
            <text:p>0.5892</text:p>
          </table:table-cell>
          <table:table-cell office:value-type="float" office:value="0.91180000000000005" table:style-name="ce1">
            <text:p>0.9118</text:p>
          </table:table-cell>
          <table:table-cell table:style-name="ce1"/>
          <table:table-cell office:value-type="float" office:value="0.67400000000000004" table:style-name="ce1">
            <text:p>0.674</text:p>
          </table:table-cell>
          <table:table-cell office:value-type="float" office:value="0.71879999999999999" table:style-name="ce1">
            <text:p>0.7188</text:p>
          </table:table-cell>
          <table:table-cell table:number-columns-repeated="16379"/>
        </table:table-row>
        <table:table-row table:style-name="ro1">
          <table:table-cell office:value-type="float" office:value="0.59379999999999999" table:style-name="ce1">
            <text:p>0.5938</text:p>
          </table:table-cell>
          <table:table-cell office:value-type="float" office:value="0.91080000000000005" table:style-name="ce1">
            <text:p>0.9108</text:p>
          </table:table-cell>
          <table:table-cell table:style-name="ce1"/>
          <table:table-cell office:value-type="float" office:value="0.6704" table:style-name="ce1">
            <text:p>0.6704</text:p>
          </table:table-cell>
          <table:table-cell office:value-type="float" office:value="0.72499999999999998" table:style-name="ce1">
            <text:p>0.725</text:p>
          </table:table-cell>
          <table:table-cell table:number-columns-repeated="16379"/>
        </table:table-row>
        <table:table-row table:style-name="ro1">
          <table:table-cell office:value-type="float" office:value="0.59819999999999995" table:style-name="ce1">
            <text:p>0.5982</text:p>
          </table:table-cell>
          <table:table-cell office:value-type="float" office:value="0.91359999999999997" table:style-name="ce1">
            <text:p>0.9136</text:p>
          </table:table-cell>
          <table:table-cell table:style-name="ce1"/>
          <table:table-cell office:value-type="float" office:value="0.67379999999999995" table:style-name="ce1">
            <text:p>0.6738</text:p>
          </table:table-cell>
          <table:table-cell office:value-type="float" office:value="0.71379999999999999" table:style-name="ce1">
            <text:p>0.7138</text:p>
          </table:table-cell>
          <table:table-cell table:number-columns-repeated="16379"/>
        </table:table-row>
        <table:table-row table:style-name="ro1">
          <table:table-cell office:value-type="float" office:value="0.59360000000000002" table:style-name="ce1">
            <text:p>0.5936</text:p>
          </table:table-cell>
          <table:table-cell office:value-type="float" office:value="0.91779999999999995" table:style-name="ce1">
            <text:p>0.9178</text:p>
          </table:table-cell>
          <table:table-cell table:style-name="ce1"/>
          <table:table-cell office:value-type="float" office:value="0.65800000000000003" table:style-name="ce1">
            <text:p>0.658</text:p>
          </table:table-cell>
          <table:table-cell office:value-type="float" office:value="0.72140000000000004" table:style-name="ce1">
            <text:p>0.7214</text:p>
          </table:table-cell>
          <table:table-cell table:number-columns-repeated="16379"/>
        </table:table-row>
        <table:table-row table:style-name="ro1">
          <table:table-cell office:value-type="float" office:value="0.59619999999999995" table:style-name="ce1">
            <text:p>0.5962</text:p>
          </table:table-cell>
          <table:table-cell office:value-type="float" office:value="0.91300000000000003" table:style-name="ce1">
            <text:p>0.913</text:p>
          </table:table-cell>
          <table:table-cell table:style-name="ce1"/>
          <table:table-cell office:value-type="float" office:value="0.67579999999999996" table:style-name="ce1">
            <text:p>0.6758</text:p>
          </table:table-cell>
          <table:table-cell office:value-type="float" office:value="0.71760000000000002" table:style-name="ce1">
            <text:p>0.7176</text:p>
          </table:table-cell>
          <table:table-cell table:number-columns-repeated="16379"/>
        </table:table-row>
        <table:table-row table:style-name="ro1">
          <table:table-cell office:value-type="float" office:value="0.57979999999999998" table:style-name="ce1">
            <text:p>0.5798</text:p>
          </table:table-cell>
          <table:table-cell office:value-type="float" office:value="0.91320000000000001" table:style-name="ce1">
            <text:p>0.9132</text:p>
          </table:table-cell>
          <table:table-cell table:style-name="ce1"/>
          <table:table-cell office:value-type="float" office:value="0.67420000000000002" table:style-name="ce1">
            <text:p>0.6742</text:p>
          </table:table-cell>
          <table:table-cell office:value-type="float" office:value="0.72860000000000003" table:style-name="ce1">
            <text:p>0.7286</text:p>
          </table:table-cell>
          <table:table-cell table:number-columns-repeated="16379"/>
        </table:table-row>
        <table:table-row table:style-name="ro1">
          <table:table-cell office:value-type="float" office:value="0.58120000000000005" table:style-name="ce1">
            <text:p>0.5812</text:p>
          </table:table-cell>
          <table:table-cell office:value-type="float" office:value="0.91200000000000003" table:style-name="ce1">
            <text:p>0.912</text:p>
          </table:table-cell>
          <table:table-cell table:style-name="ce1"/>
          <table:table-cell office:value-type="float" office:value="0.67620000000000002" table:style-name="ce1">
            <text:p>0.6762</text:p>
          </table:table-cell>
          <table:table-cell office:value-type="float" office:value="0.71899999999999997" table:style-name="ce1">
            <text:p>0.719</text:p>
          </table:table-cell>
          <table:table-cell table:number-columns-repeated="16379"/>
        </table:table-row>
        <table:table-row table:style-name="ro1">
          <table:table-cell office:value-type="float" office:value="0.59199999999999997" table:style-name="ce1">
            <text:p>0.592</text:p>
          </table:table-cell>
          <table:table-cell office:value-type="float" office:value="0.90839999999999999" table:style-name="ce1">
            <text:p>0.9084</text:p>
          </table:table-cell>
          <table:table-cell table:style-name="ce1"/>
          <table:table-cell office:value-type="float" office:value="0.66359999999999997" table:style-name="ce1">
            <text:p>0.6636</text:p>
          </table:table-cell>
          <table:table-cell office:value-type="float" office:value="0.71519999999999995" table:style-name="ce1">
            <text:p>0.7152</text:p>
          </table:table-cell>
          <table:table-cell table:number-columns-repeated="16379"/>
        </table:table-row>
        <table:table-row table:style-name="ro1">
          <table:table-cell office:value-type="float" office:value="0.59699999999999998" table:style-name="ce1">
            <text:p>0.597</text:p>
          </table:table-cell>
          <table:table-cell office:value-type="float" office:value="0.91500000000000004" table:style-name="ce1">
            <text:p>0.915</text:p>
          </table:table-cell>
          <table:table-cell table:style-name="ce1"/>
          <table:table-cell office:value-type="float" office:value="0.68779999999999997" table:style-name="ce1">
            <text:p>0.6878</text:p>
          </table:table-cell>
          <table:table-cell office:value-type="float" office:value="0.71879999999999999" table:style-name="ce1">
            <text:p>0.7188</text:p>
          </table:table-cell>
          <table:table-cell table:number-columns-repeated="16379"/>
        </table:table-row>
        <table:table-row table:style-name="ro1">
          <table:table-cell office:value-type="float" office:value="0.58199999999999996" table:style-name="ce1">
            <text:p>0.582</text:p>
          </table:table-cell>
          <table:table-cell office:value-type="float" office:value="0.91520000000000001" table:style-name="ce1">
            <text:p>0.9152</text:p>
          </table:table-cell>
          <table:table-cell table:style-name="ce1"/>
          <table:table-cell office:value-type="float" office:value="0.68740000000000001" table:style-name="ce1">
            <text:p>0.6874</text:p>
          </table:table-cell>
          <table:table-cell office:value-type="float" office:value="0.71719999999999995" table:style-name="ce1">
            <text:p>0.7172</text:p>
          </table:table-cell>
          <table:table-cell table:number-columns-repeated="16379"/>
        </table:table-row>
        <table:table-row table:style-name="ro1">
          <table:table-cell office:value-type="float" office:value="0.5958" table:style-name="ce1">
            <text:p>0.5958</text:p>
          </table:table-cell>
          <table:table-cell office:value-type="float" office:value="0.91959999999999997" table:style-name="ce1">
            <text:p>0.9196</text:p>
          </table:table-cell>
          <table:table-cell table:style-name="ce1"/>
          <table:table-cell office:value-type="float" office:value="0.66879999999999995" table:style-name="ce1">
            <text:p>0.6688</text:p>
          </table:table-cell>
          <table:table-cell office:value-type="float" office:value="0.71719999999999995" table:style-name="ce1">
            <text:p>0.7172</text:p>
          </table:table-cell>
          <table:table-cell table:number-columns-repeated="16379"/>
        </table:table-row>
        <table:table-row table:style-name="ro1">
          <table:table-cell office:value-type="float" office:value="0.60340000000000005" table:style-name="ce1">
            <text:p>0.6034</text:p>
          </table:table-cell>
          <table:table-cell office:value-type="float" office:value="0.91739999999999999" table:style-name="ce1">
            <text:p>0.9174</text:p>
          </table:table-cell>
          <table:table-cell table:style-name="ce1"/>
          <table:table-cell office:value-type="float" office:value="0.6744" table:style-name="ce1">
            <text:p>0.6744</text:p>
          </table:table-cell>
          <table:table-cell office:value-type="float" office:value="0.73140000000000005" table:style-name="ce1">
            <text:p>0.7314</text:p>
          </table:table-cell>
          <table:table-cell table:number-columns-repeated="16379"/>
        </table:table-row>
        <table:table-row table:style-name="ro1">
          <table:table-cell office:value-type="float" office:value="0.58740000000000003" table:style-name="ce1">
            <text:p>0.5874</text:p>
          </table:table-cell>
          <table:table-cell office:value-type="float" office:value="0.91239999999999999" table:style-name="ce1">
            <text:p>0.9124</text:p>
          </table:table-cell>
          <table:table-cell table:style-name="ce1"/>
          <table:table-cell office:value-type="float" office:value="0.68240000000000001" table:style-name="ce1">
            <text:p>0.6824</text:p>
          </table:table-cell>
          <table:table-cell office:value-type="float" office:value="0.72599999999999998" table:style-name="ce1">
            <text:p>0.726</text:p>
          </table:table-cell>
          <table:table-cell table:number-columns-repeated="16379"/>
        </table:table-row>
        <table:table-row table:style-name="ro1">
          <table:table-cell office:value-type="float" office:value="0.59160000000000001" table:style-name="ce1">
            <text:p>0.5916</text:p>
          </table:table-cell>
          <table:table-cell office:value-type="float" office:value="0.91520000000000001" table:style-name="ce1">
            <text:p>0.9152</text:p>
          </table:table-cell>
          <table:table-cell table:style-name="ce1"/>
          <table:table-cell office:value-type="float" office:value="0.68979999999999997" table:style-name="ce1">
            <text:p>0.6898</text:p>
          </table:table-cell>
          <table:table-cell office:value-type="float" office:value="0.71719999999999995" table:style-name="ce1">
            <text:p>0.7172</text:p>
          </table:table-cell>
          <table:table-cell table:number-columns-repeated="16379"/>
        </table:table-row>
        <table:table-row table:style-name="ro1">
          <table:table-cell office:value-type="float" office:value="0.59219999999999995" table:style-name="ce1">
            <text:p>0.5922</text:p>
          </table:table-cell>
          <table:table-cell office:value-type="float" office:value="0.92479999999999996" table:style-name="ce1">
            <text:p>0.9248</text:p>
          </table:table-cell>
          <table:table-cell table:style-name="ce1"/>
          <table:table-cell office:value-type="float" office:value="0.67300000000000004" table:style-name="ce1">
            <text:p>0.673</text:p>
          </table:table-cell>
          <table:table-cell office:value-type="float" office:value="0.7228" table:style-name="ce1">
            <text:p>0.7228</text:p>
          </table:table-cell>
          <table:table-cell table:number-columns-repeated="16379"/>
        </table:table-row>
        <table:table-row table:style-name="ro1">
          <table:table-cell office:value-type="float" office:value="0.60019999999999996" table:style-name="ce1">
            <text:p>0.6002</text:p>
          </table:table-cell>
          <table:table-cell office:value-type="float" office:value="0.91959999999999997" table:style-name="ce1">
            <text:p>0.9196</text:p>
          </table:table-cell>
          <table:table-cell table:style-name="ce1"/>
          <table:table-cell office:value-type="float" office:value="0.67600000000000005" table:style-name="ce1">
            <text:p>0.676</text:p>
          </table:table-cell>
          <table:table-cell office:value-type="float" office:value="0.7248" table:style-name="ce1">
            <text:p>0.7248</text:p>
          </table:table-cell>
          <table:table-cell table:number-columns-repeated="16379"/>
        </table:table-row>
        <table:table-row table:style-name="ro1">
          <table:table-cell office:value-type="float" office:value="0.59260000000000002" table:style-name="ce1">
            <text:p>0.5926</text:p>
          </table:table-cell>
          <table:table-cell office:value-type="float" office:value="0.92400000000000004" table:style-name="ce1">
            <text:p>0.924</text:p>
          </table:table-cell>
          <table:table-cell table:style-name="ce1"/>
          <table:table-cell office:value-type="float" office:value="0.67479999999999996" table:style-name="ce1">
            <text:p>0.6748</text:p>
          </table:table-cell>
          <table:table-cell office:value-type="float" office:value="0.73780000000000001" table:style-name="ce1">
            <text:p>0.7378</text:p>
          </table:table-cell>
          <table:table-cell table:number-columns-repeated="16379"/>
        </table:table-row>
        <table:table-row table:style-name="ro1">
          <table:table-cell office:value-type="float" office:value="0.5968" table:style-name="ce1">
            <text:p>0.5968</text:p>
          </table:table-cell>
          <table:table-cell office:value-type="float" office:value="0.92500000000000004" table:style-name="ce1">
            <text:p>0.925</text:p>
          </table:table-cell>
          <table:table-cell table:style-name="ce1"/>
          <table:table-cell office:value-type="float" office:value="0.6794" table:style-name="ce1">
            <text:p>0.6794</text:p>
          </table:table-cell>
          <table:table-cell office:value-type="float" office:value="0.72319999999999995" table:style-name="ce1">
            <text:p>0.7232</text:p>
          </table:table-cell>
          <table:table-cell table:number-columns-repeated="16379"/>
        </table:table-row>
        <table:table-row table:style-name="ro1">
          <table:table-cell office:value-type="float" office:value="0.59379999999999999" table:style-name="ce1">
            <text:p>0.5938</text:p>
          </table:table-cell>
          <table:table-cell office:value-type="float" office:value="0.9244" table:style-name="ce1">
            <text:p>0.9244</text:p>
          </table:table-cell>
          <table:table-cell table:style-name="ce1"/>
          <table:table-cell office:value-type="float" office:value="0.6744" table:style-name="ce1">
            <text:p>0.6744</text:p>
          </table:table-cell>
          <table:table-cell office:value-type="float" office:value="0.73019999999999996" table:style-name="ce1">
            <text:p>0.7302</text:p>
          </table:table-cell>
          <table:table-cell table:number-columns-repeated="16379"/>
        </table:table-row>
        <table:table-row table:style-name="ro1">
          <table:table-cell office:value-type="float" office:value="0.58799999999999997" table:style-name="ce1">
            <text:p>0.588</text:p>
          </table:table-cell>
          <table:table-cell office:value-type="float" office:value="0.91800000000000004" table:style-name="ce1">
            <text:p>0.918</text:p>
          </table:table-cell>
          <table:table-cell table:style-name="ce1"/>
          <table:table-cell office:value-type="float" office:value="0.67900000000000005" table:style-name="ce1">
            <text:p>0.679</text:p>
          </table:table-cell>
          <table:table-cell office:value-type="float" office:value="0.73419999999999996" table:style-name="ce1">
            <text:p>0.7342</text:p>
          </table:table-cell>
          <table:table-cell table:number-columns-repeated="16379"/>
        </table:table-row>
        <table:table-row table:style-name="ro1">
          <table:table-cell office:value-type="float" office:value="0.59379999999999999" table:style-name="ce1">
            <text:p>0.5938</text:p>
          </table:table-cell>
          <table:table-cell office:value-type="float" office:value="0.91659999999999997" table:style-name="ce1">
            <text:p>0.9166</text:p>
          </table:table-cell>
          <table:table-cell table:style-name="ce1"/>
          <table:table-cell office:value-type="float" office:value="0.66859999999999997" table:style-name="ce1">
            <text:p>0.6686</text:p>
          </table:table-cell>
          <table:table-cell office:value-type="float" office:value="0.73119999999999996" table:style-name="ce1">
            <text:p>0.7312</text:p>
          </table:table-cell>
          <table:table-cell table:number-columns-repeated="16379"/>
        </table:table-row>
        <table:table-row table:style-name="ro1">
          <table:table-cell office:value-type="float" office:value="0.58879999999999999" table:style-name="ce1">
            <text:p>0.5888</text:p>
          </table:table-cell>
          <table:table-cell office:value-type="float" office:value="0.91439999999999999" table:style-name="ce1">
            <text:p>0.9144</text:p>
          </table:table-cell>
          <table:table-cell table:style-name="ce1"/>
          <table:table-cell office:value-type="float" office:value="0.67659999999999998" table:style-name="ce1">
            <text:p>0.6766</text:p>
          </table:table-cell>
          <table:table-cell office:value-type="float" office:value="0.73180000000000001" table:style-name="ce1">
            <text:p>0.7318</text:p>
          </table:table-cell>
          <table:table-cell table:number-columns-repeated="16379"/>
        </table:table-row>
        <table:table-row table:style-name="ro1">
          <table:table-cell office:value-type="float" office:value="0.59699999999999998" table:style-name="ce1">
            <text:p>0.597</text:p>
          </table:table-cell>
          <table:table-cell office:value-type="float" office:value="0.92520000000000002" table:style-name="ce1">
            <text:p>0.9252</text:p>
          </table:table-cell>
          <table:table-cell table:style-name="ce1"/>
          <table:table-cell office:value-type="float" office:value="0.66639999999999999" table:style-name="ce1">
            <text:p>0.6664</text:p>
          </table:table-cell>
          <table:table-cell office:value-type="float" office:value="0.72699999999999998" table:style-name="ce1">
            <text:p>0.727</text:p>
          </table:table-cell>
          <table:table-cell table:number-columns-repeated="16379"/>
        </table:table-row>
        <table:table-row table:style-name="ro1">
          <table:table-cell office:value-type="float" office:value="0.59299999999999997" table:style-name="ce1">
            <text:p>0.593</text:p>
          </table:table-cell>
          <table:table-cell office:value-type="float" office:value="0.92479999999999996" table:style-name="ce1">
            <text:p>0.9248</text:p>
          </table:table-cell>
          <table:table-cell table:style-name="ce1"/>
          <table:table-cell office:value-type="float" office:value="0.67159999999999997" table:style-name="ce1">
            <text:p>0.6716</text:p>
          </table:table-cell>
          <table:table-cell office:value-type="float" office:value="0.72599999999999998" table:style-name="ce1">
            <text:p>0.726</text:p>
          </table:table-cell>
          <table:table-cell table:number-columns-repeated="16379"/>
        </table:table-row>
        <table:table-row table:style-name="ro1">
          <table:table-cell office:value-type="float" office:value="0.59719999999999995" table:style-name="ce1">
            <text:p>0.5972</text:p>
          </table:table-cell>
          <table:table-cell office:value-type="float" office:value="0.93059999999999998" table:style-name="ce1">
            <text:p>0.9306</text:p>
          </table:table-cell>
          <table:table-cell table:style-name="ce1"/>
          <table:table-cell office:value-type="float" office:value="0.68" table:style-name="ce1">
            <text:p>0.68</text:p>
          </table:table-cell>
          <table:table-cell office:value-type="float" office:value="0.72640000000000005" table:style-name="ce1">
            <text:p>0.7264</text:p>
          </table:table-cell>
          <table:table-cell table:number-columns-repeated="16379"/>
        </table:table-row>
        <table:table-row table:style-name="ro1">
          <table:table-cell office:value-type="float" office:value="0.59919999999999995" table:style-name="ce1">
            <text:p>0.5992</text:p>
          </table:table-cell>
          <table:table-cell office:value-type="float" office:value="0.92259999999999998" table:style-name="ce1">
            <text:p>0.9226</text:p>
          </table:table-cell>
          <table:table-cell table:style-name="ce1"/>
          <table:table-cell office:value-type="float" office:value="0.68400000000000005" table:style-name="ce1">
            <text:p>0.684</text:p>
          </table:table-cell>
          <table:table-cell office:value-type="float" office:value="0.74280000000000002" table:style-name="ce1">
            <text:p>0.7428</text:p>
          </table:table-cell>
          <table:table-cell table:number-columns-repeated="16379"/>
        </table:table-row>
        <table:table-row table:style-name="ro1">
          <table:table-cell office:value-type="float" office:value="0.59240000000000004" table:style-name="ce1">
            <text:p>0.5924</text:p>
          </table:table-cell>
          <table:table-cell office:value-type="float" office:value="0.92879999999999996" table:style-name="ce1">
            <text:p>0.9288</text:p>
          </table:table-cell>
          <table:table-cell table:style-name="ce1"/>
          <table:table-cell office:value-type="float" office:value="0.67379999999999995" table:style-name="ce1">
            <text:p>0.6738</text:p>
          </table:table-cell>
          <table:table-cell office:value-type="float" office:value="0.72199999999999998" table:style-name="ce1">
            <text:p>0.722</text:p>
          </table:table-cell>
          <table:table-cell table:number-columns-repeated="16379"/>
        </table:table-row>
        <table:table-row table:style-name="ro1">
          <table:table-cell office:value-type="float" office:value="0.59599999999999997" table:style-name="ce1">
            <text:p>0.596</text:p>
          </table:table-cell>
          <table:table-cell office:value-type="float" office:value="0.92459999999999998" table:style-name="ce1">
            <text:p>0.9246</text:p>
          </table:table-cell>
          <table:table-cell table:style-name="ce1"/>
          <table:table-cell office:value-type="float" office:value="0.68420000000000003" table:style-name="ce1">
            <text:p>0.6842</text:p>
          </table:table-cell>
          <table:table-cell office:value-type="float" office:value="0.73" table:style-name="ce1">
            <text:p>0.73</text:p>
          </table:table-cell>
          <table:table-cell table:number-columns-repeated="16379"/>
        </table:table-row>
        <table:table-row table:style-name="ro1">
          <table:table-cell office:value-type="float" office:value="0.59299999999999997" table:style-name="ce1">
            <text:p>0.593</text:p>
          </table:table-cell>
          <table:table-cell office:value-type="float" office:value="0.92479999999999996" table:style-name="ce1">
            <text:p>0.9248</text:p>
          </table:table-cell>
          <table:table-cell table:style-name="ce1"/>
          <table:table-cell office:value-type="float" office:value="0.69359999999999999" table:style-name="ce1">
            <text:p>0.6936</text:p>
          </table:table-cell>
          <table:table-cell office:value-type="float" office:value="0.7278" table:style-name="ce1">
            <text:p>0.7278</text:p>
          </table:table-cell>
          <table:table-cell table:number-columns-repeated="16379"/>
        </table:table-row>
        <table:table-row table:style-name="ro1">
          <table:table-cell office:value-type="float" office:value="0.60099999999999998" table:style-name="ce1">
            <text:p>0.601</text:p>
          </table:table-cell>
          <table:table-cell office:value-type="float" office:value="0.93540000000000001" table:style-name="ce1">
            <text:p>0.9354</text:p>
          </table:table-cell>
          <table:table-cell table:style-name="ce1"/>
          <table:table-cell office:value-type="float" office:value="0.68240000000000001" table:style-name="ce1">
            <text:p>0.6824</text:p>
          </table:table-cell>
          <table:table-cell office:value-type="float" office:value="0.74219999999999997" table:style-name="ce1">
            <text:p>0.7422</text:p>
          </table:table-cell>
          <table:table-cell table:number-columns-repeated="16379"/>
        </table:table-row>
        <table:table-row table:style-name="ro1">
          <table:table-cell office:value-type="float" office:value="0.59640000000000004" table:style-name="ce1">
            <text:p>0.5964</text:p>
          </table:table-cell>
          <table:table-cell office:value-type="float" office:value="0.93600000000000005" table:style-name="ce1">
            <text:p>0.936</text:p>
          </table:table-cell>
          <table:table-cell table:style-name="ce1"/>
          <table:table-cell office:value-type="float" office:value="0.67200000000000004" table:style-name="ce1">
            <text:p>0.672</text:p>
          </table:table-cell>
          <table:table-cell office:value-type="float" office:value="0.73719999999999997" table:style-name="ce1">
            <text:p>0.7372</text:p>
          </table:table-cell>
          <table:table-cell table:number-columns-repeated="16379"/>
        </table:table-row>
        <table:table-row table:style-name="ro1">
          <table:table-cell office:value-type="float" office:value="0.60260000000000002" table:style-name="ce1">
            <text:p>0.6026</text:p>
          </table:table-cell>
          <table:table-cell office:value-type="float" office:value="0.9274" table:style-name="ce1">
            <text:p>0.9274</text:p>
          </table:table-cell>
          <table:table-cell table:style-name="ce1"/>
          <table:table-cell office:value-type="float" office:value="0.68720000000000003" table:style-name="ce1">
            <text:p>0.6872</text:p>
          </table:table-cell>
          <table:table-cell office:value-type="float" office:value="0.73919999999999997" table:style-name="ce1">
            <text:p>0.7392</text:p>
          </table:table-cell>
          <table:table-cell table:number-columns-repeated="16379"/>
        </table:table-row>
        <table:table-row table:style-name="ro1">
          <table:table-cell office:value-type="float" office:value="0.59799999999999998" table:style-name="ce1">
            <text:p>0.598</text:p>
          </table:table-cell>
          <table:table-cell office:value-type="float" office:value="0.93600000000000005" table:style-name="ce1">
            <text:p>0.936</text:p>
          </table:table-cell>
          <table:table-cell table:style-name="ce1"/>
          <table:table-cell office:value-type="float" office:value="0.6734" table:style-name="ce1">
            <text:p>0.6734</text:p>
          </table:table-cell>
          <table:table-cell office:value-type="float" office:value="0.73080000000000001" table:style-name="ce1">
            <text:p>0.7308</text:p>
          </table:table-cell>
          <table:table-cell table:number-columns-repeated="16379"/>
        </table:table-row>
        <table:table-row table:style-name="ro1">
          <table:table-cell office:value-type="float" office:value="0.58940000000000003" table:style-name="ce1">
            <text:p>0.5894</text:p>
          </table:table-cell>
          <table:table-cell office:value-type="float" office:value="0.93179999999999996" table:style-name="ce1">
            <text:p>0.9318</text:p>
          </table:table-cell>
          <table:table-cell table:style-name="ce1"/>
          <table:table-cell office:value-type="float" office:value="0.66500000000000004" table:style-name="ce1">
            <text:p>0.665</text:p>
          </table:table-cell>
          <table:table-cell office:value-type="float" office:value="0.72799999999999998" table:style-name="ce1">
            <text:p>0.728</text:p>
          </table:table-cell>
          <table:table-cell table:number-columns-repeated="16379"/>
        </table:table-row>
        <table:table-row table:style-name="ro1">
          <table:table-cell office:value-type="float" office:value="0.60199999999999998" table:style-name="ce1">
            <text:p>0.602</text:p>
          </table:table-cell>
          <table:table-cell office:value-type="float" office:value="0.92120000000000002" table:style-name="ce1">
            <text:p>0.9212</text:p>
          </table:table-cell>
          <table:table-cell table:style-name="ce1"/>
          <table:table-cell office:value-type="float" office:value="0.67179999999999995" table:style-name="ce1">
            <text:p>0.6718</text:p>
          </table:table-cell>
          <table:table-cell office:value-type="float" office:value="0.73160000000000003" table:style-name="ce1">
            <text:p>0.7316</text:p>
          </table:table-cell>
          <table:table-cell table:number-columns-repeated="16379"/>
        </table:table-row>
        <table:table-row table:style-name="ro1">
          <table:table-cell office:value-type="float" office:value="0.60640000000000005" table:style-name="ce1">
            <text:p>0.6064</text:p>
          </table:table-cell>
          <table:table-cell office:value-type="float" office:value="0.9304" table:style-name="ce1">
            <text:p>0.9304</text:p>
          </table:table-cell>
          <table:table-cell table:style-name="ce1"/>
          <table:table-cell office:value-type="float" office:value="0.68" table:style-name="ce1">
            <text:p>0.68</text:p>
          </table:table-cell>
          <table:table-cell office:value-type="float" office:value="0.74119999999999997" table:style-name="ce1">
            <text:p>0.7412</text:p>
          </table:table-cell>
          <table:table-cell table:number-columns-repeated="16379"/>
        </table:table-row>
        <table:table-row table:style-name="ro1">
          <table:table-cell office:value-type="float" office:value="0.59019999999999995" table:style-name="ce1">
            <text:p>0.5902</text:p>
          </table:table-cell>
          <table:table-cell office:value-type="float" office:value="0.93579999999999997" table:style-name="ce1">
            <text:p>0.9358</text:p>
          </table:table-cell>
          <table:table-cell table:style-name="ce1"/>
          <table:table-cell office:value-type="float" office:value="0.67579999999999996" table:style-name="ce1">
            <text:p>0.6758</text:p>
          </table:table-cell>
          <table:table-cell office:value-type="float" office:value="0.73260000000000003" table:style-name="ce1">
            <text:p>0.7326</text:p>
          </table:table-cell>
          <table:table-cell table:number-columns-repeated="16379"/>
        </table:table-row>
        <table:table-row table:style-name="ro1">
          <table:table-cell office:value-type="float" office:value="0.59419999999999995" table:style-name="ce1">
            <text:p>0.5942</text:p>
          </table:table-cell>
          <table:table-cell office:value-type="float" office:value="0.93600000000000005" table:style-name="ce1">
            <text:p>0.936</text:p>
          </table:table-cell>
          <table:table-cell table:style-name="ce1"/>
          <table:table-cell office:value-type="float" office:value="0.67120000000000002" table:style-name="ce1">
            <text:p>0.6712</text:p>
          </table:table-cell>
          <table:table-cell office:value-type="float" office:value="0.74119999999999997" table:style-name="ce1">
            <text:p>0.7412</text:p>
          </table:table-cell>
          <table:table-cell table:number-columns-repeated="16379"/>
        </table:table-row>
        <table:table-row table:style-name="ro1">
          <table:table-cell office:value-type="float" office:value="0.59519999999999995" table:style-name="ce1">
            <text:p>0.5952</text:p>
          </table:table-cell>
          <table:table-cell office:value-type="float" office:value="0.93459999999999999" table:style-name="ce1">
            <text:p>0.9346</text:p>
          </table:table-cell>
          <table:table-cell table:style-name="ce1"/>
          <table:table-cell office:value-type="float" office:value="0.68759999999999999" table:style-name="ce1">
            <text:p>0.6876</text:p>
          </table:table-cell>
          <table:table-cell office:value-type="float" office:value="0.73760000000000003" table:style-name="ce1">
            <text:p>0.7376</text:p>
          </table:table-cell>
          <table:table-cell table:number-columns-repeated="16379"/>
        </table:table-row>
        <table:table-row table:style-name="ro1">
          <table:table-cell office:value-type="float" office:value="0.59619999999999995" table:style-name="ce1">
            <text:p>0.5962</text:p>
          </table:table-cell>
          <table:table-cell office:value-type="float" office:value="0.9294" table:style-name="ce1">
            <text:p>0.9294</text:p>
          </table:table-cell>
          <table:table-cell table:style-name="ce1"/>
          <table:table-cell office:value-type="float" office:value="0.67200000000000004" table:style-name="ce1">
            <text:p>0.672</text:p>
          </table:table-cell>
          <table:table-cell office:value-type="float" office:value="0.7258" table:style-name="ce1">
            <text:p>0.7258</text:p>
          </table:table-cell>
          <table:table-cell table:number-columns-repeated="16379"/>
        </table:table-row>
        <table:table-row table:style-name="ro1">
          <table:table-cell office:value-type="float" office:value="0.59799999999999998" table:style-name="ce1">
            <text:p>0.598</text:p>
          </table:table-cell>
          <table:table-cell office:value-type="float" office:value="0.93579999999999997" table:style-name="ce1">
            <text:p>0.9358</text:p>
          </table:table-cell>
          <table:table-cell table:style-name="ce1"/>
          <table:table-cell office:value-type="float" office:value="0.66700000000000004" table:style-name="ce1">
            <text:p>0.667</text:p>
          </table:table-cell>
          <table:table-cell office:value-type="float" office:value="0.72240000000000004" table:style-name="ce1">
            <text:p>0.7224</text:p>
          </table:table-cell>
          <table:table-cell table:number-columns-repeated="16379"/>
        </table:table-row>
        <table:table-row table:style-name="ro1">
          <table:table-cell office:value-type="float" office:value="0.60199999999999998" table:style-name="ce1">
            <text:p>0.602</text:p>
          </table:table-cell>
          <table:table-cell office:value-type="float" office:value="0.94279999999999997" table:style-name="ce1">
            <text:p>0.9428</text:p>
          </table:table-cell>
          <table:table-cell table:style-name="ce1"/>
          <table:table-cell office:value-type="float" office:value="0.68300000000000005" table:style-name="ce1">
            <text:p>0.683</text:p>
          </table:table-cell>
          <table:table-cell office:value-type="float" office:value="0.74419999999999997" table:style-name="ce1">
            <text:p>0.7442</text:p>
          </table:table-cell>
          <table:table-cell table:number-columns-repeated="16379"/>
        </table:table-row>
        <table:table-row table:style-name="ro1">
          <table:table-cell office:value-type="float" office:value="0.59019999999999995" table:style-name="ce1">
            <text:p>0.5902</text:p>
          </table:table-cell>
          <table:table-cell office:value-type="float" office:value="0.93979999999999997" table:style-name="ce1">
            <text:p>0.9398</text:p>
          </table:table-cell>
          <table:table-cell table:style-name="ce1"/>
          <table:table-cell office:value-type="float" office:value="0.67700000000000005" table:style-name="ce1">
            <text:p>0.677</text:p>
          </table:table-cell>
          <table:table-cell office:value-type="float" office:value="0.73980000000000001" table:style-name="ce1">
            <text:p>0.7398</text:p>
          </table:table-cell>
          <table:table-cell table:number-columns-repeated="16379"/>
        </table:table-row>
        <table:table-row table:style-name="ro1">
          <table:table-cell office:value-type="float" office:value="0.59" table:style-name="ce1">
            <text:p>0.59</text:p>
          </table:table-cell>
          <table:table-cell office:value-type="float" office:value="0.93479999999999996" table:style-name="ce1">
            <text:p>0.9348</text:p>
          </table:table-cell>
          <table:table-cell table:style-name="ce1"/>
          <table:table-cell office:value-type="float" office:value="0.68" table:style-name="ce1">
            <text:p>0.68</text:p>
          </table:table-cell>
          <table:table-cell office:value-type="float" office:value="0.74319999999999997" table:style-name="ce1">
            <text:p>0.7432</text:p>
          </table:table-cell>
          <table:table-cell table:number-columns-repeated="16379"/>
        </table:table-row>
        <table:table-row table:style-name="ro1">
          <table:table-cell office:value-type="float" office:value="0.58520000000000005" table:style-name="ce1">
            <text:p>0.5852</text:p>
          </table:table-cell>
          <table:table-cell office:value-type="float" office:value="0.93440000000000001" table:style-name="ce1">
            <text:p>0.9344</text:p>
          </table:table-cell>
          <table:table-cell table:style-name="ce1"/>
          <table:table-cell office:value-type="float" office:value="0.67859999999999998" table:style-name="ce1">
            <text:p>0.6786</text:p>
          </table:table-cell>
          <table:table-cell office:value-type="float" office:value="0.72899999999999998" table:style-name="ce1">
            <text:p>0.729</text:p>
          </table:table-cell>
          <table:table-cell table:number-columns-repeated="16379"/>
        </table:table-row>
        <table:table-row table:style-name="ro1">
          <table:table-cell office:value-type="float" office:value="0.5968" table:style-name="ce1">
            <text:p>0.5968</text:p>
          </table:table-cell>
          <table:table-cell office:value-type="float" office:value="0.94520000000000004" table:style-name="ce1">
            <text:p>0.9452</text:p>
          </table:table-cell>
          <table:table-cell table:style-name="ce1"/>
          <table:table-cell office:value-type="float" office:value="0.68459999999999999" table:style-name="ce1">
            <text:p>0.6846</text:p>
          </table:table-cell>
          <table:table-cell office:value-type="float" office:value="0.73160000000000003" table:style-name="ce1">
            <text:p>0.7316</text:p>
          </table:table-cell>
          <table:table-cell table:number-columns-repeated="16379"/>
        </table:table-row>
        <table:table-row table:style-name="ro1">
          <table:table-cell office:value-type="float" office:value="0.59719999999999995" table:style-name="ce1">
            <text:p>0.5972</text:p>
          </table:table-cell>
          <table:table-cell office:value-type="float" office:value="0.93959999999999999" table:style-name="ce1">
            <text:p>0.9396</text:p>
          </table:table-cell>
          <table:table-cell table:style-name="ce1"/>
          <table:table-cell office:value-type="float" office:value="0.67900000000000005" table:style-name="ce1">
            <text:p>0.679</text:p>
          </table:table-cell>
          <table:table-cell office:value-type="float" office:value="0.74319999999999997" table:style-name="ce1">
            <text:p>0.7432</text:p>
          </table:table-cell>
          <table:table-cell table:number-columns-repeated="16379"/>
        </table:table-row>
        <table:table-row table:style-name="ro1">
          <table:table-cell office:value-type="float" office:value="0.59199999999999997" table:style-name="ce1">
            <text:p>0.592</text:p>
          </table:table-cell>
          <table:table-cell office:value-type="float" office:value="0.93579999999999997" table:style-name="ce1">
            <text:p>0.9358</text:p>
          </table:table-cell>
          <table:table-cell table:style-name="ce1"/>
          <table:table-cell office:value-type="float" office:value="0.66739999999999999" table:style-name="ce1">
            <text:p>0.6674</text:p>
          </table:table-cell>
          <table:table-cell office:value-type="float" office:value="0.72619999999999996" table:style-name="ce1">
            <text:p>0.7262</text:p>
          </table:table-cell>
          <table:table-cell table:number-columns-repeated="16379"/>
        </table:table-row>
        <table:table-row table:style-name="ro1">
          <table:table-cell office:value-type="float" office:value="0.59899999999999998" table:style-name="ce1">
            <text:p>0.599</text:p>
          </table:table-cell>
          <table:table-cell office:value-type="float" office:value="0.94259999999999999" table:style-name="ce1">
            <text:p>0.9426</text:p>
          </table:table-cell>
          <table:table-cell table:style-name="ce1"/>
          <table:table-cell office:value-type="float" office:value="0.67420000000000002" table:style-name="ce1">
            <text:p>0.6742</text:p>
          </table:table-cell>
          <table:table-cell office:value-type="float" office:value="0.74680000000000002" table:style-name="ce1">
            <text:p>0.7468</text:p>
          </table:table-cell>
          <table:table-cell table:number-columns-repeated="16379"/>
        </table:table-row>
        <table:table-row table:style-name="ro1">
          <table:table-cell office:value-type="float" office:value="0.5998" table:style-name="ce1">
            <text:p>0.5998</text:p>
          </table:table-cell>
          <table:table-cell office:value-type="float" office:value="0.94120000000000004" table:style-name="ce1">
            <text:p>0.9412</text:p>
          </table:table-cell>
          <table:table-cell table:style-name="ce1"/>
          <table:table-cell office:value-type="float" office:value="0.67" table:style-name="ce1">
            <text:p>0.67</text:p>
          </table:table-cell>
          <table:table-cell office:value-type="float" office:value="0.72940000000000005" table:style-name="ce1">
            <text:p>0.7294</text:p>
          </table:table-cell>
          <table:table-cell table:number-columns-repeated="16379"/>
        </table:table-row>
        <table:table-row table:style-name="ro1">
          <table:table-cell office:value-type="float" office:value="0.58499999999999996" table:style-name="ce1">
            <text:p>0.585</text:p>
          </table:table-cell>
          <table:table-cell office:value-type="float" office:value="0.94340000000000002" table:style-name="ce1">
            <text:p>0.9434</text:p>
          </table:table-cell>
          <table:table-cell table:style-name="ce1"/>
          <table:table-cell office:value-type="float" office:value="0.6794" table:style-name="ce1">
            <text:p>0.6794</text:p>
          </table:table-cell>
          <table:table-cell office:value-type="float" office:value="0.74319999999999997" table:style-name="ce1">
            <text:p>0.7432</text:p>
          </table:table-cell>
          <table:table-cell table:number-columns-repeated="16379"/>
        </table:table-row>
        <table:table-row table:style-name="ro1">
          <table:table-cell office:value-type="float" office:value="0.59599999999999997" table:style-name="ce1">
            <text:p>0.596</text:p>
          </table:table-cell>
          <table:table-cell office:value-type="float" office:value="0.94259999999999999" table:style-name="ce1">
            <text:p>0.9426</text:p>
          </table:table-cell>
          <table:table-cell table:style-name="ce1"/>
          <table:table-cell office:value-type="float" office:value="0.67320000000000002" table:style-name="ce1">
            <text:p>0.6732</text:p>
          </table:table-cell>
          <table:table-cell office:value-type="float" office:value="0.74339999999999995" table:style-name="ce1">
            <text:p>0.7434</text:p>
          </table:table-cell>
          <table:table-cell table:number-columns-repeated="16379"/>
        </table:table-row>
        <table:table-row table:style-name="ro1">
          <table:table-cell office:value-type="float" office:value="0.60099999999999998" table:style-name="ce1">
            <text:p>0.601</text:p>
          </table:table-cell>
          <table:table-cell office:value-type="float" office:value="0.94340000000000002" table:style-name="ce1">
            <text:p>0.9434</text:p>
          </table:table-cell>
          <table:table-cell table:style-name="ce1"/>
          <table:table-cell office:value-type="float" office:value="0.68620000000000003" table:style-name="ce1">
            <text:p>0.6862</text:p>
          </table:table-cell>
          <table:table-cell office:value-type="float" office:value="0.73819999999999997" table:style-name="ce1">
            <text:p>0.7382</text:p>
          </table:table-cell>
          <table:table-cell table:number-columns-repeated="16379"/>
        </table:table-row>
        <table:table-row table:style-name="ro1">
          <table:table-cell office:value-type="float" office:value="0.59560000000000002" table:style-name="ce1">
            <text:p>0.5956</text:p>
          </table:table-cell>
          <table:table-cell office:value-type="float" office:value="0.94199999999999995" table:style-name="ce1">
            <text:p>0.942</text:p>
          </table:table-cell>
          <table:table-cell table:style-name="ce1"/>
          <table:table-cell office:value-type="float" office:value="0.67479999999999996" table:style-name="ce1">
            <text:p>0.6748</text:p>
          </table:table-cell>
          <table:table-cell office:value-type="float" office:value="0.75639999999999996" table:style-name="ce1">
            <text:p>0.7564</text:p>
          </table:table-cell>
          <table:table-cell table:number-columns-repeated="16379"/>
        </table:table-row>
        <table:table-row table:style-name="ro1">
          <table:table-cell office:value-type="float" office:value="0.59319999999999995" table:style-name="ce1">
            <text:p>0.5932</text:p>
          </table:table-cell>
          <table:table-cell office:value-type="float" office:value="0.94259999999999999" table:style-name="ce1">
            <text:p>0.9426</text:p>
          </table:table-cell>
          <table:table-cell table:style-name="ce1"/>
          <table:table-cell office:value-type="float" office:value="0.68459999999999999" table:style-name="ce1">
            <text:p>0.6846</text:p>
          </table:table-cell>
          <table:table-cell office:value-type="float" office:value="0.73019999999999996" table:style-name="ce1">
            <text:p>0.7302</text:p>
          </table:table-cell>
          <table:table-cell table:number-columns-repeated="16379"/>
        </table:table-row>
        <table:table-row table:style-name="ro1">
          <table:table-cell office:value-type="float" office:value="0.59660000000000002" table:style-name="ce1">
            <text:p>0.5966</text:p>
          </table:table-cell>
          <table:table-cell office:value-type="float" office:value="0.94620000000000004" table:style-name="ce1">
            <text:p>0.9462</text:p>
          </table:table-cell>
          <table:table-cell table:style-name="ce1"/>
          <table:table-cell office:value-type="float" office:value="0.6724" table:style-name="ce1">
            <text:p>0.6724</text:p>
          </table:table-cell>
          <table:table-cell office:value-type="float" office:value="0.74019999999999997" table:style-name="ce1">
            <text:p>0.7402</text:p>
          </table:table-cell>
          <table:table-cell table:number-columns-repeated="16379"/>
        </table:table-row>
        <table:table-row table:style-name="ro1">
          <table:table-cell office:value-type="float" office:value="0.59560000000000002" table:style-name="ce1">
            <text:p>0.5956</text:p>
          </table:table-cell>
          <table:table-cell office:value-type="float" office:value="0.93879999999999997" table:style-name="ce1">
            <text:p>0.9388</text:p>
          </table:table-cell>
          <table:table-cell table:style-name="ce1"/>
          <table:table-cell office:value-type="float" office:value="0.68379999999999996" table:style-name="ce1">
            <text:p>0.6838</text:p>
          </table:table-cell>
          <table:table-cell office:value-type="float" office:value="0.74619999999999997" table:style-name="ce1">
            <text:p>0.7462</text:p>
          </table:table-cell>
          <table:table-cell table:number-columns-repeated="16379"/>
        </table:table-row>
        <table:table-row table:style-name="ro1">
          <table:table-cell office:value-type="float" office:value="0.58840000000000003" table:style-name="ce1">
            <text:p>0.5884</text:p>
          </table:table-cell>
          <table:table-cell office:value-type="float" office:value="0.93959999999999999" table:style-name="ce1">
            <text:p>0.9396</text:p>
          </table:table-cell>
          <table:table-cell table:style-name="ce1"/>
          <table:table-cell office:value-type="float" office:value="0.6794" table:style-name="ce1">
            <text:p>0.6794</text:p>
          </table:table-cell>
          <table:table-cell office:value-type="float" office:value="0.72599999999999998" table:style-name="ce1">
            <text:p>0.726</text:p>
          </table:table-cell>
          <table:table-cell table:number-columns-repeated="16379"/>
        </table:table-row>
        <table:table-row table:style-name="ro1">
          <table:table-cell office:value-type="float" office:value="0.59240000000000004" table:style-name="ce1">
            <text:p>0.5924</text:p>
          </table:table-cell>
          <table:table-cell office:value-type="float" office:value="0.95179999999999998" table:style-name="ce1">
            <text:p>0.9518</text:p>
          </table:table-cell>
          <table:table-cell table:style-name="ce1"/>
          <table:table-cell office:value-type="float" office:value="0.67720000000000002" table:style-name="ce1">
            <text:p>0.6772</text:p>
          </table:table-cell>
          <table:table-cell office:value-type="float" office:value="0.74439999999999995" table:style-name="ce1">
            <text:p>0.7444</text:p>
          </table:table-cell>
          <table:table-cell table:number-columns-repeated="16379"/>
        </table:table-row>
        <table:table-row table:style-name="ro1">
          <table:table-cell office:value-type="float" office:value="0.59040000000000004" table:style-name="ce1">
            <text:p>0.5904</text:p>
          </table:table-cell>
          <table:table-cell office:value-type="float" office:value="0.94379999999999997" table:style-name="ce1">
            <text:p>0.9438</text:p>
          </table:table-cell>
          <table:table-cell table:style-name="ce1"/>
          <table:table-cell office:value-type="float" office:value="0.68979999999999997" table:style-name="ce1">
            <text:p>0.6898</text:p>
          </table:table-cell>
          <table:table-cell office:value-type="float" office:value="0.72899999999999998" table:style-name="ce1">
            <text:p>0.729</text:p>
          </table:table-cell>
          <table:table-cell table:number-columns-repeated="16379"/>
        </table:table-row>
        <table:table-row table:style-name="ro1">
          <table:table-cell office:value-type="float" office:value="0.59199999999999997" table:style-name="ce1">
            <text:p>0.592</text:p>
          </table:table-cell>
          <table:table-cell office:value-type="float" office:value="0.9456" table:style-name="ce1">
            <text:p>0.9456</text:p>
          </table:table-cell>
          <table:table-cell table:style-name="ce1"/>
          <table:table-cell office:value-type="float" office:value="0.67020000000000002" table:style-name="ce1">
            <text:p>0.6702</text:p>
          </table:table-cell>
          <table:table-cell office:value-type="float" office:value="0.74019999999999997" table:style-name="ce1">
            <text:p>0.7402</text:p>
          </table:table-cell>
          <table:table-cell table:number-columns-repeated="16379"/>
        </table:table-row>
        <table:table-row table:style-name="ro1">
          <table:table-cell office:value-type="float" office:value="0.60160000000000002" table:style-name="ce1">
            <text:p>0.6016</text:p>
          </table:table-cell>
          <table:table-cell office:value-type="float" office:value="0.94940000000000002" table:style-name="ce1">
            <text:p>0.9494</text:p>
          </table:table-cell>
          <table:table-cell table:style-name="ce1"/>
          <table:table-cell office:value-type="float" office:value="0.67179999999999995" table:style-name="ce1">
            <text:p>0.6718</text:p>
          </table:table-cell>
          <table:table-cell office:value-type="float" office:value="0.74139999999999995" table:style-name="ce1">
            <text:p>0.7414</text:p>
          </table:table-cell>
          <table:table-cell table:number-columns-repeated="16379"/>
        </table:table-row>
        <table:table-row table:style-name="ro1">
          <table:table-cell office:value-type="float" office:value="0.59619999999999995" table:style-name="ce1">
            <text:p>0.5962</text:p>
          </table:table-cell>
          <table:table-cell office:value-type="float" office:value="0.94359999999999999" table:style-name="ce1">
            <text:p>0.9436</text:p>
          </table:table-cell>
          <table:table-cell table:style-name="ce1"/>
          <table:table-cell office:value-type="float" office:value="0.67559999999999998" table:style-name="ce1">
            <text:p>0.6756</text:p>
          </table:table-cell>
          <table:table-cell office:value-type="float" office:value="0.74360000000000004" table:style-name="ce1">
            <text:p>0.7436</text:p>
          </table:table-cell>
          <table:table-cell table:number-columns-repeated="16379"/>
        </table:table-row>
        <table:table-row table:style-name="ro1">
          <table:table-cell office:value-type="float" office:value="0.60119999999999996" table:style-name="ce1">
            <text:p>0.6012</text:p>
          </table:table-cell>
          <table:table-cell office:value-type="float" office:value="0.94799999999999995" table:style-name="ce1">
            <text:p>0.948</text:p>
          </table:table-cell>
          <table:table-cell table:style-name="ce1"/>
          <table:table-cell office:value-type="float" office:value="0.6804" table:style-name="ce1">
            <text:p>0.6804</text:p>
          </table:table-cell>
          <table:table-cell office:value-type="float" office:value="0.74980000000000002" table:style-name="ce1">
            <text:p>0.7498</text:p>
          </table:table-cell>
          <table:table-cell table:number-columns-repeated="16379"/>
        </table:table-row>
        <table:table-row table:style-name="ro1">
          <table:table-cell office:value-type="float" office:value="0.5988" table:style-name="ce1">
            <text:p>0.5988</text:p>
          </table:table-cell>
          <table:table-cell office:value-type="float" office:value="0.94379999999999997" table:style-name="ce1">
            <text:p>0.9438</text:p>
          </table:table-cell>
          <table:table-cell table:style-name="ce1"/>
          <table:table-cell office:value-type="float" office:value="0.68500000000000005" table:style-name="ce1">
            <text:p>0.685</text:p>
          </table:table-cell>
          <table:table-cell office:value-type="float" office:value="0.73640000000000005" table:style-name="ce1">
            <text:p>0.7364</text:p>
          </table:table-cell>
          <table:table-cell table:number-columns-repeated="16379"/>
        </table:table-row>
        <table:table-row table:style-name="ro1">
          <table:table-cell office:value-type="float" office:value="0.5978" table:style-name="ce1">
            <text:p>0.5978</text:p>
          </table:table-cell>
          <table:table-cell office:value-type="float" office:value="0.9516" table:style-name="ce1">
            <text:p>0.9516</text:p>
          </table:table-cell>
          <table:table-cell table:style-name="ce1"/>
          <table:table-cell office:value-type="float" office:value="0.67359999999999998" table:style-name="ce1">
            <text:p>0.6736</text:p>
          </table:table-cell>
          <table:table-cell office:value-type="float" office:value="0.74839999999999995" table:style-name="ce1">
            <text:p>0.7484</text:p>
          </table:table-cell>
          <table:table-cell table:number-columns-repeated="16379"/>
        </table:table-row>
        <table:table-row table:style-name="ro1">
          <table:table-cell office:value-type="float" office:value="0.58660000000000001" table:style-name="ce1">
            <text:p>0.5866</text:p>
          </table:table-cell>
          <table:table-cell office:value-type="float" office:value="0.9456" table:style-name="ce1">
            <text:p>0.9456</text:p>
          </table:table-cell>
          <table:table-cell table:style-name="ce1"/>
          <table:table-cell office:value-type="float" office:value="0.67279999999999995" table:style-name="ce1">
            <text:p>0.6728</text:p>
          </table:table-cell>
          <table:table-cell office:value-type="float" office:value="0.73340000000000005" table:style-name="ce1">
            <text:p>0.7334</text:p>
          </table:table-cell>
          <table:table-cell table:number-columns-repeated="16379"/>
        </table:table-row>
        <table:table-row table:style-name="ro1">
          <table:table-cell office:value-type="float" office:value="0.60599999999999998" table:style-name="ce1">
            <text:p>0.606</text:p>
          </table:table-cell>
          <table:table-cell office:value-type="float" office:value="0.93840000000000001" table:style-name="ce1">
            <text:p>0.9384</text:p>
          </table:table-cell>
          <table:table-cell table:style-name="ce1"/>
          <table:table-cell office:value-type="float" office:value="0.68799999999999994" table:style-name="ce1">
            <text:p>0.688</text:p>
          </table:table-cell>
          <table:table-cell office:value-type="float" office:value="0.74" table:style-name="ce1">
            <text:p>0.74</text:p>
          </table:table-cell>
          <table:table-cell table:number-columns-repeated="16379"/>
        </table:table-row>
        <table:table-row table:style-name="ro1">
          <table:table-cell office:value-type="float" office:value="0.59640000000000004" table:style-name="ce1">
            <text:p>0.5964</text:p>
          </table:table-cell>
          <table:table-cell office:value-type="float" office:value="0.94640000000000002" table:style-name="ce1">
            <text:p>0.9464</text:p>
          </table:table-cell>
          <table:table-cell table:style-name="ce1"/>
          <table:table-cell office:value-type="float" office:value="0.68120000000000003" table:style-name="ce1">
            <text:p>0.6812</text:p>
          </table:table-cell>
          <table:table-cell office:value-type="float" office:value="0.74439999999999995" table:style-name="ce1">
            <text:p>0.7444</text:p>
          </table:table-cell>
          <table:table-cell table:number-columns-repeated="16379"/>
        </table:table-row>
        <table:table-row table:style-name="ro1">
          <table:table-cell office:value-type="float" office:value="0.57620000000000005" table:style-name="ce1">
            <text:p>0.5762</text:p>
          </table:table-cell>
          <table:table-cell office:value-type="float" office:value="0.94640000000000002" table:style-name="ce1">
            <text:p>0.9464</text:p>
          </table:table-cell>
          <table:table-cell table:style-name="ce1"/>
          <table:table-cell office:value-type="float" office:value="0.67520000000000002" table:style-name="ce1">
            <text:p>0.6752</text:p>
          </table:table-cell>
          <table:table-cell office:value-type="float" office:value="0.75280000000000002" table:style-name="ce1">
            <text:p>0.7528</text:p>
          </table:table-cell>
          <table:table-cell table:number-columns-repeated="16379"/>
        </table:table-row>
        <table:table-row table:style-name="ro1">
          <table:table-cell office:value-type="float" office:value="0.60060000000000002" table:style-name="ce1">
            <text:p>0.6006</text:p>
          </table:table-cell>
          <table:table-cell office:value-type="float" office:value="0.9446" table:style-name="ce1">
            <text:p>0.9446</text:p>
          </table:table-cell>
          <table:table-cell table:style-name="ce1"/>
          <table:table-cell office:value-type="float" office:value="0.67620000000000002" table:style-name="ce1">
            <text:p>0.6762</text:p>
          </table:table-cell>
          <table:table-cell office:value-type="float" office:value="0.74519999999999997" table:style-name="ce1">
            <text:p>0.7452</text:p>
          </table:table-cell>
          <table:table-cell table:number-columns-repeated="16379"/>
        </table:table-row>
        <table:table-row table:style-name="ro1">
          <table:table-cell office:value-type="float" office:value="0.5978" table:style-name="ce1">
            <text:p>0.5978</text:p>
          </table:table-cell>
          <table:table-cell office:value-type="float" office:value="0.94540000000000002" table:style-name="ce1">
            <text:p>0.9454</text:p>
          </table:table-cell>
          <table:table-cell table:style-name="ce1"/>
          <table:table-cell office:value-type="float" office:value="0.67420000000000002" table:style-name="ce1">
            <text:p>0.6742</text:p>
          </table:table-cell>
          <table:table-cell office:value-type="float" office:value="0.74760000000000004" table:style-name="ce1">
            <text:p>0.7476</text:p>
          </table:table-cell>
          <table:table-cell table:number-columns-repeated="16379"/>
        </table:table-row>
        <table:table-row table:style-name="ro1">
          <table:table-cell office:value-type="float" office:value="0.59260000000000002" table:style-name="ce1">
            <text:p>0.5926</text:p>
          </table:table-cell>
          <table:table-cell office:value-type="float" office:value="0.9496" table:style-name="ce1">
            <text:p>0.9496</text:p>
          </table:table-cell>
          <table:table-cell table:style-name="ce1"/>
          <table:table-cell office:value-type="float" office:value="0.67900000000000005" table:style-name="ce1">
            <text:p>0.679</text:p>
          </table:table-cell>
          <table:table-cell office:value-type="float" office:value="0.74939999999999996" table:style-name="ce1">
            <text:p>0.7494</text:p>
          </table:table-cell>
          <table:table-cell table:number-columns-repeated="16379"/>
        </table:table-row>
        <table:table-row table:style-name="ro1">
          <table:table-cell office:value-type="float" office:value="0.59160000000000001" table:style-name="ce1">
            <text:p>0.5916</text:p>
          </table:table-cell>
          <table:table-cell office:value-type="float" office:value="0.95140000000000002" table:style-name="ce1">
            <text:p>0.9514</text:p>
          </table:table-cell>
          <table:table-cell table:style-name="ce1"/>
          <table:table-cell office:value-type="float" office:value="0.6774" table:style-name="ce1">
            <text:p>0.6774</text:p>
          </table:table-cell>
          <table:table-cell office:value-type="float" office:value="0.74460000000000004" table:style-name="ce1">
            <text:p>0.7446</text:p>
          </table:table-cell>
          <table:table-cell table:number-columns-repeated="16379"/>
        </table:table-row>
        <table:table-row table:style-name="ro1">
          <table:table-cell office:value-type="float" office:value="0.60399999999999998" table:style-name="ce1">
            <text:p>0.604</text:p>
          </table:table-cell>
          <table:table-cell office:value-type="float" office:value="0.95379999999999998" table:style-name="ce1">
            <text:p>0.9538</text:p>
          </table:table-cell>
          <table:table-cell table:style-name="ce1"/>
          <table:table-cell office:value-type="float" office:value="0.68520000000000003" table:style-name="ce1">
            <text:p>0.6852</text:p>
          </table:table-cell>
          <table:table-cell office:value-type="float" office:value="0.75339999999999996" table:style-name="ce1">
            <text:p>0.7534</text:p>
          </table:table-cell>
          <table:table-cell table:number-columns-repeated="16379"/>
        </table:table-row>
        <table:table-row table:style-name="ro1">
          <table:table-cell office:value-type="float" office:value="0.5796" table:style-name="ce1">
            <text:p>0.5796</text:p>
          </table:table-cell>
          <table:table-cell office:value-type="float" office:value="0.95199999999999996" table:style-name="ce1">
            <text:p>0.952</text:p>
          </table:table-cell>
          <table:table-cell table:style-name="ce1"/>
          <table:table-cell office:value-type="float" office:value="0.68120000000000003" table:style-name="ce1">
            <text:p>0.6812</text:p>
          </table:table-cell>
          <table:table-cell office:value-type="float" office:value="0.73980000000000001" table:style-name="ce1">
            <text:p>0.7398</text:p>
          </table:table-cell>
          <table:table-cell table:number-columns-repeated="16379"/>
        </table:table-row>
        <table:table-row table:style-name="ro1">
          <table:table-cell office:value-type="float" office:value="0.61080000000000001" table:style-name="ce1">
            <text:p>0.6108</text:p>
          </table:table-cell>
          <table:table-cell office:value-type="float" office:value="0.95399999999999996" table:style-name="ce1">
            <text:p>0.954</text:p>
          </table:table-cell>
          <table:table-cell table:style-name="ce1"/>
          <table:table-cell office:value-type="float" office:value="0.67159999999999997" table:style-name="ce1">
            <text:p>0.6716</text:p>
          </table:table-cell>
          <table:table-cell office:value-type="float" office:value="0.74419999999999997" table:style-name="ce1">
            <text:p>0.7442</text:p>
          </table:table-cell>
          <table:table-cell table:number-columns-repeated="16379"/>
        </table:table-row>
        <table:table-row table:style-name="ro1">
          <table:table-cell office:value-type="float" office:value="0.59699999999999998" table:style-name="ce1">
            <text:p>0.597</text:p>
          </table:table-cell>
          <table:table-cell office:value-type="float" office:value="0.9496" table:style-name="ce1">
            <text:p>0.9496</text:p>
          </table:table-cell>
          <table:table-cell table:style-name="ce1"/>
          <table:table-cell office:value-type="float" office:value="0.67600000000000005" table:style-name="ce1">
            <text:p>0.676</text:p>
          </table:table-cell>
          <table:table-cell office:value-type="float" office:value="0.74460000000000004" table:style-name="ce1">
            <text:p>0.7446</text:p>
          </table:table-cell>
          <table:table-cell table:number-columns-repeated="16379"/>
        </table:table-row>
        <table:table-row table:style-name="ro1">
          <table:table-cell office:value-type="float" office:value="0.59540000000000004" table:style-name="ce1">
            <text:p>0.5954</text:p>
          </table:table-cell>
          <table:table-cell office:value-type="float" office:value="0.95079999999999998" table:style-name="ce1">
            <text:p>0.9508</text:p>
          </table:table-cell>
          <table:table-cell table:style-name="ce1"/>
          <table:table-cell office:value-type="float" office:value="0.66600000000000004" table:style-name="ce1">
            <text:p>0.666</text:p>
          </table:table-cell>
          <table:table-cell office:value-type="float" office:value="0.73560000000000003" table:style-name="ce1">
            <text:p>0.7356</text:p>
          </table:table-cell>
          <table:table-cell table:number-columns-repeated="16379"/>
        </table:table-row>
        <table:table-row table:style-name="ro1">
          <table:table-cell office:value-type="float" office:value="0.58620000000000005" table:style-name="ce1">
            <text:p>0.5862</text:p>
          </table:table-cell>
          <table:table-cell office:value-type="float" office:value="0.95020000000000004" table:style-name="ce1">
            <text:p>0.9502</text:p>
          </table:table-cell>
          <table:table-cell table:style-name="ce1"/>
          <table:table-cell office:value-type="float" office:value="0.67400000000000004" table:style-name="ce1">
            <text:p>0.674</text:p>
          </table:table-cell>
          <table:table-cell office:value-type="float" office:value="0.74560000000000004" table:style-name="ce1">
            <text:p>0.7456</text:p>
          </table:table-cell>
          <table:table-cell table:number-columns-repeated="16379"/>
        </table:table-row>
        <table:table-row table:style-name="ro1">
          <table:table-cell office:value-type="float" office:value="0.58699999999999997" table:style-name="ce1">
            <text:p>0.587</text:p>
          </table:table-cell>
          <table:table-cell office:value-type="float" office:value="0.9516" table:style-name="ce1">
            <text:p>0.9516</text:p>
          </table:table-cell>
          <table:table-cell table:style-name="ce1"/>
          <table:table-cell office:value-type="float" office:value="0.67159999999999997" table:style-name="ce1">
            <text:p>0.6716</text:p>
          </table:table-cell>
          <table:table-cell office:value-type="float" office:value="0.74680000000000002" table:style-name="ce1">
            <text:p>0.7468</text:p>
          </table:table-cell>
          <table:table-cell table:number-columns-repeated="16379"/>
        </table:table-row>
        <table:table-row table:style-name="ro1">
          <table:table-cell office:value-type="float" office:value="0.58560000000000001" table:style-name="ce1">
            <text:p>0.5856</text:p>
          </table:table-cell>
          <table:table-cell office:value-type="float" office:value="0.95320000000000005" table:style-name="ce1">
            <text:p>0.9532</text:p>
          </table:table-cell>
          <table:table-cell table:style-name="ce1"/>
          <table:table-cell office:value-type="float" office:value="0.67859999999999998" table:style-name="ce1">
            <text:p>0.6786</text:p>
          </table:table-cell>
          <table:table-cell office:value-type="float" office:value="0.75460000000000005" table:style-name="ce1">
            <text:p>0.7546</text:p>
          </table:table-cell>
          <table:table-cell table:number-columns-repeated="16379"/>
        </table:table-row>
        <table:table-row table:style-name="ro1">
          <table:table-cell office:value-type="float" office:value="0.60160000000000002" table:style-name="ce1">
            <text:p>0.6016</text:p>
          </table:table-cell>
          <table:table-cell office:value-type="float" office:value="0.95199999999999996" table:style-name="ce1">
            <text:p>0.952</text:p>
          </table:table-cell>
          <table:table-cell table:style-name="ce1"/>
          <table:table-cell office:value-type="float" office:value="0.67279999999999995" table:style-name="ce1">
            <text:p>0.6728</text:p>
          </table:table-cell>
          <table:table-cell office:value-type="float" office:value="0.75119999999999998" table:style-name="ce1">
            <text:p>0.7512</text:p>
          </table:table-cell>
          <table:table-cell table:number-columns-repeated="16379"/>
        </table:table-row>
        <table:table-row table:style-name="ro1">
          <table:table-cell office:value-type="float" office:value="0.59379999999999999" table:style-name="ce1">
            <text:p>0.5938</text:p>
          </table:table-cell>
          <table:table-cell office:value-type="float" office:value="0.95440000000000003" table:style-name="ce1">
            <text:p>0.9544</text:p>
          </table:table-cell>
          <table:table-cell table:style-name="ce1"/>
          <table:table-cell office:value-type="float" office:value="0.6764" table:style-name="ce1">
            <text:p>0.6764</text:p>
          </table:table-cell>
          <table:table-cell office:value-type="float" office:value="0.75060000000000004" table:style-name="ce1">
            <text:p>0.7506</text:p>
          </table:table-cell>
          <table:table-cell table:number-columns-repeated="16379"/>
        </table:table-row>
        <table:table-row table:style-name="ro1">
          <table:table-cell office:value-type="float" office:value="0.59279999999999999" table:style-name="ce1">
            <text:p>0.5928</text:p>
          </table:table-cell>
          <table:table-cell office:value-type="float" office:value="0.9526" table:style-name="ce1">
            <text:p>0.9526</text:p>
          </table:table-cell>
          <table:table-cell table:style-name="ce1"/>
          <table:table-cell office:value-type="float" office:value="0.69299999999999995" table:style-name="ce1">
            <text:p>0.693</text:p>
          </table:table-cell>
          <table:table-cell office:value-type="float" office:value="0.75480000000000003" table:style-name="ce1">
            <text:p>0.7548</text:p>
          </table:table-cell>
          <table:table-cell table:number-columns-repeated="16379"/>
        </table:table-row>
        <table:table-row table:style-name="ro1">
          <table:table-cell office:value-type="float" office:value="0.59960000000000002" table:style-name="ce1">
            <text:p>0.5996</text:p>
          </table:table-cell>
          <table:table-cell office:value-type="float" office:value="0.95440000000000003" table:style-name="ce1">
            <text:p>0.9544</text:p>
          </table:table-cell>
          <table:table-cell table:style-name="ce1"/>
          <table:table-cell office:value-type="float" office:value="0.67859999999999998" table:style-name="ce1">
            <text:p>0.6786</text:p>
          </table:table-cell>
          <table:table-cell office:value-type="float" office:value="0.75639999999999996" table:style-name="ce1">
            <text:p>0.7564</text:p>
          </table:table-cell>
          <table:table-cell table:number-columns-repeated="16379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.9536" table:style-name="ce1">
            <text:p>0.9536</text:p>
          </table:table-cell>
          <table:table-cell table:style-name="ce1"/>
          <table:table-cell office:value-type="float" office:value="0.67479999999999996" table:style-name="ce1">
            <text:p>0.6748</text:p>
          </table:table-cell>
          <table:table-cell office:value-type="float" office:value="0.74460000000000004" table:style-name="ce1">
            <text:p>0.7446</text:p>
          </table:table-cell>
          <table:table-cell table:number-columns-repeated="16379"/>
        </table:table-row>
        <table:table-row table:style-name="ro1">
          <table:table-cell office:value-type="float" office:value="0.59260000000000002" table:style-name="ce1">
            <text:p>0.5926</text:p>
          </table:table-cell>
          <table:table-cell office:value-type="float" office:value="0.94979999999999998" table:style-name="ce1">
            <text:p>0.9498</text:p>
          </table:table-cell>
          <table:table-cell table:style-name="ce1"/>
          <table:table-cell office:value-type="float" office:value="0.67920000000000003" table:style-name="ce1">
            <text:p>0.6792</text:p>
          </table:table-cell>
          <table:table-cell office:value-type="float" office:value="0.76439999999999997" table:style-name="ce1">
            <text:p>0.7644</text:p>
          </table:table-cell>
          <table:table-cell table:number-columns-repeated="16379"/>
        </table:table-row>
        <table:table-row table:style-name="ro1">
          <table:table-cell office:value-type="float" office:value="0.59460000000000002" table:style-name="ce1">
            <text:p>0.5946</text:p>
          </table:table-cell>
          <table:table-cell office:value-type="float" office:value="0.95299999999999996" table:style-name="ce1">
            <text:p>0.953</text:p>
          </table:table-cell>
          <table:table-cell table:style-name="ce1"/>
          <table:table-cell office:value-type="float" office:value="0.68500000000000005" table:style-name="ce1">
            <text:p>0.685</text:p>
          </table:table-cell>
          <table:table-cell office:value-type="float" office:value="0.73680000000000001" table:style-name="ce1">
            <text:p>0.7368</text:p>
          </table:table-cell>
          <table:table-cell table:number-columns-repeated="16379"/>
        </table:table-row>
        <table:table-row table:style-name="ro1">
          <table:table-cell office:value-type="float" office:value="0.59340000000000004" table:style-name="ce1">
            <text:p>0.5934</text:p>
          </table:table-cell>
          <table:table-cell office:value-type="float" office:value="0.95499999999999996" table:style-name="ce1">
            <text:p>0.955</text:p>
          </table:table-cell>
          <table:table-cell table:style-name="ce1"/>
          <table:table-cell office:value-type="float" office:value="0.6734" table:style-name="ce1">
            <text:p>0.6734</text:p>
          </table:table-cell>
          <table:table-cell office:value-type="float" office:value="0.74939999999999996" table:style-name="ce1">
            <text:p>0.7494</text:p>
          </table:table-cell>
          <table:table-cell table:number-columns-repeated="16379"/>
        </table:table-row>
        <table:table-row table:style-name="ro1">
          <table:table-cell office:value-type="float" office:value="0.60419999999999996" table:style-name="ce1">
            <text:p>0.6042</text:p>
          </table:table-cell>
          <table:table-cell office:value-type="float" office:value="0.95440000000000003" table:style-name="ce1">
            <text:p>0.9544</text:p>
          </table:table-cell>
          <table:table-cell table:style-name="ce1"/>
          <table:table-cell office:value-type="float" office:value="0.68559999999999999" table:style-name="ce1">
            <text:p>0.6856</text:p>
          </table:table-cell>
          <table:table-cell office:value-type="float" office:value="0.76319999999999999" table:style-name="ce1">
            <text:p>0.7632</text:p>
          </table:table-cell>
          <table:table-cell table:number-columns-repeated="16379"/>
        </table:table-row>
        <table:table-row table:style-name="ro1">
          <table:table-cell office:value-type="float" office:value="0.58919999999999995" table:style-name="ce1">
            <text:p>0.5892</text:p>
          </table:table-cell>
          <table:table-cell office:value-type="float" office:value="0.95640000000000003" table:style-name="ce1">
            <text:p>0.9564</text:p>
          </table:table-cell>
          <table:table-cell table:style-name="ce1"/>
          <table:table-cell office:value-type="float" office:value="0.66139999999999999" table:style-name="ce1">
            <text:p>0.6614</text:p>
          </table:table-cell>
          <table:table-cell office:value-type="float" office:value="0.74299999999999999" table:style-name="ce1">
            <text:p>0.743</text:p>
          </table:table-cell>
          <table:table-cell table:number-columns-repeated="16379"/>
        </table:table-row>
        <table:table-row table:style-name="ro1">
          <table:table-cell office:value-type="float" office:value="0.59199999999999997" table:style-name="ce1">
            <text:p>0.592</text:p>
          </table:table-cell>
          <table:table-cell office:value-type="float" office:value="0.95540000000000003" table:style-name="ce1">
            <text:p>0.9554</text:p>
          </table:table-cell>
          <table:table-cell table:style-name="ce1"/>
          <table:table-cell office:value-type="float" office:value="0.68079999999999996" table:style-name="ce1">
            <text:p>0.6808</text:p>
          </table:table-cell>
          <table:table-cell office:value-type="float" office:value="0.75439999999999996" table:style-name="ce1">
            <text:p>0.7544</text:p>
          </table:table-cell>
          <table:table-cell table:number-columns-repeated="16379"/>
        </table:table-row>
        <table:table-row table:style-name="ro1">
          <table:table-cell office:value-type="float" office:value="0.58479999999999999" table:style-name="ce1">
            <text:p>0.5848</text:p>
          </table:table-cell>
          <table:table-cell office:value-type="float" office:value="0.96079999999999999" table:style-name="ce1">
            <text:p>0.9608</text:p>
          </table:table-cell>
          <table:table-cell table:style-name="ce1"/>
          <table:table-cell office:value-type="float" office:value="0.67500000000000004" table:style-name="ce1">
            <text:p>0.675</text:p>
          </table:table-cell>
          <table:table-cell office:value-type="float" office:value="0.76259999999999994" table:style-name="ce1">
            <text:p>0.7626</text:p>
          </table:table-cell>
          <table:table-cell table:number-columns-repeated="16379"/>
        </table:table-row>
        <table:table-row table:style-name="ro1">
          <table:table-cell office:value-type="float" office:value="0.60040000000000004" table:style-name="ce1">
            <text:p>0.6004</text:p>
          </table:table-cell>
          <table:table-cell office:value-type="float" office:value="0.95599999999999996" table:style-name="ce1">
            <text:p>0.956</text:p>
          </table:table-cell>
          <table:table-cell table:style-name="ce1"/>
          <table:table-cell office:value-type="float" office:value="0.67459999999999998" table:style-name="ce1">
            <text:p>0.6746</text:p>
          </table:table-cell>
          <table:table-cell office:value-type="float" office:value="0.75660000000000005" table:style-name="ce1">
            <text:p>0.7566</text:p>
          </table:table-cell>
          <table:table-cell table:number-columns-repeated="16379"/>
        </table:table-row>
        <table:table-row table:style-name="ro1">
          <table:table-cell office:value-type="float" office:value="0.6028" table:style-name="ce1">
            <text:p>0.6028</text:p>
          </table:table-cell>
          <table:table-cell office:value-type="float" office:value="0.95520000000000005" table:style-name="ce1">
            <text:p>0.9552</text:p>
          </table:table-cell>
          <table:table-cell table:style-name="ce1"/>
          <table:table-cell office:value-type="float" office:value="0.68240000000000001" table:style-name="ce1">
            <text:p>0.6824</text:p>
          </table:table-cell>
          <table:table-cell office:value-type="float" office:value="0.75180000000000002" table:style-name="ce1">
            <text:p>0.7518</text:p>
          </table:table-cell>
          <table:table-cell table:number-columns-repeated="16379"/>
        </table:table-row>
        <table:table-row table:style-name="ro1">
          <table:table-cell office:value-type="float" office:value="0.59640000000000004" table:style-name="ce1">
            <text:p>0.5964</text:p>
          </table:table-cell>
          <table:table-cell office:value-type="float" office:value="0.96040000000000003" table:style-name="ce1">
            <text:p>0.9604</text:p>
          </table:table-cell>
          <table:table-cell table:style-name="ce1"/>
          <table:table-cell office:value-type="float" office:value="0.67679999999999996" table:style-name="ce1">
            <text:p>0.6768</text:p>
          </table:table-cell>
          <table:table-cell office:value-type="float" office:value="0.76419999999999999" table:style-name="ce1">
            <text:p>0.7642</text:p>
          </table:table-cell>
          <table:table-cell table:number-columns-repeated="16379"/>
        </table:table-row>
        <table:table-row table:style-name="ro1">
          <table:table-cell office:value-type="float" office:value="0.58720000000000006" table:style-name="ce1">
            <text:p>0.5872</text:p>
          </table:table-cell>
          <table:table-cell office:value-type="float" office:value="0.95660000000000001" table:style-name="ce1">
            <text:p>0.9566</text:p>
          </table:table-cell>
          <table:table-cell table:style-name="ce1"/>
          <table:table-cell office:value-type="float" office:value="0.67579999999999996" table:style-name="ce1">
            <text:p>0.6758</text:p>
          </table:table-cell>
          <table:table-cell office:value-type="float" office:value="0.75860000000000005" table:style-name="ce1">
            <text:p>0.7586</text:p>
          </table:table-cell>
          <table:table-cell table:number-columns-repeated="16379"/>
        </table:table-row>
        <table:table-row table:style-name="ro1">
          <table:table-cell office:value-type="float" office:value="0.59719999999999995" table:style-name="ce1">
            <text:p>0.5972</text:p>
          </table:table-cell>
          <table:table-cell office:value-type="float" office:value="0.95520000000000005" table:style-name="ce1">
            <text:p>0.9552</text:p>
          </table:table-cell>
          <table:table-cell table:style-name="ce1"/>
          <table:table-cell office:value-type="float" office:value="0.68559999999999999" table:style-name="ce1">
            <text:p>0.6856</text:p>
          </table:table-cell>
          <table:table-cell office:value-type="float" office:value="0.75380000000000003" table:style-name="ce1">
            <text:p>0.7538</text:p>
          </table:table-cell>
          <table:table-cell table:number-columns-repeated="16379"/>
        </table:table-row>
        <table:table-row table:style-name="ro1">
          <table:table-cell office:value-type="float" office:value="0.59079999999999999" table:style-name="ce1">
            <text:p>0.5908</text:p>
          </table:table-cell>
          <table:table-cell office:value-type="float" office:value="0.95840000000000003" table:style-name="ce1">
            <text:p>0.9584</text:p>
          </table:table-cell>
          <table:table-cell table:style-name="ce1"/>
          <table:table-cell office:value-type="float" office:value="0.67859999999999998" table:style-name="ce1">
            <text:p>0.6786</text:p>
          </table:table-cell>
          <table:table-cell office:value-type="float" office:value="0.75460000000000005" table:style-name="ce1">
            <text:p>0.7546</text:p>
          </table:table-cell>
          <table:table-cell table:number-columns-repeated="16379"/>
        </table:table-row>
        <table:table-row table:style-name="ro1">
          <table:table-cell office:value-type="float" office:value="0.59540000000000004" table:style-name="ce1">
            <text:p>0.5954</text:p>
          </table:table-cell>
          <table:table-cell office:value-type="float" office:value="0.95440000000000003" table:style-name="ce1">
            <text:p>0.9544</text:p>
          </table:table-cell>
          <table:table-cell table:style-name="ce1"/>
          <table:table-cell office:value-type="float" office:value="0.67400000000000004" table:style-name="ce1">
            <text:p>0.674</text:p>
          </table:table-cell>
          <table:table-cell office:value-type="float" office:value="0.75680000000000003" table:style-name="ce1">
            <text:p>0.7568</text:p>
          </table:table-cell>
          <table:table-cell table:number-columns-repeated="16379"/>
        </table:table-row>
        <table:table-row table:style-name="ro1">
          <table:table-cell office:value-type="float" office:value="0.58579999999999999" table:style-name="ce1">
            <text:p>0.5858</text:p>
          </table:table-cell>
          <table:table-cell office:value-type="float" office:value="0.95820000000000005" table:style-name="ce1">
            <text:p>0.9582</text:p>
          </table:table-cell>
          <table:table-cell table:style-name="ce1"/>
          <table:table-cell office:value-type="float" office:value="0.68740000000000001" table:style-name="ce1">
            <text:p>0.6874</text:p>
          </table:table-cell>
          <table:table-cell office:value-type="float" office:value="0.76139999999999997" table:style-name="ce1">
            <text:p>0.7614</text:p>
          </table:table-cell>
          <table:table-cell table:number-columns-repeated="16379"/>
        </table:table-row>
        <table:table-row table:style-name="ro1">
          <table:table-cell office:value-type="float" office:value="0.58819999999999995" table:style-name="ce1">
            <text:p>0.5882</text:p>
          </table:table-cell>
          <table:table-cell office:value-type="float" office:value="0.95340000000000003" table:style-name="ce1">
            <text:p>0.9534</text:p>
          </table:table-cell>
          <table:table-cell table:style-name="ce1"/>
          <table:table-cell office:value-type="float" office:value="0.6734" table:style-name="ce1">
            <text:p>0.6734</text:p>
          </table:table-cell>
          <table:table-cell office:value-type="float" office:value="0.76300000000000001" table:style-name="ce1">
            <text:p>0.763</text:p>
          </table:table-cell>
          <table:table-cell table:number-columns-repeated="16379"/>
        </table:table-row>
        <table:table-row table:style-name="ro1">
          <table:table-cell office:value-type="float" office:value="0.60040000000000004" table:style-name="ce1">
            <text:p>0.6004</text:p>
          </table:table-cell>
          <table:table-cell office:value-type="float" office:value="0.96120000000000005" table:style-name="ce1">
            <text:p>0.9612</text:p>
          </table:table-cell>
          <table:table-cell table:style-name="ce1"/>
          <table:table-cell office:value-type="float" office:value="0.68120000000000003" table:style-name="ce1">
            <text:p>0.6812</text:p>
          </table:table-cell>
          <table:table-cell office:value-type="float" office:value="0.75119999999999998" table:style-name="ce1">
            <text:p>0.7512</text:p>
          </table:table-cell>
          <table:table-cell table:number-columns-repeated="16379"/>
        </table:table-row>
        <table:table-row table:style-name="ro1">
          <table:table-cell office:value-type="float" office:value="0.59919999999999995" table:style-name="ce1">
            <text:p>0.5992</text:p>
          </table:table-cell>
          <table:table-cell office:value-type="float" office:value="0.96" table:style-name="ce1">
            <text:p>0.96</text:p>
          </table:table-cell>
          <table:table-cell table:style-name="ce1"/>
          <table:table-cell office:value-type="float" office:value="0.68100000000000005" table:style-name="ce1">
            <text:p>0.681</text:p>
          </table:table-cell>
          <table:table-cell office:value-type="float" office:value="0.74660000000000004" table:style-name="ce1">
            <text:p>0.7466</text:p>
          </table:table-cell>
          <table:table-cell table:number-columns-repeated="16379"/>
        </table:table-row>
        <table:table-row table:style-name="ro1">
          <table:table-cell office:value-type="float" office:value="0.60399999999999998" table:style-name="ce1">
            <text:p>0.604</text:p>
          </table:table-cell>
          <table:table-cell office:value-type="float" office:value="0.96299999999999997" table:style-name="ce1">
            <text:p>0.963</text:p>
          </table:table-cell>
          <table:table-cell table:style-name="ce1"/>
          <table:table-cell office:value-type="float" office:value="0.68340000000000001" table:style-name="ce1">
            <text:p>0.6834</text:p>
          </table:table-cell>
          <table:table-cell office:value-type="float" office:value="0.75160000000000005" table:style-name="ce1">
            <text:p>0.7516</text:p>
          </table:table-cell>
          <table:table-cell table:number-columns-repeated="16379"/>
        </table:table-row>
        <table:table-row table:style-name="ro1">
          <table:table-cell office:value-type="float" office:value="0.60599999999999998" table:style-name="ce1">
            <text:p>0.606</text:p>
          </table:table-cell>
          <table:table-cell office:value-type="float" office:value="0.95379999999999998" table:style-name="ce1">
            <text:p>0.9538</text:p>
          </table:table-cell>
          <table:table-cell table:style-name="ce1"/>
          <table:table-cell office:value-type="float" office:value="0.67320000000000002" table:style-name="ce1">
            <text:p>0.6732</text:p>
          </table:table-cell>
          <table:table-cell office:value-type="float" office:value="0.75919999999999999" table:style-name="ce1">
            <text:p>0.7592</text:p>
          </table:table-cell>
          <table:table-cell table:number-columns-repeated="16379"/>
        </table:table-row>
        <table:table-row table:style-name="ro1">
          <table:table-cell office:value-type="float" office:value="0.58979999999999999" table:style-name="ce1">
            <text:p>0.5898</text:p>
          </table:table-cell>
          <table:table-cell office:value-type="float" office:value="0.95960000000000001" table:style-name="ce1">
            <text:p>0.9596</text:p>
          </table:table-cell>
          <table:table-cell table:style-name="ce1"/>
          <table:table-cell office:value-type="float" office:value="0.67920000000000003" table:style-name="ce1">
            <text:p>0.6792</text:p>
          </table:table-cell>
          <table:table-cell office:value-type="float" office:value="0.74860000000000004" table:style-name="ce1">
            <text:p>0.7486</text:p>
          </table:table-cell>
          <table:table-cell table:number-columns-repeated="16379"/>
        </table:table-row>
        <table:table-row table:style-name="ro1">
          <table:table-cell office:value-type="float" office:value="0.59399999999999997" table:style-name="ce1">
            <text:p>0.594</text:p>
          </table:table-cell>
          <table:table-cell office:value-type="float" office:value="0.95520000000000005" table:style-name="ce1">
            <text:p>0.9552</text:p>
          </table:table-cell>
          <table:table-cell table:style-name="ce1"/>
          <table:table-cell office:value-type="float" office:value="0.67500000000000004" table:style-name="ce1">
            <text:p>0.675</text:p>
          </table:table-cell>
          <table:table-cell office:value-type="float" office:value="0.75280000000000002" table:style-name="ce1">
            <text:p>0.7528</text:p>
          </table:table-cell>
          <table:table-cell table:number-columns-repeated="16379"/>
        </table:table-row>
        <table:table-row table:style-name="ro1">
          <table:table-cell office:value-type="float" office:value="0.59299999999999997" table:style-name="ce1">
            <text:p>0.593</text:p>
          </table:table-cell>
          <table:table-cell office:value-type="float" office:value="0.96160000000000001" table:style-name="ce1">
            <text:p>0.9616</text:p>
          </table:table-cell>
          <table:table-cell table:style-name="ce1"/>
          <table:table-cell office:value-type="float" office:value="0.68359999999999999" table:style-name="ce1">
            <text:p>0.6836</text:p>
          </table:table-cell>
          <table:table-cell office:value-type="float" office:value="0.75239999999999996" table:style-name="ce1">
            <text:p>0.7524</text:p>
          </table:table-cell>
          <table:table-cell table:number-columns-repeated="16379"/>
        </table:table-row>
        <table:table-row table:style-name="ro1">
          <table:table-cell office:value-type="float" office:value="0.60319999999999996" table:style-name="ce1">
            <text:p>0.6032</text:p>
          </table:table-cell>
          <table:table-cell office:value-type="float" office:value="0.95699999999999996" table:style-name="ce1">
            <text:p>0.957</text:p>
          </table:table-cell>
          <table:table-cell table:style-name="ce1"/>
          <table:table-cell office:value-type="float" office:value="0.67400000000000004" table:style-name="ce1">
            <text:p>0.674</text:p>
          </table:table-cell>
          <table:table-cell office:value-type="float" office:value="0.74360000000000004" table:style-name="ce1">
            <text:p>0.7436</text:p>
          </table:table-cell>
          <table:table-cell table:number-columns-repeated="16379"/>
        </table:table-row>
        <table:table-row table:style-name="ro1">
          <table:table-cell office:value-type="float" office:value="0.58919999999999995" table:style-name="ce1">
            <text:p>0.5892</text:p>
          </table:table-cell>
          <table:table-cell office:value-type="float" office:value="0.95620000000000005" table:style-name="ce1">
            <text:p>0.9562</text:p>
          </table:table-cell>
          <table:table-cell table:style-name="ce1"/>
          <table:table-cell office:value-type="float" office:value="0.68959999999999999" table:style-name="ce1">
            <text:p>0.6896</text:p>
          </table:table-cell>
          <table:table-cell office:value-type="float" office:value="0.75760000000000005" table:style-name="ce1">
            <text:p>0.7576</text:p>
          </table:table-cell>
          <table:table-cell table:number-columns-repeated="16379"/>
        </table:table-row>
        <table:table-row table:style-name="ro1">
          <table:table-cell office:value-type="float" office:value="0.58740000000000003" table:style-name="ce1">
            <text:p>0.5874</text:p>
          </table:table-cell>
          <table:table-cell office:value-type="float" office:value="0.96379999999999999" table:style-name="ce1">
            <text:p>0.9638</text:p>
          </table:table-cell>
          <table:table-cell table:style-name="ce1"/>
          <table:table-cell office:value-type="float" office:value="0.68059999999999998" table:style-name="ce1">
            <text:p>0.6806</text:p>
          </table:table-cell>
          <table:table-cell office:value-type="float" office:value="0.76459999999999995" table:style-name="ce1">
            <text:p>0.7646</text:p>
          </table:table-cell>
          <table:table-cell table:number-columns-repeated="16379"/>
        </table:table-row>
        <table:table-row table:style-name="ro1">
          <table:table-cell office:value-type="float" office:value="0.59740000000000004" table:style-name="ce1">
            <text:p>0.5974</text:p>
          </table:table-cell>
          <table:table-cell office:value-type="float" office:value="0.96079999999999999" table:style-name="ce1">
            <text:p>0.9608</text:p>
          </table:table-cell>
          <table:table-cell table:style-name="ce1"/>
          <table:table-cell office:value-type="float" office:value="0.68140000000000001" table:style-name="ce1">
            <text:p>0.6814</text:p>
          </table:table-cell>
          <table:table-cell office:value-type="float" office:value="0.76400000000000001" table:style-name="ce1">
            <text:p>0.764</text:p>
          </table:table-cell>
          <table:table-cell table:number-columns-repeated="16379"/>
        </table:table-row>
        <table:table-row table:style-name="ro1">
          <table:table-cell office:value-type="float" office:value="0.59160000000000001" table:style-name="ce1">
            <text:p>0.5916</text:p>
          </table:table-cell>
          <table:table-cell office:value-type="float" office:value="0.96120000000000005" table:style-name="ce1">
            <text:p>0.9612</text:p>
          </table:table-cell>
          <table:table-cell table:style-name="ce1"/>
          <table:table-cell office:value-type="float" office:value="0.68879999999999997" table:style-name="ce1">
            <text:p>0.6888</text:p>
          </table:table-cell>
          <table:table-cell office:value-type="float" office:value="0.76619999999999999" table:style-name="ce1">
            <text:p>0.7662</text:p>
          </table:table-cell>
          <table:table-cell table:number-columns-repeated="16379"/>
        </table:table-row>
        <table:table-row table:style-name="ro1">
          <table:table-cell office:value-type="float" office:value="0.59260000000000002" table:style-name="ce1">
            <text:p>0.5926</text:p>
          </table:table-cell>
          <table:table-cell office:value-type="float" office:value="0.96399999999999997" table:style-name="ce1">
            <text:p>0.964</text:p>
          </table:table-cell>
          <table:table-cell table:style-name="ce1"/>
          <table:table-cell office:value-type="float" office:value="0.68420000000000003" table:style-name="ce1">
            <text:p>0.6842</text:p>
          </table:table-cell>
          <table:table-cell office:value-type="float" office:value="0.76019999999999999" table:style-name="ce1">
            <text:p>0.7602</text:p>
          </table:table-cell>
          <table:table-cell table:number-columns-repeated="16379"/>
        </table:table-row>
        <table:table-row table:style-name="ro1">
          <table:table-cell office:value-type="float" office:value="0.60599999999999998" table:style-name="ce1">
            <text:p>0.606</text:p>
          </table:table-cell>
          <table:table-cell office:value-type="float" office:value="0.95860000000000001" table:style-name="ce1">
            <text:p>0.9586</text:p>
          </table:table-cell>
          <table:table-cell table:style-name="ce1"/>
          <table:table-cell office:value-type="float" office:value="0.6794" table:style-name="ce1">
            <text:p>0.6794</text:p>
          </table:table-cell>
          <table:table-cell office:value-type="float" office:value="0.76659999999999995" table:style-name="ce1">
            <text:p>0.7666</text:p>
          </table:table-cell>
          <table:table-cell table:number-columns-repeated="16379"/>
        </table:table-row>
        <table:table-row table:style-name="ro1">
          <table:table-cell office:value-type="float" office:value="0.59560000000000002" table:style-name="ce1">
            <text:p>0.5956</text:p>
          </table:table-cell>
          <table:table-cell office:value-type="float" office:value="0.96140000000000003" table:style-name="ce1">
            <text:p>0.9614</text:p>
          </table:table-cell>
          <table:table-cell table:style-name="ce1"/>
          <table:table-cell office:value-type="float" office:value="0.68459999999999999" table:style-name="ce1">
            <text:p>0.6846</text:p>
          </table:table-cell>
          <table:table-cell office:value-type="float" office:value="0.76459999999999995" table:style-name="ce1">
            <text:p>0.7646</text:p>
          </table:table-cell>
          <table:table-cell table:number-columns-repeated="16379"/>
        </table:table-row>
        <table:table-row table:style-name="ro1">
          <table:table-cell office:value-type="float" office:value="0.59440000000000004" table:style-name="ce1">
            <text:p>0.5944</text:p>
          </table:table-cell>
          <table:table-cell office:value-type="float" office:value="0.96199999999999997" table:style-name="ce1">
            <text:p>0.962</text:p>
          </table:table-cell>
          <table:table-cell table:style-name="ce1"/>
          <table:table-cell office:value-type="float" office:value="0.68120000000000003" table:style-name="ce1">
            <text:p>0.6812</text:p>
          </table:table-cell>
          <table:table-cell office:value-type="float" office:value="0.76439999999999997" table:style-name="ce1">
            <text:p>0.7644</text:p>
          </table:table-cell>
          <table:table-cell table:number-columns-repeated="16379"/>
        </table:table-row>
        <table:table-row table:style-name="ro1">
          <table:table-cell office:value-type="float" office:value="0.58799999999999997" table:style-name="ce1">
            <text:p>0.588</text:p>
          </table:table-cell>
          <table:table-cell office:value-type="float" office:value="0.96399999999999997" table:style-name="ce1">
            <text:p>0.964</text:p>
          </table:table-cell>
          <table:table-cell table:style-name="ce1"/>
          <table:table-cell office:value-type="float" office:value="0.67600000000000005" table:style-name="ce1">
            <text:p>0.676</text:p>
          </table:table-cell>
          <table:table-cell office:value-type="float" office:value="0.76459999999999995" table:style-name="ce1">
            <text:p>0.7646</text:p>
          </table:table-cell>
          <table:table-cell table:number-columns-repeated="16379"/>
        </table:table-row>
        <table:table-row table:style-name="ro1">
          <table:table-cell office:value-type="float" office:value="0.59079999999999999" table:style-name="ce1">
            <text:p>0.5908</text:p>
          </table:table-cell>
          <table:table-cell office:value-type="float" office:value="0.96199999999999997" table:style-name="ce1">
            <text:p>0.962</text:p>
          </table:table-cell>
          <table:table-cell table:style-name="ce1"/>
          <table:table-cell office:value-type="float" office:value="0.67059999999999997" table:style-name="ce1">
            <text:p>0.6706</text:p>
          </table:table-cell>
          <table:table-cell office:value-type="float" office:value="0.75080000000000002" table:style-name="ce1">
            <text:p>0.7508</text:p>
          </table:table-cell>
          <table:table-cell table:number-columns-repeated="16379"/>
        </table:table-row>
        <table:table-row table:style-name="ro1">
          <table:table-cell office:value-type="float" office:value="0.59740000000000004" table:style-name="ce1">
            <text:p>0.5974</text:p>
          </table:table-cell>
          <table:table-cell office:value-type="float" office:value="0.96399999999999997" table:style-name="ce1">
            <text:p>0.964</text:p>
          </table:table-cell>
          <table:table-cell table:style-name="ce1"/>
          <table:table-cell office:value-type="float" office:value="0.68240000000000001" table:style-name="ce1">
            <text:p>0.6824</text:p>
          </table:table-cell>
          <table:table-cell office:value-type="float" office:value="0.75600000000000001" table:style-name="ce1">
            <text:p>0.756</text:p>
          </table:table-cell>
          <table:table-cell table:number-columns-repeated="16379"/>
        </table:table-row>
        <table:table-row table:style-name="ro1">
          <table:table-cell office:value-type="float" office:value="0.58879999999999999" table:style-name="ce1">
            <text:p>0.5888</text:p>
          </table:table-cell>
          <table:table-cell office:value-type="float" office:value="0.95779999999999998" table:style-name="ce1">
            <text:p>0.9578</text:p>
          </table:table-cell>
          <table:table-cell table:style-name="ce1"/>
          <table:table-cell office:value-type="float" office:value="0.6694" table:style-name="ce1">
            <text:p>0.6694</text:p>
          </table:table-cell>
          <table:table-cell office:value-type="float" office:value="0.75919999999999999" table:style-name="ce1">
            <text:p>0.7592</text:p>
          </table:table-cell>
          <table:table-cell table:number-columns-repeated="16379"/>
        </table:table-row>
        <table:table-row table:style-name="ro1">
          <table:table-cell office:value-type="float" office:value="0.59660000000000002" table:style-name="ce1">
            <text:p>0.5966</text:p>
          </table:table-cell>
          <table:table-cell office:value-type="float" office:value="0.95979999999999999" table:style-name="ce1">
            <text:p>0.9598</text:p>
          </table:table-cell>
          <table:table-cell table:style-name="ce1"/>
          <table:table-cell office:value-type="float" office:value="0.68240000000000001" table:style-name="ce1">
            <text:p>0.6824</text:p>
          </table:table-cell>
          <table:table-cell office:value-type="float" office:value="0.76300000000000001" table:style-name="ce1">
            <text:p>0.763</text:p>
          </table:table-cell>
          <table:table-cell table:number-columns-repeated="16379"/>
        </table:table-row>
        <table:table-row table:style-name="ro1">
          <table:table-cell office:value-type="float" office:value="0.58560000000000001" table:style-name="ce1">
            <text:p>0.5856</text:p>
          </table:table-cell>
          <table:table-cell office:value-type="float" office:value="0.96199999999999997" table:style-name="ce1">
            <text:p>0.962</text:p>
          </table:table-cell>
          <table:table-cell table:style-name="ce1"/>
          <table:table-cell office:value-type="float" office:value="0.6784" table:style-name="ce1">
            <text:p>0.6784</text:p>
          </table:table-cell>
          <table:table-cell office:value-type="float" office:value="0.75860000000000005" table:style-name="ce1">
            <text:p>0.7586</text:p>
          </table:table-cell>
          <table:table-cell table:number-columns-repeated="16379"/>
        </table:table-row>
        <table:table-row table:style-name="ro1">
          <table:table-cell office:value-type="float" office:value="0.59160000000000001" table:style-name="ce1">
            <text:p>0.5916</text:p>
          </table:table-cell>
          <table:table-cell office:value-type="float" office:value="0.96499999999999997" table:style-name="ce1">
            <text:p>0.965</text:p>
          </table:table-cell>
          <table:table-cell table:style-name="ce1"/>
          <table:table-cell office:value-type="float" office:value="0.67920000000000003" table:style-name="ce1">
            <text:p>0.6792</text:p>
          </table:table-cell>
          <table:table-cell office:value-type="float" office:value="0.76280000000000003" table:style-name="ce1">
            <text:p>0.7628</text:p>
          </table:table-cell>
          <table:table-cell table:number-columns-repeated="16379"/>
        </table:table-row>
        <table:table-row table:style-name="ro1">
          <table:table-cell office:value-type="float" office:value="0.60360000000000003" table:style-name="ce1">
            <text:p>0.6036</text:p>
          </table:table-cell>
          <table:table-cell office:value-type="float" office:value="0.96379999999999999" table:style-name="ce1">
            <text:p>0.9638</text:p>
          </table:table-cell>
          <table:table-cell table:style-name="ce1"/>
          <table:table-cell office:value-type="float" office:value="0.69240000000000002" table:style-name="ce1">
            <text:p>0.6924</text:p>
          </table:table-cell>
          <table:table-cell office:value-type="float" office:value="0.76019999999999999" table:style-name="ce1">
            <text:p>0.7602</text:p>
          </table:table-cell>
          <table:table-cell table:number-columns-repeated="16379"/>
        </table:table-row>
        <table:table-row table:style-name="ro1">
          <table:table-cell office:value-type="float" office:value="0.5968" table:style-name="ce1">
            <text:p>0.5968</text:p>
          </table:table-cell>
          <table:table-cell office:value-type="float" office:value="0.96120000000000005" table:style-name="ce1">
            <text:p>0.9612</text:p>
          </table:table-cell>
          <table:table-cell table:style-name="ce1"/>
          <table:table-cell office:value-type="float" office:value="0.67" table:style-name="ce1">
            <text:p>0.67</text:p>
          </table:table-cell>
          <table:table-cell office:value-type="float" office:value="0.76" table:style-name="ce1">
            <text:p>0.76</text:p>
          </table:table-cell>
          <table:table-cell table:number-columns-repeated="16379"/>
        </table:table-row>
        <table:table-row table:style-name="ro1">
          <table:table-cell office:value-type="float" office:value="0.58819999999999995" table:style-name="ce1">
            <text:p>0.5882</text:p>
          </table:table-cell>
          <table:table-cell office:value-type="float" office:value="0.96279999999999999" table:style-name="ce1">
            <text:p>0.9628</text:p>
          </table:table-cell>
          <table:table-cell table:style-name="ce1"/>
          <table:table-cell office:value-type="float" office:value="0.68279999999999996" table:style-name="ce1">
            <text:p>0.6828</text:p>
          </table:table-cell>
          <table:table-cell office:value-type="float" office:value="0.76139999999999997" table:style-name="ce1">
            <text:p>0.7614</text:p>
          </table:table-cell>
          <table:table-cell table:number-columns-repeated="16379"/>
        </table:table-row>
        <table:table-row table:style-name="ro1">
          <table:table-cell office:value-type="float" office:value="0.59960000000000002" table:style-name="ce1">
            <text:p>0.5996</text:p>
          </table:table-cell>
          <table:table-cell office:value-type="float" office:value="0.95840000000000003" table:style-name="ce1">
            <text:p>0.9584</text:p>
          </table:table-cell>
          <table:table-cell table:style-name="ce1"/>
          <table:table-cell office:value-type="float" office:value="0.67759999999999998" table:style-name="ce1">
            <text:p>0.6776</text:p>
          </table:table-cell>
          <table:table-cell office:value-type="float" office:value="0.75360000000000005" table:style-name="ce1">
            <text:p>0.7536</text:p>
          </table:table-cell>
          <table:table-cell table:number-columns-repeated="16379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.96060000000000001" table:style-name="ce1">
            <text:p>0.9606</text:p>
          </table:table-cell>
          <table:table-cell table:style-name="ce1"/>
          <table:table-cell office:value-type="float" office:value="0.67859999999999998" table:style-name="ce1">
            <text:p>0.6786</text:p>
          </table:table-cell>
          <table:table-cell office:value-type="float" office:value="0.75939999999999996" table:style-name="ce1">
            <text:p>0.7594</text:p>
          </table:table-cell>
          <table:table-cell table:number-columns-repeated="16379"/>
        </table:table-row>
        <table:table-row table:style-name="ro1">
          <table:table-cell office:value-type="float" office:value="0.60899999999999999" table:style-name="ce1">
            <text:p>0.609</text:p>
          </table:table-cell>
          <table:table-cell office:value-type="float" office:value="0.96760000000000002" table:style-name="ce1">
            <text:p>0.9676</text:p>
          </table:table-cell>
          <table:table-cell table:style-name="ce1"/>
          <table:table-cell office:value-type="float" office:value="0.67659999999999998" table:style-name="ce1">
            <text:p>0.6766</text:p>
          </table:table-cell>
          <table:table-cell office:value-type="float" office:value="0.76039999999999996" table:style-name="ce1">
            <text:p>0.7604</text:p>
          </table:table-cell>
          <table:table-cell table:number-columns-repeated="16379"/>
        </table:table-row>
        <table:table-row table:style-name="ro1">
          <table:table-cell office:value-type="float" office:value="0.59799999999999998" table:style-name="ce1">
            <text:p>0.598</text:p>
          </table:table-cell>
          <table:table-cell office:value-type="float" office:value="0.96060000000000001" table:style-name="ce1">
            <text:p>0.9606</text:p>
          </table:table-cell>
          <table:table-cell table:style-name="ce1"/>
          <table:table-cell office:value-type="float" office:value="0.67379999999999995" table:style-name="ce1">
            <text:p>0.6738</text:p>
          </table:table-cell>
          <table:table-cell office:value-type="float" office:value="0.76280000000000003" table:style-name="ce1">
            <text:p>0.7628</text:p>
          </table:table-cell>
          <table:table-cell table:number-columns-repeated="16379"/>
        </table:table-row>
        <table:table-row table:style-name="ro1">
          <table:table-cell office:value-type="float" office:value="0.58720000000000006" table:style-name="ce1">
            <text:p>0.5872</text:p>
          </table:table-cell>
          <table:table-cell office:value-type="float" office:value="0.96540000000000004" table:style-name="ce1">
            <text:p>0.9654</text:p>
          </table:table-cell>
          <table:table-cell table:style-name="ce1"/>
          <table:table-cell office:value-type="float" office:value="0.6804" table:style-name="ce1">
            <text:p>0.6804</text:p>
          </table:table-cell>
          <table:table-cell office:value-type="float" office:value="0.75339999999999996" table:style-name="ce1">
            <text:p>0.7534</text:p>
          </table:table-cell>
          <table:table-cell table:number-columns-repeated="16379"/>
        </table:table-row>
        <table:table-row table:style-name="ro1">
          <table:table-cell office:value-type="float" office:value="0.59360000000000002" table:style-name="ce1">
            <text:p>0.5936</text:p>
          </table:table-cell>
          <table:table-cell office:value-type="float" office:value="0.96699999999999997" table:style-name="ce1">
            <text:p>0.967</text:p>
          </table:table-cell>
          <table:table-cell table:style-name="ce1"/>
          <table:table-cell office:value-type="float" office:value="0.68520000000000003" table:style-name="ce1">
            <text:p>0.6852</text:p>
          </table:table-cell>
          <table:table-cell office:value-type="float" office:value="0.7712" table:style-name="ce1">
            <text:p>0.7712</text:p>
          </table:table-cell>
          <table:table-cell table:number-columns-repeated="16379"/>
        </table:table-row>
        <table:table-row table:style-name="ro1">
          <table:table-cell office:value-type="float" office:value="0.58819999999999995" table:style-name="ce1">
            <text:p>0.5882</text:p>
          </table:table-cell>
          <table:table-cell office:value-type="float" office:value="0.96479999999999999" table:style-name="ce1">
            <text:p>0.9648</text:p>
          </table:table-cell>
          <table:table-cell table:style-name="ce1"/>
          <table:table-cell office:value-type="float" office:value="0.68600000000000005" table:style-name="ce1">
            <text:p>0.686</text:p>
          </table:table-cell>
          <table:table-cell office:value-type="float" office:value="0.76780000000000004" table:style-name="ce1">
            <text:p>0.7678</text:p>
          </table:table-cell>
          <table:table-cell table:number-columns-repeated="16379"/>
        </table:table-row>
        <table:table-row table:style-name="ro1">
          <table:table-cell office:value-type="float" office:value="0.59279999999999999" table:style-name="ce1">
            <text:p>0.5928</text:p>
          </table:table-cell>
          <table:table-cell office:value-type="float" office:value="0.97140000000000004" table:style-name="ce1">
            <text:p>0.9714</text:p>
          </table:table-cell>
          <table:table-cell table:style-name="ce1"/>
          <table:table-cell office:value-type="float" office:value="0.68840000000000001" table:style-name="ce1">
            <text:p>0.6884</text:p>
          </table:table-cell>
          <table:table-cell office:value-type="float" office:value="0.76700000000000002" table:style-name="ce1">
            <text:p>0.767</text:p>
          </table:table-cell>
          <table:table-cell table:number-columns-repeated="16379"/>
        </table:table-row>
        <table:table-row table:style-name="ro1">
          <table:table-cell office:value-type="float" office:value="0.59299999999999997" table:style-name="ce1">
            <text:p>0.593</text:p>
          </table:table-cell>
          <table:table-cell office:value-type="float" office:value="0.96760000000000002" table:style-name="ce1">
            <text:p>0.9676</text:p>
          </table:table-cell>
          <table:table-cell table:style-name="ce1"/>
          <table:table-cell office:value-type="float" office:value="0.6784" table:style-name="ce1">
            <text:p>0.6784</text:p>
          </table:table-cell>
          <table:table-cell office:value-type="float" office:value="0.76100000000000001" table:style-name="ce1">
            <text:p>0.761</text:p>
          </table:table-cell>
          <table:table-cell table:number-columns-repeated="16379"/>
        </table:table-row>
        <table:table-row table:style-name="ro1">
          <table:table-cell office:value-type="float" office:value="0.58399999999999996" table:style-name="ce1">
            <text:p>0.584</text:p>
          </table:table-cell>
          <table:table-cell office:value-type="float" office:value="0.96499999999999997" table:style-name="ce1">
            <text:p>0.965</text:p>
          </table:table-cell>
          <table:table-cell table:style-name="ce1"/>
          <table:table-cell office:value-type="float" office:value="0.68079999999999996" table:style-name="ce1">
            <text:p>0.6808</text:p>
          </table:table-cell>
          <table:table-cell office:value-type="float" office:value="0.76639999999999997" table:style-name="ce1">
            <text:p>0.7664</text:p>
          </table:table-cell>
          <table:table-cell table:number-columns-repeated="16379"/>
        </table:table-row>
        <table:table-row table:style-name="ro1">
          <table:table-cell office:value-type="float" office:value="0.60699999999999998" table:style-name="ce1">
            <text:p>0.607</text:p>
          </table:table-cell>
          <table:table-cell office:value-type="float" office:value="0.9728" table:style-name="ce1">
            <text:p>0.9728</text:p>
          </table:table-cell>
          <table:table-cell table:style-name="ce1"/>
          <table:table-cell office:value-type="float" office:value="0.6794" table:style-name="ce1">
            <text:p>0.6794</text:p>
          </table:table-cell>
          <table:table-cell office:value-type="float" office:value="0.78320000000000001" table:style-name="ce1">
            <text:p>0.7832</text:p>
          </table:table-cell>
          <table:table-cell table:number-columns-repeated="16379"/>
        </table:table-row>
        <table:table-row table:style-name="ro1">
          <table:table-cell office:value-type="float" office:value="0.58740000000000003" table:style-name="ce1">
            <text:p>0.5874</text:p>
          </table:table-cell>
          <table:table-cell office:value-type="float" office:value="0.96760000000000002" table:style-name="ce1">
            <text:p>0.9676</text:p>
          </table:table-cell>
          <table:table-cell table:style-name="ce1"/>
          <table:table-cell office:value-type="float" office:value="0.66959999999999997" table:style-name="ce1">
            <text:p>0.6696</text:p>
          </table:table-cell>
          <table:table-cell office:value-type="float" office:value="0.76180000000000003" table:style-name="ce1">
            <text:p>0.7618</text:p>
          </table:table-cell>
          <table:table-cell table:number-columns-repeated="16379"/>
        </table:table-row>
        <table:table-row table:style-name="ro1">
          <table:table-cell office:value-type="float" office:value="0.59460000000000002" table:style-name="ce1">
            <text:p>0.5946</text:p>
          </table:table-cell>
          <table:table-cell office:value-type="float" office:value="0.96220000000000006" table:style-name="ce1">
            <text:p>0.9622</text:p>
          </table:table-cell>
          <table:table-cell table:style-name="ce1"/>
          <table:table-cell office:value-type="float" office:value="0.67959999999999998" table:style-name="ce1">
            <text:p>0.6796</text:p>
          </table:table-cell>
          <table:table-cell office:value-type="float" office:value="0.77100000000000002" table:style-name="ce1">
            <text:p>0.771</text:p>
          </table:table-cell>
          <table:table-cell table:number-columns-repeated="16379"/>
        </table:table-row>
        <table:table-row table:style-name="ro1">
          <table:table-cell office:value-type="float" office:value="0.59319999999999995" table:style-name="ce1">
            <text:p>0.5932</text:p>
          </table:table-cell>
          <table:table-cell office:value-type="float" office:value="0.96860000000000002" table:style-name="ce1">
            <text:p>0.9686</text:p>
          </table:table-cell>
          <table:table-cell table:style-name="ce1"/>
          <table:table-cell office:value-type="float" office:value="0.69059999999999999" table:style-name="ce1">
            <text:p>0.6906</text:p>
          </table:table-cell>
          <table:table-cell office:value-type="float" office:value="0.76580000000000004" table:style-name="ce1">
            <text:p>0.7658</text:p>
          </table:table-cell>
          <table:table-cell table:number-columns-repeated="16379"/>
        </table:table-row>
        <table:table-row table:style-name="ro1">
          <table:table-cell office:value-type="float" office:value="0.59440000000000004" table:style-name="ce1">
            <text:p>0.5944</text:p>
          </table:table-cell>
          <table:table-cell office:value-type="float" office:value="0.96519999999999995" table:style-name="ce1">
            <text:p>0.9652</text:p>
          </table:table-cell>
          <table:table-cell table:style-name="ce1"/>
          <table:table-cell office:value-type="float" office:value="0.67120000000000002" table:style-name="ce1">
            <text:p>0.6712</text:p>
          </table:table-cell>
          <table:table-cell office:value-type="float" office:value="0.76559999999999995" table:style-name="ce1">
            <text:p>0.7656</text:p>
          </table:table-cell>
          <table:table-cell table:number-columns-repeated="16379"/>
        </table:table-row>
        <table:table-row table:style-name="ro1">
          <table:table-cell office:value-type="float" office:value="0.57699999999999996" table:style-name="ce1">
            <text:p>0.577</text:p>
          </table:table-cell>
          <table:table-cell office:value-type="float" office:value="0.96940000000000004" table:style-name="ce1">
            <text:p>0.9694</text:p>
          </table:table-cell>
          <table:table-cell table:style-name="ce1"/>
          <table:table-cell office:value-type="float" office:value="0.68899999999999995" table:style-name="ce1">
            <text:p>0.689</text:p>
          </table:table-cell>
          <table:table-cell office:value-type="float" office:value="0.76900000000000002" table:style-name="ce1">
            <text:p>0.769</text:p>
          </table:table-cell>
          <table:table-cell table:number-columns-repeated="16379"/>
        </table:table-row>
        <table:table-row table:style-name="ro1">
          <table:table-cell office:value-type="float" office:value="0.58460000000000001" table:style-name="ce1">
            <text:p>0.5846</text:p>
          </table:table-cell>
          <table:table-cell office:value-type="float" office:value="0.96819999999999995" table:style-name="ce1">
            <text:p>0.9682</text:p>
          </table:table-cell>
          <table:table-cell table:style-name="ce1"/>
          <table:table-cell office:value-type="float" office:value="0.67520000000000002" table:style-name="ce1">
            <text:p>0.6752</text:p>
          </table:table-cell>
          <table:table-cell office:value-type="float" office:value="0.77600000000000002" table:style-name="ce1">
            <text:p>0.776</text:p>
          </table:table-cell>
          <table:table-cell table:number-columns-repeated="16379"/>
        </table:table-row>
        <table:table-row table:style-name="ro1">
          <table:table-cell office:value-type="float" office:value="0.60119999999999996" table:style-name="ce1">
            <text:p>0.6012</text:p>
          </table:table-cell>
          <table:table-cell office:value-type="float" office:value="0.96640000000000004" table:style-name="ce1">
            <text:p>0.9664</text:p>
          </table:table-cell>
          <table:table-cell table:style-name="ce1"/>
          <table:table-cell office:value-type="float" office:value="0.68779999999999997" table:style-name="ce1">
            <text:p>0.6878</text:p>
          </table:table-cell>
          <table:table-cell office:value-type="float" office:value="0.77480000000000004" table:style-name="ce1">
            <text:p>0.7748</text:p>
          </table:table-cell>
          <table:table-cell table:number-columns-repeated="16379"/>
        </table:table-row>
        <table:table-row table:style-name="ro1">
          <table:table-cell office:value-type="float" office:value="0.58760000000000001" table:style-name="ce1">
            <text:p>0.5876</text:p>
          </table:table-cell>
          <table:table-cell office:value-type="float" office:value="0.96779999999999999" table:style-name="ce1">
            <text:p>0.9678</text:p>
          </table:table-cell>
          <table:table-cell table:style-name="ce1"/>
          <table:table-cell office:value-type="float" office:value="0.68379999999999996" table:style-name="ce1">
            <text:p>0.6838</text:p>
          </table:table-cell>
          <table:table-cell office:value-type="float" office:value="0.75939999999999996" table:style-name="ce1">
            <text:p>0.7594</text:p>
          </table:table-cell>
          <table:table-cell table:number-columns-repeated="16379"/>
        </table:table-row>
        <table:table-row table:style-name="ro1">
          <table:table-cell office:value-type="float" office:value="0.58540000000000003" table:style-name="ce1">
            <text:p>0.5854</text:p>
          </table:table-cell>
          <table:table-cell office:value-type="float" office:value="0.96419999999999995" table:style-name="ce1">
            <text:p>0.9642</text:p>
          </table:table-cell>
          <table:table-cell table:style-name="ce1"/>
          <table:table-cell office:value-type="float" office:value="0.68140000000000001" table:style-name="ce1">
            <text:p>0.6814</text:p>
          </table:table-cell>
          <table:table-cell office:value-type="float" office:value="0.76980000000000004" table:style-name="ce1">
            <text:p>0.7698</text:p>
          </table:table-cell>
          <table:table-cell table:number-columns-repeated="16379"/>
        </table:table-row>
        <table:table-row table:style-name="ro1">
          <table:table-cell office:value-type="float" office:value="0.58720000000000006" table:style-name="ce1">
            <text:p>0.5872</text:p>
          </table:table-cell>
          <table:table-cell office:value-type="float" office:value="0.96619999999999995" table:style-name="ce1">
            <text:p>0.9662</text:p>
          </table:table-cell>
          <table:table-cell table:style-name="ce1"/>
          <table:table-cell office:value-type="float" office:value="0.69059999999999999" table:style-name="ce1">
            <text:p>0.6906</text:p>
          </table:table-cell>
          <table:table-cell office:value-type="float" office:value="0.77380000000000004" table:style-name="ce1">
            <text:p>0.7738</text:p>
          </table:table-cell>
          <table:table-cell table:number-columns-repeated="16379"/>
        </table:table-row>
        <table:table-row table:style-name="ro1">
          <table:table-cell office:value-type="float" office:value="0.59599999999999997" table:style-name="ce1">
            <text:p>0.596</text:p>
          </table:table-cell>
          <table:table-cell office:value-type="float" office:value="0.96740000000000004" table:style-name="ce1">
            <text:p>0.9674</text:p>
          </table:table-cell>
          <table:table-cell table:style-name="ce1"/>
          <table:table-cell office:value-type="float" office:value="0.68220000000000003" table:style-name="ce1">
            <text:p>0.6822</text:p>
          </table:table-cell>
          <table:table-cell office:value-type="float" office:value="0.78239999999999998" table:style-name="ce1">
            <text:p>0.7824</text:p>
          </table:table-cell>
          <table:table-cell table:number-columns-repeated="16379"/>
        </table:table-row>
        <table:table-row table:style-name="ro1">
          <table:table-cell office:value-type="float" office:value="0.57699999999999996" table:style-name="ce1">
            <text:p>0.577</text:p>
          </table:table-cell>
          <table:table-cell office:value-type="float" office:value="0.97140000000000004" table:style-name="ce1">
            <text:p>0.9714</text:p>
          </table:table-cell>
          <table:table-cell table:style-name="ce1"/>
          <table:table-cell office:value-type="float" office:value="0.67179999999999995" table:style-name="ce1">
            <text:p>0.6718</text:p>
          </table:table-cell>
          <table:table-cell office:value-type="float" office:value="0.76619999999999999" table:style-name="ce1">
            <text:p>0.7662</text:p>
          </table:table-cell>
          <table:table-cell table:number-columns-repeated="16379"/>
        </table:table-row>
        <table:table-row table:style-name="ro1">
          <table:table-cell office:value-type="float" office:value="0.60360000000000003" table:style-name="ce1">
            <text:p>0.6036</text:p>
          </table:table-cell>
          <table:table-cell office:value-type="float" office:value="0.96499999999999997" table:style-name="ce1">
            <text:p>0.965</text:p>
          </table:table-cell>
          <table:table-cell table:style-name="ce1"/>
          <table:table-cell office:value-type="float" office:value="0.68279999999999996" table:style-name="ce1">
            <text:p>0.6828</text:p>
          </table:table-cell>
          <table:table-cell office:value-type="float" office:value="0.76780000000000004" table:style-name="ce1">
            <text:p>0.7678</text:p>
          </table:table-cell>
          <table:table-cell table:number-columns-repeated="16379"/>
        </table:table-row>
        <table:table-row table:style-name="ro1">
          <table:table-cell office:value-type="float" office:value="0.60060000000000002" table:style-name="ce1">
            <text:p>0.6006</text:p>
          </table:table-cell>
          <table:table-cell office:value-type="float" office:value="0.96660000000000001" table:style-name="ce1">
            <text:p>0.9666</text:p>
          </table:table-cell>
          <table:table-cell table:style-name="ce1"/>
          <table:table-cell office:value-type="float" office:value="0.68479999999999996" table:style-name="ce1">
            <text:p>0.6848</text:p>
          </table:table-cell>
          <table:table-cell office:value-type="float" office:value="0.77100000000000002" table:style-name="ce1">
            <text:p>0.771</text:p>
          </table:table-cell>
          <table:table-cell table:number-columns-repeated="16379"/>
        </table:table-row>
        <table:table-row table:style-name="ro1">
          <table:table-cell office:value-type="float" office:value="0.58699999999999997" table:style-name="ce1">
            <text:p>0.587</text:p>
          </table:table-cell>
          <table:table-cell office:value-type="float" office:value="0.96619999999999995" table:style-name="ce1">
            <text:p>0.9662</text:p>
          </table:table-cell>
          <table:table-cell table:style-name="ce1"/>
          <table:table-cell office:value-type="float" office:value="0.67079999999999995" table:style-name="ce1">
            <text:p>0.6708</text:p>
          </table:table-cell>
          <table:table-cell office:value-type="float" office:value="0.77880000000000005" table:style-name="ce1">
            <text:p>0.7788</text:p>
          </table:table-cell>
          <table:table-cell table:number-columns-repeated="16379"/>
        </table:table-row>
        <table:table-row table:style-name="ro1">
          <table:table-cell office:value-type="float" office:value="0.59540000000000004" table:style-name="ce1">
            <text:p>0.5954</text:p>
          </table:table-cell>
          <table:table-cell office:value-type="float" office:value="0.96679999999999999" table:style-name="ce1">
            <text:p>0.9668</text:p>
          </table:table-cell>
          <table:table-cell table:style-name="ce1"/>
          <table:table-cell office:value-type="float" office:value="0.67720000000000002" table:style-name="ce1">
            <text:p>0.6772</text:p>
          </table:table-cell>
          <table:table-cell office:value-type="float" office:value="0.76759999999999995" table:style-name="ce1">
            <text:p>0.7676</text:p>
          </table:table-cell>
          <table:table-cell table:number-columns-repeated="16379"/>
        </table:table-row>
        <table:table-row table:style-name="ro1">
          <table:table-cell office:value-type="float" office:value="0.58099999999999996" table:style-name="ce1">
            <text:p>0.581</text:p>
          </table:table-cell>
          <table:table-cell office:value-type="float" office:value="0.9738" table:style-name="ce1">
            <text:p>0.9738</text:p>
          </table:table-cell>
          <table:table-cell table:style-name="ce1"/>
          <table:table-cell office:value-type="float" office:value="0.68859999999999999" table:style-name="ce1">
            <text:p>0.6886</text:p>
          </table:table-cell>
          <table:table-cell office:value-type="float" office:value="0.75700000000000001" table:style-name="ce1">
            <text:p>0.757</text:p>
          </table:table-cell>
          <table:table-cell table:number-columns-repeated="16379"/>
        </table:table-row>
        <table:table-row table:style-name="ro1">
          <table:table-cell office:value-type="float" office:value="0.59760000000000002" table:style-name="ce1">
            <text:p>0.5976</text:p>
          </table:table-cell>
          <table:table-cell office:value-type="float" office:value="0.96779999999999999" table:style-name="ce1">
            <text:p>0.9678</text:p>
          </table:table-cell>
          <table:table-cell table:style-name="ce1"/>
          <table:table-cell office:value-type="float" office:value="0.68079999999999996" table:style-name="ce1">
            <text:p>0.6808</text:p>
          </table:table-cell>
          <table:table-cell office:value-type="float" office:value="0.77700000000000002" table:style-name="ce1">
            <text:p>0.777</text:p>
          </table:table-cell>
          <table:table-cell table:number-columns-repeated="16379"/>
        </table:table-row>
        <table:table-row table:style-name="ro1">
          <table:table-cell office:value-type="float" office:value="0.59019999999999995" table:style-name="ce1">
            <text:p>0.5902</text:p>
          </table:table-cell>
          <table:table-cell office:value-type="float" office:value="0.96440000000000003" table:style-name="ce1">
            <text:p>0.9644</text:p>
          </table:table-cell>
          <table:table-cell table:style-name="ce1"/>
          <table:table-cell office:value-type="float" office:value="0.66259999999999997" table:style-name="ce1">
            <text:p>0.6626</text:p>
          </table:table-cell>
          <table:table-cell office:value-type="float" office:value="0.76719999999999999" table:style-name="ce1">
            <text:p>0.7672</text:p>
          </table:table-cell>
          <table:table-cell table:number-columns-repeated="16379"/>
        </table:table-row>
        <table:table-row table:style-name="ro1">
          <table:table-cell office:value-type="float" office:value="0.58399999999999996" table:style-name="ce1">
            <text:p>0.584</text:p>
          </table:table-cell>
          <table:table-cell office:value-type="float" office:value="0.96499999999999997" table:style-name="ce1">
            <text:p>0.965</text:p>
          </table:table-cell>
          <table:table-cell table:style-name="ce1"/>
          <table:table-cell office:value-type="float" office:value="0.68720000000000003" table:style-name="ce1">
            <text:p>0.6872</text:p>
          </table:table-cell>
          <table:table-cell office:value-type="float" office:value="0.76419999999999999" table:style-name="ce1">
            <text:p>0.7642</text:p>
          </table:table-cell>
          <table:table-cell table:number-columns-repeated="16379"/>
        </table:table-row>
        <table:table-row table:style-name="ro1">
          <table:table-cell office:value-type="float" office:value="0.60580000000000001" table:style-name="ce1">
            <text:p>0.6058</text:p>
          </table:table-cell>
          <table:table-cell office:value-type="float" office:value="0.96479999999999999" table:style-name="ce1">
            <text:p>0.9648</text:p>
          </table:table-cell>
          <table:table-cell table:style-name="ce1"/>
          <table:table-cell office:value-type="float" office:value="0.6774" table:style-name="ce1">
            <text:p>0.6774</text:p>
          </table:table-cell>
          <table:table-cell office:value-type="float" office:value="0.76680000000000004" table:style-name="ce1">
            <text:p>0.7668</text:p>
          </table:table-cell>
          <table:table-cell table:number-columns-repeated="16379"/>
        </table:table-row>
        <table:table-row table:style-name="ro1">
          <table:table-cell office:value-type="float" office:value="0.59919999999999995" table:style-name="ce1">
            <text:p>0.5992</text:p>
          </table:table-cell>
          <table:table-cell office:value-type="float" office:value="0.97140000000000004" table:style-name="ce1">
            <text:p>0.9714</text:p>
          </table:table-cell>
          <table:table-cell table:style-name="ce1"/>
          <table:table-cell office:value-type="float" office:value="0.68540000000000001" table:style-name="ce1">
            <text:p>0.6854</text:p>
          </table:table-cell>
          <table:table-cell office:value-type="float" office:value="0.77539999999999998" table:style-name="ce1">
            <text:p>0.7754</text:p>
          </table:table-cell>
          <table:table-cell table:number-columns-repeated="16379"/>
        </table:table-row>
        <table:table-row table:style-name="ro1">
          <table:table-cell office:value-type="float" office:value="0.61260000000000003" table:style-name="ce1">
            <text:p>0.6126</text:p>
          </table:table-cell>
          <table:table-cell office:value-type="float" office:value="0.9718" table:style-name="ce1">
            <text:p>0.9718</text:p>
          </table:table-cell>
          <table:table-cell table:style-name="ce1"/>
          <table:table-cell office:value-type="float" office:value="0.68340000000000001" table:style-name="ce1">
            <text:p>0.6834</text:p>
          </table:table-cell>
          <table:table-cell office:value-type="float" office:value="0.78879999999999995" table:style-name="ce1">
            <text:p>0.7888</text:p>
          </table:table-cell>
          <table:table-cell table:number-columns-repeated="16379"/>
        </table:table-row>
        <table:table-row table:style-name="ro1">
          <table:table-cell office:value-type="float" office:value="0.59319999999999995" table:style-name="ce1">
            <text:p>0.5932</text:p>
          </table:table-cell>
          <table:table-cell office:value-type="float" office:value="0.9708" table:style-name="ce1">
            <text:p>0.9708</text:p>
          </table:table-cell>
          <table:table-cell table:style-name="ce1"/>
          <table:table-cell office:value-type="float" office:value="0.67979999999999996" table:style-name="ce1">
            <text:p>0.6798</text:p>
          </table:table-cell>
          <table:table-cell office:value-type="float" office:value="0.78080000000000005" table:style-name="ce1">
            <text:p>0.7808</text:p>
          </table:table-cell>
          <table:table-cell table:number-columns-repeated="16379"/>
        </table:table-row>
        <table:table-row table:style-name="ro1">
          <table:table-cell office:value-type="float" office:value="0.59299999999999997" table:style-name="ce1">
            <text:p>0.593</text:p>
          </table:table-cell>
          <table:table-cell office:value-type="float" office:value="0.97460000000000002" table:style-name="ce1">
            <text:p>0.9746</text:p>
          </table:table-cell>
          <table:table-cell table:style-name="ce1"/>
          <table:table-cell office:value-type="float" office:value="0.67220000000000002" table:style-name="ce1">
            <text:p>0.6722</text:p>
          </table:table-cell>
          <table:table-cell office:value-type="float" office:value="0.77539999999999998" table:style-name="ce1">
            <text:p>0.7754</text:p>
          </table:table-cell>
          <table:table-cell table:number-columns-repeated="16379"/>
        </table:table-row>
        <table:table-row table:style-name="ro1">
          <table:table-cell office:value-type="float" office:value="0.59499999999999997" table:style-name="ce1">
            <text:p>0.595</text:p>
          </table:table-cell>
          <table:table-cell office:value-type="float" office:value="0.97" table:style-name="ce1">
            <text:p>0.97</text:p>
          </table:table-cell>
          <table:table-cell table:style-name="ce1"/>
          <table:table-cell office:value-type="float" office:value="0.68820000000000003" table:style-name="ce1">
            <text:p>0.6882</text:p>
          </table:table-cell>
          <table:table-cell office:value-type="float" office:value="0.77900000000000003" table:style-name="ce1">
            <text:p>0.779</text:p>
          </table:table-cell>
          <table:table-cell table:number-columns-repeated="16379"/>
        </table:table-row>
        <table:table-row table:style-name="ro1">
          <table:table-cell office:value-type="float" office:value="0.59619999999999995" table:style-name="ce1">
            <text:p>0.5962</text:p>
          </table:table-cell>
          <table:table-cell office:value-type="float" office:value="0.96719999999999995" table:style-name="ce1">
            <text:p>0.9672</text:p>
          </table:table-cell>
          <table:table-cell table:style-name="ce1"/>
          <table:table-cell office:value-type="float" office:value="0.67879999999999996" table:style-name="ce1">
            <text:p>0.6788</text:p>
          </table:table-cell>
          <table:table-cell office:value-type="float" office:value="0.7732" table:style-name="ce1">
            <text:p>0.7732</text:p>
          </table:table-cell>
          <table:table-cell table:number-columns-repeated="16379"/>
        </table:table-row>
        <table:table-row table:number-rows-repeated="1048275" table:style-name="ro1">
          <table:table-cell table:number-columns-repeated="16384"/>
        </table:table-row>
      </table:table>
      <table:table table:name="activatio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fault</text:p>
          </table:table-cell>
          <table:table-cell office:value-type="string" table:style-name="ce1">
            <text:p>uan</text:p>
          </table:table-cell>
          <table:table-cell table:style-name="ce1"/>
          <table:table-cell office:value-type="string" table:style-name="ce1">
            <text:p>reinforce</text:p>
          </table:table-cell>
          <table:table-cell office:value-type="string" table:style-name="ce1">
            <text:p>reinforce uan</text:p>
          </table:table-cell>
          <table:table-cell table:number-columns-repeated="2"/>
          <table:table-cell table:style-name="ce1">
            <draw:frame xmlns:presentation="urn:oasis:names:tc:opendocument:xmlns:presentation:1.0" draw:z-index="1" draw:id="id2" draw:style-name="a2" draw:name="Chart 1" svg:x="0.65625in" svg:y="0.16667in" svg:width="5.04167in" svg:height="3.71875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-2.3861762999999998" table:style-name="ce1">
            <text:p>-2.3861763</text:p>
          </table:table-cell>
          <table:table-cell office:value-type="float" office:value="0.24891314" table:style-name="ce1">
            <text:p>0.24891314</text:p>
          </table:table-cell>
          <table:table-cell table:style-name="ce1"/>
          <table:table-cell office:value-type="float" office:value="-2.3878229000000002" table:style-name="ce1">
            <text:p>-2.3878229</text:p>
          </table:table-cell>
          <table:table-cell office:value-type="float" office:value="0.24606785" table:style-name="ce1">
            <text:p>0.24606785</text:p>
          </table:table-cell>
          <table:table-cell table:number-columns-repeated="16379"/>
        </table:table-row>
        <table:table-row table:style-name="ro1">
          <table:table-cell office:value-type="float" office:value="-1.8998168" table:style-name="ce1">
            <text:p>-1.8998168</text:p>
          </table:table-cell>
          <table:table-cell office:value-type="float" office:value="0.28467710000000002" table:style-name="ce1">
            <text:p>0.2846771</text:p>
          </table:table-cell>
          <table:table-cell table:style-name="ce1"/>
          <table:table-cell office:value-type="float" office:value="-1.7647044999999999" table:style-name="ce1">
            <text:p>-1.7647045</text:p>
          </table:table-cell>
          <table:table-cell office:value-type="float" office:value="0.3048207" table:style-name="ce1">
            <text:p>0.3048207</text:p>
          </table:table-cell>
          <table:table-cell table:number-columns-repeated="16379"/>
        </table:table-row>
        <table:table-row table:style-name="ro1">
          <table:table-cell office:value-type="float" office:value="-1.6305171000000001" table:style-name="ce1">
            <text:p>-1.6305171</text:p>
          </table:table-cell>
          <table:table-cell office:value-type="float" office:value="0.31840046999999999" table:style-name="ce1">
            <text:p>0.31840047</text:p>
          </table:table-cell>
          <table:table-cell table:style-name="ce1"/>
          <table:table-cell office:value-type="float" office:value="-1.4539561999999999" table:style-name="ce1">
            <text:p>-1.4539562</text:p>
          </table:table-cell>
          <table:table-cell office:value-type="float" office:value="0.32332313000000001" table:style-name="ce1">
            <text:p>0.32332313</text:p>
          </table:table-cell>
          <table:table-cell table:number-columns-repeated="16379"/>
        </table:table-row>
        <table:table-row table:style-name="ro1">
          <table:table-cell office:value-type="float" office:value="-1.4576100000000001" table:style-name="ce1">
            <text:p>-1.45761</text:p>
          </table:table-cell>
          <table:table-cell office:value-type="float" office:value="0.33786395000000002" table:style-name="ce1">
            <text:p>0.33786395</text:p>
          </table:table-cell>
          <table:table-cell table:style-name="ce1"/>
          <table:table-cell office:value-type="float" office:value="-1.2670637" table:style-name="ce1">
            <text:p>-1.2670637</text:p>
          </table:table-cell>
          <table:table-cell office:value-type="float" office:value="0.36105862" table:style-name="ce1">
            <text:p>0.36105862</text:p>
          </table:table-cell>
          <table:table-cell table:number-columns-repeated="16379"/>
        </table:table-row>
        <table:table-row table:style-name="ro1">
          <table:table-cell office:value-type="float" office:value="-1.3135243999999999" table:style-name="ce1">
            <text:p>-1.3135244</text:p>
          </table:table-cell>
          <table:table-cell office:value-type="float" office:value="0.36117807000000002" table:style-name="ce1">
            <text:p>0.36117807</text:p>
          </table:table-cell>
          <table:table-cell table:style-name="ce1"/>
          <table:table-cell office:value-type="float" office:value="-1.1115208000000001" table:style-name="ce1">
            <text:p>-1.1115208</text:p>
          </table:table-cell>
          <table:table-cell office:value-type="float" office:value="0.38090827999999999" table:style-name="ce1">
            <text:p>0.38090828</text:p>
          </table:table-cell>
          <table:table-cell table:number-columns-repeated="16379"/>
        </table:table-row>
        <table:table-row table:style-name="ro1">
          <table:table-cell office:value-type="float" office:value="-1.2095046" table:style-name="ce1">
            <text:p>-1.2095046</text:p>
          </table:table-cell>
          <table:table-cell office:value-type="float" office:value="0.37291414000000001" table:style-name="ce1">
            <text:p>0.37291414</text:p>
          </table:table-cell>
          <table:table-cell table:style-name="ce1"/>
          <table:table-cell office:value-type="float" office:value="-0.99658480000000005" table:style-name="ce1">
            <text:p>-0.9965848</text:p>
          </table:table-cell>
          <table:table-cell office:value-type="float" office:value="0.41023310000000002" table:style-name="ce1">
            <text:p>0.4102331</text:p>
          </table:table-cell>
          <table:table-cell table:number-columns-repeated="16379"/>
        </table:table-row>
        <table:table-row table:style-name="ro1">
          <table:table-cell office:value-type="float" office:value="-1.1057488" table:style-name="ce1">
            <text:p>-1.1057488</text:p>
          </table:table-cell>
          <table:table-cell office:value-type="float" office:value="0.39014103999999999" table:style-name="ce1">
            <text:p>0.39014104</text:p>
          </table:table-cell>
          <table:table-cell table:style-name="ce1"/>
          <table:table-cell office:value-type="float" office:value="-0.90456990000000004" table:style-name="ce1">
            <text:p>-0.9045699</text:p>
          </table:table-cell>
          <table:table-cell office:value-type="float" office:value="0.44172837999999998" table:style-name="ce1">
            <text:p>0.44172838</text:p>
          </table:table-cell>
          <table:table-cell table:number-columns-repeated="16379"/>
        </table:table-row>
        <table:table-row table:style-name="ro1">
          <table:table-cell office:value-type="float" office:value="-1.0249140000000001" table:style-name="ce1">
            <text:p>-1.024914</text:p>
          </table:table-cell>
          <table:table-cell office:value-type="float" office:value="0.40600649999999999" table:style-name="ce1">
            <text:p>0.4060065</text:p>
          </table:table-cell>
          <table:table-cell table:style-name="ce1"/>
          <table:table-cell office:value-type="float" office:value="-0.81286203999999995" table:style-name="ce1">
            <text:p>-0.81286204</text:p>
          </table:table-cell>
          <table:table-cell office:value-type="float" office:value="0.45039820000000003" table:style-name="ce1">
            <text:p>0.4503982</text:p>
          </table:table-cell>
          <table:table-cell table:number-columns-repeated="16379"/>
        </table:table-row>
        <table:table-row table:style-name="ro1">
          <table:table-cell office:value-type="float" office:value="-0.94886590000000004" table:style-name="ce1">
            <text:p>-0.9488659</text:p>
          </table:table-cell>
          <table:table-cell office:value-type="float" office:value="0.41130292000000002" table:style-name="ce1">
            <text:p>0.41130292</text:p>
          </table:table-cell>
          <table:table-cell table:style-name="ce1"/>
          <table:table-cell office:value-type="float" office:value="-0.73778474000000005" table:style-name="ce1">
            <text:p>-0.73778474</text:p>
          </table:table-cell>
          <table:table-cell office:value-type="float" office:value="0.47282427999999999" table:style-name="ce1">
            <text:p>0.47282428</text:p>
          </table:table-cell>
          <table:table-cell table:number-columns-repeated="16379"/>
        </table:table-row>
        <table:table-row table:style-name="ro1">
          <table:table-cell office:value-type="float" office:value="-0.88170009999999999" table:style-name="ce1">
            <text:p>-0.8817001</text:p>
          </table:table-cell>
          <table:table-cell office:value-type="float" office:value="0.43713691999999998" table:style-name="ce1">
            <text:p>0.43713692</text:p>
          </table:table-cell>
          <table:table-cell table:style-name="ce1"/>
          <table:table-cell office:value-type="float" office:value="-0.68180510000000005" table:style-name="ce1">
            <text:p>-0.6818051</text:p>
          </table:table-cell>
          <table:table-cell office:value-type="float" office:value="0.47768164000000002" table:style-name="ce1">
            <text:p>0.47768164</text:p>
          </table:table-cell>
          <table:table-cell table:number-columns-repeated="16379"/>
        </table:table-row>
        <table:table-row table:style-name="ro1">
          <table:table-cell office:value-type="float" office:value="-0.83555584999999999" table:style-name="ce1">
            <text:p>-0.83555585</text:p>
          </table:table-cell>
          <table:table-cell office:value-type="float" office:value="0.45368960000000003" table:style-name="ce1">
            <text:p>0.4536896</text:p>
          </table:table-cell>
          <table:table-cell table:style-name="ce1"/>
          <table:table-cell office:value-type="float" office:value="-0.62320070000000005" table:style-name="ce1">
            <text:p>-0.6232007</text:p>
          </table:table-cell>
          <table:table-cell office:value-type="float" office:value="0.49355127999999998" table:style-name="ce1">
            <text:p>0.49355128</text:p>
          </table:table-cell>
          <table:table-cell table:number-columns-repeated="16379"/>
        </table:table-row>
        <table:table-row table:style-name="ro1">
          <table:table-cell office:value-type="float" office:value="-0.79287410000000003" table:style-name="ce1">
            <text:p>-0.7928741</text:p>
          </table:table-cell>
          <table:table-cell office:value-type="float" office:value="0.45976412" table:style-name="ce1">
            <text:p>0.45976412</text:p>
          </table:table-cell>
          <table:table-cell table:style-name="ce1"/>
          <table:table-cell office:value-type="float" office:value="-0.57785149999999996" table:style-name="ce1">
            <text:p>-0.5778515</text:p>
          </table:table-cell>
          <table:table-cell office:value-type="float" office:value="0.50883955000000003" table:style-name="ce1">
            <text:p>0.50883955</text:p>
          </table:table-cell>
          <table:table-cell table:number-columns-repeated="16379"/>
        </table:table-row>
        <table:table-row table:style-name="ro1">
          <table:table-cell office:value-type="float" office:value="-0.72860175000000005" table:style-name="ce1">
            <text:p>-0.72860175</text:p>
          </table:table-cell>
          <table:table-cell office:value-type="float" office:value="0.47306587999999999" table:style-name="ce1">
            <text:p>0.47306588</text:p>
          </table:table-cell>
          <table:table-cell table:style-name="ce1"/>
          <table:table-cell office:value-type="float" office:value="-0.51887137000000005" table:style-name="ce1">
            <text:p>-0.51887137</text:p>
          </table:table-cell>
          <table:table-cell office:value-type="float" office:value="0.52944590000000002" table:style-name="ce1">
            <text:p>0.5294459</text:p>
          </table:table-cell>
          <table:table-cell table:number-columns-repeated="16379"/>
        </table:table-row>
        <table:table-row table:style-name="ro1">
          <table:table-cell office:value-type="float" office:value="-0.70574360000000003" table:style-name="ce1">
            <text:p>-0.7057436</text:p>
          </table:table-cell>
          <table:table-cell office:value-type="float" office:value="0.48058783999999999" table:style-name="ce1">
            <text:p>0.48058784</text:p>
          </table:table-cell>
          <table:table-cell table:style-name="ce1"/>
          <table:table-cell office:value-type="float" office:value="-0.48561627000000002" table:style-name="ce1">
            <text:p>-0.48561627</text:p>
          </table:table-cell>
          <table:table-cell office:value-type="float" office:value="0.53326479999999998" table:style-name="ce1">
            <text:p>0.5332648</text:p>
          </table:table-cell>
          <table:table-cell table:number-columns-repeated="16379"/>
        </table:table-row>
        <table:table-row table:style-name="ro1">
          <table:table-cell office:value-type="float" office:value="-0.66281250000000003" table:style-name="ce1">
            <text:p>-0.6628125</text:p>
          </table:table-cell>
          <table:table-cell office:value-type="float" office:value="0.49333315999999999" table:style-name="ce1">
            <text:p>0.49333316</text:p>
          </table:table-cell>
          <table:table-cell table:style-name="ce1"/>
          <table:table-cell office:value-type="float" office:value="-0.44700857999999999" table:style-name="ce1">
            <text:p>-0.44700858</text:p>
          </table:table-cell>
          <table:table-cell office:value-type="float" office:value="0.55585439999999997" table:style-name="ce1">
            <text:p>0.5558544</text:p>
          </table:table-cell>
          <table:table-cell table:number-columns-repeated="16379"/>
        </table:table-row>
        <table:table-row table:style-name="ro1">
          <table:table-cell office:value-type="float" office:value="-0.63401324000000003" table:style-name="ce1">
            <text:p>-0.63401324</text:p>
          </table:table-cell>
          <table:table-cell office:value-type="float" office:value="0.50023614999999999" table:style-name="ce1">
            <text:p>0.50023615</text:p>
          </table:table-cell>
          <table:table-cell table:style-name="ce1"/>
          <table:table-cell office:value-type="float" office:value="-0.40466800000000003" table:style-name="ce1">
            <text:p>-0.404668</text:p>
          </table:table-cell>
          <table:table-cell office:value-type="float" office:value="0.55978300000000003" table:style-name="ce1">
            <text:p>0.559783</text:p>
          </table:table-cell>
          <table:table-cell table:number-columns-repeated="16379"/>
        </table:table-row>
        <table:table-row table:style-name="ro1">
          <table:table-cell office:value-type="float" office:value="-0.59608240000000001" table:style-name="ce1">
            <text:p>-0.5960824</text:p>
          </table:table-cell>
          <table:table-cell office:value-type="float" office:value="0.50803710000000002" table:style-name="ce1">
            <text:p>0.5080371</text:p>
          </table:table-cell>
          <table:table-cell table:style-name="ce1"/>
          <table:table-cell office:value-type="float" office:value="-0.36982587" table:style-name="ce1">
            <text:p>-0.36982587</text:p>
          </table:table-cell>
          <table:table-cell office:value-type="float" office:value="0.57354289999999997" table:style-name="ce1">
            <text:p>0.5735429</text:p>
          </table:table-cell>
          <table:table-cell table:number-columns-repeated="16379"/>
        </table:table-row>
        <table:table-row table:style-name="ro1">
          <table:table-cell office:value-type="float" office:value="-0.56093490000000001" table:style-name="ce1">
            <text:p>-0.5609349</text:p>
          </table:table-cell>
          <table:table-cell office:value-type="float" office:value="0.52136590000000005" table:style-name="ce1">
            <text:p>0.5213659</text:p>
          </table:table-cell>
          <table:table-cell table:style-name="ce1"/>
          <table:table-cell office:value-type="float" office:value="-0.34372767999999998" table:style-name="ce1">
            <text:p>-0.34372768</text:p>
          </table:table-cell>
          <table:table-cell office:value-type="float" office:value="0.59105129999999995" table:style-name="ce1">
            <text:p>0.5910513</text:p>
          </table:table-cell>
          <table:table-cell table:number-columns-repeated="16379"/>
        </table:table-row>
        <table:table-row table:style-name="ro1">
          <table:table-cell office:value-type="float" office:value="-0.52874949999999998" table:style-name="ce1">
            <text:p>-0.5287495</text:p>
          </table:table-cell>
          <table:table-cell office:value-type="float" office:value="0.52247655000000004" table:style-name="ce1">
            <text:p>0.52247655</text:p>
          </table:table-cell>
          <table:table-cell table:style-name="ce1"/>
          <table:table-cell office:value-type="float" office:value="-0.30318891999999997" table:style-name="ce1">
            <text:p>-0.30318892</text:p>
          </table:table-cell>
          <table:table-cell office:value-type="float" office:value="0.60244805000000001" table:style-name="ce1">
            <text:p>0.60244805</text:p>
          </table:table-cell>
          <table:table-cell table:number-columns-repeated="3"/>
          <table:table-cell table:style-name="ce1">
            <draw:frame xmlns:presentation="urn:oasis:names:tc:opendocument:xmlns:presentation:1.0" draw:z-index="2" draw:id="id3" draw:style-name="a3" draw:name="Chart 2" svg:x="0.01042in" svg:y="0.17708in" svg:width="5.04167in" svg:height="3.71875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5"/>
        </table:table-row>
        <table:table-row table:style-name="ro1">
          <table:table-cell office:value-type="float" office:value="-0.48974236999999998" table:style-name="ce1">
            <text:p>-0.48974237</text:p>
          </table:table-cell>
          <table:table-cell office:value-type="float" office:value="0.53057944999999995" table:style-name="ce1">
            <text:p>0.53057945</text:p>
          </table:table-cell>
          <table:table-cell table:style-name="ce1"/>
          <table:table-cell office:value-type="float" office:value="-0.27613272999999999" table:style-name="ce1">
            <text:p>-0.27613273</text:p>
          </table:table-cell>
          <table:table-cell office:value-type="float" office:value="0.60455230000000004" table:style-name="ce1">
            <text:p>0.6045523</text:p>
          </table:table-cell>
          <table:table-cell table:number-columns-repeated="16379"/>
        </table:table-row>
        <table:table-row table:style-name="ro1">
          <table:table-cell office:value-type="float" office:value="-0.47698770000000001" table:style-name="ce1">
            <text:p>-0.4769877</text:p>
          </table:table-cell>
          <table:table-cell office:value-type="float" office:value="0.54442480000000004" table:style-name="ce1">
            <text:p>0.5444248</text:p>
          </table:table-cell>
          <table:table-cell table:style-name="ce1"/>
          <table:table-cell office:value-type="float" office:value="-0.24414094" table:style-name="ce1">
            <text:p>-0.24414094</text:p>
          </table:table-cell>
          <table:table-cell office:value-type="float" office:value="0.61459249999999999" table:style-name="ce1">
            <text:p>0.6145925</text:p>
          </table:table-cell>
          <table:table-cell table:number-columns-repeated="16379"/>
        </table:table-row>
        <table:table-row table:style-name="ro1">
          <table:table-cell office:value-type="float" office:value="-0.44040512999999998" table:style-name="ce1">
            <text:p>-0.44040513</text:p>
          </table:table-cell>
          <table:table-cell office:value-type="float" office:value="0.55011569999999999" table:style-name="ce1">
            <text:p>0.5501157</text:p>
          </table:table-cell>
          <table:table-cell table:style-name="ce1"/>
          <table:table-cell office:value-type="float" office:value="-0.21699107000000001" table:style-name="ce1">
            <text:p>-0.21699107</text:p>
          </table:table-cell>
          <table:table-cell office:value-type="float" office:value="0.62936099999999995" table:style-name="ce1">
            <text:p>0.629361</text:p>
          </table:table-cell>
          <table:table-cell table:number-columns-repeated="16379"/>
        </table:table-row>
        <table:table-row table:style-name="ro1">
          <table:table-cell office:value-type="float" office:value="-0.42719898000000001" table:style-name="ce1">
            <text:p>-0.42719898</text:p>
          </table:table-cell>
          <table:table-cell office:value-type="float" office:value="0.55942829999999999" table:style-name="ce1">
            <text:p>0.5594283</text:p>
          </table:table-cell>
          <table:table-cell table:style-name="ce1"/>
          <table:table-cell office:value-type="float" office:value="-0.19629896999999999" table:style-name="ce1">
            <text:p>-0.19629897</text:p>
          </table:table-cell>
          <table:table-cell office:value-type="float" office:value="0.6435959" table:style-name="ce1">
            <text:p>0.6435959</text:p>
          </table:table-cell>
          <table:table-cell table:number-columns-repeated="16379"/>
        </table:table-row>
        <table:table-row table:style-name="ro1">
          <table:table-cell office:value-type="float" office:value="-0.39772092999999997" table:style-name="ce1">
            <text:p>-0.39772093</text:p>
          </table:table-cell>
          <table:table-cell office:value-type="float" office:value="0.56767356000000002" table:style-name="ce1">
            <text:p>0.56767356</text:p>
          </table:table-cell>
          <table:table-cell table:style-name="ce1"/>
          <table:table-cell office:value-type="float" office:value="-0.17253372" table:style-name="ce1">
            <text:p>-0.17253372</text:p>
          </table:table-cell>
          <table:table-cell office:value-type="float" office:value="0.64589613999999995" table:style-name="ce1">
            <text:p>0.64589614</text:p>
          </table:table-cell>
          <table:table-cell table:number-columns-repeated="16379"/>
        </table:table-row>
        <table:table-row table:style-name="ro1">
          <table:table-cell office:value-type="float" office:value="-0.37000063" table:style-name="ce1">
            <text:p>-0.37000063</text:p>
          </table:table-cell>
          <table:table-cell office:value-type="float" office:value="0.56872575999999997" table:style-name="ce1">
            <text:p>0.56872576</text:p>
          </table:table-cell>
          <table:table-cell table:style-name="ce1"/>
          <table:table-cell office:value-type="float" office:value="-0.14904062000000001" table:style-name="ce1">
            <text:p>-0.14904062</text:p>
          </table:table-cell>
          <table:table-cell office:value-type="float" office:value="0.65338309999999999" table:style-name="ce1">
            <text:p>0.6533831</text:p>
          </table:table-cell>
          <table:table-cell table:number-columns-repeated="16379"/>
        </table:table-row>
        <table:table-row table:style-name="ro1">
          <table:table-cell office:value-type="float" office:value="-0.35363412" table:style-name="ce1">
            <text:p>-0.35363412</text:p>
          </table:table-cell>
          <table:table-cell office:value-type="float" office:value="0.57670429999999995" table:style-name="ce1">
            <text:p>0.5767043</text:p>
          </table:table-cell>
          <table:table-cell table:style-name="ce1"/>
          <table:table-cell office:value-type="float" office:value="-0.12766759999999999" table:style-name="ce1">
            <text:p>-0.1276676</text:p>
          </table:table-cell>
          <table:table-cell office:value-type="float" office:value="0.65839875000000003" table:style-name="ce1">
            <text:p>0.65839875</text:p>
          </table:table-cell>
          <table:table-cell table:number-columns-repeated="16379"/>
        </table:table-row>
        <table:table-row table:style-name="ro1">
          <table:table-cell office:value-type="float" office:value="-0.33690967999999999" table:style-name="ce1">
            <text:p>-0.33690968</text:p>
          </table:table-cell>
          <table:table-cell office:value-type="float" office:value="0.58135000000000003" table:style-name="ce1">
            <text:p>0.58135</text:p>
          </table:table-cell>
          <table:table-cell table:style-name="ce1"/>
          <table:table-cell office:value-type="float" office:value="-0.10748463" table:style-name="ce1">
            <text:p>-0.10748463</text:p>
          </table:table-cell>
          <table:table-cell office:value-type="float" office:value="0.67363329999999999" table:style-name="ce1">
            <text:p>0.6736333</text:p>
          </table:table-cell>
          <table:table-cell table:number-columns-repeated="16379"/>
        </table:table-row>
        <table:table-row table:style-name="ro1">
          <table:table-cell office:value-type="float" office:value="-0.31837842" table:style-name="ce1">
            <text:p>-0.31837842</text:p>
          </table:table-cell>
          <table:table-cell office:value-type="float" office:value="0.59519522999999996" table:style-name="ce1">
            <text:p>0.59519523</text:p>
          </table:table-cell>
          <table:table-cell table:style-name="ce1"/>
          <table:table-cell office:value-type="float" office:value="-8.7102280000000004E-2" table:style-name="ce1">
            <text:p>-0.08710228</text:p>
          </table:table-cell>
          <table:table-cell office:value-type="float" office:value="0.67543392999999996" table:style-name="ce1">
            <text:p>0.67543393</text:p>
          </table:table-cell>
          <table:table-cell table:number-columns-repeated="16379"/>
        </table:table-row>
        <table:table-row table:style-name="ro1">
          <table:table-cell office:value-type="float" office:value="-0.29178916999999999" table:style-name="ce1">
            <text:p>-0.29178917</text:p>
          </table:table-cell>
          <table:table-cell office:value-type="float" office:value="0.59991806999999997" table:style-name="ce1">
            <text:p>0.59991807</text:p>
          </table:table-cell>
          <table:table-cell table:style-name="ce1"/>
          <table:table-cell office:value-type="float" office:value="-7.0463836000000002E-2" table:style-name="ce1">
            <text:p>-0.070463836</text:p>
          </table:table-cell>
          <table:table-cell office:value-type="float" office:value="0.68591296999999996" table:style-name="ce1">
            <text:p>0.68591297</text:p>
          </table:table-cell>
          <table:table-cell table:number-columns-repeated="16379"/>
        </table:table-row>
        <table:table-row table:style-name="ro1">
          <table:table-cell office:value-type="float" office:value="-0.27859980000000001" table:style-name="ce1">
            <text:p>-0.2785998</text:p>
          </table:table-cell>
          <table:table-cell office:value-type="float" office:value="0.60074514000000001" table:style-name="ce1">
            <text:p>0.60074514</text:p>
          </table:table-cell>
          <table:table-cell table:style-name="ce1"/>
          <table:table-cell office:value-type="float" office:value="-4.8069015E-2" table:style-name="ce1">
            <text:p>-0.048069015</text:p>
          </table:table-cell>
          <table:table-cell office:value-type="float" office:value="0.69941419999999999" table:style-name="ce1">
            <text:p>0.6994142</text:p>
          </table:table-cell>
          <table:table-cell table:number-columns-repeated="16379"/>
        </table:table-row>
        <table:table-row table:style-name="ro1">
          <table:table-cell office:value-type="float" office:value="-0.25538634999999998" table:style-name="ce1">
            <text:p>-0.25538635</text:p>
          </table:table-cell>
          <table:table-cell office:value-type="float" office:value="0.61064549999999995" table:style-name="ce1">
            <text:p>0.6106455</text:p>
          </table:table-cell>
          <table:table-cell table:style-name="ce1"/>
          <table:table-cell office:value-type="float" office:value="-3.4487246999999999E-2" table:style-name="ce1">
            <text:p>-0.034487247</text:p>
          </table:table-cell>
          <table:table-cell office:value-type="float" office:value="0.69838864" table:style-name="ce1">
            <text:p>0.69838864</text:p>
          </table:table-cell>
          <table:table-cell table:number-columns-repeated="16379"/>
        </table:table-row>
        <table:table-row table:style-name="ro1">
          <table:table-cell office:value-type="float" office:value="-0.23988870000000001" table:style-name="ce1">
            <text:p>-0.2398887</text:p>
          </table:table-cell>
          <table:table-cell office:value-type="float" office:value="0.61312840000000002" table:style-name="ce1">
            <text:p>0.6131284</text:p>
          </table:table-cell>
          <table:table-cell table:style-name="ce1"/>
          <table:table-cell office:value-type="float" office:value="-1.4118202E-2" table:style-name="ce1">
            <text:p>-0.014118202</text:p>
          </table:table-cell>
          <table:table-cell office:value-type="float" office:value="0.71026325000000001" table:style-name="ce1">
            <text:p>0.71026325</text:p>
          </table:table-cell>
          <table:table-cell table:number-columns-repeated="16379"/>
        </table:table-row>
        <table:table-row table:style-name="ro1">
          <table:table-cell office:value-type="float" office:value="-0.22089231000000001" table:style-name="ce1">
            <text:p>-0.22089231</text:p>
          </table:table-cell>
          <table:table-cell office:value-type="float" office:value="0.61738599999999999" table:style-name="ce1">
            <text:p>0.617386</text:p>
          </table:table-cell>
          <table:table-cell table:style-name="ce1"/>
          <table:table-cell office:value-type="float" office:value="-3.1044090000000002E-5" table:style-name="ce2">
            <text:p>-3.10E-05</text:p>
          </table:table-cell>
          <table:table-cell office:value-type="float" office:value="0.71607719999999997" table:style-name="ce1">
            <text:p>0.7160772</text:p>
          </table:table-cell>
          <table:table-cell table:number-columns-repeated="16379"/>
        </table:table-row>
        <table:table-row table:style-name="ro1">
          <table:table-cell office:value-type="float" office:value="-0.21106359999999999" table:style-name="ce1">
            <text:p>-0.2110636</text:p>
          </table:table-cell>
          <table:table-cell office:value-type="float" office:value="0.62510765000000001" table:style-name="ce1">
            <text:p>0.62510765</text:p>
          </table:table-cell>
          <table:table-cell table:style-name="ce1"/>
          <table:table-cell office:value-type="float" office:value="1.7222082E-2" table:style-name="ce1">
            <text:p>0.017222082</text:p>
          </table:table-cell>
          <table:table-cell office:value-type="float" office:value="0.72216080000000005" table:style-name="ce1">
            <text:p>0.7221608</text:p>
          </table:table-cell>
          <table:table-cell table:number-columns-repeated="16379"/>
        </table:table-row>
        <table:table-row table:style-name="ro1">
          <table:table-cell office:value-type="float" office:value="-0.18959059" table:style-name="ce1">
            <text:p>-0.18959059</text:p>
          </table:table-cell>
          <table:table-cell office:value-type="float" office:value="0.63455159999999999" table:style-name="ce1">
            <text:p>0.6345516</text:p>
          </table:table-cell>
          <table:table-cell table:style-name="ce1"/>
          <table:table-cell office:value-type="float" office:value="3.6948956999999998E-2" table:style-name="ce1">
            <text:p>0.036948957</text:p>
          </table:table-cell>
          <table:table-cell office:value-type="float" office:value="0.72632870000000005" table:style-name="ce1">
            <text:p>0.7263287</text:p>
          </table:table-cell>
          <table:table-cell table:number-columns-repeated="16379"/>
        </table:table-row>
        <table:table-row table:style-name="ro1">
          <table:table-cell office:value-type="float" office:value="-0.17702657999999999" table:style-name="ce1">
            <text:p>-0.17702658</text:p>
          </table:table-cell>
          <table:table-cell office:value-type="float" office:value="0.63959429999999995" table:style-name="ce1">
            <text:p>0.6395943</text:p>
          </table:table-cell>
          <table:table-cell table:style-name="ce1"/>
          <table:table-cell office:value-type="float" office:value="5.2896793999999997E-2" table:style-name="ce1">
            <text:p>0.052896794</text:p>
          </table:table-cell>
          <table:table-cell office:value-type="float" office:value="0.73379439999999996" table:style-name="ce1">
            <text:p>0.7337944</text:p>
          </table:table-cell>
          <table:table-cell table:number-columns-repeated="16379"/>
        </table:table-row>
        <table:table-row table:style-name="ro1">
          <table:table-cell office:value-type="float" office:value="-0.15725009000000001" table:style-name="ce1">
            <text:p>-0.15725009</text:p>
          </table:table-cell>
          <table:table-cell office:value-type="float" office:value="0.64379430000000004" table:style-name="ce1">
            <text:p>0.6437943</text:p>
          </table:table-cell>
          <table:table-cell table:style-name="ce1"/>
          <table:table-cell office:value-type="float" office:value="6.1925347999999998E-2" table:style-name="ce1">
            <text:p>0.061925348</text:p>
          </table:table-cell>
          <table:table-cell office:value-type="float" office:value="0.73855309999999996" table:style-name="ce1">
            <text:p>0.7385531</text:p>
          </table:table-cell>
          <table:table-cell table:number-columns-repeated="16379"/>
        </table:table-row>
        <table:table-row table:style-name="ro1">
          <table:table-cell office:value-type="float" office:value="-0.15181587999999999" table:style-name="ce1">
            <text:p>-0.15181588</text:p>
          </table:table-cell>
          <table:table-cell office:value-type="float" office:value="0.65167385" table:style-name="ce1">
            <text:p>0.65167385</text:p>
          </table:table-cell>
          <table:table-cell table:style-name="ce1"/>
          <table:table-cell office:value-type="float" office:value="7.6330510000000004E-2" table:style-name="ce1">
            <text:p>0.07633051</text:p>
          </table:table-cell>
          <table:table-cell office:value-type="float" office:value="0.74790060000000003" table:style-name="ce1">
            <text:p>0.7479006</text:p>
          </table:table-cell>
          <table:table-cell table:number-columns-repeated="16379"/>
        </table:table-row>
        <table:table-row table:style-name="ro1">
          <table:table-cell office:value-type="float" office:value="-0.13195577" table:style-name="ce1">
            <text:p>-0.13195577</text:p>
          </table:table-cell>
          <table:table-cell office:value-type="float" office:value="0.65612024000000002" table:style-name="ce1">
            <text:p>0.65612024</text:p>
          </table:table-cell>
          <table:table-cell table:style-name="ce1"/>
          <table:table-cell office:value-type="float" office:value="0.113925315" table:style-name="ce1">
            <text:p>0.113925315</text:p>
          </table:table-cell>
          <table:table-cell office:value-type="float" office:value="0.76235193000000001" table:style-name="ce1">
            <text:p>0.76235193</text:p>
          </table:table-cell>
          <table:table-cell table:number-columns-repeated="16379"/>
        </table:table-row>
        <table:table-row table:style-name="ro1">
          <table:table-cell office:value-type="float" office:value="-0.11416793" table:style-name="ce1">
            <text:p>-0.11416793</text:p>
          </table:table-cell>
          <table:table-cell office:value-type="float" office:value="0.65289604999999995" table:style-name="ce1">
            <text:p>0.65289605</text:p>
          </table:table-cell>
          <table:table-cell table:style-name="ce1"/>
          <table:table-cell office:value-type="float" office:value="0.11642452" table:style-name="ce1">
            <text:p>0.11642452</text:p>
          </table:table-cell>
          <table:table-cell office:value-type="float" office:value="0.76418900000000001" table:style-name="ce1">
            <text:p>0.764189</text:p>
          </table:table-cell>
          <table:table-cell table:number-columns-repeated="16379"/>
        </table:table-row>
        <table:table-row table:style-name="ro1">
          <table:table-cell office:value-type="float" office:value="-9.8877580000000007E-2" table:style-name="ce1">
            <text:p>-0.09887758</text:p>
          </table:table-cell>
          <table:table-cell office:value-type="float" office:value="0.66915979999999997" table:style-name="ce1">
            <text:p>0.6691598</text:p>
          </table:table-cell>
          <table:table-cell table:style-name="ce1"/>
          <table:table-cell office:value-type="float" office:value="0.13238232" table:style-name="ce1">
            <text:p>0.13238232</text:p>
          </table:table-cell>
          <table:table-cell office:value-type="float" office:value="0.76810056000000004" table:style-name="ce1">
            <text:p>0.76810056</text:p>
          </table:table-cell>
          <table:table-cell table:number-columns-repeated="16379"/>
        </table:table-row>
        <table:table-row table:style-name="ro1">
          <table:table-cell office:value-type="float" office:value="-8.5385639999999999E-2" table:style-name="ce1">
            <text:p>-0.08538564</text:p>
          </table:table-cell>
          <table:table-cell office:value-type="float" office:value="0.6754483" table:style-name="ce1">
            <text:p>0.6754483</text:p>
          </table:table-cell>
          <table:table-cell table:style-name="ce1"/>
          <table:table-cell office:value-type="float" office:value="0.13351395999999999" table:style-name="ce1">
            <text:p>0.13351396</text:p>
          </table:table-cell>
          <table:table-cell office:value-type="float" office:value="0.77441289999999996" table:style-name="ce1">
            <text:p>0.7744129</text:p>
          </table:table-cell>
          <table:table-cell table:number-columns-repeated="16379"/>
        </table:table-row>
        <table:table-row table:style-name="ro1">
          <table:table-cell office:value-type="float" office:value="-7.9657026000000006E-2" table:style-name="ce1">
            <text:p>-0.079657026</text:p>
          </table:table-cell>
          <table:table-cell office:value-type="float" office:value="0.67549199999999998" table:style-name="ce1">
            <text:p>0.675492</text:p>
          </table:table-cell>
          <table:table-cell table:style-name="ce1"/>
          <table:table-cell office:value-type="float" office:value="0.15334244" table:style-name="ce1">
            <text:p>0.15334244</text:p>
          </table:table-cell>
          <table:table-cell office:value-type="float" office:value="0.77844495000000002" table:style-name="ce1">
            <text:p>0.77844495</text:p>
          </table:table-cell>
          <table:table-cell table:number-columns-repeated="16379"/>
        </table:table-row>
        <table:table-row table:style-name="ro1">
          <table:table-cell office:value-type="float" office:value="-7.5296134000000001E-2" table:style-name="ce1">
            <text:p>-0.075296134</text:p>
          </table:table-cell>
          <table:table-cell office:value-type="float" office:value="0.67939126000000005" table:style-name="ce1">
            <text:p>0.67939126</text:p>
          </table:table-cell>
          <table:table-cell table:style-name="ce1"/>
          <table:table-cell office:value-type="float" office:value="0.16013604000000001" table:style-name="ce1">
            <text:p>0.16013604</text:p>
          </table:table-cell>
          <table:table-cell office:value-type="float" office:value="0.79280656999999999" table:style-name="ce1">
            <text:p>0.79280657</text:p>
          </table:table-cell>
          <table:table-cell table:number-columns-repeated="16379"/>
        </table:table-row>
        <table:table-row table:style-name="ro1">
          <table:table-cell office:value-type="float" office:value="-4.747063E-2" table:style-name="ce1">
            <text:p>-0.04747063</text:p>
          </table:table-cell>
          <table:table-cell office:value-type="float" office:value="0.68863326000000002" table:style-name="ce1">
            <text:p>0.68863326</text:p>
          </table:table-cell>
          <table:table-cell table:style-name="ce1"/>
          <table:table-cell office:value-type="float" office:value="0.17873217" table:style-name="ce1">
            <text:p>0.17873217</text:p>
          </table:table-cell>
          <table:table-cell office:value-type="float" office:value="0.79262566999999995" table:style-name="ce1">
            <text:p>0.79262567</text:p>
          </table:table-cell>
          <table:table-cell table:number-columns-repeated="16379"/>
        </table:table-row>
        <table:table-row table:style-name="ro1">
          <table:table-cell office:value-type="float" office:value="-4.4773359999999998E-2" table:style-name="ce1">
            <text:p>-0.04477336</text:p>
          </table:table-cell>
          <table:table-cell office:value-type="float" office:value="0.69104489999999996" table:style-name="ce1">
            <text:p>0.6910449</text:p>
          </table:table-cell>
          <table:table-cell table:style-name="ce1"/>
          <table:table-cell office:value-type="float" office:value="0.18802336" table:style-name="ce1">
            <text:p>0.18802336</text:p>
          </table:table-cell>
          <table:table-cell office:value-type="float" office:value="0.79341640000000002" table:style-name="ce1">
            <text:p>0.7934164</text:p>
          </table:table-cell>
          <table:table-cell table:number-columns-repeated="16379"/>
        </table:table-row>
        <table:table-row table:style-name="ro1">
          <table:table-cell office:value-type="float" office:value="-4.0929448E-2" table:style-name="ce1">
            <text:p>-0.040929448</text:p>
          </table:table-cell>
          <table:table-cell office:value-type="float" office:value="0.69285370000000002" table:style-name="ce1">
            <text:p>0.6928537</text:p>
          </table:table-cell>
          <table:table-cell table:style-name="ce1"/>
          <table:table-cell office:value-type="float" office:value="0.19720557" table:style-name="ce1">
            <text:p>0.19720557</text:p>
          </table:table-cell>
          <table:table-cell office:value-type="float" office:value="0.8030043" table:style-name="ce1">
            <text:p>0.8030043</text:p>
          </table:table-cell>
          <table:table-cell table:number-columns-repeated="16379"/>
        </table:table-row>
        <table:table-row table:style-name="ro1">
          <table:table-cell office:value-type="float" office:value="-2.3238953E-2" table:style-name="ce1">
            <text:p>-0.023238953</text:p>
          </table:table-cell>
          <table:table-cell office:value-type="float" office:value="0.69118290000000004" table:style-name="ce1">
            <text:p>0.6911829</text:p>
          </table:table-cell>
          <table:table-cell table:style-name="ce1"/>
          <table:table-cell office:value-type="float" office:value="0.20552445999999999" table:style-name="ce1">
            <text:p>0.20552446</text:p>
          </table:table-cell>
          <table:table-cell office:value-type="float" office:value="0.81335782999999995" table:style-name="ce1">
            <text:p>0.81335783</text:p>
          </table:table-cell>
          <table:table-cell table:number-columns-repeated="16379"/>
        </table:table-row>
        <table:table-row table:style-name="ro1">
          <table:table-cell office:value-type="float" office:value="3.6430164000000003E-4" table:style-name="ce2">
            <text:p>3.64E-04</text:p>
          </table:table-cell>
          <table:table-cell office:value-type="float" office:value="0.70050449999999997" table:style-name="ce1">
            <text:p>0.7005045</text:p>
          </table:table-cell>
          <table:table-cell table:style-name="ce1"/>
          <table:table-cell office:value-type="float" office:value="0.21263406000000001" table:style-name="ce1">
            <text:p>0.21263406</text:p>
          </table:table-cell>
          <table:table-cell office:value-type="float" office:value="0.81314280000000005" table:style-name="ce1">
            <text:p>0.8131428</text:p>
          </table:table-cell>
          <table:table-cell table:number-columns-repeated="16379"/>
        </table:table-row>
        <table:table-row table:style-name="ro1">
          <table:table-cell office:value-type="float" office:value="-4.1929762999999998E-3" table:style-name="ce1">
            <text:p>-0.004192976</text:p>
          </table:table-cell>
          <table:table-cell office:value-type="float" office:value="0.7057715" table:style-name="ce1">
            <text:p>0.7057715</text:p>
          </table:table-cell>
          <table:table-cell table:style-name="ce1"/>
          <table:table-cell office:value-type="float" office:value="0.23546054999999999" table:style-name="ce1">
            <text:p>0.23546055</text:p>
          </table:table-cell>
          <table:table-cell office:value-type="float" office:value="0.82377785000000003" table:style-name="ce1">
            <text:p>0.82377785</text:p>
          </table:table-cell>
          <table:table-cell table:number-columns-repeated="16379"/>
        </table:table-row>
        <table:table-row table:style-name="ro1">
          <table:table-cell office:value-type="float" office:value="3.8185741E-3" table:style-name="ce1">
            <text:p>0.003818574</text:p>
          </table:table-cell>
          <table:table-cell office:value-type="float" office:value="0.71468186" table:style-name="ce1">
            <text:p>0.71468186</text:p>
          </table:table-cell>
          <table:table-cell table:style-name="ce1"/>
          <table:table-cell office:value-type="float" office:value="0.24806507" table:style-name="ce1">
            <text:p>0.24806507</text:p>
          </table:table-cell>
          <table:table-cell office:value-type="float" office:value="0.83081729999999998" table:style-name="ce1">
            <text:p>0.8308173</text:p>
          </table:table-cell>
          <table:table-cell table:number-columns-repeated="16379"/>
        </table:table-row>
        <table:table-row table:style-name="ro1">
          <table:table-cell office:value-type="float" office:value="1.7654725999999999E-2" table:style-name="ce1">
            <text:p>0.017654726</text:p>
          </table:table-cell>
          <table:table-cell office:value-type="float" office:value="0.70887493999999995" table:style-name="ce1">
            <text:p>0.70887494</text:p>
          </table:table-cell>
          <table:table-cell table:style-name="ce1"/>
          <table:table-cell office:value-type="float" office:value="0.25056254999999999" table:style-name="ce1">
            <text:p>0.25056255</text:p>
          </table:table-cell>
          <table:table-cell office:value-type="float" office:value="0.8251714" table:style-name="ce1">
            <text:p>0.8251714</text:p>
          </table:table-cell>
          <table:table-cell table:number-columns-repeated="16379"/>
        </table:table-row>
        <table:table-row table:style-name="ro1">
          <table:table-cell office:value-type="float" office:value="4.0224823999999999E-2" table:style-name="ce1">
            <text:p>0.040224824</text:p>
          </table:table-cell>
          <table:table-cell office:value-type="float" office:value="0.7170976" table:style-name="ce1">
            <text:p>0.7170976</text:p>
          </table:table-cell>
          <table:table-cell table:style-name="ce1"/>
          <table:table-cell office:value-type="float" office:value="0.25980225000000001" table:style-name="ce1">
            <text:p>0.25980225</text:p>
          </table:table-cell>
          <table:table-cell office:value-type="float" office:value="0.8419953" table:style-name="ce1">
            <text:p>0.8419953</text:p>
          </table:table-cell>
          <table:table-cell table:number-columns-repeated="16379"/>
        </table:table-row>
        <table:table-row table:style-name="ro1">
          <table:table-cell office:value-type="float" office:value="5.0828032000000002E-2" table:style-name="ce1">
            <text:p>0.050828032</text:p>
          </table:table-cell>
          <table:table-cell office:value-type="float" office:value="0.72435680000000002" table:style-name="ce1">
            <text:p>0.7243568</text:p>
          </table:table-cell>
          <table:table-cell table:style-name="ce1"/>
          <table:table-cell office:value-type="float" office:value="0.27442319999999998" table:style-name="ce1">
            <text:p>0.2744232</text:p>
          </table:table-cell>
          <table:table-cell office:value-type="float" office:value="0.84288569999999996" table:style-name="ce1">
            <text:p>0.8428857</text:p>
          </table:table-cell>
          <table:table-cell table:number-columns-repeated="16379"/>
        </table:table-row>
        <table:table-row table:style-name="ro1">
          <table:table-cell office:value-type="float" office:value="5.6542071999999999E-2" table:style-name="ce1">
            <text:p>0.056542072</text:p>
          </table:table-cell>
          <table:table-cell office:value-type="float" office:value="0.72765267" table:style-name="ce1">
            <text:p>0.72765267</text:p>
          </table:table-cell>
          <table:table-cell table:style-name="ce1"/>
          <table:table-cell office:value-type="float" office:value="0.28610563" table:style-name="ce1">
            <text:p>0.28610563</text:p>
          </table:table-cell>
          <table:table-cell office:value-type="float" office:value="0.84681885999999995" table:style-name="ce1">
            <text:p>0.84681886</text:p>
          </table:table-cell>
          <table:table-cell table:number-columns-repeated="16379"/>
        </table:table-row>
        <table:table-row table:style-name="ro1">
          <table:table-cell office:value-type="float" office:value="6.7427219999999996E-2" table:style-name="ce1">
            <text:p>0.06742722</text:p>
          </table:table-cell>
          <table:table-cell office:value-type="float" office:value="0.72639184999999995" table:style-name="ce1">
            <text:p>0.72639185</text:p>
          </table:table-cell>
          <table:table-cell table:style-name="ce1"/>
          <table:table-cell office:value-type="float" office:value="0.29374214999999998" table:style-name="ce1">
            <text:p>0.29374215</text:p>
          </table:table-cell>
          <table:table-cell office:value-type="float" office:value="0.85611992999999997" table:style-name="ce1">
            <text:p>0.85611993</text:p>
          </table:table-cell>
          <table:table-cell table:number-columns-repeated="16379"/>
        </table:table-row>
        <table:table-row table:style-name="ro1">
          <table:table-cell office:value-type="float" office:value="7.2670706000000002E-2" table:style-name="ce1">
            <text:p>0.072670706</text:p>
          </table:table-cell>
          <table:table-cell office:value-type="float" office:value="0.7358093" table:style-name="ce1">
            <text:p>0.7358093</text:p>
          </table:table-cell>
          <table:table-cell table:style-name="ce1"/>
          <table:table-cell office:value-type="float" office:value="0.30735279999999998" table:style-name="ce1">
            <text:p>0.3073528</text:p>
          </table:table-cell>
          <table:table-cell office:value-type="float" office:value="0.85712829999999995" table:style-name="ce1">
            <text:p>0.8571283</text:p>
          </table:table-cell>
          <table:table-cell table:number-columns-repeated="16379"/>
        </table:table-row>
        <table:table-row table:style-name="ro1">
          <table:table-cell office:value-type="float" office:value="8.2207723999999996E-2" table:style-name="ce1">
            <text:p>0.082207724</text:p>
          </table:table-cell>
          <table:table-cell office:value-type="float" office:value="0.74010324000000005" table:style-name="ce1">
            <text:p>0.74010324</text:p>
          </table:table-cell>
          <table:table-cell table:style-name="ce1"/>
          <table:table-cell office:value-type="float" office:value="0.31456822000000001" table:style-name="ce1">
            <text:p>0.31456822</text:p>
          </table:table-cell>
          <table:table-cell office:value-type="float" office:value="0.86272919999999997" table:style-name="ce1">
            <text:p>0.8627292</text:p>
          </table:table-cell>
          <table:table-cell table:number-columns-repeated="16379"/>
        </table:table-row>
        <table:table-row table:style-name="ro1">
          <table:table-cell office:value-type="float" office:value="9.1433159999999999E-2" table:style-name="ce1">
            <text:p>0.09143316</text:p>
          </table:table-cell>
          <table:table-cell office:value-type="float" office:value="0.74541204999999999" table:style-name="ce1">
            <text:p>0.74541205</text:p>
          </table:table-cell>
          <table:table-cell table:style-name="ce1"/>
          <table:table-cell office:value-type="float" office:value="0.32300139999999999" table:style-name="ce1">
            <text:p>0.3230014</text:p>
          </table:table-cell>
          <table:table-cell office:value-type="float" office:value="0.86754989999999998" table:style-name="ce1">
            <text:p>0.8675499</text:p>
          </table:table-cell>
          <table:table-cell table:number-columns-repeated="16379"/>
        </table:table-row>
        <table:table-row table:style-name="ro1">
          <table:table-cell office:value-type="float" office:value="0.10454984" table:style-name="ce1">
            <text:p>0.10454984</text:p>
          </table:table-cell>
          <table:table-cell office:value-type="float" office:value="0.74935620000000003" table:style-name="ce1">
            <text:p>0.7493562</text:p>
          </table:table-cell>
          <table:table-cell table:style-name="ce1"/>
          <table:table-cell office:value-type="float" office:value="0.33917415000000001" table:style-name="ce1">
            <text:p>0.33917415</text:p>
          </table:table-cell>
          <table:table-cell office:value-type="float" office:value="0.87177676000000004" table:style-name="ce1">
            <text:p>0.87177676</text:p>
          </table:table-cell>
          <table:table-cell table:number-columns-repeated="16379"/>
        </table:table-row>
        <table:table-row table:style-name="ro1">
          <table:table-cell office:value-type="float" office:value="0.11493955" table:style-name="ce1">
            <text:p>0.11493955</text:p>
          </table:table-cell>
          <table:table-cell office:value-type="float" office:value="0.75295292999999996" table:style-name="ce1">
            <text:p>0.75295293</text:p>
          </table:table-cell>
          <table:table-cell table:style-name="ce1"/>
          <table:table-cell office:value-type="float" office:value="0.33669236000000002" table:style-name="ce1">
            <text:p>0.33669236</text:p>
          </table:table-cell>
          <table:table-cell office:value-type="float" office:value="0.87234809999999996" table:style-name="ce1">
            <text:p>0.8723481</text:p>
          </table:table-cell>
          <table:table-cell table:number-columns-repeated="16379"/>
        </table:table-row>
        <table:table-row table:style-name="ro1">
          <table:table-cell office:value-type="float" office:value="0.11610774" table:style-name="ce1">
            <text:p>0.11610774</text:p>
          </table:table-cell>
          <table:table-cell office:value-type="float" office:value="0.76068734999999998" table:style-name="ce1">
            <text:p>0.76068735</text:p>
          </table:table-cell>
          <table:table-cell table:style-name="ce1"/>
          <table:table-cell office:value-type="float" office:value="0.35022851999999999" table:style-name="ce1">
            <text:p>0.35022852</text:p>
          </table:table-cell>
          <table:table-cell office:value-type="float" office:value="0.87453879999999995" table:style-name="ce1">
            <text:p>0.8745388</text:p>
          </table:table-cell>
          <table:table-cell table:number-columns-repeated="16379"/>
        </table:table-row>
        <table:table-row table:style-name="ro1">
          <table:table-cell office:value-type="float" office:value="0.12400988" table:style-name="ce1">
            <text:p>0.12400988</text:p>
          </table:table-cell>
          <table:table-cell office:value-type="float" office:value="0.75474923999999999" table:style-name="ce1">
            <text:p>0.75474924</text:p>
          </table:table-cell>
          <table:table-cell table:style-name="ce1"/>
          <table:table-cell office:value-type="float" office:value="0.35873768" table:style-name="ce1">
            <text:p>0.35873768</text:p>
          </table:table-cell>
          <table:table-cell office:value-type="float" office:value="0.88169533" table:style-name="ce1">
            <text:p>0.88169533</text:p>
          </table:table-cell>
          <table:table-cell table:number-columns-repeated="16379"/>
        </table:table-row>
        <table:table-row table:style-name="ro1">
          <table:table-cell office:value-type="float" office:value="0.12389053" table:style-name="ce1">
            <text:p>0.12389053</text:p>
          </table:table-cell>
          <table:table-cell office:value-type="float" office:value="0.75827900000000004" table:style-name="ce1">
            <text:p>0.758279</text:p>
          </table:table-cell>
          <table:table-cell table:style-name="ce1"/>
          <table:table-cell office:value-type="float" office:value="0.36568060000000002" table:style-name="ce1">
            <text:p>0.3656806</text:p>
          </table:table-cell>
          <table:table-cell office:value-type="float" office:value="0.89219079999999995" table:style-name="ce1">
            <text:p>0.8921908</text:p>
          </table:table-cell>
          <table:table-cell table:number-columns-repeated="16379"/>
        </table:table-row>
        <table:table-row table:style-name="ro1">
          <table:table-cell office:value-type="float" office:value="0.14378878" table:style-name="ce1">
            <text:p>0.14378878</text:p>
          </table:table-cell>
          <table:table-cell office:value-type="float" office:value="0.76539104999999996" table:style-name="ce1">
            <text:p>0.76539105</text:p>
          </table:table-cell>
          <table:table-cell table:style-name="ce1"/>
          <table:table-cell office:value-type="float" office:value="0.37173644" table:style-name="ce1">
            <text:p>0.37173644</text:p>
          </table:table-cell>
          <table:table-cell office:value-type="float" office:value="0.89431139999999998" table:style-name="ce1">
            <text:p>0.8943114</text:p>
          </table:table-cell>
          <table:table-cell table:number-columns-repeated="16379"/>
        </table:table-row>
        <table:table-row table:style-name="ro1">
          <table:table-cell office:value-type="float" office:value="0.14011677" table:style-name="ce1">
            <text:p>0.14011677</text:p>
          </table:table-cell>
          <table:table-cell office:value-type="float" office:value="0.77042759999999999" table:style-name="ce1">
            <text:p>0.7704276</text:p>
          </table:table-cell>
          <table:table-cell table:style-name="ce1"/>
          <table:table-cell office:value-type="float" office:value="0.37293082" table:style-name="ce1">
            <text:p>0.37293082</text:p>
          </table:table-cell>
          <table:table-cell office:value-type="float" office:value="0.89818007" table:style-name="ce1">
            <text:p>0.89818007</text:p>
          </table:table-cell>
          <table:table-cell table:number-columns-repeated="16379"/>
        </table:table-row>
        <table:table-row table:style-name="ro1">
          <table:table-cell office:value-type="float" office:value="0.1463419" table:style-name="ce1">
            <text:p>0.1463419</text:p>
          </table:table-cell>
          <table:table-cell office:value-type="float" office:value="0.77108454999999998" table:style-name="ce1">
            <text:p>0.77108455</text:p>
          </table:table-cell>
          <table:table-cell table:style-name="ce1"/>
          <table:table-cell office:value-type="float" office:value="0.39117744999999998" table:style-name="ce1">
            <text:p>0.39117745</text:p>
          </table:table-cell>
          <table:table-cell office:value-type="float" office:value="0.90157920000000003" table:style-name="ce1">
            <text:p>0.9015792</text:p>
          </table:table-cell>
          <table:table-cell table:number-columns-repeated="16379"/>
        </table:table-row>
        <table:table-row table:style-name="ro1">
          <table:table-cell office:value-type="float" office:value="0.15691714000000001" table:style-name="ce1">
            <text:p>0.15691714</text:p>
          </table:table-cell>
          <table:table-cell office:value-type="float" office:value="0.77828640000000004" table:style-name="ce1">
            <text:p>0.7782864</text:p>
          </table:table-cell>
          <table:table-cell table:style-name="ce1"/>
          <table:table-cell office:value-type="float" office:value="0.39488780000000001" table:style-name="ce1">
            <text:p>0.3948878</text:p>
          </table:table-cell>
          <table:table-cell office:value-type="float" office:value="0.90812652999999999" table:style-name="ce1">
            <text:p>0.90812653</text:p>
          </table:table-cell>
          <table:table-cell table:number-columns-repeated="16379"/>
        </table:table-row>
        <table:table-row table:style-name="ro1">
          <table:table-cell office:value-type="float" office:value="0.17055699999999999" table:style-name="ce1">
            <text:p>0.170557</text:p>
          </table:table-cell>
          <table:table-cell office:value-type="float" office:value="0.77814589999999995" table:style-name="ce1">
            <text:p>0.7781459</text:p>
          </table:table-cell>
          <table:table-cell table:style-name="ce1"/>
          <table:table-cell office:value-type="float" office:value="0.41503125000000002" table:style-name="ce1">
            <text:p>0.41503125</text:p>
          </table:table-cell>
          <table:table-cell office:value-type="float" office:value="0.91348119999999999" table:style-name="ce1">
            <text:p>0.9134812</text:p>
          </table:table-cell>
          <table:table-cell table:number-columns-repeated="16379"/>
        </table:table-row>
        <table:table-row table:style-name="ro1">
          <table:table-cell office:value-type="float" office:value="0.18797114000000001" table:style-name="ce1">
            <text:p>0.18797114</text:p>
          </table:table-cell>
          <table:table-cell office:value-type="float" office:value="0.78219499999999997" table:style-name="ce1">
            <text:p>0.782195</text:p>
          </table:table-cell>
          <table:table-cell table:style-name="ce1"/>
          <table:table-cell office:value-type="float" office:value="0.41298430000000003" table:style-name="ce1">
            <text:p>0.4129843</text:p>
          </table:table-cell>
          <table:table-cell office:value-type="float" office:value="0.91567116999999998" table:style-name="ce1">
            <text:p>0.91567117</text:p>
          </table:table-cell>
          <table:table-cell table:number-columns-repeated="16379"/>
        </table:table-row>
        <table:table-row table:style-name="ro1">
          <table:table-cell office:value-type="float" office:value="0.19246204" table:style-name="ce1">
            <text:p>0.19246204</text:p>
          </table:table-cell>
          <table:table-cell office:value-type="float" office:value="0.78779779999999999" table:style-name="ce1">
            <text:p>0.7877978</text:p>
          </table:table-cell>
          <table:table-cell table:style-name="ce1"/>
          <table:table-cell office:value-type="float" office:value="0.42991483000000003" table:style-name="ce1">
            <text:p>0.42991483</text:p>
          </table:table-cell>
          <table:table-cell office:value-type="float" office:value="0.92395709999999998" table:style-name="ce1">
            <text:p>0.9239571</text:p>
          </table:table-cell>
          <table:table-cell table:number-columns-repeated="16379"/>
        </table:table-row>
        <table:table-row table:style-name="ro1">
          <table:table-cell office:value-type="float" office:value="0.19669171999999999" table:style-name="ce1">
            <text:p>0.19669172</text:p>
          </table:table-cell>
          <table:table-cell office:value-type="float" office:value="0.78727910000000001" table:style-name="ce1">
            <text:p>0.7872791</text:p>
          </table:table-cell>
          <table:table-cell table:style-name="ce1"/>
          <table:table-cell office:value-type="float" office:value="0.4227978" table:style-name="ce1">
            <text:p>0.4227978</text:p>
          </table:table-cell>
          <table:table-cell office:value-type="float" office:value="0.92103869999999999" table:style-name="ce1">
            <text:p>0.9210387</text:p>
          </table:table-cell>
          <table:table-cell table:number-columns-repeated="16379"/>
        </table:table-row>
        <table:table-row table:style-name="ro1">
          <table:table-cell office:value-type="float" office:value="0.20300409999999999" table:style-name="ce1">
            <text:p>0.2030041</text:p>
          </table:table-cell>
          <table:table-cell office:value-type="float" office:value="0.79835999999999996" table:style-name="ce1">
            <text:p>0.79836</text:p>
          </table:table-cell>
          <table:table-cell table:style-name="ce1"/>
          <table:table-cell office:value-type="float" office:value="0.44358185" table:style-name="ce1">
            <text:p>0.44358185</text:p>
          </table:table-cell>
          <table:table-cell office:value-type="float" office:value="0.93268216000000004" table:style-name="ce1">
            <text:p>0.93268216</text:p>
          </table:table-cell>
          <table:table-cell table:number-columns-repeated="16379"/>
        </table:table-row>
        <table:table-row table:style-name="ro1">
          <table:table-cell office:value-type="float" office:value="0.202904" table:style-name="ce1">
            <text:p>0.202904</text:p>
          </table:table-cell>
          <table:table-cell office:value-type="float" office:value="0.78822539999999996" table:style-name="ce1">
            <text:p>0.7882254</text:p>
          </table:table-cell>
          <table:table-cell table:style-name="ce1"/>
          <table:table-cell office:value-type="float" office:value="0.44348096999999997" table:style-name="ce1">
            <text:p>0.44348097</text:p>
          </table:table-cell>
          <table:table-cell office:value-type="float" office:value="0.93158450000000004" table:style-name="ce1">
            <text:p>0.9315845</text:p>
          </table:table-cell>
          <table:table-cell table:number-columns-repeated="16379"/>
        </table:table-row>
        <table:table-row table:style-name="ro1">
          <table:table-cell office:value-type="float" office:value="0.22186275999999999" table:style-name="ce1">
            <text:p>0.22186276</text:p>
          </table:table-cell>
          <table:table-cell office:value-type="float" office:value="0.79699193999999995" table:style-name="ce1">
            <text:p>0.79699194</text:p>
          </table:table-cell>
          <table:table-cell table:style-name="ce1"/>
          <table:table-cell office:value-type="float" office:value="0.45134816" table:style-name="ce1">
            <text:p>0.45134816</text:p>
          </table:table-cell>
          <table:table-cell office:value-type="float" office:value="0.93979760000000001" table:style-name="ce1">
            <text:p>0.9397976</text:p>
          </table:table-cell>
          <table:table-cell table:number-columns-repeated="16379"/>
        </table:table-row>
        <table:table-row table:style-name="ro1">
          <table:table-cell office:value-type="float" office:value="0.22503455" table:style-name="ce1">
            <text:p>0.22503455</text:p>
          </table:table-cell>
          <table:table-cell office:value-type="float" office:value="0.80415859999999995" table:style-name="ce1">
            <text:p>0.8041586</text:p>
          </table:table-cell>
          <table:table-cell table:style-name="ce1"/>
          <table:table-cell office:value-type="float" office:value="0.45768636000000001" table:style-name="ce1">
            <text:p>0.45768636</text:p>
          </table:table-cell>
          <table:table-cell office:value-type="float" office:value="0.94007649999999998" table:style-name="ce1">
            <text:p>0.9400765</text:p>
          </table:table-cell>
          <table:table-cell table:number-columns-repeated="16379"/>
        </table:table-row>
        <table:table-row table:style-name="ro1">
          <table:table-cell office:value-type="float" office:value="0.22864802000000001" table:style-name="ce1">
            <text:p>0.22864802</text:p>
          </table:table-cell>
          <table:table-cell office:value-type="float" office:value="0.80485450000000003" table:style-name="ce1">
            <text:p>0.8048545</text:p>
          </table:table-cell>
          <table:table-cell table:style-name="ce1"/>
          <table:table-cell office:value-type="float" office:value="0.46398106" table:style-name="ce1">
            <text:p>0.46398106</text:p>
          </table:table-cell>
          <table:table-cell office:value-type="float" office:value="0.94956640000000003" table:style-name="ce1">
            <text:p>0.9495664</text:p>
          </table:table-cell>
          <table:table-cell table:number-columns-repeated="16379"/>
        </table:table-row>
        <table:table-row table:style-name="ro1">
          <table:table-cell office:value-type="float" office:value="0.23115553999999999" table:style-name="ce1">
            <text:p>0.23115554</text:p>
          </table:table-cell>
          <table:table-cell office:value-type="float" office:value="0.8044521" table:style-name="ce1">
            <text:p>0.8044521</text:p>
          </table:table-cell>
          <table:table-cell table:style-name="ce1"/>
          <table:table-cell office:value-type="float" office:value="0.47356189999999998" table:style-name="ce1">
            <text:p>0.4735619</text:p>
          </table:table-cell>
          <table:table-cell office:value-type="float" office:value="0.94966846999999999" table:style-name="ce1">
            <text:p>0.94966847</text:p>
          </table:table-cell>
          <table:table-cell table:number-columns-repeated="16379"/>
        </table:table-row>
        <table:table-row table:style-name="ro1">
          <table:table-cell office:value-type="float" office:value="0.24683775999999999" table:style-name="ce1">
            <text:p>0.24683776</text:p>
          </table:table-cell>
          <table:table-cell office:value-type="float" office:value="0.81283689999999997" table:style-name="ce1">
            <text:p>0.8128369</text:p>
          </table:table-cell>
          <table:table-cell table:style-name="ce1"/>
          <table:table-cell office:value-type="float" office:value="0.47721957999999998" table:style-name="ce1">
            <text:p>0.47721958</text:p>
          </table:table-cell>
          <table:table-cell office:value-type="float" office:value="0.95063370000000003" table:style-name="ce1">
            <text:p>0.9506337</text:p>
          </table:table-cell>
          <table:table-cell table:number-columns-repeated="16379"/>
        </table:table-row>
        <table:table-row table:style-name="ro1">
          <table:table-cell office:value-type="float" office:value="0.25226485999999998" table:style-name="ce1">
            <text:p>0.25226486</text:p>
          </table:table-cell>
          <table:table-cell office:value-type="float" office:value="0.81315990000000005" table:style-name="ce1">
            <text:p>0.8131599</text:p>
          </table:table-cell>
          <table:table-cell table:style-name="ce1"/>
          <table:table-cell office:value-type="float" office:value="0.48920855000000002" table:style-name="ce1">
            <text:p>0.48920855</text:p>
          </table:table-cell>
          <table:table-cell office:value-type="float" office:value="0.95106833999999996" table:style-name="ce1">
            <text:p>0.95106834</text:p>
          </table:table-cell>
          <table:table-cell table:number-columns-repeated="16379"/>
        </table:table-row>
        <table:table-row table:style-name="ro1">
          <table:table-cell office:value-type="float" office:value="0.26033532999999998" table:style-name="ce1">
            <text:p>0.26033533</text:p>
          </table:table-cell>
          <table:table-cell office:value-type="float" office:value="0.81425946999999999" table:style-name="ce1">
            <text:p>0.81425947</text:p>
          </table:table-cell>
          <table:table-cell table:style-name="ce1"/>
          <table:table-cell office:value-type="float" office:value="0.49133599999999999" table:style-name="ce1">
            <text:p>0.491336</text:p>
          </table:table-cell>
          <table:table-cell office:value-type="float" office:value="0.95703757" table:style-name="ce1">
            <text:p>0.95703757</text:p>
          </table:table-cell>
          <table:table-cell table:number-columns-repeated="16379"/>
        </table:table-row>
        <table:table-row table:style-name="ro1">
          <table:table-cell office:value-type="float" office:value="0.26452845000000003" table:style-name="ce1">
            <text:p>0.26452845</text:p>
          </table:table-cell>
          <table:table-cell office:value-type="float" office:value="0.8176736" table:style-name="ce1">
            <text:p>0.8176736</text:p>
          </table:table-cell>
          <table:table-cell table:style-name="ce1"/>
          <table:table-cell office:value-type="float" office:value="0.49925320000000001" table:style-name="ce1">
            <text:p>0.4992532</text:p>
          </table:table-cell>
          <table:table-cell office:value-type="float" office:value="0.96534823999999997" table:style-name="ce1">
            <text:p>0.96534824</text:p>
          </table:table-cell>
          <table:table-cell table:number-columns-repeated="16379"/>
        </table:table-row>
        <table:table-row table:style-name="ro1">
          <table:table-cell office:value-type="float" office:value="0.27014005000000002" table:style-name="ce1">
            <text:p>0.27014005</text:p>
          </table:table-cell>
          <table:table-cell office:value-type="float" office:value="0.82139695000000001" table:style-name="ce1">
            <text:p>0.82139695</text:p>
          </table:table-cell>
          <table:table-cell table:style-name="ce1"/>
          <table:table-cell office:value-type="float" office:value="0.50044549999999999" table:style-name="ce1">
            <text:p>0.5004455</text:p>
          </table:table-cell>
          <table:table-cell office:value-type="float" office:value="0.97094879999999995" table:style-name="ce1">
            <text:p>0.9709488</text:p>
          </table:table-cell>
          <table:table-cell table:number-columns-repeated="16379"/>
        </table:table-row>
        <table:table-row table:style-name="ro1">
          <table:table-cell office:value-type="float" office:value="0.28018615000000002" table:style-name="ce1">
            <text:p>0.28018615</text:p>
          </table:table-cell>
          <table:table-cell office:value-type="float" office:value="0.82665235000000004" table:style-name="ce1">
            <text:p>0.82665235</text:p>
          </table:table-cell>
          <table:table-cell table:style-name="ce1"/>
          <table:table-cell office:value-type="float" office:value="0.51523817000000005" table:style-name="ce1">
            <text:p>0.51523817</text:p>
          </table:table-cell>
          <table:table-cell office:value-type="float" office:value="0.96866229999999998" table:style-name="ce1">
            <text:p>0.9686623</text:p>
          </table:table-cell>
          <table:table-cell table:number-columns-repeated="16379"/>
        </table:table-row>
        <table:table-row table:style-name="ro1">
          <table:table-cell office:value-type="float" office:value="0.28171098" table:style-name="ce1">
            <text:p>0.28171098</text:p>
          </table:table-cell>
          <table:table-cell office:value-type="float" office:value="0.8325922" table:style-name="ce1">
            <text:p>0.8325922</text:p>
          </table:table-cell>
          <table:table-cell table:style-name="ce1"/>
          <table:table-cell office:value-type="float" office:value="0.51523995" table:style-name="ce1">
            <text:p>0.51523995</text:p>
          </table:table-cell>
          <table:table-cell office:value-type="float" office:value="0.97080487000000004" table:style-name="ce1">
            <text:p>0.97080487</text:p>
          </table:table-cell>
          <table:table-cell table:number-columns-repeated="16379"/>
        </table:table-row>
        <table:table-row table:style-name="ro1">
          <table:table-cell office:value-type="float" office:value="0.29814679999999999" table:style-name="ce1">
            <text:p>0.2981468</text:p>
          </table:table-cell>
          <table:table-cell office:value-type="float" office:value="0.82874389999999998" table:style-name="ce1">
            <text:p>0.8287439</text:p>
          </table:table-cell>
          <table:table-cell table:style-name="ce1"/>
          <table:table-cell office:value-type="float" office:value="0.52153240000000001" table:style-name="ce1">
            <text:p>0.5215324</text:p>
          </table:table-cell>
          <table:table-cell office:value-type="float" office:value="0.97801990000000005" table:style-name="ce1">
            <text:p>0.9780199</text:p>
          </table:table-cell>
          <table:table-cell table:number-columns-repeated="16379"/>
        </table:table-row>
        <table:table-row table:style-name="ro1">
          <table:table-cell office:value-type="float" office:value="0.28882693999999998" table:style-name="ce1">
            <text:p>0.28882694</text:p>
          </table:table-cell>
          <table:table-cell office:value-type="float" office:value="0.83778006000000005" table:style-name="ce1">
            <text:p>0.83778006</text:p>
          </table:table-cell>
          <table:table-cell table:style-name="ce1"/>
          <table:table-cell office:value-type="float" office:value="0.52716549999999995" table:style-name="ce1">
            <text:p>0.5271655</text:p>
          </table:table-cell>
          <table:table-cell office:value-type="float" office:value="0.97959819999999997" table:style-name="ce1">
            <text:p>0.9795982</text:p>
          </table:table-cell>
          <table:table-cell table:number-columns-repeated="16379"/>
        </table:table-row>
        <table:table-row table:style-name="ro1">
          <table:table-cell office:value-type="float" office:value="0.30701887999999999" table:style-name="ce1">
            <text:p>0.30701888</text:p>
          </table:table-cell>
          <table:table-cell office:value-type="float" office:value="0.8379683" table:style-name="ce1">
            <text:p>0.8379683</text:p>
          </table:table-cell>
          <table:table-cell table:style-name="ce1"/>
          <table:table-cell office:value-type="float" office:value="0.53537922999999998" table:style-name="ce1">
            <text:p>0.53537923</text:p>
          </table:table-cell>
          <table:table-cell office:value-type="float" office:value="0.98499959999999998" table:style-name="ce1">
            <text:p>0.9849996</text:p>
          </table:table-cell>
          <table:table-cell table:number-columns-repeated="16379"/>
        </table:table-row>
        <table:table-row table:style-name="ro1">
          <table:table-cell office:value-type="float" office:value="0.30676824000000003" table:style-name="ce1">
            <text:p>0.30676824</text:p>
          </table:table-cell>
          <table:table-cell office:value-type="float" office:value="0.84490949999999998" table:style-name="ce1">
            <text:p>0.8449095</text:p>
          </table:table-cell>
          <table:table-cell table:style-name="ce1"/>
          <table:table-cell office:value-type="float" office:value="0.53320694000000002" table:style-name="ce1">
            <text:p>0.53320694</text:p>
          </table:table-cell>
          <table:table-cell office:value-type="float" office:value="0.9925332" table:style-name="ce1">
            <text:p>0.9925332</text:p>
          </table:table-cell>
          <table:table-cell table:number-columns-repeated="16379"/>
        </table:table-row>
        <table:table-row table:style-name="ro1">
          <table:table-cell office:value-type="float" office:value="0.31144630000000001" table:style-name="ce1">
            <text:p>0.3114463</text:p>
          </table:table-cell>
          <table:table-cell office:value-type="float" office:value="0.84544779999999997" table:style-name="ce1">
            <text:p>0.8454478</text:p>
          </table:table-cell>
          <table:table-cell table:style-name="ce1"/>
          <table:table-cell office:value-type="float" office:value="0.547435" table:style-name="ce1">
            <text:p>0.547435</text:p>
          </table:table-cell>
          <table:table-cell office:value-type="float" office:value="0.99407760000000001" table:style-name="ce1">
            <text:p>0.9940776</text:p>
          </table:table-cell>
          <table:table-cell table:number-columns-repeated="16379"/>
        </table:table-row>
        <table:table-row table:style-name="ro1">
          <table:table-cell office:value-type="float" office:value="0.32020140000000002" table:style-name="ce1">
            <text:p>0.3202014</text:p>
          </table:table-cell>
          <table:table-cell office:value-type="float" office:value="0.8436842" table:style-name="ce1">
            <text:p>0.8436842</text:p>
          </table:table-cell>
          <table:table-cell table:style-name="ce1"/>
          <table:table-cell office:value-type="float" office:value="0.55664880000000005" table:style-name="ce1">
            <text:p>0.5566488</text:p>
          </table:table-cell>
          <table:table-cell office:value-type="float" office:value="1.0009123" table:style-name="ce1">
            <text:p>1.0009123</text:p>
          </table:table-cell>
          <table:table-cell table:number-columns-repeated="16379"/>
        </table:table-row>
        <table:table-row table:style-name="ro1">
          <table:table-cell office:value-type="float" office:value="0.32421473000000001" table:style-name="ce1">
            <text:p>0.32421473</text:p>
          </table:table-cell>
          <table:table-cell office:value-type="float" office:value="0.85087013" table:style-name="ce1">
            <text:p>0.85087013</text:p>
          </table:table-cell>
          <table:table-cell table:style-name="ce1"/>
          <table:table-cell office:value-type="float" office:value="0.57056870000000004" table:style-name="ce1">
            <text:p>0.5705687</text:p>
          </table:table-cell>
          <table:table-cell office:value-type="float" office:value="0.99880349999999996" table:style-name="ce1">
            <text:p>0.9988035</text:p>
          </table:table-cell>
          <table:table-cell table:number-columns-repeated="16379"/>
        </table:table-row>
        <table:table-row table:style-name="ro1">
          <table:table-cell office:value-type="float" office:value="0.33135828000000001" table:style-name="ce1">
            <text:p>0.33135828</text:p>
          </table:table-cell>
          <table:table-cell office:value-type="float" office:value="0.85364079999999998" table:style-name="ce1">
            <text:p>0.8536408</text:p>
          </table:table-cell>
          <table:table-cell table:style-name="ce1"/>
          <table:table-cell office:value-type="float" office:value="0.56208384" table:style-name="ce1">
            <text:p>0.56208384</text:p>
          </table:table-cell>
          <table:table-cell office:value-type="float" office:value="1.0025865" table:style-name="ce1">
            <text:p>1.0025865</text:p>
          </table:table-cell>
          <table:table-cell table:number-columns-repeated="16379"/>
        </table:table-row>
        <table:table-row table:style-name="ro1">
          <table:table-cell office:value-type="float" office:value="0.33859313000000002" table:style-name="ce1">
            <text:p>0.33859313</text:p>
          </table:table-cell>
          <table:table-cell office:value-type="float" office:value="0.85885350000000005" table:style-name="ce1">
            <text:p>0.8588535</text:p>
          </table:table-cell>
          <table:table-cell table:style-name="ce1"/>
          <table:table-cell office:value-type="float" office:value="0.56821359999999999" table:style-name="ce1">
            <text:p>0.5682136</text:p>
          </table:table-cell>
          <table:table-cell office:value-type="float" office:value="1.0048018000000001" table:style-name="ce1">
            <text:p>1.0048018</text:p>
          </table:table-cell>
          <table:table-cell table:number-columns-repeated="16379"/>
        </table:table-row>
        <table:table-row table:style-name="ro1">
          <table:table-cell office:value-type="float" office:value="0.34170282000000002" table:style-name="ce1">
            <text:p>0.34170282</text:p>
          </table:table-cell>
          <table:table-cell office:value-type="float" office:value="0.85683450000000005" table:style-name="ce1">
            <text:p>0.8568345</text:p>
          </table:table-cell>
          <table:table-cell table:style-name="ce1"/>
          <table:table-cell office:value-type="float" office:value="0.57449985000000003" table:style-name="ce1">
            <text:p>0.57449985</text:p>
          </table:table-cell>
          <table:table-cell office:value-type="float" office:value="1.0077144" table:style-name="ce1">
            <text:p>1.0077144</text:p>
          </table:table-cell>
          <table:table-cell table:number-columns-repeated="16379"/>
        </table:table-row>
        <table:table-row table:style-name="ro1">
          <table:table-cell office:value-type="float" office:value="0.34798541999999999" table:style-name="ce1">
            <text:p>0.34798542</text:p>
          </table:table-cell>
          <table:table-cell office:value-type="float" office:value="0.86143214000000001" table:style-name="ce1">
            <text:p>0.86143214</text:p>
          </table:table-cell>
          <table:table-cell table:style-name="ce1"/>
          <table:table-cell office:value-type="float" office:value="0.57717649999999998" table:style-name="ce1">
            <text:p>0.5771765</text:p>
          </table:table-cell>
          <table:table-cell office:value-type="float" office:value="1.012211" table:style-name="ce1">
            <text:p>1.012211</text:p>
          </table:table-cell>
          <table:table-cell table:number-columns-repeated="16379"/>
        </table:table-row>
        <table:table-row table:style-name="ro1">
          <table:table-cell office:value-type="float" office:value="0.34780656999999998" table:style-name="ce1">
            <text:p>0.34780657</text:p>
          </table:table-cell>
          <table:table-cell office:value-type="float" office:value="0.86402179999999995" table:style-name="ce1">
            <text:p>0.8640218</text:p>
          </table:table-cell>
          <table:table-cell table:style-name="ce1"/>
          <table:table-cell office:value-type="float" office:value="0.59062130000000002" table:style-name="ce1">
            <text:p>0.5906213</text:p>
          </table:table-cell>
          <table:table-cell office:value-type="float" office:value="1.0127782999999999" table:style-name="ce1">
            <text:p>1.0127783</text:p>
          </table:table-cell>
          <table:table-cell table:number-columns-repeated="16379"/>
        </table:table-row>
        <table:table-row table:style-name="ro1">
          <table:table-cell office:value-type="float" office:value="0.36821234000000003" table:style-name="ce1">
            <text:p>0.36821234</text:p>
          </table:table-cell>
          <table:table-cell office:value-type="float" office:value="0.86343086000000002" table:style-name="ce1">
            <text:p>0.86343086</text:p>
          </table:table-cell>
          <table:table-cell table:style-name="ce1"/>
          <table:table-cell office:value-type="float" office:value="0.58234273999999997" table:style-name="ce1">
            <text:p>0.58234274</text:p>
          </table:table-cell>
          <table:table-cell office:value-type="float" office:value="1.0209547999999999" table:style-name="ce1">
            <text:p>1.0209548</text:p>
          </table:table-cell>
          <table:table-cell table:number-columns-repeated="16379"/>
        </table:table-row>
        <table:table-row table:style-name="ro1">
          <table:table-cell office:value-type="float" office:value="0.36946377000000002" table:style-name="ce1">
            <text:p>0.36946377</text:p>
          </table:table-cell>
          <table:table-cell office:value-type="float" office:value="0.87394446000000003" table:style-name="ce1">
            <text:p>0.87394446</text:p>
          </table:table-cell>
          <table:table-cell table:style-name="ce1"/>
          <table:table-cell office:value-type="float" office:value="0.59822010000000003" table:style-name="ce1">
            <text:p>0.5982201</text:p>
          </table:table-cell>
          <table:table-cell office:value-type="float" office:value="1.0215197" table:style-name="ce1">
            <text:p>1.0215197</text:p>
          </table:table-cell>
          <table:table-cell table:number-columns-repeated="16379"/>
        </table:table-row>
        <table:table-row table:style-name="ro1">
          <table:table-cell office:value-type="float" office:value="0.3660754" table:style-name="ce1">
            <text:p>0.3660754</text:p>
          </table:table-cell>
          <table:table-cell office:value-type="float" office:value="0.86919369999999996" table:style-name="ce1">
            <text:p>0.8691937</text:p>
          </table:table-cell>
          <table:table-cell table:style-name="ce1"/>
          <table:table-cell office:value-type="float" office:value="0.61114329999999994" table:style-name="ce1">
            <text:p>0.6111433</text:p>
          </table:table-cell>
          <table:table-cell office:value-type="float" office:value="1.0271655" table:style-name="ce1">
            <text:p>1.0271655</text:p>
          </table:table-cell>
          <table:table-cell table:number-columns-repeated="16379"/>
        </table:table-row>
        <table:table-row table:style-name="ro1">
          <table:table-cell office:value-type="float" office:value="0.37684444" table:style-name="ce1">
            <text:p>0.37684444</text:p>
          </table:table-cell>
          <table:table-cell office:value-type="float" office:value="0.87044239999999995" table:style-name="ce1">
            <text:p>0.8704424</text:p>
          </table:table-cell>
          <table:table-cell table:style-name="ce1"/>
          <table:table-cell office:value-type="float" office:value="0.60363279999999997" table:style-name="ce1">
            <text:p>0.6036328</text:p>
          </table:table-cell>
          <table:table-cell office:value-type="float" office:value="1.0324713999999999" table:style-name="ce1">
            <text:p>1.0324714</text:p>
          </table:table-cell>
          <table:table-cell table:number-columns-repeated="16379"/>
        </table:table-row>
        <table:table-row table:style-name="ro1">
          <table:table-cell office:value-type="float" office:value="0.38305727000000001" table:style-name="ce1">
            <text:p>0.38305727</text:p>
          </table:table-cell>
          <table:table-cell office:value-type="float" office:value="0.86996799999999996" table:style-name="ce1">
            <text:p>0.869968</text:p>
          </table:table-cell>
          <table:table-cell table:style-name="ce1"/>
          <table:table-cell office:value-type="float" office:value="0.61476076000000002" table:style-name="ce1">
            <text:p>0.61476076</text:p>
          </table:table-cell>
          <table:table-cell office:value-type="float" office:value="1.0327526" table:style-name="ce1">
            <text:p>1.0327526</text:p>
          </table:table-cell>
          <table:table-cell table:number-columns-repeated="16379"/>
        </table:table-row>
        <table:table-row table:style-name="ro1">
          <table:table-cell office:value-type="float" office:value="0.38291164999999999" table:style-name="ce1">
            <text:p>0.38291165</text:p>
          </table:table-cell>
          <table:table-cell office:value-type="float" office:value="0.88371425999999997" table:style-name="ce1">
            <text:p>0.88371426</text:p>
          </table:table-cell>
          <table:table-cell table:style-name="ce1"/>
          <table:table-cell office:value-type="float" office:value="0.60617779999999999" table:style-name="ce1">
            <text:p>0.6061778</text:p>
          </table:table-cell>
          <table:table-cell office:value-type="float" office:value="1.0393215" table:style-name="ce1">
            <text:p>1.0393215</text:p>
          </table:table-cell>
          <table:table-cell table:number-columns-repeated="16379"/>
        </table:table-row>
        <table:table-row table:style-name="ro1">
          <table:table-cell office:value-type="float" office:value="0.38789675000000001" table:style-name="ce1">
            <text:p>0.38789675</text:p>
          </table:table-cell>
          <table:table-cell office:value-type="float" office:value="0.88218116999999996" table:style-name="ce1">
            <text:p>0.88218117</text:p>
          </table:table-cell>
          <table:table-cell table:style-name="ce1"/>
          <table:table-cell office:value-type="float" office:value="0.61793935" table:style-name="ce1">
            <text:p>0.61793935</text:p>
          </table:table-cell>
          <table:table-cell office:value-type="float" office:value="1.0419103000000001" table:style-name="ce1">
            <text:p>1.0419103</text:p>
          </table:table-cell>
          <table:table-cell table:number-columns-repeated="16379"/>
        </table:table-row>
        <table:table-row table:style-name="ro1">
          <table:table-cell office:value-type="float" office:value="0.39048096999999998" table:style-name="ce1">
            <text:p>0.39048097</text:p>
          </table:table-cell>
          <table:table-cell office:value-type="float" office:value="0.87897384000000001" table:style-name="ce1">
            <text:p>0.87897384</text:p>
          </table:table-cell>
          <table:table-cell table:style-name="ce1"/>
          <table:table-cell office:value-type="float" office:value="0.62741820000000004" table:style-name="ce1">
            <text:p>0.6274182</text:p>
          </table:table-cell>
          <table:table-cell office:value-type="float" office:value="1.0429398999999999" table:style-name="ce1">
            <text:p>1.0429399</text:p>
          </table:table-cell>
          <table:table-cell table:number-columns-repeated="16379"/>
        </table:table-row>
        <table:table-row table:style-name="ro1">
          <table:table-cell office:value-type="float" office:value="0.40505475000000002" table:style-name="ce1">
            <text:p>0.40505475</text:p>
          </table:table-cell>
          <table:table-cell office:value-type="float" office:value="0.88825120000000002" table:style-name="ce1">
            <text:p>0.8882512</text:p>
          </table:table-cell>
          <table:table-cell table:style-name="ce1"/>
          <table:table-cell office:value-type="float" office:value="0.62819970000000003" table:style-name="ce1">
            <text:p>0.6281997</text:p>
          </table:table-cell>
          <table:table-cell office:value-type="float" office:value="1.0435987" table:style-name="ce1">
            <text:p>1.0435987</text:p>
          </table:table-cell>
          <table:table-cell table:number-columns-repeated="16379"/>
        </table:table-row>
        <table:table-row table:style-name="ro1">
          <table:table-cell office:value-type="float" office:value="0.40403753999999997" table:style-name="ce1">
            <text:p>0.40403754</text:p>
          </table:table-cell>
          <table:table-cell office:value-type="float" office:value="0.89218359999999997" table:style-name="ce1">
            <text:p>0.8921836</text:p>
          </table:table-cell>
          <table:table-cell table:style-name="ce1"/>
          <table:table-cell office:value-type="float" office:value="0.64422619999999997" table:style-name="ce1">
            <text:p>0.6442262</text:p>
          </table:table-cell>
          <table:table-cell office:value-type="float" office:value="1.0505209" table:style-name="ce1">
            <text:p>1.0505209</text:p>
          </table:table-cell>
          <table:table-cell table:number-columns-repeated="16379"/>
        </table:table-row>
        <table:table-row table:style-name="ro1">
          <table:table-cell office:value-type="float" office:value="0.40994101999999999" table:style-name="ce1">
            <text:p>0.40994102</text:p>
          </table:table-cell>
          <table:table-cell office:value-type="float" office:value="0.89268506000000003" table:style-name="ce1">
            <text:p>0.89268506</text:p>
          </table:table-cell>
          <table:table-cell table:style-name="ce1"/>
          <table:table-cell office:value-type="float" office:value="0.64778820000000004" table:style-name="ce1">
            <text:p>0.6477882</text:p>
          </table:table-cell>
          <table:table-cell office:value-type="float" office:value="1.0530697" table:style-name="ce1">
            <text:p>1.0530697</text:p>
          </table:table-cell>
          <table:table-cell table:number-columns-repeated="16379"/>
        </table:table-row>
        <table:table-row table:style-name="ro1">
          <table:table-cell office:value-type="float" office:value="0.41980729" table:style-name="ce1">
            <text:p>0.41980729</text:p>
          </table:table-cell>
          <table:table-cell office:value-type="float" office:value="0.89446199999999998" table:style-name="ce1">
            <text:p>0.894462</text:p>
          </table:table-cell>
          <table:table-cell table:style-name="ce1"/>
          <table:table-cell office:value-type="float" office:value="0.65705526000000003" table:style-name="ce1">
            <text:p>0.65705526</text:p>
          </table:table-cell>
          <table:table-cell office:value-type="float" office:value="1.0525363999999999" table:style-name="ce1">
            <text:p>1.0525364</text:p>
          </table:table-cell>
          <table:table-cell table:number-columns-repeated="16379"/>
        </table:table-row>
        <table:table-row table:style-name="ro1">
          <table:table-cell office:value-type="float" office:value="0.41469466999999999" table:style-name="ce1">
            <text:p>0.41469467</text:p>
          </table:table-cell>
          <table:table-cell office:value-type="float" office:value="0.89947140000000003" table:style-name="ce1">
            <text:p>0.8994714</text:p>
          </table:table-cell>
          <table:table-cell table:style-name="ce1"/>
          <table:table-cell office:value-type="float" office:value="0.65366959999999996" table:style-name="ce1">
            <text:p>0.6536696</text:p>
          </table:table-cell>
          <table:table-cell office:value-type="float" office:value="1.0585119999999999" table:style-name="ce1">
            <text:p>1.058512</text:p>
          </table:table-cell>
          <table:table-cell table:number-columns-repeated="16379"/>
        </table:table-row>
        <table:table-row table:style-name="ro1">
          <table:table-cell office:value-type="float" office:value="0.43232846000000003" table:style-name="ce1">
            <text:p>0.43232846</text:p>
          </table:table-cell>
          <table:table-cell office:value-type="float" office:value="0.89969279999999996" table:style-name="ce1">
            <text:p>0.8996928</text:p>
          </table:table-cell>
          <table:table-cell table:style-name="ce1"/>
          <table:table-cell office:value-type="float" office:value="0.66129009999999999" table:style-name="ce1">
            <text:p>0.6612901</text:p>
          </table:table-cell>
          <table:table-cell office:value-type="float" office:value="1.0631919000000001" table:style-name="ce1">
            <text:p>1.0631919</text:p>
          </table:table-cell>
          <table:table-cell table:number-columns-repeated="16379"/>
        </table:table-row>
        <table:table-row table:style-name="ro1">
          <table:table-cell office:value-type="float" office:value="0.43053770000000002" table:style-name="ce1">
            <text:p>0.4305377</text:p>
          </table:table-cell>
          <table:table-cell office:value-type="float" office:value="0.89812559999999997" table:style-name="ce1">
            <text:p>0.8981256</text:p>
          </table:table-cell>
          <table:table-cell table:style-name="ce1"/>
          <table:table-cell office:value-type="float" office:value="0.66326295999999996" table:style-name="ce1">
            <text:p>0.66326296</text:p>
          </table:table-cell>
          <table:table-cell office:value-type="float" office:value="1.065356" table:style-name="ce1">
            <text:p>1.065356</text:p>
          </table:table-cell>
          <table:table-cell table:number-columns-repeated="16379"/>
        </table:table-row>
        <table:table-row table:style-name="ro1">
          <table:table-cell office:value-type="float" office:value="0.43408770000000002" table:style-name="ce1">
            <text:p>0.4340877</text:p>
          </table:table-cell>
          <table:table-cell office:value-type="float" office:value="0.9024626" table:style-name="ce1">
            <text:p>0.9024626</text:p>
          </table:table-cell>
          <table:table-cell table:style-name="ce1"/>
          <table:table-cell office:value-type="float" office:value="0.67314459999999998" table:style-name="ce1">
            <text:p>0.6731446</text:p>
          </table:table-cell>
          <table:table-cell office:value-type="float" office:value="1.0739927" table:style-name="ce1">
            <text:p>1.0739927</text:p>
          </table:table-cell>
          <table:table-cell table:number-columns-repeated="16379"/>
        </table:table-row>
        <table:table-row table:style-name="ro1">
          <table:table-cell office:value-type="float" office:value="0.43380752" table:style-name="ce1">
            <text:p>0.43380752</text:p>
          </table:table-cell>
          <table:table-cell office:value-type="float" office:value="0.90921485000000002" table:style-name="ce1">
            <text:p>0.90921485</text:p>
          </table:table-cell>
          <table:table-cell table:style-name="ce1"/>
          <table:table-cell office:value-type="float" office:value="0.67137104000000003" table:style-name="ce1">
            <text:p>0.67137104</text:p>
          </table:table-cell>
          <table:table-cell office:value-type="float" office:value="1.0690911999999999" table:style-name="ce1">
            <text:p>1.0690912</text:p>
          </table:table-cell>
          <table:table-cell table:number-columns-repeated="16379"/>
        </table:table-row>
        <table:table-row table:style-name="ro1">
          <table:table-cell office:value-type="float" office:value="0.45284010000000002" table:style-name="ce1">
            <text:p>0.4528401</text:p>
          </table:table-cell>
          <table:table-cell office:value-type="float" office:value="0.91080870000000003" table:style-name="ce1">
            <text:p>0.9108087</text:p>
          </table:table-cell>
          <table:table-cell table:style-name="ce1"/>
          <table:table-cell office:value-type="float" office:value="0.68269420000000003" table:style-name="ce1">
            <text:p>0.6826942</text:p>
          </table:table-cell>
          <table:table-cell office:value-type="float" office:value="1.0763193" table:style-name="ce1">
            <text:p>1.0763193</text:p>
          </table:table-cell>
          <table:table-cell table:number-columns-repeated="16379"/>
        </table:table-row>
        <table:table-row table:style-name="ro1">
          <table:table-cell office:value-type="float" office:value="0.44506869999999998" table:style-name="ce1">
            <text:p>0.4450687</text:p>
          </table:table-cell>
          <table:table-cell office:value-type="float" office:value="0.90718129999999997" table:style-name="ce1">
            <text:p>0.9071813</text:p>
          </table:table-cell>
          <table:table-cell table:style-name="ce1"/>
          <table:table-cell office:value-type="float" office:value="0.69174219999999997" table:style-name="ce1">
            <text:p>0.6917422</text:p>
          </table:table-cell>
          <table:table-cell office:value-type="float" office:value="1.0751898" table:style-name="ce1">
            <text:p>1.0751898</text:p>
          </table:table-cell>
          <table:table-cell table:number-columns-repeated="16379"/>
        </table:table-row>
        <table:table-row table:style-name="ro1">
          <table:table-cell office:value-type="float" office:value="0.44817742999999999" table:style-name="ce1">
            <text:p>0.44817743</text:p>
          </table:table-cell>
          <table:table-cell office:value-type="float" office:value="0.90896505000000005" table:style-name="ce1">
            <text:p>0.90896505</text:p>
          </table:table-cell>
          <table:table-cell table:style-name="ce1"/>
          <table:table-cell office:value-type="float" office:value="0.68384175999999997" table:style-name="ce1">
            <text:p>0.68384176</text:p>
          </table:table-cell>
          <table:table-cell office:value-type="float" office:value="1.0825882" table:style-name="ce1">
            <text:p>1.0825882</text:p>
          </table:table-cell>
          <table:table-cell table:number-columns-repeated="16379"/>
        </table:table-row>
        <table:table-row table:style-name="ro1">
          <table:table-cell office:value-type="float" office:value="0.45553850000000001" table:style-name="ce1">
            <text:p>0.4555385</text:p>
          </table:table-cell>
          <table:table-cell office:value-type="float" office:value="0.92046844999999999" table:style-name="ce1">
            <text:p>0.92046845</text:p>
          </table:table-cell>
          <table:table-cell table:style-name="ce1"/>
          <table:table-cell office:value-type="float" office:value="0.69142499999999996" table:style-name="ce1">
            <text:p>0.691425</text:p>
          </table:table-cell>
          <table:table-cell office:value-type="float" office:value="1.0851016" table:style-name="ce1">
            <text:p>1.0851016</text:p>
          </table:table-cell>
          <table:table-cell table:number-columns-repeated="16379"/>
        </table:table-row>
        <table:table-row table:style-name="ro1">
          <table:table-cell office:value-type="float" office:value="0.45857173000000001" table:style-name="ce1">
            <text:p>0.45857173</text:p>
          </table:table-cell>
          <table:table-cell office:value-type="float" office:value="0.91789580000000004" table:style-name="ce1">
            <text:p>0.9178958</text:p>
          </table:table-cell>
          <table:table-cell table:style-name="ce1"/>
          <table:table-cell office:value-type="float" office:value="0.69685949999999997" table:style-name="ce1">
            <text:p>0.6968595</text:p>
          </table:table-cell>
          <table:table-cell office:value-type="float" office:value="1.0873763999999999" table:style-name="ce1">
            <text:p>1.0873764</text:p>
          </table:table-cell>
          <table:table-cell table:number-columns-repeated="16379"/>
        </table:table-row>
        <table:table-row table:style-name="ro1">
          <table:table-cell office:value-type="float" office:value="0.46105077999999999" table:style-name="ce1">
            <text:p>0.46105078</text:p>
          </table:table-cell>
          <table:table-cell office:value-type="float" office:value="0.91912490000000002" table:style-name="ce1">
            <text:p>0.9191249</text:p>
          </table:table-cell>
          <table:table-cell table:style-name="ce1"/>
          <table:table-cell office:value-type="float" office:value="0.70627505000000002" table:style-name="ce1">
            <text:p>0.70627505</text:p>
          </table:table-cell>
          <table:table-cell office:value-type="float" office:value="1.0858014" table:style-name="ce1">
            <text:p>1.0858014</text:p>
          </table:table-cell>
          <table:table-cell table:number-columns-repeated="16379"/>
        </table:table-row>
        <table:table-row table:style-name="ro1">
          <table:table-cell office:value-type="float" office:value="0.47491317999999999" table:style-name="ce1">
            <text:p>0.47491318</text:p>
          </table:table-cell>
          <table:table-cell office:value-type="float" office:value="0.9213384" table:style-name="ce1">
            <text:p>0.9213384</text:p>
          </table:table-cell>
          <table:table-cell table:style-name="ce1"/>
          <table:table-cell office:value-type="float" office:value="0.71357559999999998" table:style-name="ce1">
            <text:p>0.7135756</text:p>
          </table:table-cell>
          <table:table-cell office:value-type="float" office:value="1.0923780999999999" table:style-name="ce1">
            <text:p>1.0923781</text:p>
          </table:table-cell>
          <table:table-cell table:number-columns-repeated="16379"/>
        </table:table-row>
        <table:table-row table:style-name="ro1">
          <table:table-cell office:value-type="float" office:value="0.46862110000000001" table:style-name="ce1">
            <text:p>0.4686211</text:p>
          </table:table-cell>
          <table:table-cell office:value-type="float" office:value="0.92795910000000004" table:style-name="ce1">
            <text:p>0.9279591</text:p>
          </table:table-cell>
          <table:table-cell table:style-name="ce1"/>
          <table:table-cell office:value-type="float" office:value="0.70838500000000004" table:style-name="ce1">
            <text:p>0.708385</text:p>
          </table:table-cell>
          <table:table-cell office:value-type="float" office:value="1.0935052999999999" table:style-name="ce1">
            <text:p>1.0935053</text:p>
          </table:table-cell>
          <table:table-cell table:number-columns-repeated="16379"/>
        </table:table-row>
        <table:table-row table:style-name="ro1">
          <table:table-cell office:value-type="float" office:value="0.48208301999999997" table:style-name="ce1">
            <text:p>0.48208302</text:p>
          </table:table-cell>
          <table:table-cell office:value-type="float" office:value="0.92560076999999996" table:style-name="ce1">
            <text:p>0.92560077</text:p>
          </table:table-cell>
          <table:table-cell table:style-name="ce1"/>
          <table:table-cell office:value-type="float" office:value="0.70967305000000003" table:style-name="ce1">
            <text:p>0.70967305</text:p>
          </table:table-cell>
          <table:table-cell office:value-type="float" office:value="1.0945114" table:style-name="ce1">
            <text:p>1.0945114</text:p>
          </table:table-cell>
          <table:table-cell table:number-columns-repeated="16379"/>
        </table:table-row>
        <table:table-row table:style-name="ro1">
          <table:table-cell office:value-type="float" office:value="0.49218099999999998" table:style-name="ce1">
            <text:p>0.492181</text:p>
          </table:table-cell>
          <table:table-cell office:value-type="float" office:value="0.92817265000000004" table:style-name="ce1">
            <text:p>0.92817265</text:p>
          </table:table-cell>
          <table:table-cell table:style-name="ce1"/>
          <table:table-cell office:value-type="float" office:value="0.71126250000000002" table:style-name="ce1">
            <text:p>0.7112625</text:p>
          </table:table-cell>
          <table:table-cell office:value-type="float" office:value="1.0959631999999999" table:style-name="ce1">
            <text:p>1.0959632</text:p>
          </table:table-cell>
          <table:table-cell table:number-columns-repeated="16379"/>
        </table:table-row>
        <table:table-row table:style-name="ro1">
          <table:table-cell office:value-type="float" office:value="0.48955807000000001" table:style-name="ce1">
            <text:p>0.48955807</text:p>
          </table:table-cell>
          <table:table-cell office:value-type="float" office:value="0.93444866000000004" table:style-name="ce1">
            <text:p>0.93444866</text:p>
          </table:table-cell>
          <table:table-cell table:style-name="ce1"/>
          <table:table-cell office:value-type="float" office:value="0.71290165000000005" table:style-name="ce1">
            <text:p>0.71290165</text:p>
          </table:table-cell>
          <table:table-cell office:value-type="float" office:value="1.1063563000000001" table:style-name="ce1">
            <text:p>1.1063563</text:p>
          </table:table-cell>
          <table:table-cell table:number-columns-repeated="16379"/>
        </table:table-row>
        <table:table-row table:style-name="ro1">
          <table:table-cell office:value-type="float" office:value="0.48003846" table:style-name="ce1">
            <text:p>0.48003846</text:p>
          </table:table-cell>
          <table:table-cell office:value-type="float" office:value="0.93443710000000002" table:style-name="ce1">
            <text:p>0.9344371</text:p>
          </table:table-cell>
          <table:table-cell table:style-name="ce1"/>
          <table:table-cell office:value-type="float" office:value="0.72824763999999997" table:style-name="ce1">
            <text:p>0.72824764</text:p>
          </table:table-cell>
          <table:table-cell office:value-type="float" office:value="1.1004432" table:style-name="ce1">
            <text:p>1.1004432</text:p>
          </table:table-cell>
          <table:table-cell table:number-columns-repeated="16379"/>
        </table:table-row>
        <table:table-row table:style-name="ro1">
          <table:table-cell office:value-type="float" office:value="0.50505792999999999" table:style-name="ce1">
            <text:p>0.50505793</text:p>
          </table:table-cell>
          <table:table-cell office:value-type="float" office:value="0.93398009999999998" table:style-name="ce1">
            <text:p>0.9339801</text:p>
          </table:table-cell>
          <table:table-cell table:style-name="ce1"/>
          <table:table-cell office:value-type="float" office:value="0.72389555000000005" table:style-name="ce1">
            <text:p>0.72389555</text:p>
          </table:table-cell>
          <table:table-cell office:value-type="float" office:value="1.1094885999999999" table:style-name="ce1">
            <text:p>1.1094886</text:p>
          </table:table-cell>
          <table:table-cell table:number-columns-repeated="16379"/>
        </table:table-row>
        <table:table-row table:style-name="ro1">
          <table:table-cell office:value-type="float" office:value="0.49548950000000003" table:style-name="ce1">
            <text:p>0.4954895</text:p>
          </table:table-cell>
          <table:table-cell office:value-type="float" office:value="0.93411016000000002" table:style-name="ce1">
            <text:p>0.93411016</text:p>
          </table:table-cell>
          <table:table-cell table:style-name="ce1"/>
          <table:table-cell office:value-type="float" office:value="0.74107869999999998" table:style-name="ce1">
            <text:p>0.7410787</text:p>
          </table:table-cell>
          <table:table-cell office:value-type="float" office:value="1.1094227000000001" table:style-name="ce1">
            <text:p>1.1094227</text:p>
          </table:table-cell>
          <table:table-cell table:number-columns-repeated="16379"/>
        </table:table-row>
        <table:table-row table:style-name="ro1">
          <table:table-cell office:value-type="float" office:value="0.50169189999999997" table:style-name="ce1">
            <text:p>0.5016919</text:p>
          </table:table-cell>
          <table:table-cell office:value-type="float" office:value="0.93912150000000005" table:style-name="ce1">
            <text:p>0.9391215</text:p>
          </table:table-cell>
          <table:table-cell table:style-name="ce1"/>
          <table:table-cell office:value-type="float" office:value="0.74216970000000004" table:style-name="ce1">
            <text:p>0.7421697</text:p>
          </table:table-cell>
          <table:table-cell office:value-type="float" office:value="1.1100496" table:style-name="ce1">
            <text:p>1.1100496</text:p>
          </table:table-cell>
          <table:table-cell table:number-columns-repeated="16379"/>
        </table:table-row>
        <table:table-row table:style-name="ro1">
          <table:table-cell office:value-type="float" office:value="0.50795650000000003" table:style-name="ce1">
            <text:p>0.5079565</text:p>
          </table:table-cell>
          <table:table-cell office:value-type="float" office:value="0.94145303999999996" table:style-name="ce1">
            <text:p>0.94145304</text:p>
          </table:table-cell>
          <table:table-cell table:style-name="ce1"/>
          <table:table-cell office:value-type="float" office:value="0.74975866000000002" table:style-name="ce1">
            <text:p>0.74975866</text:p>
          </table:table-cell>
          <table:table-cell office:value-type="float" office:value="1.1134021000000001" table:style-name="ce1">
            <text:p>1.1134021</text:p>
          </table:table-cell>
          <table:table-cell table:number-columns-repeated="16379"/>
        </table:table-row>
        <table:table-row table:style-name="ro1">
          <table:table-cell office:value-type="float" office:value="0.51042500000000002" table:style-name="ce1">
            <text:p>0.510425</text:p>
          </table:table-cell>
          <table:table-cell office:value-type="float" office:value="0.94208440000000004" table:style-name="ce1">
            <text:p>0.9420844</text:p>
          </table:table-cell>
          <table:table-cell table:style-name="ce1"/>
          <table:table-cell office:value-type="float" office:value="0.7496351" table:style-name="ce1">
            <text:p>0.7496351</text:p>
          </table:table-cell>
          <table:table-cell office:value-type="float" office:value="1.1133170999999999" table:style-name="ce1">
            <text:p>1.1133171</text:p>
          </table:table-cell>
          <table:table-cell table:number-columns-repeated="16379"/>
        </table:table-row>
        <table:table-row table:style-name="ro1">
          <table:table-cell office:value-type="float" office:value="0.50800389999999995" table:style-name="ce1">
            <text:p>0.5080039</text:p>
          </table:table-cell>
          <table:table-cell office:value-type="float" office:value="0.94838719999999999" table:style-name="ce1">
            <text:p>0.9483872</text:p>
          </table:table-cell>
          <table:table-cell table:style-name="ce1"/>
          <table:table-cell office:value-type="float" office:value="0.74872320000000003" table:style-name="ce1">
            <text:p>0.7487232</text:p>
          </table:table-cell>
          <table:table-cell office:value-type="float" office:value="1.11781" table:style-name="ce1">
            <text:p>1.11781</text:p>
          </table:table-cell>
          <table:table-cell table:number-columns-repeated="16379"/>
        </table:table-row>
        <table:table-row table:style-name="ro1">
          <table:table-cell office:value-type="float" office:value="0.52275459999999996" table:style-name="ce1">
            <text:p>0.5227546</text:p>
          </table:table-cell>
          <table:table-cell office:value-type="float" office:value="0.94779860000000005" table:style-name="ce1">
            <text:p>0.9477986</text:p>
          </table:table-cell>
          <table:table-cell table:style-name="ce1"/>
          <table:table-cell office:value-type="float" office:value="0.75079899999999999" table:style-name="ce1">
            <text:p>0.750799</text:p>
          </table:table-cell>
          <table:table-cell office:value-type="float" office:value="1.1242957" table:style-name="ce1">
            <text:p>1.1242957</text:p>
          </table:table-cell>
          <table:table-cell table:number-columns-repeated="16379"/>
        </table:table-row>
        <table:table-row table:style-name="ro1">
          <table:table-cell office:value-type="float" office:value="0.52523196000000005" table:style-name="ce1">
            <text:p>0.52523196</text:p>
          </table:table-cell>
          <table:table-cell office:value-type="float" office:value="0.94727430000000001" table:style-name="ce1">
            <text:p>0.9472743</text:p>
          </table:table-cell>
          <table:table-cell table:style-name="ce1"/>
          <table:table-cell office:value-type="float" office:value="0.75180040000000004" table:style-name="ce1">
            <text:p>0.7518004</text:p>
          </table:table-cell>
          <table:table-cell office:value-type="float" office:value="1.1283672" table:style-name="ce1">
            <text:p>1.1283672</text:p>
          </table:table-cell>
          <table:table-cell table:number-columns-repeated="16379"/>
        </table:table-row>
        <table:table-row table:style-name="ro1">
          <table:table-cell office:value-type="float" office:value="0.52825290000000003" table:style-name="ce1">
            <text:p>0.5282529</text:p>
          </table:table-cell>
          <table:table-cell office:value-type="float" office:value="0.95245829999999998" table:style-name="ce1">
            <text:p>0.9524583</text:p>
          </table:table-cell>
          <table:table-cell table:style-name="ce1"/>
          <table:table-cell office:value-type="float" office:value="0.76216304000000001" table:style-name="ce1">
            <text:p>0.76216304</text:p>
          </table:table-cell>
          <table:table-cell office:value-type="float" office:value="1.1298096" table:style-name="ce1">
            <text:p>1.1298096</text:p>
          </table:table-cell>
          <table:table-cell table:number-columns-repeated="16379"/>
        </table:table-row>
        <table:table-row table:style-name="ro1">
          <table:table-cell office:value-type="float" office:value="0.53096336" table:style-name="ce1">
            <text:p>0.53096336</text:p>
          </table:table-cell>
          <table:table-cell office:value-type="float" office:value="0.95241209999999998" table:style-name="ce1">
            <text:p>0.9524121</text:p>
          </table:table-cell>
          <table:table-cell table:style-name="ce1"/>
          <table:table-cell office:value-type="float" office:value="0.76621850000000002" table:style-name="ce1">
            <text:p>0.7662185</text:p>
          </table:table-cell>
          <table:table-cell office:value-type="float" office:value="1.1325137999999999" table:style-name="ce1">
            <text:p>1.1325138</text:p>
          </table:table-cell>
          <table:table-cell table:number-columns-repeated="16379"/>
        </table:table-row>
        <table:table-row table:style-name="ro1">
          <table:table-cell office:value-type="float" office:value="0.52672386000000004" table:style-name="ce1">
            <text:p>0.52672386</text:p>
          </table:table-cell>
          <table:table-cell office:value-type="float" office:value="0.94918203000000001" table:style-name="ce1">
            <text:p>0.94918203</text:p>
          </table:table-cell>
          <table:table-cell table:style-name="ce1"/>
          <table:table-cell office:value-type="float" office:value="0.76681125000000006" table:style-name="ce1">
            <text:p>0.76681125</text:p>
          </table:table-cell>
          <table:table-cell office:value-type="float" office:value="1.1394732999999999" table:style-name="ce1">
            <text:p>1.1394733</text:p>
          </table:table-cell>
          <table:table-cell table:number-columns-repeated="16379"/>
        </table:table-row>
        <table:table-row table:style-name="ro1">
          <table:table-cell office:value-type="float" office:value="0.53971369999999996" table:style-name="ce1">
            <text:p>0.5397137</text:p>
          </table:table-cell>
          <table:table-cell office:value-type="float" office:value="0.95367400000000002" table:style-name="ce1">
            <text:p>0.953674</text:p>
          </table:table-cell>
          <table:table-cell table:style-name="ce1"/>
          <table:table-cell office:value-type="float" office:value="0.77419484000000005" table:style-name="ce1">
            <text:p>0.77419484</text:p>
          </table:table-cell>
          <table:table-cell office:value-type="float" office:value="1.1375625" table:style-name="ce1">
            <text:p>1.1375625</text:p>
          </table:table-cell>
          <table:table-cell table:number-columns-repeated="16379"/>
        </table:table-row>
        <table:table-row table:style-name="ro1">
          <table:table-cell office:value-type="float" office:value="0.54186780000000001" table:style-name="ce1">
            <text:p>0.5418678</text:p>
          </table:table-cell>
          <table:table-cell office:value-type="float" office:value="0.95827013000000005" table:style-name="ce1">
            <text:p>0.95827013</text:p>
          </table:table-cell>
          <table:table-cell table:style-name="ce1"/>
          <table:table-cell office:value-type="float" office:value="0.77499247000000004" table:style-name="ce1">
            <text:p>0.77499247</text:p>
          </table:table-cell>
          <table:table-cell office:value-type="float" office:value="1.1389339999999999" table:style-name="ce1">
            <text:p>1.138934</text:p>
          </table:table-cell>
          <table:table-cell table:number-columns-repeated="16379"/>
        </table:table-row>
        <table:table-row table:style-name="ro1">
          <table:table-cell office:value-type="float" office:value="0.54046594999999997" table:style-name="ce1">
            <text:p>0.54046595</text:p>
          </table:table-cell>
          <table:table-cell office:value-type="float" office:value="0.96187149999999999" table:style-name="ce1">
            <text:p>0.9618715</text:p>
          </table:table-cell>
          <table:table-cell table:style-name="ce1"/>
          <table:table-cell office:value-type="float" office:value="0.77861150000000001" table:style-name="ce1">
            <text:p>0.7786115</text:p>
          </table:table-cell>
          <table:table-cell office:value-type="float" office:value="1.1459596000000001" table:style-name="ce1">
            <text:p>1.1459596</text:p>
          </table:table-cell>
          <table:table-cell table:number-columns-repeated="16379"/>
        </table:table-row>
        <table:table-row table:style-name="ro1">
          <table:table-cell office:value-type="float" office:value="0.54321249999999999" table:style-name="ce1">
            <text:p>0.5432125</text:p>
          </table:table-cell>
          <table:table-cell office:value-type="float" office:value="0.96047499999999997" table:style-name="ce1">
            <text:p>0.960475</text:p>
          </table:table-cell>
          <table:table-cell table:style-name="ce1"/>
          <table:table-cell office:value-type="float" office:value="0.78378369999999997" table:style-name="ce1">
            <text:p>0.7837837</text:p>
          </table:table-cell>
          <table:table-cell office:value-type="float" office:value="1.1499767999999999" table:style-name="ce1">
            <text:p>1.1499768</text:p>
          </table:table-cell>
          <table:table-cell table:number-columns-repeated="16379"/>
        </table:table-row>
        <table:table-row table:style-name="ro1">
          <table:table-cell office:value-type="float" office:value="0.54715510000000001" table:style-name="ce1">
            <text:p>0.5471551</text:p>
          </table:table-cell>
          <table:table-cell office:value-type="float" office:value="0.97273089999999995" table:style-name="ce1">
            <text:p>0.9727309</text:p>
          </table:table-cell>
          <table:table-cell table:style-name="ce1"/>
          <table:table-cell office:value-type="float" office:value="0.78008056000000003" table:style-name="ce1">
            <text:p>0.78008056</text:p>
          </table:table-cell>
          <table:table-cell office:value-type="float" office:value="1.1499523" table:style-name="ce1">
            <text:p>1.1499523</text:p>
          </table:table-cell>
          <table:table-cell table:number-columns-repeated="16379"/>
        </table:table-row>
        <table:table-row table:style-name="ro1">
          <table:table-cell office:value-type="float" office:value="0.55389756000000001" table:style-name="ce1">
            <text:p>0.55389756</text:p>
          </table:table-cell>
          <table:table-cell office:value-type="float" office:value="0.96600527000000003" table:style-name="ce1">
            <text:p>0.96600527</text:p>
          </table:table-cell>
          <table:table-cell table:style-name="ce1"/>
          <table:table-cell office:value-type="float" office:value="0.7956394" table:style-name="ce1">
            <text:p>0.7956394</text:p>
          </table:table-cell>
          <table:table-cell office:value-type="float" office:value="1.1508349" table:style-name="ce1">
            <text:p>1.1508349</text:p>
          </table:table-cell>
          <table:table-cell table:number-columns-repeated="16379"/>
        </table:table-row>
        <table:table-row table:style-name="ro1">
          <table:table-cell office:value-type="float" office:value="0.55780995" table:style-name="ce1">
            <text:p>0.55780995</text:p>
          </table:table-cell>
          <table:table-cell office:value-type="float" office:value="0.96980476000000004" table:style-name="ce1">
            <text:p>0.96980476</text:p>
          </table:table-cell>
          <table:table-cell table:style-name="ce1"/>
          <table:table-cell office:value-type="float" office:value="0.79724600000000001" table:style-name="ce1">
            <text:p>0.797246</text:p>
          </table:table-cell>
          <table:table-cell office:value-type="float" office:value="1.1515776" table:style-name="ce1">
            <text:p>1.1515776</text:p>
          </table:table-cell>
          <table:table-cell table:number-columns-repeated="16379"/>
        </table:table-row>
        <table:table-row table:style-name="ro1">
          <table:table-cell office:value-type="float" office:value="0.55532974000000002" table:style-name="ce1">
            <text:p>0.55532974</text:p>
          </table:table-cell>
          <table:table-cell office:value-type="float" office:value="0.97268133999999995" table:style-name="ce1">
            <text:p>0.97268134</text:p>
          </table:table-cell>
          <table:table-cell table:style-name="ce1"/>
          <table:table-cell office:value-type="float" office:value="0.79345290000000002" table:style-name="ce1">
            <text:p>0.7934529</text:p>
          </table:table-cell>
          <table:table-cell office:value-type="float" office:value="1.1551496000000001" table:style-name="ce1">
            <text:p>1.1551496</text:p>
          </table:table-cell>
          <table:table-cell table:number-columns-repeated="16379"/>
        </table:table-row>
        <table:table-row table:style-name="ro1">
          <table:table-cell office:value-type="float" office:value="0.55786765000000005" table:style-name="ce1">
            <text:p>0.55786765</text:p>
          </table:table-cell>
          <table:table-cell office:value-type="float" office:value="0.96850276000000002" table:style-name="ce1">
            <text:p>0.96850276</text:p>
          </table:table-cell>
          <table:table-cell table:style-name="ce1"/>
          <table:table-cell office:value-type="float" office:value="0.79833240000000005" table:style-name="ce1">
            <text:p>0.7983324</text:p>
          </table:table-cell>
          <table:table-cell office:value-type="float" office:value="1.1586447" table:style-name="ce1">
            <text:p>1.1586447</text:p>
          </table:table-cell>
          <table:table-cell table:number-columns-repeated="16379"/>
        </table:table-row>
        <table:table-row table:style-name="ro1">
          <table:table-cell office:value-type="float" office:value="0.56893609999999994" table:style-name="ce1">
            <text:p>0.5689361</text:p>
          </table:table-cell>
          <table:table-cell office:value-type="float" office:value="0.97587179999999996" table:style-name="ce1">
            <text:p>0.9758718</text:p>
          </table:table-cell>
          <table:table-cell table:style-name="ce1"/>
          <table:table-cell office:value-type="float" office:value="0.80502890000000005" table:style-name="ce1">
            <text:p>0.8050289</text:p>
          </table:table-cell>
          <table:table-cell office:value-type="float" office:value="1.1593057" table:style-name="ce1">
            <text:p>1.1593057</text:p>
          </table:table-cell>
          <table:table-cell table:number-columns-repeated="16379"/>
        </table:table-row>
        <table:table-row table:style-name="ro1">
          <table:table-cell office:value-type="float" office:value="0.58182210000000001" table:style-name="ce1">
            <text:p>0.5818221</text:p>
          </table:table-cell>
          <table:table-cell office:value-type="float" office:value="0.97569700000000004" table:style-name="ce1">
            <text:p>0.975697</text:p>
          </table:table-cell>
          <table:table-cell table:style-name="ce1"/>
          <table:table-cell office:value-type="float" office:value="0.81411712999999997" table:style-name="ce1">
            <text:p>0.81411713</text:p>
          </table:table-cell>
          <table:table-cell office:value-type="float" office:value="1.1601535000000001" table:style-name="ce1">
            <text:p>1.1601535</text:p>
          </table:table-cell>
          <table:table-cell table:number-columns-repeated="16379"/>
        </table:table-row>
        <table:table-row table:style-name="ro1">
          <table:table-cell office:value-type="float" office:value="0.57363699999999995" table:style-name="ce1">
            <text:p>0.573637</text:p>
          </table:table-cell>
          <table:table-cell office:value-type="float" office:value="0.98036765999999997" table:style-name="ce1">
            <text:p>0.98036766</text:p>
          </table:table-cell>
          <table:table-cell table:style-name="ce1"/>
          <table:table-cell office:value-type="float" office:value="0.81668233999999995" table:style-name="ce1">
            <text:p>0.81668234</text:p>
          </table:table-cell>
          <table:table-cell office:value-type="float" office:value="1.1630619" table:style-name="ce1">
            <text:p>1.1630619</text:p>
          </table:table-cell>
          <table:table-cell table:number-columns-repeated="16379"/>
        </table:table-row>
        <table:table-row table:style-name="ro1">
          <table:table-cell office:value-type="float" office:value="0.58194756999999997" table:style-name="ce1">
            <text:p>0.58194757</text:p>
          </table:table-cell>
          <table:table-cell office:value-type="float" office:value="0.98121153999999999" table:style-name="ce1">
            <text:p>0.98121154</text:p>
          </table:table-cell>
          <table:table-cell table:style-name="ce1"/>
          <table:table-cell office:value-type="float" office:value="0.81327930000000004" table:style-name="ce1">
            <text:p>0.8132793</text:p>
          </table:table-cell>
          <table:table-cell office:value-type="float" office:value="1.1663714999999999" table:style-name="ce1">
            <text:p>1.1663715</text:p>
          </table:table-cell>
          <table:table-cell table:number-columns-repeated="16379"/>
        </table:table-row>
        <table:table-row table:style-name="ro1">
          <table:table-cell office:value-type="float" office:value="0.57778585000000005" table:style-name="ce1">
            <text:p>0.57778585</text:p>
          </table:table-cell>
          <table:table-cell office:value-type="float" office:value="0.98421639999999999" table:style-name="ce1">
            <text:p>0.9842164</text:p>
          </table:table-cell>
          <table:table-cell table:style-name="ce1"/>
          <table:table-cell office:value-type="float" office:value="0.82477844" table:style-name="ce1">
            <text:p>0.82477844</text:p>
          </table:table-cell>
          <table:table-cell office:value-type="float" office:value="1.167502" table:style-name="ce1">
            <text:p>1.167502</text:p>
          </table:table-cell>
          <table:table-cell table:number-columns-repeated="16379"/>
        </table:table-row>
        <table:table-row table:style-name="ro1">
          <table:table-cell office:value-type="float" office:value="0.59145009999999998" table:style-name="ce1">
            <text:p>0.5914501</text:p>
          </table:table-cell>
          <table:table-cell office:value-type="float" office:value="0.98893416000000001" table:style-name="ce1">
            <text:p>0.98893416</text:p>
          </table:table-cell>
          <table:table-cell table:style-name="ce1"/>
          <table:table-cell office:value-type="float" office:value="0.81843853" table:style-name="ce1">
            <text:p>0.81843853</text:p>
          </table:table-cell>
          <table:table-cell office:value-type="float" office:value="1.1721455999999999" table:style-name="ce1">
            <text:p>1.1721456</text:p>
          </table:table-cell>
          <table:table-cell table:number-columns-repeated="16379"/>
        </table:table-row>
        <table:table-row table:style-name="ro1">
          <table:table-cell office:value-type="float" office:value="0.58137970000000005" table:style-name="ce1">
            <text:p>0.5813797</text:p>
          </table:table-cell>
          <table:table-cell office:value-type="float" office:value="0.99072070000000001" table:style-name="ce1">
            <text:p>0.9907207</text:p>
          </table:table-cell>
          <table:table-cell table:style-name="ce1"/>
          <table:table-cell office:value-type="float" office:value="0.83709407000000002" table:style-name="ce1">
            <text:p>0.83709407</text:p>
          </table:table-cell>
          <table:table-cell office:value-type="float" office:value="1.1768384999999999" table:style-name="ce1">
            <text:p>1.1768385</text:p>
          </table:table-cell>
          <table:table-cell table:number-columns-repeated="16379"/>
        </table:table-row>
        <table:table-row table:style-name="ro1">
          <table:table-cell office:value-type="float" office:value="0.59918000000000005" table:style-name="ce1">
            <text:p>0.59918</text:p>
          </table:table-cell>
          <table:table-cell office:value-type="float" office:value="0.9911877" table:style-name="ce1">
            <text:p>0.9911877</text:p>
          </table:table-cell>
          <table:table-cell table:style-name="ce1"/>
          <table:table-cell office:value-type="float" office:value="0.82400507000000001" table:style-name="ce1">
            <text:p>0.82400507</text:p>
          </table:table-cell>
          <table:table-cell office:value-type="float" office:value="1.179103" table:style-name="ce1">
            <text:p>1.179103</text:p>
          </table:table-cell>
          <table:table-cell table:number-columns-repeated="16379"/>
        </table:table-row>
        <table:table-row table:style-name="ro1">
          <table:table-cell office:value-type="float" office:value="0.60172296000000003" table:style-name="ce1">
            <text:p>0.60172296</text:p>
          </table:table-cell>
          <table:table-cell office:value-type="float" office:value="0.98665150000000001" table:style-name="ce1">
            <text:p>0.9866515</text:p>
          </table:table-cell>
          <table:table-cell table:style-name="ce1"/>
          <table:table-cell office:value-type="float" office:value="0.83621924999999997" table:style-name="ce1">
            <text:p>0.83621925</text:p>
          </table:table-cell>
          <table:table-cell office:value-type="float" office:value="1.1803309" table:style-name="ce1">
            <text:p>1.1803309</text:p>
          </table:table-cell>
          <table:table-cell table:number-columns-repeated="16379"/>
        </table:table-row>
        <table:table-row table:style-name="ro1">
          <table:table-cell office:value-type="float" office:value="0.59483284000000003" table:style-name="ce1">
            <text:p>0.59483284</text:p>
          </table:table-cell>
          <table:table-cell office:value-type="float" office:value="0.99474680000000004" table:style-name="ce1">
            <text:p>0.9947468</text:p>
          </table:table-cell>
          <table:table-cell table:style-name="ce1"/>
          <table:table-cell office:value-type="float" office:value="0.83967334000000005" table:style-name="ce1">
            <text:p>0.83967334</text:p>
          </table:table-cell>
          <table:table-cell office:value-type="float" office:value="1.1775796000000001" table:style-name="ce1">
            <text:p>1.1775796</text:p>
          </table:table-cell>
          <table:table-cell table:number-columns-repeated="16379"/>
        </table:table-row>
        <table:table-row table:style-name="ro1">
          <table:table-cell office:value-type="float" office:value="0.60451299999999997" table:style-name="ce1">
            <text:p>0.604513</text:p>
          </table:table-cell>
          <table:table-cell office:value-type="float" office:value="0.99063349999999994" table:style-name="ce1">
            <text:p>0.9906335</text:p>
          </table:table-cell>
          <table:table-cell table:style-name="ce1"/>
          <table:table-cell office:value-type="float" office:value="0.84872234000000002" table:style-name="ce1">
            <text:p>0.84872234</text:p>
          </table:table-cell>
          <table:table-cell office:value-type="float" office:value="1.1903063" table:style-name="ce1">
            <text:p>1.1903063</text:p>
          </table:table-cell>
          <table:table-cell table:number-columns-repeated="16379"/>
        </table:table-row>
        <table:table-row table:style-name="ro1">
          <table:table-cell office:value-type="float" office:value="0.59531873000000002" table:style-name="ce1">
            <text:p>0.59531873</text:p>
          </table:table-cell>
          <table:table-cell office:value-type="float" office:value="1.0004138" table:style-name="ce1">
            <text:p>1.0004138</text:p>
          </table:table-cell>
          <table:table-cell table:style-name="ce1"/>
          <table:table-cell office:value-type="float" office:value="0.83763350000000003" table:style-name="ce1">
            <text:p>0.8376335</text:p>
          </table:table-cell>
          <table:table-cell office:value-type="float" office:value="1.1857152" table:style-name="ce1">
            <text:p>1.1857152</text:p>
          </table:table-cell>
          <table:table-cell table:number-columns-repeated="16379"/>
        </table:table-row>
        <table:table-row table:style-name="ro1">
          <table:table-cell office:value-type="float" office:value="0.60307162999999997" table:style-name="ce1">
            <text:p>0.60307163</text:p>
          </table:table-cell>
          <table:table-cell office:value-type="float" office:value="1.0002972999999999" table:style-name="ce1">
            <text:p>1.0002973</text:p>
          </table:table-cell>
          <table:table-cell table:style-name="ce1"/>
          <table:table-cell office:value-type="float" office:value="0.8416477" table:style-name="ce1">
            <text:p>0.8416477</text:p>
          </table:table-cell>
          <table:table-cell office:value-type="float" office:value="1.1884015999999999" table:style-name="ce1">
            <text:p>1.1884016</text:p>
          </table:table-cell>
          <table:table-cell table:number-columns-repeated="16379"/>
        </table:table-row>
        <table:table-row table:style-name="ro1">
          <table:table-cell office:value-type="float" office:value="0.61838079999999995" table:style-name="ce1">
            <text:p>0.6183808</text:p>
          </table:table-cell>
          <table:table-cell office:value-type="float" office:value="0.99552700000000005" table:style-name="ce1">
            <text:p>0.995527</text:p>
          </table:table-cell>
          <table:table-cell table:style-name="ce1"/>
          <table:table-cell office:value-type="float" office:value="0.85739240000000005" table:style-name="ce1">
            <text:p>0.8573924</text:p>
          </table:table-cell>
          <table:table-cell office:value-type="float" office:value="1.187702" table:style-name="ce1">
            <text:p>1.187702</text:p>
          </table:table-cell>
          <table:table-cell table:number-columns-repeated="16379"/>
        </table:table-row>
        <table:table-row table:style-name="ro1">
          <table:table-cell office:value-type="float" office:value="0.61254834999999996" table:style-name="ce1">
            <text:p>0.61254835</text:p>
          </table:table-cell>
          <table:table-cell office:value-type="float" office:value="0.99542079999999999" table:style-name="ce1">
            <text:p>0.9954208</text:p>
          </table:table-cell>
          <table:table-cell table:style-name="ce1"/>
          <table:table-cell office:value-type="float" office:value="0.85988790000000004" table:style-name="ce1">
            <text:p>0.8598879</text:p>
          </table:table-cell>
          <table:table-cell office:value-type="float" office:value="1.1916593" table:style-name="ce1">
            <text:p>1.1916593</text:p>
          </table:table-cell>
          <table:table-cell table:number-columns-repeated="16379"/>
        </table:table-row>
        <table:table-row table:style-name="ro1">
          <table:table-cell office:value-type="float" office:value="0.61973876000000006" table:style-name="ce1">
            <text:p>0.61973876</text:p>
          </table:table-cell>
          <table:table-cell office:value-type="float" office:value="1.0054312000000001" table:style-name="ce1">
            <text:p>1.0054312</text:p>
          </table:table-cell>
          <table:table-cell table:style-name="ce1"/>
          <table:table-cell office:value-type="float" office:value="0.85261019999999998" table:style-name="ce1">
            <text:p>0.8526102</text:p>
          </table:table-cell>
          <table:table-cell office:value-type="float" office:value="1.1901664999999999" table:style-name="ce1">
            <text:p>1.1901665</text:p>
          </table:table-cell>
          <table:table-cell table:number-columns-repeated="16379"/>
        </table:table-row>
        <table:table-row table:style-name="ro1">
          <table:table-cell office:value-type="float" office:value="0.61653435000000001" table:style-name="ce1">
            <text:p>0.61653435</text:p>
          </table:table-cell>
          <table:table-cell office:value-type="float" office:value="1.0103556" table:style-name="ce1">
            <text:p>1.0103556</text:p>
          </table:table-cell>
          <table:table-cell table:style-name="ce1"/>
          <table:table-cell office:value-type="float" office:value="0.85928976999999995" table:style-name="ce1">
            <text:p>0.85928977</text:p>
          </table:table-cell>
          <table:table-cell office:value-type="float" office:value="1.2014210000000001" table:style-name="ce1">
            <text:p>1.201421</text:p>
          </table:table-cell>
          <table:table-cell table:number-columns-repeated="16379"/>
        </table:table-row>
        <table:table-row table:style-name="ro1">
          <table:table-cell office:value-type="float" office:value="0.62814312999999999" table:style-name="ce1">
            <text:p>0.62814313</text:p>
          </table:table-cell>
          <table:table-cell office:value-type="float" office:value="1.0074326" table:style-name="ce1">
            <text:p>1.0074326</text:p>
          </table:table-cell>
          <table:table-cell table:style-name="ce1"/>
          <table:table-cell office:value-type="float" office:value="0.86879779999999995" table:style-name="ce1">
            <text:p>0.8687978</text:p>
          </table:table-cell>
          <table:table-cell office:value-type="float" office:value="1.1997621000000001" table:style-name="ce1">
            <text:p>1.1997621</text:p>
          </table:table-cell>
          <table:table-cell table:number-columns-repeated="16379"/>
        </table:table-row>
        <table:table-row table:style-name="ro1">
          <table:table-cell office:value-type="float" office:value="0.63260550000000004" table:style-name="ce1">
            <text:p>0.6326055</text:p>
          </table:table-cell>
          <table:table-cell office:value-type="float" office:value="1.0086572" table:style-name="ce1">
            <text:p>1.0086572</text:p>
          </table:table-cell>
          <table:table-cell table:style-name="ce1"/>
          <table:table-cell office:value-type="float" office:value="0.86288370000000003" table:style-name="ce1">
            <text:p>0.8628837</text:p>
          </table:table-cell>
          <table:table-cell office:value-type="float" office:value="1.2003246999999999" table:style-name="ce1">
            <text:p>1.2003247</text:p>
          </table:table-cell>
          <table:table-cell table:number-columns-repeated="16379"/>
        </table:table-row>
        <table:table-row table:style-name="ro1">
          <table:table-cell office:value-type="float" office:value="0.63676350000000004" table:style-name="ce1">
            <text:p>0.6367635</text:p>
          </table:table-cell>
          <table:table-cell office:value-type="float" office:value="1.0121015" table:style-name="ce1">
            <text:p>1.0121015</text:p>
          </table:table-cell>
          <table:table-cell table:style-name="ce1"/>
          <table:table-cell office:value-type="float" office:value="0.86374044000000005" table:style-name="ce1">
            <text:p>0.86374044</text:p>
          </table:table-cell>
          <table:table-cell office:value-type="float" office:value="1.2010156999999999" table:style-name="ce1">
            <text:p>1.2010157</text:p>
          </table:table-cell>
          <table:table-cell table:number-columns-repeated="16379"/>
        </table:table-row>
        <table:table-row table:style-name="ro1">
          <table:table-cell office:value-type="float" office:value="0.63261162999999998" table:style-name="ce1">
            <text:p>0.63261163</text:p>
          </table:table-cell>
          <table:table-cell office:value-type="float" office:value="1.0067499" table:style-name="ce1">
            <text:p>1.0067499</text:p>
          </table:table-cell>
          <table:table-cell table:style-name="ce1"/>
          <table:table-cell office:value-type="float" office:value="0.8687146" table:style-name="ce1">
            <text:p>0.8687146</text:p>
          </table:table-cell>
          <table:table-cell office:value-type="float" office:value="1.2042801000000001" table:style-name="ce1">
            <text:p>1.2042801</text:p>
          </table:table-cell>
          <table:table-cell table:number-columns-repeated="16379"/>
        </table:table-row>
        <table:table-row table:style-name="ro1">
          <table:table-cell office:value-type="float" office:value="0.64192300000000002" table:style-name="ce1">
            <text:p>0.641923</text:p>
          </table:table-cell>
          <table:table-cell office:value-type="float" office:value="1.0130463000000001" table:style-name="ce1">
            <text:p>1.0130463</text:p>
          </table:table-cell>
          <table:table-cell table:style-name="ce1"/>
          <table:table-cell office:value-type="float" office:value="0.86288536000000005" table:style-name="ce1">
            <text:p>0.86288536</text:p>
          </table:table-cell>
          <table:table-cell office:value-type="float" office:value="1.2090225999999999" table:style-name="ce1">
            <text:p>1.2090226</text:p>
          </table:table-cell>
          <table:table-cell table:number-columns-repeated="16379"/>
        </table:table-row>
        <table:table-row table:style-name="ro1">
          <table:table-cell office:value-type="float" office:value="0.65052633999999998" table:style-name="ce1">
            <text:p>0.65052634</text:p>
          </table:table-cell>
          <table:table-cell office:value-type="float" office:value="1.0182346" table:style-name="ce1">
            <text:p>1.0182346</text:p>
          </table:table-cell>
          <table:table-cell table:style-name="ce1"/>
          <table:table-cell office:value-type="float" office:value="0.88151690000000005" table:style-name="ce1">
            <text:p>0.8815169</text:p>
          </table:table-cell>
          <table:table-cell office:value-type="float" office:value="1.2137659000000001" table:style-name="ce1">
            <text:p>1.2137659</text:p>
          </table:table-cell>
          <table:table-cell table:number-columns-repeated="16379"/>
        </table:table-row>
        <table:table-row table:style-name="ro1">
          <table:table-cell office:value-type="float" office:value="0.64507084999999997" table:style-name="ce1">
            <text:p>0.64507085</text:p>
          </table:table-cell>
          <table:table-cell office:value-type="float" office:value="1.0145291000000001" table:style-name="ce1">
            <text:p>1.0145291</text:p>
          </table:table-cell>
          <table:table-cell table:style-name="ce1"/>
          <table:table-cell office:value-type="float" office:value="0.8751449" table:style-name="ce1">
            <text:p>0.8751449</text:p>
          </table:table-cell>
          <table:table-cell office:value-type="float" office:value="1.2103455000000001" table:style-name="ce1">
            <text:p>1.2103455</text:p>
          </table:table-cell>
          <table:table-cell table:number-columns-repeated="16379"/>
        </table:table-row>
        <table:table-row table:style-name="ro1">
          <table:table-cell office:value-type="float" office:value="0.64988539999999995" table:style-name="ce1">
            <text:p>0.6498854</text:p>
          </table:table-cell>
          <table:table-cell office:value-type="float" office:value="1.0194808" table:style-name="ce1">
            <text:p>1.0194808</text:p>
          </table:table-cell>
          <table:table-cell table:style-name="ce1"/>
          <table:table-cell office:value-type="float" office:value="0.88161659999999997" table:style-name="ce1">
            <text:p>0.8816166</text:p>
          </table:table-cell>
          <table:table-cell office:value-type="float" office:value="1.2163919999999999" table:style-name="ce1">
            <text:p>1.216392</text:p>
          </table:table-cell>
          <table:table-cell table:number-columns-repeated="16379"/>
        </table:table-row>
        <table:table-row table:style-name="ro1">
          <table:table-cell office:value-type="float" office:value="0.65256860000000005" table:style-name="ce1">
            <text:p>0.6525686</text:p>
          </table:table-cell>
          <table:table-cell office:value-type="float" office:value="1.0236057999999999" table:style-name="ce1">
            <text:p>1.0236058</text:p>
          </table:table-cell>
          <table:table-cell table:style-name="ce1"/>
          <table:table-cell office:value-type="float" office:value="0.89039610000000002" table:style-name="ce1">
            <text:p>0.8903961</text:p>
          </table:table-cell>
          <table:table-cell office:value-type="float" office:value="1.2180914" table:style-name="ce1">
            <text:p>1.2180914</text:p>
          </table:table-cell>
          <table:table-cell table:number-columns-repeated="16379"/>
        </table:table-row>
        <table:table-row table:style-name="ro1">
          <table:table-cell office:value-type="float" office:value="0.65203862999999995" table:style-name="ce1">
            <text:p>0.65203863</text:p>
          </table:table-cell>
          <table:table-cell office:value-type="float" office:value="1.0282697999999999" table:style-name="ce1">
            <text:p>1.0282698</text:p>
          </table:table-cell>
          <table:table-cell table:style-name="ce1"/>
          <table:table-cell office:value-type="float" office:value="0.87870722999999995" table:style-name="ce1">
            <text:p>0.87870723</text:p>
          </table:table-cell>
          <table:table-cell office:value-type="float" office:value="1.2179255" table:style-name="ce1">
            <text:p>1.2179255</text:p>
          </table:table-cell>
          <table:table-cell table:number-columns-repeated="16379"/>
        </table:table-row>
        <table:table-row table:style-name="ro1">
          <table:table-cell office:value-type="float" office:value="0.65090144000000005" table:style-name="ce1">
            <text:p>0.65090144</text:p>
          </table:table-cell>
          <table:table-cell office:value-type="float" office:value="1.0276894999999999" table:style-name="ce1">
            <text:p>1.0276895</text:p>
          </table:table-cell>
          <table:table-cell table:style-name="ce1"/>
          <table:table-cell office:value-type="float" office:value="0.89269465000000003" table:style-name="ce1">
            <text:p>0.89269465</text:p>
          </table:table-cell>
          <table:table-cell office:value-type="float" office:value="1.2219279000000001" table:style-name="ce1">
            <text:p>1.2219279</text:p>
          </table:table-cell>
          <table:table-cell table:number-columns-repeated="16379"/>
        </table:table-row>
        <table:table-row table:style-name="ro1">
          <table:table-cell office:value-type="float" office:value="0.65738669999999999" table:style-name="ce1">
            <text:p>0.6573867</text:p>
          </table:table-cell>
          <table:table-cell office:value-type="float" office:value="1.0261496000000001" table:style-name="ce1">
            <text:p>1.0261496</text:p>
          </table:table-cell>
          <table:table-cell table:style-name="ce1"/>
          <table:table-cell office:value-type="float" office:value="0.90946850000000001" table:style-name="ce1">
            <text:p>0.9094685</text:p>
          </table:table-cell>
          <table:table-cell office:value-type="float" office:value="1.2223911999999999" table:style-name="ce1">
            <text:p>1.2223912</text:p>
          </table:table-cell>
          <table:table-cell table:number-columns-repeated="16379"/>
        </table:table-row>
        <table:table-row table:style-name="ro1">
          <table:table-cell office:value-type="float" office:value="0.6601013" table:style-name="ce1">
            <text:p>0.6601013</text:p>
          </table:table-cell>
          <table:table-cell office:value-type="float" office:value="1.0321157999999999" table:style-name="ce1">
            <text:p>1.0321158</text:p>
          </table:table-cell>
          <table:table-cell table:style-name="ce1"/>
          <table:table-cell office:value-type="float" office:value="0.90285265000000003" table:style-name="ce1">
            <text:p>0.90285265</text:p>
          </table:table-cell>
          <table:table-cell office:value-type="float" office:value="1.2232970999999999" table:style-name="ce1">
            <text:p>1.2232971</text:p>
          </table:table-cell>
          <table:table-cell table:number-columns-repeated="16379"/>
        </table:table-row>
        <table:table-row table:style-name="ro1">
          <table:table-cell office:value-type="float" office:value="0.66838109999999995" table:style-name="ce1">
            <text:p>0.6683811</text:p>
          </table:table-cell>
          <table:table-cell office:value-type="float" office:value="1.0309353999999999" table:style-name="ce1">
            <text:p>1.0309354</text:p>
          </table:table-cell>
          <table:table-cell table:style-name="ce1"/>
          <table:table-cell office:value-type="float" office:value="0.91035460000000001" table:style-name="ce1">
            <text:p>0.9103546</text:p>
          </table:table-cell>
          <table:table-cell office:value-type="float" office:value="1.2257282" table:style-name="ce1">
            <text:p>1.2257282</text:p>
          </table:table-cell>
          <table:table-cell table:number-columns-repeated="16379"/>
        </table:table-row>
        <table:table-row table:style-name="ro1">
          <table:table-cell office:value-type="float" office:value="0.67024439999999996" table:style-name="ce1">
            <text:p>0.6702444</text:p>
          </table:table-cell>
          <table:table-cell office:value-type="float" office:value="1.0276654000000001" table:style-name="ce1">
            <text:p>1.0276654</text:p>
          </table:table-cell>
          <table:table-cell table:style-name="ce1"/>
          <table:table-cell office:value-type="float" office:value="0.90833319999999995" table:style-name="ce1">
            <text:p>0.9083332</text:p>
          </table:table-cell>
          <table:table-cell office:value-type="float" office:value="1.2256274" table:style-name="ce1">
            <text:p>1.2256274</text:p>
          </table:table-cell>
          <table:table-cell table:number-columns-repeated="16379"/>
        </table:table-row>
        <table:table-row table:style-name="ro1">
          <table:table-cell office:value-type="float" office:value="0.66531510000000005" table:style-name="ce1">
            <text:p>0.6653151</text:p>
          </table:table-cell>
          <table:table-cell office:value-type="float" office:value="1.0358792999999999" table:style-name="ce1">
            <text:p>1.0358793</text:p>
          </table:table-cell>
          <table:table-cell table:style-name="ce1"/>
          <table:table-cell office:value-type="float" office:value="0.91573740000000003" table:style-name="ce1">
            <text:p>0.9157374</text:p>
          </table:table-cell>
          <table:table-cell office:value-type="float" office:value="1.2295659999999999" table:style-name="ce1">
            <text:p>1.229566</text:p>
          </table:table-cell>
          <table:table-cell table:number-columns-repeated="16379"/>
        </table:table-row>
        <table:table-row table:style-name="ro1">
          <table:table-cell office:value-type="float" office:value="0.66971999999999998" table:style-name="ce1">
            <text:p>0.66972</text:p>
          </table:table-cell>
          <table:table-cell office:value-type="float" office:value="1.0330619999999999" table:style-name="ce1">
            <text:p>1.033062</text:p>
          </table:table-cell>
          <table:table-cell table:style-name="ce1"/>
          <table:table-cell office:value-type="float" office:value="0.91879580000000005" table:style-name="ce1">
            <text:p>0.9187958</text:p>
          </table:table-cell>
          <table:table-cell office:value-type="float" office:value="1.2342777" table:style-name="ce1">
            <text:p>1.2342777</text:p>
          </table:table-cell>
          <table:table-cell table:number-columns-repeated="16379"/>
        </table:table-row>
        <table:table-row table:style-name="ro1">
          <table:table-cell office:value-type="float" office:value="0.67209834000000002" table:style-name="ce1">
            <text:p>0.67209834</text:p>
          </table:table-cell>
          <table:table-cell office:value-type="float" office:value="1.0369158000000001" table:style-name="ce1">
            <text:p>1.0369158</text:p>
          </table:table-cell>
          <table:table-cell table:style-name="ce1"/>
          <table:table-cell office:value-type="float" office:value="0.91209423999999995" table:style-name="ce1">
            <text:p>0.91209424</text:p>
          </table:table-cell>
          <table:table-cell office:value-type="float" office:value="1.2352369999999999" table:style-name="ce1">
            <text:p>1.235237</text:p>
          </table:table-cell>
          <table:table-cell table:number-columns-repeated="16379"/>
        </table:table-row>
        <table:table-row table:style-name="ro1">
          <table:table-cell office:value-type="float" office:value="0.68440305999999995" table:style-name="ce1">
            <text:p>0.68440306</text:p>
          </table:table-cell>
          <table:table-cell office:value-type="float" office:value="1.0357273" table:style-name="ce1">
            <text:p>1.0357273</text:p>
          </table:table-cell>
          <table:table-cell table:style-name="ce1"/>
          <table:table-cell office:value-type="float" office:value="0.92162657000000003" table:style-name="ce1">
            <text:p>0.92162657</text:p>
          </table:table-cell>
          <table:table-cell office:value-type="float" office:value="1.235598" table:style-name="ce1">
            <text:p>1.235598</text:p>
          </table:table-cell>
          <table:table-cell table:number-columns-repeated="16379"/>
        </table:table-row>
        <table:table-row table:style-name="ro1">
          <table:table-cell office:value-type="float" office:value="0.67644870000000001" table:style-name="ce1">
            <text:p>0.6764487</text:p>
          </table:table-cell>
          <table:table-cell office:value-type="float" office:value="1.0368284999999999" table:style-name="ce1">
            <text:p>1.0368285</text:p>
          </table:table-cell>
          <table:table-cell table:style-name="ce1"/>
          <table:table-cell office:value-type="float" office:value="0.91010314000000003" table:style-name="ce1">
            <text:p>0.91010314</text:p>
          </table:table-cell>
          <table:table-cell office:value-type="float" office:value="1.2407207" table:style-name="ce1">
            <text:p>1.2407207</text:p>
          </table:table-cell>
          <table:table-cell table:number-columns-repeated="16379"/>
        </table:table-row>
        <table:table-row table:style-name="ro1">
          <table:table-cell office:value-type="float" office:value="0.68827623000000004" table:style-name="ce1">
            <text:p>0.68827623</text:p>
          </table:table-cell>
          <table:table-cell office:value-type="float" office:value="1.0380498" table:style-name="ce1">
            <text:p>1.0380498</text:p>
          </table:table-cell>
          <table:table-cell table:style-name="ce1"/>
          <table:table-cell office:value-type="float" office:value="0.91330915999999995" table:style-name="ce1">
            <text:p>0.91330916</text:p>
          </table:table-cell>
          <table:table-cell office:value-type="float" office:value="1.2411934" table:style-name="ce1">
            <text:p>1.2411934</text:p>
          </table:table-cell>
          <table:table-cell table:number-columns-repeated="16379"/>
        </table:table-row>
        <table:table-row table:style-name="ro1">
          <table:table-cell office:value-type="float" office:value="0.70155244999999999" table:style-name="ce1">
            <text:p>0.70155245</text:p>
          </table:table-cell>
          <table:table-cell office:value-type="float" office:value="1.0408440999999999" table:style-name="ce1">
            <text:p>1.0408441</text:p>
          </table:table-cell>
          <table:table-cell table:style-name="ce1"/>
          <table:table-cell office:value-type="float" office:value="0.92407762999999998" table:style-name="ce1">
            <text:p>0.92407763</text:p>
          </table:table-cell>
          <table:table-cell office:value-type="float" office:value="1.2461835999999999" table:style-name="ce1">
            <text:p>1.2461836</text:p>
          </table:table-cell>
          <table:table-cell table:number-columns-repeated="16379"/>
        </table:table-row>
        <table:table-row table:style-name="ro1">
          <table:table-cell office:value-type="float" office:value="0.68911140000000004" table:style-name="ce1">
            <text:p>0.6891114</text:p>
          </table:table-cell>
          <table:table-cell office:value-type="float" office:value="1.0456897000000001" table:style-name="ce1">
            <text:p>1.0456897</text:p>
          </table:table-cell>
          <table:table-cell table:style-name="ce1"/>
          <table:table-cell office:value-type="float" office:value="0.92858905000000003" table:style-name="ce1">
            <text:p>0.92858905</text:p>
          </table:table-cell>
          <table:table-cell office:value-type="float" office:value="1.2472044" table:style-name="ce1">
            <text:p>1.2472044</text:p>
          </table:table-cell>
          <table:table-cell table:number-columns-repeated="16379"/>
        </table:table-row>
        <table:table-row table:style-name="ro1">
          <table:table-cell office:value-type="float" office:value="0.69280109999999995" table:style-name="ce1">
            <text:p>0.6928011</text:p>
          </table:table-cell>
          <table:table-cell office:value-type="float" office:value="1.0452764999999999" table:style-name="ce1">
            <text:p>1.0452765</text:p>
          </table:table-cell>
          <table:table-cell table:style-name="ce1"/>
          <table:table-cell office:value-type="float" office:value="0.92458224" table:style-name="ce1">
            <text:p>0.92458224</text:p>
          </table:table-cell>
          <table:table-cell office:value-type="float" office:value="1.2456438999999999" table:style-name="ce1">
            <text:p>1.2456439</text:p>
          </table:table-cell>
          <table:table-cell table:number-columns-repeated="16379"/>
        </table:table-row>
        <table:table-row table:style-name="ro1">
          <table:table-cell office:value-type="float" office:value="0.6964728" table:style-name="ce1">
            <text:p>0.6964728</text:p>
          </table:table-cell>
          <table:table-cell office:value-type="float" office:value="1.0482720999999999" table:style-name="ce1">
            <text:p>1.0482721</text:p>
          </table:table-cell>
          <table:table-cell table:style-name="ce1"/>
          <table:table-cell office:value-type="float" office:value="0.93411964000000003" table:style-name="ce1">
            <text:p>0.93411964</text:p>
          </table:table-cell>
          <table:table-cell office:value-type="float" office:value="1.2493456999999999" table:style-name="ce1">
            <text:p>1.2493457</text:p>
          </table:table-cell>
          <table:table-cell table:number-columns-repeated="16379"/>
        </table:table-row>
        <table:table-row table:style-name="ro1">
          <table:table-cell office:value-type="float" office:value="0.7059491" table:style-name="ce1">
            <text:p>0.7059491</text:p>
          </table:table-cell>
          <table:table-cell office:value-type="float" office:value="1.0506226999999999" table:style-name="ce1">
            <text:p>1.0506227</text:p>
          </table:table-cell>
          <table:table-cell table:style-name="ce1"/>
          <table:table-cell office:value-type="float" office:value="0.93613780000000002" table:style-name="ce1">
            <text:p>0.9361378</text:p>
          </table:table-cell>
          <table:table-cell office:value-type="float" office:value="1.2525976000000001" table:style-name="ce1">
            <text:p>1.2525976</text:p>
          </table:table-cell>
          <table:table-cell table:number-columns-repeated="16379"/>
        </table:table-row>
        <table:table-row table:style-name="ro1">
          <table:table-cell office:value-type="float" office:value="0.70308879999999996" table:style-name="ce1">
            <text:p>0.7030888</text:p>
          </table:table-cell>
          <table:table-cell office:value-type="float" office:value="1.0535378" table:style-name="ce1">
            <text:p>1.0535378</text:p>
          </table:table-cell>
          <table:table-cell table:style-name="ce1"/>
          <table:table-cell office:value-type="float" office:value="0.93779599999999996" table:style-name="ce1">
            <text:p>0.937796</text:p>
          </table:table-cell>
          <table:table-cell office:value-type="float" office:value="1.2542123000000001" table:style-name="ce1">
            <text:p>1.2542123</text:p>
          </table:table-cell>
          <table:table-cell table:number-columns-repeated="16379"/>
        </table:table-row>
        <table:table-row table:style-name="ro1">
          <table:table-cell office:value-type="float" office:value="0.69699339999999999" table:style-name="ce1">
            <text:p>0.6969934</text:p>
          </table:table-cell>
          <table:table-cell office:value-type="float" office:value="1.0548264000000001" table:style-name="ce1">
            <text:p>1.0548264</text:p>
          </table:table-cell>
          <table:table-cell table:style-name="ce1"/>
          <table:table-cell office:value-type="float" office:value="0.94603634000000003" table:style-name="ce1">
            <text:p>0.94603634</text:p>
          </table:table-cell>
          <table:table-cell office:value-type="float" office:value="1.2554095999999999" table:style-name="ce1">
            <text:p>1.2554096</text:p>
          </table:table-cell>
          <table:table-cell table:number-columns-repeated="16379"/>
        </table:table-row>
        <table:table-row table:style-name="ro1">
          <table:table-cell office:value-type="float" office:value="0.70976985000000004" table:style-name="ce1">
            <text:p>0.70976985</text:p>
          </table:table-cell>
          <table:table-cell office:value-type="float" office:value="1.0565739999999999" table:style-name="ce1">
            <text:p>1.056574</text:p>
          </table:table-cell>
          <table:table-cell table:style-name="ce1"/>
          <table:table-cell office:value-type="float" office:value="0.93758684000000003" table:style-name="ce1">
            <text:p>0.93758684</text:p>
          </table:table-cell>
          <table:table-cell office:value-type="float" office:value="1.2554071" table:style-name="ce1">
            <text:p>1.2554071</text:p>
          </table:table-cell>
          <table:table-cell table:number-columns-repeated="16379"/>
        </table:table-row>
        <table:table-row table:style-name="ro1">
          <table:table-cell office:value-type="float" office:value="0.71503293999999995" table:style-name="ce1">
            <text:p>0.71503294</text:p>
          </table:table-cell>
          <table:table-cell office:value-type="float" office:value="1.0535110999999999" table:style-name="ce1">
            <text:p>1.0535111</text:p>
          </table:table-cell>
          <table:table-cell table:style-name="ce1"/>
          <table:table-cell office:value-type="float" office:value="0.95200574000000004" table:style-name="ce1">
            <text:p>0.95200574</text:p>
          </table:table-cell>
          <table:table-cell office:value-type="float" office:value="1.2595037" table:style-name="ce1">
            <text:p>1.2595037</text:p>
          </table:table-cell>
          <table:table-cell table:number-columns-repeated="16379"/>
        </table:table-row>
        <table:table-row table:style-name="ro1">
          <table:table-cell office:value-type="float" office:value="0.72096676000000004" table:style-name="ce1">
            <text:p>0.72096676</text:p>
          </table:table-cell>
          <table:table-cell office:value-type="float" office:value="1.0579786" table:style-name="ce1">
            <text:p>1.0579786</text:p>
          </table:table-cell>
          <table:table-cell table:style-name="ce1"/>
          <table:table-cell office:value-type="float" office:value="0.95752890000000002" table:style-name="ce1">
            <text:p>0.9575289</text:p>
          </table:table-cell>
          <table:table-cell office:value-type="float" office:value="1.2617201" table:style-name="ce1">
            <text:p>1.2617201</text:p>
          </table:table-cell>
          <table:table-cell table:number-columns-repeated="16379"/>
        </table:table-row>
        <table:table-row table:style-name="ro1">
          <table:table-cell office:value-type="float" office:value="0.72076620000000002" table:style-name="ce1">
            <text:p>0.7207662</text:p>
          </table:table-cell>
          <table:table-cell office:value-type="float" office:value="1.0548607999999999" table:style-name="ce1">
            <text:p>1.0548608</text:p>
          </table:table-cell>
          <table:table-cell table:style-name="ce1"/>
          <table:table-cell office:value-type="float" office:value="0.95561580000000002" table:style-name="ce1">
            <text:p>0.9556158</text:p>
          </table:table-cell>
          <table:table-cell office:value-type="float" office:value="1.2626944" table:style-name="ce1">
            <text:p>1.2626944</text:p>
          </table:table-cell>
          <table:table-cell table:number-columns-repeated="16379"/>
        </table:table-row>
        <table:table-row table:style-name="ro1">
          <table:table-cell office:value-type="float" office:value="0.71660984000000005" table:style-name="ce1">
            <text:p>0.71660984</text:p>
          </table:table-cell>
          <table:table-cell office:value-type="float" office:value="1.0601670000000001" table:style-name="ce1">
            <text:p>1.060167</text:p>
          </table:table-cell>
          <table:table-cell table:style-name="ce1"/>
          <table:table-cell office:value-type="float" office:value="0.95640709999999995" table:style-name="ce1">
            <text:p>0.9564071</text:p>
          </table:table-cell>
          <table:table-cell office:value-type="float" office:value="1.2602586" table:style-name="ce1">
            <text:p>1.2602586</text:p>
          </table:table-cell>
          <table:table-cell table:number-columns-repeated="16379"/>
        </table:table-row>
        <table:table-row table:style-name="ro1">
          <table:table-cell office:value-type="float" office:value="0.72514800000000001" table:style-name="ce1">
            <text:p>0.725148</text:p>
          </table:table-cell>
          <table:table-cell office:value-type="float" office:value="1.0634954000000001" table:style-name="ce1">
            <text:p>1.0634954</text:p>
          </table:table-cell>
          <table:table-cell table:style-name="ce1"/>
          <table:table-cell office:value-type="float" office:value="0.95048094000000005" table:style-name="ce1">
            <text:p>0.95048094</text:p>
          </table:table-cell>
          <table:table-cell office:value-type="float" office:value="1.2671683" table:style-name="ce1">
            <text:p>1.2671683</text:p>
          </table:table-cell>
          <table:table-cell table:number-columns-repeated="16379"/>
        </table:table-row>
        <table:table-row table:style-name="ro1">
          <table:table-cell office:value-type="float" office:value="0.72095600000000004" table:style-name="ce1">
            <text:p>0.720956</text:p>
          </table:table-cell>
          <table:table-cell office:value-type="float" office:value="1.0672474999999999" table:style-name="ce1">
            <text:p>1.0672475</text:p>
          </table:table-cell>
          <table:table-cell table:style-name="ce1"/>
          <table:table-cell office:value-type="float" office:value="0.95955217000000004" table:style-name="ce1">
            <text:p>0.95955217</text:p>
          </table:table-cell>
          <table:table-cell office:value-type="float" office:value="1.27427" table:style-name="ce1">
            <text:p>1.27427</text:p>
          </table:table-cell>
          <table:table-cell table:number-columns-repeated="16379"/>
        </table:table-row>
        <table:table-row table:style-name="ro1">
          <table:table-cell office:value-type="float" office:value="0.73187150000000001" table:style-name="ce1">
            <text:p>0.7318715</text:p>
          </table:table-cell>
          <table:table-cell office:value-type="float" office:value="1.0628820000000001" table:style-name="ce1">
            <text:p>1.062882</text:p>
          </table:table-cell>
          <table:table-cell table:style-name="ce1"/>
          <table:table-cell office:value-type="float" office:value="0.95906895000000003" table:style-name="ce1">
            <text:p>0.95906895</text:p>
          </table:table-cell>
          <table:table-cell office:value-type="float" office:value="1.2705963" table:style-name="ce1">
            <text:p>1.2705963</text:p>
          </table:table-cell>
          <table:table-cell table:number-columns-repeated="16379"/>
        </table:table-row>
        <table:table-row table:style-name="ro1">
          <table:table-cell office:value-type="float" office:value="0.72705450000000005" table:style-name="ce1">
            <text:p>0.7270545</text:p>
          </table:table-cell>
          <table:table-cell office:value-type="float" office:value="1.0633197000000001" table:style-name="ce1">
            <text:p>1.0633197</text:p>
          </table:table-cell>
          <table:table-cell table:style-name="ce1"/>
          <table:table-cell office:value-type="float" office:value="0.97154426999999999" table:style-name="ce1">
            <text:p>0.97154427</text:p>
          </table:table-cell>
          <table:table-cell office:value-type="float" office:value="1.2742096999999999" table:style-name="ce1">
            <text:p>1.2742097</text:p>
          </table:table-cell>
          <table:table-cell table:number-columns-repeated="16379"/>
        </table:table-row>
        <table:table-row table:style-name="ro1">
          <table:table-cell office:value-type="float" office:value="0.73192966000000004" table:style-name="ce1">
            <text:p>0.73192966</text:p>
          </table:table-cell>
          <table:table-cell office:value-type="float" office:value="1.0637380999999999" table:style-name="ce1">
            <text:p>1.0637381</text:p>
          </table:table-cell>
          <table:table-cell table:style-name="ce1"/>
          <table:table-cell office:value-type="float" office:value="0.97476434999999995" table:style-name="ce1">
            <text:p>0.97476435</text:p>
          </table:table-cell>
          <table:table-cell office:value-type="float" office:value="1.2756529000000001" table:style-name="ce1">
            <text:p>1.2756529</text:p>
          </table:table-cell>
          <table:table-cell table:number-columns-repeated="16379"/>
        </table:table-row>
        <table:table-row table:style-name="ro1">
          <table:table-cell office:value-type="float" office:value="0.72971520000000001" table:style-name="ce1">
            <text:p>0.7297152</text:p>
          </table:table-cell>
          <table:table-cell office:value-type="float" office:value="1.0701118999999999" table:style-name="ce1">
            <text:p>1.0701119</text:p>
          </table:table-cell>
          <table:table-cell table:style-name="ce1"/>
          <table:table-cell office:value-type="float" office:value="0.97649209999999997" table:style-name="ce1">
            <text:p>0.9764921</text:p>
          </table:table-cell>
          <table:table-cell office:value-type="float" office:value="1.275952" table:style-name="ce1">
            <text:p>1.275952</text:p>
          </table:table-cell>
          <table:table-cell table:number-columns-repeated="16379"/>
        </table:table-row>
        <table:table-row table:style-name="ro1">
          <table:table-cell office:value-type="float" office:value="0.74146679999999998" table:style-name="ce1">
            <text:p>0.7414668</text:p>
          </table:table-cell>
          <table:table-cell office:value-type="float" office:value="1.0733948" table:style-name="ce1">
            <text:p>1.0733948</text:p>
          </table:table-cell>
          <table:table-cell table:style-name="ce1"/>
          <table:table-cell office:value-type="float" office:value="0.97807383999999997" table:style-name="ce1">
            <text:p>0.97807384</text:p>
          </table:table-cell>
          <table:table-cell office:value-type="float" office:value="1.2770539999999999" table:style-name="ce1">
            <text:p>1.277054</text:p>
          </table:table-cell>
          <table:table-cell table:number-columns-repeated="16379"/>
        </table:table-row>
        <table:table-row table:style-name="ro1">
          <table:table-cell office:value-type="float" office:value="0.73956995999999997" table:style-name="ce1">
            <text:p>0.73956996</text:p>
          </table:table-cell>
          <table:table-cell office:value-type="float" office:value="1.0699365999999999" table:style-name="ce1">
            <text:p>1.0699366</text:p>
          </table:table-cell>
          <table:table-cell table:style-name="ce1"/>
          <table:table-cell office:value-type="float" office:value="0.97778593999999996" table:style-name="ce1">
            <text:p>0.97778594</text:p>
          </table:table-cell>
          <table:table-cell office:value-type="float" office:value="1.2828202" table:style-name="ce1">
            <text:p>1.2828202</text:p>
          </table:table-cell>
          <table:table-cell table:number-columns-repeated="16379"/>
        </table:table-row>
        <table:table-row table:style-name="ro1">
          <table:table-cell office:value-type="float" office:value="0.74399780000000004" table:style-name="ce1">
            <text:p>0.7439978</text:p>
          </table:table-cell>
          <table:table-cell office:value-type="float" office:value="1.0746704" table:style-name="ce1">
            <text:p>1.0746704</text:p>
          </table:table-cell>
          <table:table-cell table:style-name="ce1"/>
          <table:table-cell office:value-type="float" office:value="0.96198090000000003" table:style-name="ce1">
            <text:p>0.9619809</text:p>
          </table:table-cell>
          <table:table-cell office:value-type="float" office:value="1.283593" table:style-name="ce1">
            <text:p>1.283593</text:p>
          </table:table-cell>
          <table:table-cell table:number-columns-repeated="16379"/>
        </table:table-row>
        <table:table-row table:style-name="ro1">
          <table:table-cell office:value-type="float" office:value="0.74719155000000004" table:style-name="ce1">
            <text:p>0.74719155</text:p>
          </table:table-cell>
          <table:table-cell office:value-type="float" office:value="1.0784895000000001" table:style-name="ce1">
            <text:p>1.0784895</text:p>
          </table:table-cell>
          <table:table-cell table:style-name="ce1"/>
          <table:table-cell office:value-type="float" office:value="0.97631425000000005" table:style-name="ce1">
            <text:p>0.97631425</text:p>
          </table:table-cell>
          <table:table-cell office:value-type="float" office:value="1.2875128" table:style-name="ce1">
            <text:p>1.2875128</text:p>
          </table:table-cell>
          <table:table-cell table:number-columns-repeated="16379"/>
        </table:table-row>
        <table:table-row table:style-name="ro1">
          <table:table-cell office:value-type="float" office:value="0.74618536000000002" table:style-name="ce1">
            <text:p>0.74618536</text:p>
          </table:table-cell>
          <table:table-cell office:value-type="float" office:value="1.0710732999999999" table:style-name="ce1">
            <text:p>1.0710733</text:p>
          </table:table-cell>
          <table:table-cell table:style-name="ce1"/>
          <table:table-cell office:value-type="float" office:value="0.9833056" table:style-name="ce1">
            <text:p>0.9833056</text:p>
          </table:table-cell>
          <table:table-cell office:value-type="float" office:value="1.2878509" table:style-name="ce1">
            <text:p>1.2878509</text:p>
          </table:table-cell>
          <table:table-cell table:number-columns-repeated="16379"/>
        </table:table-row>
        <table:table-row table:style-name="ro1">
          <table:table-cell office:value-type="float" office:value="0.7554284" table:style-name="ce1">
            <text:p>0.7554284</text:p>
          </table:table-cell>
          <table:table-cell office:value-type="float" office:value="1.0769903999999999" table:style-name="ce1">
            <text:p>1.0769904</text:p>
          </table:table-cell>
          <table:table-cell table:style-name="ce1"/>
          <table:table-cell office:value-type="float" office:value="0.98659609999999998" table:style-name="ce1">
            <text:p>0.9865961</text:p>
          </table:table-cell>
          <table:table-cell office:value-type="float" office:value="1.2909065" table:style-name="ce1">
            <text:p>1.2909065</text:p>
          </table:table-cell>
          <table:table-cell table:number-columns-repeated="16379"/>
        </table:table-row>
        <table:table-row table:style-name="ro1">
          <table:table-cell office:value-type="float" office:value="0.74977859999999996" table:style-name="ce1">
            <text:p>0.7497786</text:p>
          </table:table-cell>
          <table:table-cell office:value-type="float" office:value="1.0770435" table:style-name="ce1">
            <text:p>1.0770435</text:p>
          </table:table-cell>
          <table:table-cell table:style-name="ce1"/>
          <table:table-cell office:value-type="float" office:value="0.99759376" table:style-name="ce1">
            <text:p>0.99759376</text:p>
          </table:table-cell>
          <table:table-cell office:value-type="float" office:value="1.291112" table:style-name="ce1">
            <text:p>1.291112</text:p>
          </table:table-cell>
          <table:table-cell table:number-columns-repeated="16379"/>
        </table:table-row>
        <table:table-row table:style-name="ro1">
          <table:table-cell office:value-type="float" office:value="0.75873332999999998" table:style-name="ce1">
            <text:p>0.75873333</text:p>
          </table:table-cell>
          <table:table-cell office:value-type="float" office:value="1.078144" table:style-name="ce1">
            <text:p>1.078144</text:p>
          </table:table-cell>
          <table:table-cell table:style-name="ce1"/>
          <table:table-cell office:value-type="float" office:value="0.99206039999999995" table:style-name="ce1">
            <text:p>0.9920604</text:p>
          </table:table-cell>
          <table:table-cell office:value-type="float" office:value="1.2924418" table:style-name="ce1">
            <text:p>1.2924418</text:p>
          </table:table-cell>
          <table:table-cell table:number-columns-repeated="16379"/>
        </table:table-row>
        <table:table-row table:style-name="ro1">
          <table:table-cell office:value-type="float" office:value="0.76578429999999997" table:style-name="ce1">
            <text:p>0.7657843</text:p>
          </table:table-cell>
          <table:table-cell office:value-type="float" office:value="1.0840554" table:style-name="ce1">
            <text:p>1.0840554</text:p>
          </table:table-cell>
          <table:table-cell table:style-name="ce1"/>
          <table:table-cell office:value-type="float" office:value="0.99429255999999999" table:style-name="ce1">
            <text:p>0.99429256</text:p>
          </table:table-cell>
          <table:table-cell office:value-type="float" office:value="1.2906213" table:style-name="ce1">
            <text:p>1.2906213</text:p>
          </table:table-cell>
          <table:table-cell table:number-columns-repeated="16379"/>
        </table:table-row>
        <table:table-row table:style-name="ro1">
          <table:table-cell office:value-type="float" office:value="0.77305939999999995" table:style-name="ce1">
            <text:p>0.7730594</text:p>
          </table:table-cell>
          <table:table-cell office:value-type="float" office:value="1.0819578999999999" table:style-name="ce1">
            <text:p>1.0819579</text:p>
          </table:table-cell>
          <table:table-cell table:style-name="ce1"/>
          <table:table-cell office:value-type="float" office:value="1.0007424" table:style-name="ce1">
            <text:p>1.0007424</text:p>
          </table:table-cell>
          <table:table-cell office:value-type="float" office:value="1.2943887000000001" table:style-name="ce1">
            <text:p>1.2943887</text:p>
          </table:table-cell>
          <table:table-cell table:number-columns-repeated="16379"/>
        </table:table-row>
        <table:table-row table:style-name="ro1">
          <table:table-cell office:value-type="float" office:value="0.76709959999999999" table:style-name="ce1">
            <text:p>0.7670996</text:p>
          </table:table-cell>
          <table:table-cell office:value-type="float" office:value="1.0807735999999999" table:style-name="ce1">
            <text:p>1.0807736</text:p>
          </table:table-cell>
          <table:table-cell table:style-name="ce1"/>
          <table:table-cell office:value-type="float" office:value="1.0006803" table:style-name="ce1">
            <text:p>1.0006803</text:p>
          </table:table-cell>
          <table:table-cell office:value-type="float" office:value="1.2968402000000001" table:style-name="ce1">
            <text:p>1.2968402</text:p>
          </table:table-cell>
          <table:table-cell table:number-columns-repeated="16379"/>
        </table:table-row>
        <table:table-row table:style-name="ro1">
          <table:table-cell office:value-type="float" office:value="0.75528439999999997" table:style-name="ce1">
            <text:p>0.7552844</text:p>
          </table:table-cell>
          <table:table-cell office:value-type="float" office:value="1.0883278999999999" table:style-name="ce1">
            <text:p>1.0883279</text:p>
          </table:table-cell>
          <table:table-cell table:style-name="ce1"/>
          <table:table-cell office:value-type="float" office:value="0.99394064999999998" table:style-name="ce1">
            <text:p>0.99394065</text:p>
          </table:table-cell>
          <table:table-cell office:value-type="float" office:value="1.2997365000000001" table:style-name="ce1">
            <text:p>1.2997365</text:p>
          </table:table-cell>
          <table:table-cell table:number-columns-repeated="16379"/>
        </table:table-row>
        <table:table-row table:style-name="ro1">
          <table:table-cell office:value-type="float" office:value="0.76698860000000002" table:style-name="ce1">
            <text:p>0.7669886</text:p>
          </table:table-cell>
          <table:table-cell office:value-type="float" office:value="1.0874712" table:style-name="ce1">
            <text:p>1.0874712</text:p>
          </table:table-cell>
          <table:table-cell table:style-name="ce1"/>
          <table:table-cell office:value-type="float" office:value="0.99593189999999998" table:style-name="ce1">
            <text:p>0.9959319</text:p>
          </table:table-cell>
          <table:table-cell office:value-type="float" office:value="1.2983619" table:style-name="ce1">
            <text:p>1.2983619</text:p>
          </table:table-cell>
          <table:table-cell table:number-columns-repeated="16379"/>
        </table:table-row>
        <table:table-row table:style-name="ro1">
          <table:table-cell office:value-type="float" office:value="0.76794390000000001" table:style-name="ce1">
            <text:p>0.7679439</text:p>
          </table:table-cell>
          <table:table-cell office:value-type="float" office:value="1.0909195" table:style-name="ce1">
            <text:p>1.0909195</text:p>
          </table:table-cell>
          <table:table-cell table:style-name="ce1"/>
          <table:table-cell office:value-type="float" office:value="1.0084808999999999" table:style-name="ce1">
            <text:p>1.0084809</text:p>
          </table:table-cell>
          <table:table-cell office:value-type="float" office:value="1.3019655000000001" table:style-name="ce1">
            <text:p>1.3019655</text:p>
          </table:table-cell>
          <table:table-cell table:number-columns-repeated="16379"/>
        </table:table-row>
        <table:table-row table:style-name="ro1">
          <table:table-cell office:value-type="float" office:value="0.76842785000000002" table:style-name="ce1">
            <text:p>0.76842785</text:p>
          </table:table-cell>
          <table:table-cell office:value-type="float" office:value="1.0868628" table:style-name="ce1">
            <text:p>1.0868628</text:p>
          </table:table-cell>
          <table:table-cell table:style-name="ce1"/>
          <table:table-cell office:value-type="float" office:value="0.99717449999999996" table:style-name="ce1">
            <text:p>0.9971745</text:p>
          </table:table-cell>
          <table:table-cell office:value-type="float" office:value="1.3030975" table:style-name="ce1">
            <text:p>1.3030975</text:p>
          </table:table-cell>
          <table:table-cell table:number-columns-repeated="16379"/>
        </table:table-row>
        <table:table-row table:style-name="ro1">
          <table:table-cell office:value-type="float" office:value="0.77127224000000005" table:style-name="ce1">
            <text:p>0.77127224</text:p>
          </table:table-cell>
          <table:table-cell office:value-type="float" office:value="1.0926868999999999" table:style-name="ce1">
            <text:p>1.0926869</text:p>
          </table:table-cell>
          <table:table-cell table:style-name="ce1"/>
          <table:table-cell office:value-type="float" office:value="1.0106155000000001" table:style-name="ce1">
            <text:p>1.0106155</text:p>
          </table:table-cell>
          <table:table-cell office:value-type="float" office:value="1.3024203000000001" table:style-name="ce1">
            <text:p>1.3024203</text:p>
          </table:table-cell>
          <table:table-cell table:number-columns-repeated="16379"/>
        </table:table-row>
        <table:table-row table:style-name="ro1">
          <table:table-cell office:value-type="float" office:value="0.78232999999999997" table:style-name="ce1">
            <text:p>0.78233</text:p>
          </table:table-cell>
          <table:table-cell office:value-type="float" office:value="1.1000302" table:style-name="ce1">
            <text:p>1.1000302</text:p>
          </table:table-cell>
          <table:table-cell table:style-name="ce1"/>
          <table:table-cell office:value-type="float" office:value="1.0167009" table:style-name="ce1">
            <text:p>1.0167009</text:p>
          </table:table-cell>
          <table:table-cell office:value-type="float" office:value="1.3073887" table:style-name="ce1">
            <text:p>1.3073887</text:p>
          </table:table-cell>
          <table:table-cell table:number-columns-repeated="16379"/>
        </table:table-row>
        <table:table-row table:style-name="ro1">
          <table:table-cell office:value-type="float" office:value="0.77497970000000005" table:style-name="ce1">
            <text:p>0.7749797</text:p>
          </table:table-cell>
          <table:table-cell office:value-type="float" office:value="1.092733" table:style-name="ce1">
            <text:p>1.092733</text:p>
          </table:table-cell>
          <table:table-cell table:style-name="ce1"/>
          <table:table-cell office:value-type="float" office:value="1.0162903999999999" table:style-name="ce1">
            <text:p>1.0162904</text:p>
          </table:table-cell>
          <table:table-cell office:value-type="float" office:value="1.3085108000000001" table:style-name="ce1">
            <text:p>1.3085108</text:p>
          </table:table-cell>
          <table:table-cell table:number-columns-repeated="16379"/>
        </table:table-row>
        <table:table-row table:style-name="ro1">
          <table:table-cell office:value-type="float" office:value="0.7843" table:style-name="ce1">
            <text:p>0.7843</text:p>
          </table:table-cell>
          <table:table-cell office:value-type="float" office:value="1.0948234999999999" table:style-name="ce1">
            <text:p>1.0948235</text:p>
          </table:table-cell>
          <table:table-cell table:style-name="ce1"/>
          <table:table-cell office:value-type="float" office:value="1.0149693" table:style-name="ce1">
            <text:p>1.0149693</text:p>
          </table:table-cell>
          <table:table-cell office:value-type="float" office:value="1.3117516" table:style-name="ce1">
            <text:p>1.3117516</text:p>
          </table:table-cell>
          <table:table-cell table:number-columns-repeated="16379"/>
        </table:table-row>
        <table:table-row table:style-name="ro1">
          <table:table-cell office:value-type="float" office:value="0.77736289999999997" table:style-name="ce1">
            <text:p>0.7773629</text:p>
          </table:table-cell>
          <table:table-cell office:value-type="float" office:value="1.0947019" table:style-name="ce1">
            <text:p>1.0947019</text:p>
          </table:table-cell>
          <table:table-cell table:style-name="ce1"/>
          <table:table-cell office:value-type="float" office:value="1.0255276" table:style-name="ce1">
            <text:p>1.0255276</text:p>
          </table:table-cell>
          <table:table-cell office:value-type="float" office:value="1.314071" table:style-name="ce1">
            <text:p>1.314071</text:p>
          </table:table-cell>
          <table:table-cell table:number-columns-repeated="16379"/>
        </table:table-row>
        <table:table-row table:style-name="ro1">
          <table:table-cell office:value-type="float" office:value="0.78430896999999999" table:style-name="ce1">
            <text:p>0.78430897</text:p>
          </table:table-cell>
          <table:table-cell office:value-type="float" office:value="1.0953006999999999" table:style-name="ce1">
            <text:p>1.0953007</text:p>
          </table:table-cell>
          <table:table-cell table:style-name="ce1"/>
          <table:table-cell office:value-type="float" office:value="1.0248048000000001" table:style-name="ce1">
            <text:p>1.0248048</text:p>
          </table:table-cell>
          <table:table-cell office:value-type="float" office:value="1.3116171000000001" table:style-name="ce1">
            <text:p>1.3116171</text:p>
          </table:table-cell>
          <table:table-cell table:number-columns-repeated="16379"/>
        </table:table-row>
        <table:table-row table:style-name="ro1">
          <table:table-cell office:value-type="float" office:value="0.79253035999999999" table:style-name="ce1">
            <text:p>0.79253036</text:p>
          </table:table-cell>
          <table:table-cell office:value-type="float" office:value="1.1004212" table:style-name="ce1">
            <text:p>1.1004212</text:p>
          </table:table-cell>
          <table:table-cell table:style-name="ce1"/>
          <table:table-cell office:value-type="float" office:value="1.0237082" table:style-name="ce1">
            <text:p>1.0237082</text:p>
          </table:table-cell>
          <table:table-cell office:value-type="float" office:value="1.3170439" table:style-name="ce1">
            <text:p>1.3170439</text:p>
          </table:table-cell>
          <table:table-cell table:number-columns-repeated="16379"/>
        </table:table-row>
        <table:table-row table:style-name="ro1">
          <table:table-cell office:value-type="float" office:value="0.79326993000000001" table:style-name="ce1">
            <text:p>0.79326993</text:p>
          </table:table-cell>
          <table:table-cell office:value-type="float" office:value="1.1002744" table:style-name="ce1">
            <text:p>1.1002744</text:p>
          </table:table-cell>
          <table:table-cell table:style-name="ce1"/>
          <table:table-cell office:value-type="float" office:value="1.0237668" table:style-name="ce1">
            <text:p>1.0237668</text:p>
          </table:table-cell>
          <table:table-cell office:value-type="float" office:value="1.3180548000000001" table:style-name="ce1">
            <text:p>1.3180548</text:p>
          </table:table-cell>
          <table:table-cell table:number-columns-repeated="16379"/>
        </table:table-row>
        <table:table-row table:style-name="ro1">
          <table:table-cell office:value-type="float" office:value="0.78465514999999997" table:style-name="ce1">
            <text:p>0.78465515</text:p>
          </table:table-cell>
          <table:table-cell office:value-type="float" office:value="1.1026294999999999" table:style-name="ce1">
            <text:p>1.1026295</text:p>
          </table:table-cell>
          <table:table-cell table:style-name="ce1"/>
          <table:table-cell office:value-type="float" office:value="1.0257092999999999" table:style-name="ce1">
            <text:p>1.0257093</text:p>
          </table:table-cell>
          <table:table-cell office:value-type="float" office:value="1.3159350000000001" table:style-name="ce1">
            <text:p>1.315935</text:p>
          </table:table-cell>
          <table:table-cell table:number-columns-repeated="16379"/>
        </table:table-row>
        <table:table-row table:style-name="ro1">
          <table:table-cell office:value-type="float" office:value="0.78694344000000005" table:style-name="ce1">
            <text:p>0.78694344</text:p>
          </table:table-cell>
          <table:table-cell office:value-type="float" office:value="1.1043407999999999" table:style-name="ce1">
            <text:p>1.1043408</text:p>
          </table:table-cell>
          <table:table-cell table:style-name="ce1"/>
          <table:table-cell office:value-type="float" office:value="1.0369062" table:style-name="ce1">
            <text:p>1.0369062</text:p>
          </table:table-cell>
          <table:table-cell office:value-type="float" office:value="1.3235733999999999" table:style-name="ce1">
            <text:p>1.3235734</text:p>
          </table:table-cell>
          <table:table-cell table:number-columns-repeated="16379"/>
        </table:table-row>
        <table:table-row table:style-name="ro1">
          <table:table-cell office:value-type="float" office:value="0.80578612999999999" table:style-name="ce1">
            <text:p>0.80578613</text:p>
          </table:table-cell>
          <table:table-cell office:value-type="float" office:value="1.103664" table:style-name="ce1">
            <text:p>1.103664</text:p>
          </table:table-cell>
          <table:table-cell table:style-name="ce1"/>
          <table:table-cell office:value-type="float" office:value="1.0368390000000001" table:style-name="ce1">
            <text:p>1.036839</text:p>
          </table:table-cell>
          <table:table-cell office:value-type="float" office:value="1.3233788" table:style-name="ce1">
            <text:p>1.3233788</text:p>
          </table:table-cell>
          <table:table-cell table:number-columns-repeated="16379"/>
        </table:table-row>
        <table:table-row table:style-name="ro1">
          <table:table-cell office:value-type="float" office:value="0.79893636999999995" table:style-name="ce1">
            <text:p>0.79893637</text:p>
          </table:table-cell>
          <table:table-cell office:value-type="float" office:value="1.1077424" table:style-name="ce1">
            <text:p>1.1077424</text:p>
          </table:table-cell>
          <table:table-cell table:style-name="ce1"/>
          <table:table-cell office:value-type="float" office:value="1.0404305" table:style-name="ce1">
            <text:p>1.0404305</text:p>
          </table:table-cell>
          <table:table-cell office:value-type="float" office:value="1.3256843" table:style-name="ce1">
            <text:p>1.3256843</text:p>
          </table:table-cell>
          <table:table-cell table:number-columns-repeated="16379"/>
        </table:table-row>
        <table:table-row table:style-name="ro1">
          <table:table-cell office:value-type="float" office:value="0.80083079999999995" table:style-name="ce1">
            <text:p>0.8008308</text:p>
          </table:table-cell>
          <table:table-cell office:value-type="float" office:value="1.1018144000000001" table:style-name="ce1">
            <text:p>1.1018144</text:p>
          </table:table-cell>
          <table:table-cell table:style-name="ce1"/>
          <table:table-cell office:value-type="float" office:value="1.0287056999999999" table:style-name="ce1">
            <text:p>1.0287057</text:p>
          </table:table-cell>
          <table:table-cell office:value-type="float" office:value="1.3282216" table:style-name="ce1">
            <text:p>1.3282216</text:p>
          </table:table-cell>
          <table:table-cell table:number-columns-repeated="16379"/>
        </table:table-row>
        <table:table-row table:style-name="ro1">
          <table:table-cell office:value-type="float" office:value="0.80809799999999998" table:style-name="ce1">
            <text:p>0.808098</text:p>
          </table:table-cell>
          <table:table-cell office:value-type="float" office:value="1.1108682999999999" table:style-name="ce1">
            <text:p>1.1108683</text:p>
          </table:table-cell>
          <table:table-cell table:style-name="ce1"/>
          <table:table-cell office:value-type="float" office:value="1.0448208000000001" table:style-name="ce1">
            <text:p>1.0448208</text:p>
          </table:table-cell>
          <table:table-cell office:value-type="float" office:value="1.3284004" table:style-name="ce1">
            <text:p>1.3284004</text:p>
          </table:table-cell>
          <table:table-cell table:number-columns-repeated="16379"/>
        </table:table-row>
        <table:table-row table:style-name="ro1">
          <table:table-cell office:value-type="float" office:value="0.80392390000000002" table:style-name="ce1">
            <text:p>0.8039239</text:p>
          </table:table-cell>
          <table:table-cell office:value-type="float" office:value="1.1156216000000001" table:style-name="ce1">
            <text:p>1.1156216</text:p>
          </table:table-cell>
          <table:table-cell table:style-name="ce1"/>
          <table:table-cell office:value-type="float" office:value="1.041693" table:style-name="ce1">
            <text:p>1.041693</text:p>
          </table:table-cell>
          <table:table-cell office:value-type="float" office:value="1.3297981999999999" table:style-name="ce1">
            <text:p>1.3297982</text:p>
          </table:table-cell>
          <table:table-cell table:number-columns-repeated="16379"/>
        </table:table-row>
        <table:table-row table:style-name="ro1">
          <table:table-cell office:value-type="float" office:value="0.80747336000000003" table:style-name="ce1">
            <text:p>0.80747336</text:p>
          </table:table-cell>
          <table:table-cell office:value-type="float" office:value="1.1084182" table:style-name="ce1">
            <text:p>1.1084182</text:p>
          </table:table-cell>
          <table:table-cell table:style-name="ce1"/>
          <table:table-cell office:value-type="float" office:value="1.0466533" table:style-name="ce1">
            <text:p>1.0466533</text:p>
          </table:table-cell>
          <table:table-cell office:value-type="float" office:value="1.3354668999999999" table:style-name="ce1">
            <text:p>1.3354669</text:p>
          </table:table-cell>
          <table:table-cell table:number-columns-repeated="16379"/>
        </table:table-row>
        <table:table-row table:style-name="ro1">
          <table:table-cell office:value-type="float" office:value="0.81073580000000001" table:style-name="ce1">
            <text:p>0.8107358</text:p>
          </table:table-cell>
          <table:table-cell office:value-type="float" office:value="1.1134914" table:style-name="ce1">
            <text:p>1.1134914</text:p>
          </table:table-cell>
          <table:table-cell table:style-name="ce1"/>
          <table:table-cell office:value-type="float" office:value="1.0434802000000001" table:style-name="ce1">
            <text:p>1.0434802</text:p>
          </table:table-cell>
          <table:table-cell office:value-type="float" office:value="1.3336444999999999" table:style-name="ce1">
            <text:p>1.3336445</text:p>
          </table:table-cell>
          <table:table-cell table:number-columns-repeated="16379"/>
        </table:table-row>
        <table:table-row table:style-name="ro1">
          <table:table-cell office:value-type="float" office:value="0.81370443000000003" table:style-name="ce1">
            <text:p>0.81370443</text:p>
          </table:table-cell>
          <table:table-cell office:value-type="float" office:value="1.1147191999999999" table:style-name="ce1">
            <text:p>1.1147192</text:p>
          </table:table-cell>
          <table:table-cell table:style-name="ce1"/>
          <table:table-cell office:value-type="float" office:value="1.0573375" table:style-name="ce1">
            <text:p>1.0573375</text:p>
          </table:table-cell>
          <table:table-cell office:value-type="float" office:value="1.3355111" table:style-name="ce1">
            <text:p>1.3355111</text:p>
          </table:table-cell>
          <table:table-cell table:number-columns-repeated="16379"/>
        </table:table-row>
        <table:table-row table:style-name="ro1">
          <table:table-cell office:value-type="float" office:value="0.81170940000000003" table:style-name="ce1">
            <text:p>0.8117094</text:p>
          </table:table-cell>
          <table:table-cell office:value-type="float" office:value="1.1186593" table:style-name="ce1">
            <text:p>1.1186593</text:p>
          </table:table-cell>
          <table:table-cell table:style-name="ce1"/>
          <table:table-cell office:value-type="float" office:value="1.0565408000000001" table:style-name="ce1">
            <text:p>1.0565408</text:p>
          </table:table-cell>
          <table:table-cell office:value-type="float" office:value="1.3389416999999999" table:style-name="ce1">
            <text:p>1.3389417</text:p>
          </table:table-cell>
          <table:table-cell table:number-columns-repeated="16379"/>
        </table:table-row>
        <table:table-row table:style-name="ro1">
          <table:table-cell office:value-type="float" office:value="0.81783174999999997" table:style-name="ce1">
            <text:p>0.81783175</text:p>
          </table:table-cell>
          <table:table-cell office:value-type="float" office:value="1.1166488000000001" table:style-name="ce1">
            <text:p>1.1166488</text:p>
          </table:table-cell>
          <table:table-cell table:style-name="ce1"/>
          <table:table-cell office:value-type="float" office:value="1.0590074" table:style-name="ce1">
            <text:p>1.0590074</text:p>
          </table:table-cell>
          <table:table-cell office:value-type="float" office:value="1.3357886000000001" table:style-name="ce1">
            <text:p>1.3357886</text:p>
          </table:table-cell>
          <table:table-cell table:number-columns-repeated="16379"/>
        </table:table-row>
        <table:table-row table:style-name="ro1">
          <table:table-cell office:value-type="float" office:value="0.8217449" table:style-name="ce1">
            <text:p>0.8217449</text:p>
          </table:table-cell>
          <table:table-cell office:value-type="float" office:value="1.1129123999999999" table:style-name="ce1">
            <text:p>1.1129124</text:p>
          </table:table-cell>
          <table:table-cell table:style-name="ce1"/>
          <table:table-cell office:value-type="float" office:value="1.0615000000000001" table:style-name="ce1">
            <text:p>1.0615</text:p>
          </table:table-cell>
          <table:table-cell office:value-type="float" office:value="1.3423421" table:style-name="ce1">
            <text:p>1.3423421</text:p>
          </table:table-cell>
          <table:table-cell table:number-columns-repeated="16379"/>
        </table:table-row>
        <table:table-row table:style-name="ro1">
          <table:table-cell office:value-type="float" office:value="0.82481090000000001" table:style-name="ce1">
            <text:p>0.8248109</text:p>
          </table:table-cell>
          <table:table-cell office:value-type="float" office:value="1.1174911000000001" table:style-name="ce1">
            <text:p>1.1174911</text:p>
          </table:table-cell>
          <table:table-cell table:style-name="ce1"/>
          <table:table-cell office:value-type="float" office:value="1.0517532000000001" table:style-name="ce1">
            <text:p>1.0517532</text:p>
          </table:table-cell>
          <table:table-cell office:value-type="float" office:value="1.3405579000000001" table:style-name="ce1">
            <text:p>1.3405579</text:p>
          </table:table-cell>
          <table:table-cell table:number-columns-repeated="16379"/>
        </table:table-row>
        <table:table-row table:style-name="ro1">
          <table:table-cell office:value-type="float" office:value="0.82559070000000001" table:style-name="ce1">
            <text:p>0.8255907</text:p>
          </table:table-cell>
          <table:table-cell office:value-type="float" office:value="1.1240311000000001" table:style-name="ce1">
            <text:p>1.1240311</text:p>
          </table:table-cell>
          <table:table-cell table:style-name="ce1"/>
          <table:table-cell office:value-type="float" office:value="1.0563351000000001" table:style-name="ce1">
            <text:p>1.0563351</text:p>
          </table:table-cell>
          <table:table-cell office:value-type="float" office:value="1.344384" table:style-name="ce1">
            <text:p>1.344384</text:p>
          </table:table-cell>
          <table:table-cell table:number-columns-repeated="16379"/>
        </table:table-row>
        <table:table-row table:style-name="ro1">
          <table:table-cell office:value-type="float" office:value="0.82635860000000005" table:style-name="ce1">
            <text:p>0.8263586</text:p>
          </table:table-cell>
          <table:table-cell office:value-type="float" office:value="1.1214176" table:style-name="ce1">
            <text:p>1.1214176</text:p>
          </table:table-cell>
          <table:table-cell table:style-name="ce1"/>
          <table:table-cell office:value-type="float" office:value="1.0554382" table:style-name="ce1">
            <text:p>1.0554382</text:p>
          </table:table-cell>
          <table:table-cell office:value-type="float" office:value="1.3403636999999999" table:style-name="ce1">
            <text:p>1.3403637</text:p>
          </table:table-cell>
          <table:table-cell table:number-columns-repeated="16379"/>
        </table:table-row>
        <table:table-row table:style-name="ro1">
          <table:table-cell office:value-type="float" office:value="0.81728286000000006" table:style-name="ce1">
            <text:p>0.81728286</text:p>
          </table:table-cell>
          <table:table-cell office:value-type="float" office:value="1.1245258" table:style-name="ce1">
            <text:p>1.1245258</text:p>
          </table:table-cell>
          <table:table-cell table:style-name="ce1"/>
          <table:table-cell office:value-type="float" office:value="1.0601498" table:style-name="ce1">
            <text:p>1.0601498</text:p>
          </table:table-cell>
          <table:table-cell office:value-type="float" office:value="1.3469310999999999" table:style-name="ce1">
            <text:p>1.3469311</text:p>
          </table:table-cell>
          <table:table-cell table:number-columns-repeated="16379"/>
        </table:table-row>
        <table:table-row table:style-name="ro1">
          <table:table-cell office:value-type="float" office:value="0.83109719999999998" table:style-name="ce1">
            <text:p>0.8310972</text:p>
          </table:table-cell>
          <table:table-cell office:value-type="float" office:value="1.1261852000000001" table:style-name="ce1">
            <text:p>1.1261852</text:p>
          </table:table-cell>
          <table:table-cell table:style-name="ce1"/>
          <table:table-cell office:value-type="float" office:value="1.0638295" table:style-name="ce1">
            <text:p>1.0638295</text:p>
          </table:table-cell>
          <table:table-cell office:value-type="float" office:value="1.3474603999999999" table:style-name="ce1">
            <text:p>1.3474604</text:p>
          </table:table-cell>
          <table:table-cell table:number-columns-repeated="16379"/>
        </table:table-row>
        <table:table-row table:style-name="ro1">
          <table:table-cell office:value-type="float" office:value="0.83387135999999995" table:style-name="ce1">
            <text:p>0.83387136</text:p>
          </table:table-cell>
          <table:table-cell office:value-type="float" office:value="1.1254674" table:style-name="ce1">
            <text:p>1.1254674</text:p>
          </table:table-cell>
          <table:table-cell table:style-name="ce1"/>
          <table:table-cell office:value-type="float" office:value="1.0736897999999999" table:style-name="ce1">
            <text:p>1.0736898</text:p>
          </table:table-cell>
          <table:table-cell office:value-type="float" office:value="1.350366" table:style-name="ce1">
            <text:p>1.350366</text:p>
          </table:table-cell>
          <table:table-cell table:number-columns-repeated="16379"/>
        </table:table-row>
        <table:table-row table:style-name="ro1">
          <table:table-cell office:value-type="float" office:value="0.83789676000000002" table:style-name="ce1">
            <text:p>0.83789676</text:p>
          </table:table-cell>
          <table:table-cell office:value-type="float" office:value="1.1277153" table:style-name="ce1">
            <text:p>1.1277153</text:p>
          </table:table-cell>
          <table:table-cell table:style-name="ce1"/>
          <table:table-cell office:value-type="float" office:value="1.0682185" table:style-name="ce1">
            <text:p>1.0682185</text:p>
          </table:table-cell>
          <table:table-cell office:value-type="float" office:value="1.3506845999999999" table:style-name="ce1">
            <text:p>1.3506846</text:p>
          </table:table-cell>
          <table:table-cell table:number-columns-repeated="16379"/>
        </table:table-row>
        <table:table-row table:style-name="ro1">
          <table:table-cell office:value-type="float" office:value="0.84075754999999996" table:style-name="ce1">
            <text:p>0.84075755</text:p>
          </table:table-cell>
          <table:table-cell office:value-type="float" office:value="1.1301395999999999" table:style-name="ce1">
            <text:p>1.1301396</text:p>
          </table:table-cell>
          <table:table-cell table:style-name="ce1"/>
          <table:table-cell office:value-type="float" office:value="1.0819786" table:style-name="ce1">
            <text:p>1.0819786</text:p>
          </table:table-cell>
          <table:table-cell office:value-type="float" office:value="1.3540913999999999" table:style-name="ce1">
            <text:p>1.3540914</text:p>
          </table:table-cell>
          <table:table-cell table:number-columns-repeated="16379"/>
        </table:table-row>
        <table:table-row table:style-name="ro1">
          <table:table-cell office:value-type="float" office:value="0.84284334999999999" table:style-name="ce1">
            <text:p>0.84284335</text:p>
          </table:table-cell>
          <table:table-cell office:value-type="float" office:value="1.1315031" table:style-name="ce1">
            <text:p>1.1315031</text:p>
          </table:table-cell>
          <table:table-cell table:style-name="ce1"/>
          <table:table-cell office:value-type="float" office:value="1.0805539" table:style-name="ce1">
            <text:p>1.0805539</text:p>
          </table:table-cell>
          <table:table-cell office:value-type="float" office:value="1.3539083999999999" table:style-name="ce1">
            <text:p>1.3539084</text:p>
          </table:table-cell>
          <table:table-cell table:number-columns-repeated="16379"/>
        </table:table-row>
        <table:table-row table:style-name="ro1">
          <table:table-cell office:value-type="float" office:value="0.84046270000000001" table:style-name="ce1">
            <text:p>0.8404627</text:p>
          </table:table-cell>
          <table:table-cell office:value-type="float" office:value="1.1301209000000001" table:style-name="ce1">
            <text:p>1.1301209</text:p>
          </table:table-cell>
          <table:table-cell table:style-name="ce1"/>
          <table:table-cell office:value-type="float" office:value="1.0763271999999999" table:style-name="ce1">
            <text:p>1.0763272</text:p>
          </table:table-cell>
          <table:table-cell office:value-type="float" office:value="1.3546411" table:style-name="ce1">
            <text:p>1.3546411</text:p>
          </table:table-cell>
          <table:table-cell table:number-columns-repeated="16379"/>
        </table:table-row>
        <table:table-row table:style-name="ro1">
          <table:table-cell office:value-type="float" office:value="0.85152596000000003" table:style-name="ce1">
            <text:p>0.85152596</text:p>
          </table:table-cell>
          <table:table-cell office:value-type="float" office:value="1.1325805" table:style-name="ce1">
            <text:p>1.1325805</text:p>
          </table:table-cell>
          <table:table-cell table:style-name="ce1"/>
          <table:table-cell office:value-type="float" office:value="1.0816083999999999" table:style-name="ce1">
            <text:p>1.0816084</text:p>
          </table:table-cell>
          <table:table-cell office:value-type="float" office:value="1.359127" table:style-name="ce1">
            <text:p>1.359127</text:p>
          </table:table-cell>
          <table:table-cell table:number-columns-repeated="16379"/>
        </table:table-row>
        <table:table-row table:style-name="ro1">
          <table:table-cell office:value-type="float" office:value="0.83778300000000006" table:style-name="ce1">
            <text:p>0.837783</text:p>
          </table:table-cell>
          <table:table-cell office:value-type="float" office:value="1.1370043999999999" table:style-name="ce1">
            <text:p>1.1370044</text:p>
          </table:table-cell>
          <table:table-cell table:style-name="ce1"/>
          <table:table-cell office:value-type="float" office:value="1.0861331999999999" table:style-name="ce1">
            <text:p>1.0861332</text:p>
          </table:table-cell>
          <table:table-cell office:value-type="float" office:value="1.3551167" table:style-name="ce1">
            <text:p>1.3551167</text:p>
          </table:table-cell>
          <table:table-cell table:number-columns-repeated="16379"/>
        </table:table-row>
        <table:table-row table:style-name="ro1">
          <table:table-cell office:value-type="float" office:value="0.84228700000000001" table:style-name="ce1">
            <text:p>0.842287</text:p>
          </table:table-cell>
          <table:table-cell office:value-type="float" office:value="1.1338562000000001" table:style-name="ce1">
            <text:p>1.1338562</text:p>
          </table:table-cell>
          <table:table-cell table:style-name="ce1"/>
          <table:table-cell office:value-type="float" office:value="1.0768753" table:style-name="ce1">
            <text:p>1.0768753</text:p>
          </table:table-cell>
          <table:table-cell office:value-type="float" office:value="1.3637258999999999" table:style-name="ce1">
            <text:p>1.3637259</text:p>
          </table:table-cell>
          <table:table-cell table:number-columns-repeated="16379"/>
        </table:table-row>
        <table:table-row table:style-name="ro1">
          <table:table-cell office:value-type="float" office:value="0.85578759999999998" table:style-name="ce1">
            <text:p>0.8557876</text:p>
          </table:table-cell>
          <table:table-cell office:value-type="float" office:value="1.1331072" table:style-name="ce1">
            <text:p>1.1331072</text:p>
          </table:table-cell>
          <table:table-cell table:style-name="ce1"/>
          <table:table-cell office:value-type="float" office:value="1.0804205" table:style-name="ce1">
            <text:p>1.0804205</text:p>
          </table:table-cell>
          <table:table-cell office:value-type="float" office:value="1.3648981" table:style-name="ce1">
            <text:p>1.3648981</text:p>
          </table:table-cell>
          <table:table-cell table:number-columns-repeated="16379"/>
        </table:table-row>
        <table:table-row table:style-name="ro1">
          <table:table-cell office:value-type="float" office:value="0.84334385000000001" table:style-name="ce1">
            <text:p>0.84334385</text:p>
          </table:table-cell>
          <table:table-cell office:value-type="float" office:value="1.1355428000000001" table:style-name="ce1">
            <text:p>1.1355428</text:p>
          </table:table-cell>
          <table:table-cell table:style-name="ce1"/>
          <table:table-cell office:value-type="float" office:value="1.0923048" table:style-name="ce1">
            <text:p>1.0923048</text:p>
          </table:table-cell>
          <table:table-cell office:value-type="float" office:value="1.3637379999999999" table:style-name="ce1">
            <text:p>1.363738</text:p>
          </table:table-cell>
          <table:table-cell table:number-columns-repeated="16379"/>
        </table:table-row>
        <table:table-row table:style-name="ro1">
          <table:table-cell office:value-type="float" office:value="0.85280420000000001" table:style-name="ce1">
            <text:p>0.8528042</text:p>
          </table:table-cell>
          <table:table-cell office:value-type="float" office:value="1.1355716" table:style-name="ce1">
            <text:p>1.1355716</text:p>
          </table:table-cell>
          <table:table-cell table:style-name="ce1"/>
          <table:table-cell office:value-type="float" office:value="1.0868268000000001" table:style-name="ce1">
            <text:p>1.0868268</text:p>
          </table:table-cell>
          <table:table-cell office:value-type="float" office:value="1.3668518000000001" table:style-name="ce1">
            <text:p>1.3668518</text:p>
          </table:table-cell>
          <table:table-cell table:number-columns-repeated="16379"/>
        </table:table-row>
        <table:table-row table:style-name="ro1">
          <table:table-cell office:value-type="float" office:value="0.85868359999999999" table:style-name="ce1">
            <text:p>0.8586836</text:p>
          </table:table-cell>
          <table:table-cell office:value-type="float" office:value="1.1425955999999999" table:style-name="ce1">
            <text:p>1.1425956</text:p>
          </table:table-cell>
          <table:table-cell table:style-name="ce1"/>
          <table:table-cell office:value-type="float" office:value="1.0992774999999999" table:style-name="ce1">
            <text:p>1.0992775</text:p>
          </table:table-cell>
          <table:table-cell office:value-type="float" office:value="1.3669962" table:style-name="ce1">
            <text:p>1.3669962</text:p>
          </table:table-cell>
          <table:table-cell table:number-columns-repeated="16379"/>
        </table:table-row>
        <table:table-row table:style-name="ro1">
          <table:table-cell office:value-type="float" office:value="0.85863049999999996" table:style-name="ce1">
            <text:p>0.8586305</text:p>
          </table:table-cell>
          <table:table-cell office:value-type="float" office:value="1.1464171000000001" table:style-name="ce1">
            <text:p>1.1464171</text:p>
          </table:table-cell>
          <table:table-cell table:style-name="ce1"/>
          <table:table-cell office:value-type="float" office:value="1.0893999999999999" table:style-name="ce1">
            <text:p>1.0894</text:p>
          </table:table-cell>
          <table:table-cell office:value-type="float" office:value="1.3687701000000001" table:style-name="ce1">
            <text:p>1.3687701</text:p>
          </table:table-cell>
          <table:table-cell table:number-columns-repeated="16379"/>
        </table:table-row>
        <table:table-row table:style-name="ro1">
          <table:table-cell office:value-type="float" office:value="0.85939323999999995" table:style-name="ce1">
            <text:p>0.85939324</text:p>
          </table:table-cell>
          <table:table-cell office:value-type="float" office:value="1.1402209999999999" table:style-name="ce1">
            <text:p>1.140221</text:p>
          </table:table-cell>
          <table:table-cell table:style-name="ce1"/>
          <table:table-cell office:value-type="float" office:value="1.1030996" table:style-name="ce1">
            <text:p>1.1030996</text:p>
          </table:table-cell>
          <table:table-cell office:value-type="float" office:value="1.3719148999999999" table:style-name="ce1">
            <text:p>1.3719149</text:p>
          </table:table-cell>
          <table:table-cell table:number-columns-repeated="16379"/>
        </table:table-row>
        <table:table-row table:style-name="ro1">
          <table:table-cell office:value-type="float" office:value="0.86382245999999996" table:style-name="ce1">
            <text:p>0.86382246</text:p>
          </table:table-cell>
          <table:table-cell office:value-type="float" office:value="1.1451203000000001" table:style-name="ce1">
            <text:p>1.1451203</text:p>
          </table:table-cell>
          <table:table-cell table:style-name="ce1"/>
          <table:table-cell office:value-type="float" office:value="1.1059494999999999" table:style-name="ce1">
            <text:p>1.1059495</text:p>
          </table:table-cell>
          <table:table-cell office:value-type="float" office:value="1.3715569000000001" table:style-name="ce1">
            <text:p>1.3715569</text:p>
          </table:table-cell>
          <table:table-cell table:number-columns-repeated="16379"/>
        </table:table-row>
        <table:table-row table:style-name="ro1">
          <table:table-cell office:value-type="float" office:value="0.86041210000000001" table:style-name="ce1">
            <text:p>0.8604121</text:p>
          </table:table-cell>
          <table:table-cell office:value-type="float" office:value="1.1458282" table:style-name="ce1">
            <text:p>1.1458282</text:p>
          </table:table-cell>
          <table:table-cell table:style-name="ce1"/>
          <table:table-cell office:value-type="float" office:value="1.1082025" table:style-name="ce1">
            <text:p>1.1082025</text:p>
          </table:table-cell>
          <table:table-cell office:value-type="float" office:value="1.3723631999999999" table:style-name="ce1">
            <text:p>1.3723632</text:p>
          </table:table-cell>
          <table:table-cell table:number-columns-repeated="16379"/>
        </table:table-row>
        <table:table-row table:style-name="ro1">
          <table:table-cell office:value-type="float" office:value="0.86377459999999995" table:style-name="ce1">
            <text:p>0.8637746</text:p>
          </table:table-cell>
          <table:table-cell office:value-type="float" office:value="1.1457729999999999" table:style-name="ce1">
            <text:p>1.145773</text:p>
          </table:table-cell>
          <table:table-cell table:style-name="ce1"/>
          <table:table-cell office:value-type="float" office:value="1.1094332" table:style-name="ce1">
            <text:p>1.1094332</text:p>
          </table:table-cell>
          <table:table-cell office:value-type="float" office:value="1.3731040000000001" table:style-name="ce1">
            <text:p>1.373104</text:p>
          </table:table-cell>
          <table:table-cell table:number-columns-repeated="16379"/>
        </table:table-row>
        <table:table-row table:style-name="ro1">
          <table:table-cell office:value-type="float" office:value="0.86073506" table:style-name="ce1">
            <text:p>0.86073506</text:p>
          </table:table-cell>
          <table:table-cell office:value-type="float" office:value="1.147195" table:style-name="ce1">
            <text:p>1.147195</text:p>
          </table:table-cell>
          <table:table-cell table:style-name="ce1"/>
          <table:table-cell office:value-type="float" office:value="1.104546" table:style-name="ce1">
            <text:p>1.104546</text:p>
          </table:table-cell>
          <table:table-cell office:value-type="float" office:value="1.3737433999999999" table:style-name="ce1">
            <text:p>1.3737434</text:p>
          </table:table-cell>
          <table:table-cell table:number-columns-repeated="16379"/>
        </table:table-row>
        <table:table-row table:style-name="ro1">
          <table:table-cell office:value-type="float" office:value="0.86440850000000002" table:style-name="ce1">
            <text:p>0.8644085</text:p>
          </table:table-cell>
          <table:table-cell office:value-type="float" office:value="1.1488434999999999" table:style-name="ce1">
            <text:p>1.1488435</text:p>
          </table:table-cell>
          <table:table-cell table:style-name="ce1"/>
          <table:table-cell office:value-type="float" office:value="1.1145693000000001" table:style-name="ce1">
            <text:p>1.1145693</text:p>
          </table:table-cell>
          <table:table-cell office:value-type="float" office:value="1.3782033" table:style-name="ce1">
            <text:p>1.3782033</text:p>
          </table:table-cell>
          <table:table-cell table:number-columns-repeated="16379"/>
        </table:table-row>
        <table:table-row table:style-name="ro1">
          <table:table-cell office:value-type="float" office:value="0.87710690000000002" table:style-name="ce1">
            <text:p>0.8771069</text:p>
          </table:table-cell>
          <table:table-cell office:value-type="float" office:value="1.1492203000000001" table:style-name="ce1">
            <text:p>1.1492203</text:p>
          </table:table-cell>
          <table:table-cell table:style-name="ce1"/>
          <table:table-cell office:value-type="float" office:value="1.1142125000000001" table:style-name="ce1">
            <text:p>1.1142125</text:p>
          </table:table-cell>
          <table:table-cell office:value-type="float" office:value="1.3788663999999999" table:style-name="ce1">
            <text:p>1.3788664</text:p>
          </table:table-cell>
          <table:table-cell table:number-columns-repeated="16379"/>
        </table:table-row>
        <table:table-row table:style-name="ro1">
          <table:table-cell office:value-type="float" office:value="0.87987256000000003" table:style-name="ce1">
            <text:p>0.87987256</text:p>
          </table:table-cell>
          <table:table-cell office:value-type="float" office:value="1.1531631" table:style-name="ce1">
            <text:p>1.1531631</text:p>
          </table:table-cell>
          <table:table-cell table:style-name="ce1"/>
          <table:table-cell office:value-type="float" office:value="1.1023723000000001" table:style-name="ce1">
            <text:p>1.1023723</text:p>
          </table:table-cell>
          <table:table-cell office:value-type="float" office:value="1.3849803000000001" table:style-name="ce1">
            <text:p>1.3849803</text:p>
          </table:table-cell>
          <table:table-cell table:number-columns-repeated="16379"/>
        </table:table-row>
        <table:table-row table:style-name="ro1">
          <table:table-cell office:value-type="float" office:value="0.87797206999999999" table:style-name="ce1">
            <text:p>0.87797207</text:p>
          </table:table-cell>
          <table:table-cell office:value-type="float" office:value="1.1518823" table:style-name="ce1">
            <text:p>1.1518823</text:p>
          </table:table-cell>
          <table:table-cell table:style-name="ce1"/>
          <table:table-cell office:value-type="float" office:value="1.1136336" table:style-name="ce1">
            <text:p>1.1136336</text:p>
          </table:table-cell>
          <table:table-cell office:value-type="float" office:value="1.382811" table:style-name="ce1">
            <text:p>1.382811</text:p>
          </table:table-cell>
          <table:table-cell table:number-columns-repeated="16379"/>
        </table:table-row>
        <table:table-row table:style-name="ro1">
          <table:table-cell office:value-type="float" office:value="0.87583655000000005" table:style-name="ce1">
            <text:p>0.87583655</text:p>
          </table:table-cell>
          <table:table-cell office:value-type="float" office:value="1.1572990000000001" table:style-name="ce1">
            <text:p>1.157299</text:p>
          </table:table-cell>
          <table:table-cell table:style-name="ce1"/>
          <table:table-cell office:value-type="float" office:value="1.1131519000000001" table:style-name="ce1">
            <text:p>1.1131519</text:p>
          </table:table-cell>
          <table:table-cell office:value-type="float" office:value="1.3836520999999999" table:style-name="ce1">
            <text:p>1.3836521</text:p>
          </table:table-cell>
          <table:table-cell table:number-columns-repeated="16379"/>
        </table:table-row>
        <table:table-row table:style-name="ro1">
          <table:table-cell office:value-type="float" office:value="0.88017224999999999" table:style-name="ce1">
            <text:p>0.88017225</text:p>
          </table:table-cell>
          <table:table-cell office:value-type="float" office:value="1.1507065999999999" table:style-name="ce1">
            <text:p>1.1507066</text:p>
          </table:table-cell>
          <table:table-cell table:style-name="ce1"/>
          <table:table-cell office:value-type="float" office:value="1.1178082" table:style-name="ce1">
            <text:p>1.1178082</text:p>
          </table:table-cell>
          <table:table-cell office:value-type="float" office:value="1.3841760999999999" table:style-name="ce1">
            <text:p>1.3841761</text:p>
          </table:table-cell>
          <table:table-cell table:number-columns-repeated="16379"/>
        </table:table-row>
        <table:table-row table:style-name="ro1">
          <table:table-cell office:value-type="float" office:value="0.88605610000000001" table:style-name="ce1">
            <text:p>0.8860561</text:p>
          </table:table-cell>
          <table:table-cell office:value-type="float" office:value="1.1597229" table:style-name="ce1">
            <text:p>1.1597229</text:p>
          </table:table-cell>
          <table:table-cell table:style-name="ce1"/>
          <table:table-cell office:value-type="float" office:value="1.1212306000000001" table:style-name="ce1">
            <text:p>1.1212306</text:p>
          </table:table-cell>
          <table:table-cell office:value-type="float" office:value="1.3886540000000001" table:style-name="ce1">
            <text:p>1.388654</text:p>
          </table:table-cell>
          <table:table-cell table:number-columns-repeated="16379"/>
        </table:table-row>
        <table:table-row table:style-name="ro1">
          <table:table-cell office:value-type="float" office:value="0.89076250000000001" table:style-name="ce1">
            <text:p>0.8907625</text:p>
          </table:table-cell>
          <table:table-cell office:value-type="float" office:value="1.1573028999999999" table:style-name="ce1">
            <text:p>1.1573029</text:p>
          </table:table-cell>
          <table:table-cell table:style-name="ce1"/>
          <table:table-cell office:value-type="float" office:value="1.1191878" table:style-name="ce1">
            <text:p>1.1191878</text:p>
          </table:table-cell>
          <table:table-cell office:value-type="float" office:value="1.3869362000000001" table:style-name="ce1">
            <text:p>1.3869362</text:p>
          </table:table-cell>
          <table:table-cell table:number-columns-repeated="16379"/>
        </table:table-row>
        <table:table-row table:style-name="ro1">
          <table:table-cell office:value-type="float" office:value="0.87930213999999995" table:style-name="ce1">
            <text:p>0.87930214</text:p>
          </table:table-cell>
          <table:table-cell office:value-type="float" office:value="1.1603730999999999" table:style-name="ce1">
            <text:p>1.1603731</text:p>
          </table:table-cell>
          <table:table-cell table:style-name="ce1"/>
          <table:table-cell office:value-type="float" office:value="1.1273253000000001" table:style-name="ce1">
            <text:p>1.1273253</text:p>
          </table:table-cell>
          <table:table-cell office:value-type="float" office:value="1.3892475" table:style-name="ce1">
            <text:p>1.3892475</text:p>
          </table:table-cell>
          <table:table-cell table:number-columns-repeated="16379"/>
        </table:table-row>
        <table:table-row table:style-name="ro1">
          <table:table-cell office:value-type="float" office:value="0.87392599999999998" table:style-name="ce1">
            <text:p>0.873926</text:p>
          </table:table-cell>
          <table:table-cell office:value-type="float" office:value="1.1570199999999999" table:style-name="ce1">
            <text:p>1.15702</text:p>
          </table:table-cell>
          <table:table-cell table:style-name="ce1"/>
          <table:table-cell office:value-type="float" office:value="1.1300018999999999" table:style-name="ce1">
            <text:p>1.1300019</text:p>
          </table:table-cell>
          <table:table-cell office:value-type="float" office:value="1.3932184000000001" table:style-name="ce1">
            <text:p>1.3932184</text:p>
          </table:table-cell>
          <table:table-cell table:number-columns-repeated="16379"/>
        </table:table-row>
        <table:table-row table:style-name="ro1">
          <table:table-cell office:value-type="float" office:value="0.89109075000000004" table:style-name="ce1">
            <text:p>0.89109075</text:p>
          </table:table-cell>
          <table:table-cell office:value-type="float" office:value="1.1620950000000001" table:style-name="ce1">
            <text:p>1.162095</text:p>
          </table:table-cell>
          <table:table-cell table:style-name="ce1"/>
          <table:table-cell office:value-type="float" office:value="1.1238006" table:style-name="ce1">
            <text:p>1.1238006</text:p>
          </table:table-cell>
          <table:table-cell office:value-type="float" office:value="1.3927194000000001" table:style-name="ce1">
            <text:p>1.3927194</text:p>
          </table:table-cell>
          <table:table-cell table:number-columns-repeated="16379"/>
        </table:table-row>
        <table:table-row table:style-name="ro1">
          <table:table-cell office:value-type="float" office:value="0.88048464000000004" table:style-name="ce1">
            <text:p>0.88048464</text:p>
          </table:table-cell>
          <table:table-cell office:value-type="float" office:value="1.1599039" table:style-name="ce1">
            <text:p>1.1599039</text:p>
          </table:table-cell>
          <table:table-cell table:style-name="ce1"/>
          <table:table-cell office:value-type="float" office:value="1.1342224999999999" table:style-name="ce1">
            <text:p>1.1342225</text:p>
          </table:table-cell>
          <table:table-cell office:value-type="float" office:value="1.3935449" table:style-name="ce1">
            <text:p>1.3935449</text:p>
          </table:table-cell>
          <table:table-cell table:number-columns-repeated="16379"/>
        </table:table-row>
        <table:table-row table:style-name="ro1">
          <table:table-cell office:value-type="float" office:value="0.89803500000000003" table:style-name="ce1">
            <text:p>0.898035</text:p>
          </table:table-cell>
          <table:table-cell office:value-type="float" office:value="1.1611629000000001" table:style-name="ce1">
            <text:p>1.1611629</text:p>
          </table:table-cell>
          <table:table-cell table:style-name="ce1"/>
          <table:table-cell office:value-type="float" office:value="1.1323478" table:style-name="ce1">
            <text:p>1.1323478</text:p>
          </table:table-cell>
          <table:table-cell office:value-type="float" office:value="1.3969178" table:style-name="ce1">
            <text:p>1.3969178</text:p>
          </table:table-cell>
          <table:table-cell table:number-columns-repeated="16379"/>
        </table:table-row>
        <table:table-row table:style-name="ro1">
          <table:table-cell office:value-type="float" office:value="0.88759922999999996" table:style-name="ce1">
            <text:p>0.88759923</text:p>
          </table:table-cell>
          <table:table-cell office:value-type="float" office:value="1.164704" table:style-name="ce1">
            <text:p>1.164704</text:p>
          </table:table-cell>
          <table:table-cell table:style-name="ce1"/>
          <table:table-cell office:value-type="float" office:value="1.1398326000000001" table:style-name="ce1">
            <text:p>1.1398326</text:p>
          </table:table-cell>
          <table:table-cell office:value-type="float" office:value="1.3982112" table:style-name="ce1">
            <text:p>1.3982112</text:p>
          </table:table-cell>
          <table:table-cell table:number-columns-repeated="16379"/>
        </table:table-row>
        <table:table-row table:style-name="ro1">
          <table:table-cell office:value-type="float" office:value="0.89619355999999994" table:style-name="ce1">
            <text:p>0.89619356</text:p>
          </table:table-cell>
          <table:table-cell office:value-type="float" office:value="1.1676626000000001" table:style-name="ce1">
            <text:p>1.1676626</text:p>
          </table:table-cell>
          <table:table-cell table:style-name="ce1"/>
          <table:table-cell office:value-type="float" office:value="1.1294154999999999" table:style-name="ce1">
            <text:p>1.1294155</text:p>
          </table:table-cell>
          <table:table-cell office:value-type="float" office:value="1.3972796999999999" table:style-name="ce1">
            <text:p>1.3972797</text:p>
          </table:table-cell>
          <table:table-cell table:number-columns-repeated="16379"/>
        </table:table-row>
        <table:table-row table:style-name="ro1">
          <table:table-cell office:value-type="float" office:value="0.89411260000000004" table:style-name="ce1">
            <text:p>0.8941126</text:p>
          </table:table-cell>
          <table:table-cell office:value-type="float" office:value="1.168045" table:style-name="ce1">
            <text:p>1.168045</text:p>
          </table:table-cell>
          <table:table-cell table:style-name="ce1"/>
          <table:table-cell office:value-type="float" office:value="1.1315451000000001" table:style-name="ce1">
            <text:p>1.1315451</text:p>
          </table:table-cell>
          <table:table-cell office:value-type="float" office:value="1.4023544999999999" table:style-name="ce1">
            <text:p>1.4023545</text:p>
          </table:table-cell>
          <table:table-cell table:number-columns-repeated="16379"/>
        </table:table-row>
        <table:table-row table:style-name="ro1">
          <table:table-cell office:value-type="float" office:value="0.89251053000000002" table:style-name="ce1">
            <text:p>0.89251053</text:p>
          </table:table-cell>
          <table:table-cell office:value-type="float" office:value="1.1683303" table:style-name="ce1">
            <text:p>1.1683303</text:p>
          </table:table-cell>
          <table:table-cell table:style-name="ce1"/>
          <table:table-cell office:value-type="float" office:value="1.128223" table:style-name="ce1">
            <text:p>1.128223</text:p>
          </table:table-cell>
          <table:table-cell office:value-type="float" office:value="1.4001490000000001" table:style-name="ce1">
            <text:p>1.400149</text:p>
          </table:table-cell>
          <table:table-cell table:number-columns-repeated="16379"/>
        </table:table-row>
        <table:table-row table:style-name="ro1">
          <table:table-cell office:value-type="float" office:value="0.90246709999999997" table:style-name="ce1">
            <text:p>0.9024671</text:p>
          </table:table-cell>
          <table:table-cell office:value-type="float" office:value="1.1698945999999999" table:style-name="ce1">
            <text:p>1.1698946</text:p>
          </table:table-cell>
          <table:table-cell table:style-name="ce1"/>
          <table:table-cell office:value-type="float" office:value="1.1365623" table:style-name="ce1">
            <text:p>1.1365623</text:p>
          </table:table-cell>
          <table:table-cell office:value-type="float" office:value="1.4026430000000001" table:style-name="ce1">
            <text:p>1.402643</text:p>
          </table:table-cell>
          <table:table-cell table:number-columns-repeated="16379"/>
        </table:table-row>
        <table:table-row table:style-name="ro1">
          <table:table-cell office:value-type="float" office:value="0.91425109999999998" table:style-name="ce1">
            <text:p>0.9142511</text:p>
          </table:table-cell>
          <table:table-cell office:value-type="float" office:value="1.1701493000000001" table:style-name="ce1">
            <text:p>1.1701493</text:p>
          </table:table-cell>
          <table:table-cell table:style-name="ce1"/>
          <table:table-cell office:value-type="float" office:value="1.1381494999999999" table:style-name="ce1">
            <text:p>1.1381495</text:p>
          </table:table-cell>
          <table:table-cell office:value-type="float" office:value="1.403694" table:style-name="ce1">
            <text:p>1.403694</text:p>
          </table:table-cell>
          <table:table-cell table:number-columns-repeated="16379"/>
        </table:table-row>
        <table:table-row table:style-name="ro1">
          <table:table-cell office:value-type="float" office:value="0.90233253999999996" table:style-name="ce1">
            <text:p>0.90233254</text:p>
          </table:table-cell>
          <table:table-cell office:value-type="float" office:value="1.1762216000000001" table:style-name="ce1">
            <text:p>1.1762216</text:p>
          </table:table-cell>
          <table:table-cell table:style-name="ce1"/>
          <table:table-cell office:value-type="float" office:value="1.1423018" table:style-name="ce1">
            <text:p>1.1423018</text:p>
          </table:table-cell>
          <table:table-cell office:value-type="float" office:value="1.4059817999999999" table:style-name="ce1">
            <text:p>1.4059818</text:p>
          </table:table-cell>
          <table:table-cell table:number-columns-repeated="16379"/>
        </table:table-row>
        <table:table-row table:style-name="ro1">
          <table:table-cell office:value-type="float" office:value="0.90292930000000005" table:style-name="ce1">
            <text:p>0.9029293</text:p>
          </table:table-cell>
          <table:table-cell office:value-type="float" office:value="1.1744611" table:style-name="ce1">
            <text:p>1.1744611</text:p>
          </table:table-cell>
          <table:table-cell table:style-name="ce1"/>
          <table:table-cell office:value-type="float" office:value="1.1450088" table:style-name="ce1">
            <text:p>1.1450088</text:p>
          </table:table-cell>
          <table:table-cell office:value-type="float" office:value="1.4057823" table:style-name="ce1">
            <text:p>1.4057823</text:p>
          </table:table-cell>
          <table:table-cell table:number-columns-repeated="16379"/>
        </table:table-row>
        <table:table-row table:style-name="ro1">
          <table:table-cell office:value-type="float" office:value="0.9132342" table:style-name="ce1">
            <text:p>0.9132342</text:p>
          </table:table-cell>
          <table:table-cell office:value-type="float" office:value="1.1719795" table:style-name="ce1">
            <text:p>1.1719795</text:p>
          </table:table-cell>
          <table:table-cell table:style-name="ce1"/>
          <table:table-cell office:value-type="float" office:value="1.146209" table:style-name="ce1">
            <text:p>1.146209</text:p>
          </table:table-cell>
          <table:table-cell office:value-type="float" office:value="1.4071966" table:style-name="ce1">
            <text:p>1.4071966</text:p>
          </table:table-cell>
          <table:table-cell table:number-columns-repeated="16379"/>
        </table:table-row>
        <table:table-row table:style-name="ro1">
          <table:table-cell office:value-type="float" office:value="0.92227959999999998" table:style-name="ce1">
            <text:p>0.9222796</text:p>
          </table:table-cell>
          <table:table-cell office:value-type="float" office:value="1.1756272000000001" table:style-name="ce1">
            <text:p>1.1756272</text:p>
          </table:table-cell>
          <table:table-cell table:style-name="ce1"/>
          <table:table-cell office:value-type="float" office:value="1.1507765000000001" table:style-name="ce1">
            <text:p>1.1507765</text:p>
          </table:table-cell>
          <table:table-cell office:value-type="float" office:value="1.4088757999999999" table:style-name="ce1">
            <text:p>1.4088758</text:p>
          </table:table-cell>
          <table:table-cell table:number-columns-repeated="16379"/>
        </table:table-row>
        <table:table-row table:style-name="ro1">
          <table:table-cell office:value-type="float" office:value="0.90611476000000002" table:style-name="ce1">
            <text:p>0.90611476</text:p>
          </table:table-cell>
          <table:table-cell office:value-type="float" office:value="1.1751206000000001" table:style-name="ce1">
            <text:p>1.1751206</text:p>
          </table:table-cell>
          <table:table-cell table:style-name="ce1"/>
          <table:table-cell office:value-type="float" office:value="1.1522516" table:style-name="ce1">
            <text:p>1.1522516</text:p>
          </table:table-cell>
          <table:table-cell office:value-type="float" office:value="1.4106117" table:style-name="ce1">
            <text:p>1.4106117</text:p>
          </table:table-cell>
          <table:table-cell table:number-columns-repeated="16379"/>
        </table:table-row>
        <table:table-row table:style-name="ro1">
          <table:table-cell office:value-type="float" office:value="0.91426903000000004" table:style-name="ce1">
            <text:p>0.91426903</text:p>
          </table:table-cell>
          <table:table-cell office:value-type="float" office:value="1.1736499" table:style-name="ce1">
            <text:p>1.1736499</text:p>
          </table:table-cell>
          <table:table-cell table:style-name="ce1"/>
          <table:table-cell office:value-type="float" office:value="1.148242" table:style-name="ce1">
            <text:p>1.148242</text:p>
          </table:table-cell>
          <table:table-cell office:value-type="float" office:value="1.4087616000000001" table:style-name="ce1">
            <text:p>1.4087616</text:p>
          </table:table-cell>
          <table:table-cell table:number-columns-repeated="16379"/>
        </table:table-row>
        <table:table-row table:style-name="ro1">
          <table:table-cell office:value-type="float" office:value="0.92100720000000003" table:style-name="ce1">
            <text:p>0.9210072</text:p>
          </table:table-cell>
          <table:table-cell office:value-type="float" office:value="1.1779777" table:style-name="ce1">
            <text:p>1.1779777</text:p>
          </table:table-cell>
          <table:table-cell table:style-name="ce1"/>
          <table:table-cell office:value-type="float" office:value="1.1631445" table:style-name="ce1">
            <text:p>1.1631445</text:p>
          </table:table-cell>
          <table:table-cell office:value-type="float" office:value="1.4119519" table:style-name="ce1">
            <text:p>1.4119519</text:p>
          </table:table-cell>
          <table:table-cell table:number-columns-repeated="16379"/>
        </table:table-row>
        <table:table-row table:style-name="ro1">
          <table:table-cell office:value-type="float" office:value="0.9253034" table:style-name="ce1">
            <text:p>0.9253034</text:p>
          </table:table-cell>
          <table:table-cell office:value-type="float" office:value="1.1779522" table:style-name="ce1">
            <text:p>1.1779522</text:p>
          </table:table-cell>
          <table:table-cell table:style-name="ce1"/>
          <table:table-cell office:value-type="float" office:value="1.1546597000000001" table:style-name="ce1">
            <text:p>1.1546597</text:p>
          </table:table-cell>
          <table:table-cell office:value-type="float" office:value="1.4152355000000001" table:style-name="ce1">
            <text:p>1.4152355</text:p>
          </table:table-cell>
          <table:table-cell table:number-columns-repeated="16379"/>
        </table:table-row>
        <table:table-row table:style-name="ro1">
          <table:table-cell office:value-type="float" office:value="0.92597580000000002" table:style-name="ce1">
            <text:p>0.9259758</text:p>
          </table:table-cell>
          <table:table-cell office:value-type="float" office:value="1.1826817000000001" table:style-name="ce1">
            <text:p>1.1826817</text:p>
          </table:table-cell>
          <table:table-cell table:style-name="ce1"/>
          <table:table-cell office:value-type="float" office:value="1.1606327999999999" table:style-name="ce1">
            <text:p>1.1606328</text:p>
          </table:table-cell>
          <table:table-cell office:value-type="float" office:value="1.4156138" table:style-name="ce1">
            <text:p>1.4156138</text:p>
          </table:table-cell>
          <table:table-cell table:number-columns-repeated="16379"/>
        </table:table-row>
        <table:table-row table:style-name="ro1">
          <table:table-cell office:value-type="float" office:value="0.91675790000000001" table:style-name="ce1">
            <text:p>0.9167579</text:p>
          </table:table-cell>
          <table:table-cell office:value-type="float" office:value="1.1811733" table:style-name="ce1">
            <text:p>1.1811733</text:p>
          </table:table-cell>
          <table:table-cell table:style-name="ce1"/>
          <table:table-cell office:value-type="float" office:value="1.1543905000000001" table:style-name="ce1">
            <text:p>1.1543905</text:p>
          </table:table-cell>
          <table:table-cell office:value-type="float" office:value="1.4165863000000001" table:style-name="ce1">
            <text:p>1.4165863</text:p>
          </table:table-cell>
          <table:table-cell table:number-columns-repeated="16379"/>
        </table:table-row>
        <table:table-row table:style-name="ro1">
          <table:table-cell office:value-type="float" office:value="0.91742444000000001" table:style-name="ce1">
            <text:p>0.91742444</text:p>
          </table:table-cell>
          <table:table-cell office:value-type="float" office:value="1.1794575" table:style-name="ce1">
            <text:p>1.1794575</text:p>
          </table:table-cell>
          <table:table-cell table:style-name="ce1"/>
          <table:table-cell office:value-type="float" office:value="1.1671800000000001" table:style-name="ce1">
            <text:p>1.16718</text:p>
          </table:table-cell>
          <table:table-cell office:value-type="float" office:value="1.4212297" table:style-name="ce1">
            <text:p>1.4212297</text:p>
          </table:table-cell>
          <table:table-cell table:number-columns-repeated="16379"/>
        </table:table-row>
        <table:table-row table:style-name="ro1">
          <table:table-cell office:value-type="float" office:value="0.92251503000000001" table:style-name="ce1">
            <text:p>0.92251503</text:p>
          </table:table-cell>
          <table:table-cell office:value-type="float" office:value="1.1834775" table:style-name="ce1">
            <text:p>1.1834775</text:p>
          </table:table-cell>
          <table:table-cell table:style-name="ce1"/>
          <table:table-cell office:value-type="float" office:value="1.1670498" table:style-name="ce1">
            <text:p>1.1670498</text:p>
          </table:table-cell>
          <table:table-cell office:value-type="float" office:value="1.420169" table:style-name="ce1">
            <text:p>1.420169</text:p>
          </table:table-cell>
          <table:table-cell table:number-columns-repeated="16379"/>
        </table:table-row>
        <table:table-row table:style-name="ro1">
          <table:table-cell office:value-type="float" office:value="0.92006843999999999" table:style-name="ce1">
            <text:p>0.92006844</text:p>
          </table:table-cell>
          <table:table-cell office:value-type="float" office:value="1.1869381999999999" table:style-name="ce1">
            <text:p>1.1869382</text:p>
          </table:table-cell>
          <table:table-cell table:style-name="ce1"/>
          <table:table-cell office:value-type="float" office:value="1.1700531000000001" table:style-name="ce1">
            <text:p>1.1700531</text:p>
          </table:table-cell>
          <table:table-cell office:value-type="float" office:value="1.4225194000000001" table:style-name="ce1">
            <text:p>1.4225194</text:p>
          </table:table-cell>
          <table:table-cell table:number-columns-repeated="16379"/>
        </table:table-row>
        <table:table-row table:style-name="ro1">
          <table:table-cell office:value-type="float" office:value="0.93567429999999996" table:style-name="ce1">
            <text:p>0.9356743</text:p>
          </table:table-cell>
          <table:table-cell office:value-type="float" office:value="1.1896282" table:style-name="ce1">
            <text:p>1.1896282</text:p>
          </table:table-cell>
          <table:table-cell table:style-name="ce1"/>
          <table:table-cell office:value-type="float" office:value="1.1647875000000001" table:style-name="ce1">
            <text:p>1.1647875</text:p>
          </table:table-cell>
          <table:table-cell office:value-type="float" office:value="1.4226662000000001" table:style-name="ce1">
            <text:p>1.4226662</text:p>
          </table:table-cell>
          <table:table-cell table:number-columns-repeated="16379"/>
        </table:table-row>
        <table:table-row table:style-name="ro1">
          <table:table-cell office:value-type="float" office:value="0.93103899999999995" table:style-name="ce1">
            <text:p>0.931039</text:p>
          </table:table-cell>
          <table:table-cell office:value-type="float" office:value="1.1873237000000001" table:style-name="ce1">
            <text:p>1.1873237</text:p>
          </table:table-cell>
          <table:table-cell table:style-name="ce1"/>
          <table:table-cell office:value-type="float" office:value="1.1666852000000001" table:style-name="ce1">
            <text:p>1.1666852</text:p>
          </table:table-cell>
          <table:table-cell office:value-type="float" office:value="1.4250792999999999" table:style-name="ce1">
            <text:p>1.4250793</text:p>
          </table:table-cell>
          <table:table-cell table:number-columns-repeated="16379"/>
        </table:table-row>
        <table:table-row table:style-name="ro1">
          <table:table-cell office:value-type="float" office:value="0.93413880000000005" table:style-name="ce1">
            <text:p>0.9341388</text:p>
          </table:table-cell>
          <table:table-cell office:value-type="float" office:value="1.1914278" table:style-name="ce1">
            <text:p>1.1914278</text:p>
          </table:table-cell>
          <table:table-cell table:style-name="ce1"/>
          <table:table-cell office:value-type="float" office:value="1.179305" table:style-name="ce1">
            <text:p>1.179305</text:p>
          </table:table-cell>
          <table:table-cell office:value-type="float" office:value="1.425338" table:style-name="ce1">
            <text:p>1.425338</text:p>
          </table:table-cell>
          <table:table-cell table:number-columns-repeated="16379"/>
        </table:table-row>
        <table:table-row table:style-name="ro1">
          <table:table-cell office:value-type="float" office:value="0.94235389999999997" table:style-name="ce1">
            <text:p>0.9423539</text:p>
          </table:table-cell>
          <table:table-cell office:value-type="float" office:value="1.1915481999999999" table:style-name="ce1">
            <text:p>1.1915482</text:p>
          </table:table-cell>
          <table:table-cell table:style-name="ce1"/>
          <table:table-cell office:value-type="float" office:value="1.1720984000000001" table:style-name="ce1">
            <text:p>1.1720984</text:p>
          </table:table-cell>
          <table:table-cell office:value-type="float" office:value="1.4267718" table:style-name="ce1">
            <text:p>1.4267718</text:p>
          </table:table-cell>
          <table:table-cell table:number-columns-repeated="16379"/>
        </table:table-row>
        <table:table-row table:style-name="ro1">
          <table:table-cell office:value-type="float" office:value="0.94123787000000003" table:style-name="ce1">
            <text:p>0.94123787</text:p>
          </table:table-cell>
          <table:table-cell office:value-type="float" office:value="1.1925190999999999" table:style-name="ce1">
            <text:p>1.1925191</text:p>
          </table:table-cell>
          <table:table-cell table:style-name="ce1"/>
          <table:table-cell office:value-type="float" office:value="1.1602793" table:style-name="ce1">
            <text:p>1.1602793</text:p>
          </table:table-cell>
          <table:table-cell office:value-type="float" office:value="1.4283159000000001" table:style-name="ce1">
            <text:p>1.4283159</text:p>
          </table:table-cell>
          <table:table-cell table:number-columns-repeated="16379"/>
        </table:table-row>
        <table:table-row table:style-name="ro1">
          <table:table-cell office:value-type="float" office:value="0.93380516999999996" table:style-name="ce1">
            <text:p>0.93380517</text:p>
          </table:table-cell>
          <table:table-cell office:value-type="float" office:value="1.1894666" table:style-name="ce1">
            <text:p>1.1894666</text:p>
          </table:table-cell>
          <table:table-cell table:style-name="ce1"/>
          <table:table-cell office:value-type="float" office:value="1.1877793000000001" table:style-name="ce1">
            <text:p>1.1877793</text:p>
          </table:table-cell>
          <table:table-cell office:value-type="float" office:value="1.4313123999999999" table:style-name="ce1">
            <text:p>1.4313124</text:p>
          </table:table-cell>
          <table:table-cell table:number-columns-repeated="16379"/>
        </table:table-row>
        <table:table-row table:style-name="ro1">
          <table:table-cell office:value-type="float" office:value="0.94031909999999996" table:style-name="ce1">
            <text:p>0.9403191</text:p>
          </table:table-cell>
          <table:table-cell office:value-type="float" office:value="1.1935313999999999" table:style-name="ce1">
            <text:p>1.1935314</text:p>
          </table:table-cell>
          <table:table-cell table:style-name="ce1"/>
          <table:table-cell office:value-type="float" office:value="1.1702840000000001" table:style-name="ce1">
            <text:p>1.170284</text:p>
          </table:table-cell>
          <table:table-cell office:value-type="float" office:value="1.4317169999999999" table:style-name="ce1">
            <text:p>1.431717</text:p>
          </table:table-cell>
          <table:table-cell table:number-columns-repeated="16379"/>
        </table:table-row>
        <table:table-row table:number-rows-repeated="1048275" table:style-name="ro1">
          <table:table-cell table:number-columns-repeated="16384"/>
        </table:table-row>
      </table:table>
      <table:table table:name="latency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fault</text:p>
          </table:table-cell>
          <table:table-cell office:value-type="string" table:style-name="ce1">
            <text:p>first</text:p>
          </table:table-cell>
          <table:table-cell table:number-columns-repeated="2" table:style-name="ce1"/>
          <table:table-cell office:value-type="string" table:style-name="ce1">
            <text:p>last</text:p>
          </table:table-cell>
          <table:table-cell table:style-name="ce1"/>
          <table:table-cell office:value-type="string" table:style-name="ce1">
            <text:p>uan</text:p>
          </table:table-cell>
          <table:table-cell office:value-type="string" table:style-name="ce1">
            <text:p>first</text:p>
          </table:table-cell>
          <table:table-cell table:number-columns-repeated="2" table:style-name="ce1"/>
          <table:table-cell office:value-type="string" table:style-name="ce1">
            <text:p>last</text:p>
          </table:table-cell>
          <table:table-cell table:style-name="ce1"/>
          <table:table-cell office:value-type="string" table:style-name="ce1">
            <text:p>reinforce</text:p>
          </table:table-cell>
          <table:table-cell office:value-type="string" table:style-name="ce1">
            <text:p>first</text:p>
          </table:table-cell>
          <table:table-cell table:number-columns-repeated="2" table:style-name="ce1"/>
          <table:table-cell office:value-type="string" table:style-name="ce1">
            <text:p>last</text:p>
          </table:table-cell>
          <table:table-cell table:style-name="ce1"/>
          <table:table-cell office:value-type="string" table:style-name="ce1">
            <text:p>reinforce uan</text:p>
          </table:table-cell>
          <table:table-cell office:value-type="string" table:style-name="ce1">
            <text:p>first</text:p>
          </table:table-cell>
          <table:table-cell table:number-columns-repeated="2" table:style-name="ce1"/>
          <table:table-cell office:value-type="string" table:style-name="ce1">
            <text:p>last</text:p>
          </table:table-cell>
          <table:table-cell table:number-columns-repeated="16361"/>
        </table:table-row>
        <table:table-row table:style-name="ro1">
          <table:table-cell table:style-name="ce1">
            <draw:frame xmlns:presentation="urn:oasis:names:tc:opendocument:xmlns:presentation:1.0" draw:z-index="1" draw:id="id4" draw:style-name="a4" draw:name="Chart 1" svg:x="0.05208in" svg:y="0.01042in" svg:width="8.35417in" svg:height="3.51042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1" table:style-name="ce1"/>
          <table:table-cell table:style-name="ce1">
            <draw:frame xmlns:presentation="urn:oasis:names:tc:opendocument:xmlns:presentation:1.0" draw:z-index="2" draw:id="id5" draw:style-name="a5" draw:name="Chart 2" svg:x="0.51042in" svg:y="0.02083in" svg:width="8.35417in" svg:height="3.51042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61"/>
        </table:table-row>
        <table:table-row table:style-name="ro1">
          <table:table-cell office:value-type="float" office:value="0.41457592999999998" table:style-name="ce1">
            <text:p>0.4145759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.2278588E-2" table:style-name="ce1">
            <text:p>0.0122785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.850886E-2" table:style-name="ce1">
            <text:p>0.0285088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.4264389999999999E-3" table:style-name="ce1">
            <text:p>0.00342643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4188886" table:style-name="ce1">
            <text:p>0.418888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.6614527E-2" table:style-name="ce1">
            <text:p>0.016614527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.6696568E-2" table:style-name="ce1">
            <text:p>0.0266965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.0919263000000001E-3" table:style-name="ce1">
            <text:p>0.00209192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0.82915187000000001" table:style-name="ce1">
            <text:p>0.8291518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.4557175000000001E-2" table:style-name="ce1">
            <text:p>0.02455717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.7017720000000001E-2" table:style-name="ce1">
            <text:p>0.057017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.8528779999999997E-3" table:style-name="ce1">
            <text:p>0.00685287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8377772" table:style-name="ce1">
            <text:p>0.837777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.3229053000000001E-2" table:style-name="ce1">
            <text:p>0.03322905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.3393137E-2" table:style-name="ce1">
            <text:p>0.05339313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.1838526000000003E-3" table:style-name="ce1">
            <text:p>0.004183853</text:p>
          </table:table-cell>
          <table:table-cell office:value-type="float" office:value="2" table:style-name="ce1">
            <text:p>2</text:p>
          </table:table-cell>
          <table:table-cell table:number-columns-repeated="16361"/>
        </table:table-row>
        <table:table-row table:style-name="ro1">
          <table:table-cell office:value-type="float" office:value="1.2437278" table:style-name="ce1">
            <text:p>1.2437278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.6835764E-2" table:style-name="ce1">
            <text:p>0.03683576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.5526586000000002E-2" table:style-name="ce1">
            <text:p>0.08552658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.0279316E-2" table:style-name="ce1">
            <text:p>0.01027931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2566657999999999" table:style-name="ce1">
            <text:p>1.256665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.9843579999999998E-2" table:style-name="ce1">
            <text:p>0.04984358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.00897E-2" table:style-name="ce1">
            <text:p>0.0800897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.2757786000000003E-3" table:style-name="ce1">
            <text:p>0.006275779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.6583037" table:style-name="ce1">
            <text:p>1.658303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.9114350000000001E-2" table:style-name="ce1">
            <text:p>0.049114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1403544" table:style-name="ce1">
            <text:p>0.1140354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.3705755999999999E-2" table:style-name="ce1">
            <text:p>0.0137057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.6755544" table:style-name="ce1">
            <text:p>1.675554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.6458106000000003E-2" table:style-name="ce1">
            <text:p>0.066458106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0.10678627" table:style-name="ce1">
            <text:p>0.10678627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.3677049999999996E-3" table:style-name="ce1">
            <text:p>0.00836770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.0728797999999999" table:style-name="ce1">
            <text:p>2.072879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6.1392937000000002E-2" table:style-name="ce1">
            <text:p>0.06139293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14254430000000001" table:style-name="ce1">
            <text:p>0.142544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.7132194999999999E-2" table:style-name="ce1">
            <text:p>0.01713219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0944430000000001" table:style-name="ce1">
            <text:p>2.094443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8.3072629999999995E-2" table:style-name="ce1">
            <text:p>0.08307263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0.13348283999999999" table:style-name="ce1">
            <text:p>0.1334828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.0459632E-2" table:style-name="ce1">
            <text:p>0.01045963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.4874556000000001" table:style-name="ce1">
            <text:p>2.4874556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7.3671529999999999E-2" table:style-name="ce1">
            <text:p>0.07367153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17105317" table:style-name="ce1">
            <text:p>0.17105317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.0558633E-2" table:style-name="ce1">
            <text:p>0.02055863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5133317000000002" table:style-name="ce1">
            <text:p>2.5133317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9.9687159999999997E-2" table:style-name="ce1">
            <text:p>0.09968716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0.1601794" table:style-name="ce1">
            <text:p>0.1601794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.2551557E-2" table:style-name="ce1">
            <text:p>0.01255155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.9020313999999998" table:style-name="ce1">
            <text:p>2.902031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8.5950113999999994E-2" table:style-name="ce1">
            <text:p>0.085950114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0.19956203" table:style-name="ce1">
            <text:p>0.1995620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.3985072999999999E-2" table:style-name="ce1">
            <text:p>0.02398507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.9322202000000002" table:style-name="ce1">
            <text:p>2.9322202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0.116301686" table:style-name="ce1">
            <text:p>0.116301686</text:p>
          </table:table-cell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0.18687598" table:style-name="ce1">
            <text:p>0.18687598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.4643484E-2" table:style-name="ce1">
            <text:p>0.014643484</text:p>
          </table:table-cell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3.3166074999999999" table:style-name="ce1">
            <text:p>3.3166075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9.8228700000000002E-2" table:style-name="ce1">
            <text:p>0.0982287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0.22807088" table:style-name="ce1">
            <text:p>0.22807088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.7411511E-2" table:style-name="ce1">
            <text:p>0.02741151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.3511088" table:style-name="ce1">
            <text:p>3.3511088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0.13291621000000001" table:style-name="ce1">
            <text:p>0.13291621</text:p>
          </table:table-cell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0.21357255" table:style-name="ce1">
            <text:p>0.2135725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.6735409999999999E-2" table:style-name="ce1">
            <text:p>0.0167354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.7311835000000002" table:style-name="ce1">
            <text:p>3.7311835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0.11050728999999999" table:style-name="ce1">
            <text:p>0.11050729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0.25657975999999999" table:style-name="ce1">
            <text:p>0.25657976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3.0837949999999999E-2" table:style-name="ce1">
            <text:p>0.0308379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.7699973999999998" table:style-name="ce1">
            <text:p>3.7699974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0.14953074" table:style-name="ce1">
            <text:p>0.14953074</text:p>
          </table:table-cell>
          <table:table-cell office:value-type="float" office:value="207" table:style-name="ce1">
            <text:p>207</text:p>
          </table:table-cell>
          <table:table-cell table:style-name="ce1"/>
          <table:table-cell office:value-type="float" office:value="0.24026911000000001" table:style-name="ce1">
            <text:p>0.24026911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.8827336E-2" table:style-name="ce1">
            <text:p>0.018827336</text:p>
          </table:table-cell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4.1457595999999999" table:style-name="ce1">
            <text:p>4.1457596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0.12278587000000001" table:style-name="ce1">
            <text:p>0.12278587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0.28508860000000003" table:style-name="ce1">
            <text:p>0.2850886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3.4264389999999999E-2" table:style-name="ce1">
            <text:p>0.0342643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1888860000000001" table:style-name="ce1">
            <text:p>4.188886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0.16614527000000001" table:style-name="ce1">
            <text:p>0.16614527</text:p>
          </table:table-cell>
          <table:table-cell office:value-type="float" office:value="215" table:style-name="ce1">
            <text:p>215</text:p>
          </table:table-cell>
          <table:table-cell table:style-name="ce1"/>
          <table:table-cell office:value-type="float" office:value="0.26696569999999997" table:style-name="ce1">
            <text:p>0.2669657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.0919263E-2" table:style-name="ce1">
            <text:p>0.020919263</text:p>
          </table:table-cell>
          <table:table-cell office:value-type="float" office:value="2" table:style-name="ce1">
            <text:p>2</text:p>
          </table:table-cell>
          <table:table-cell table:number-columns-repeated="16361"/>
        </table:table-row>
        <table:table-row table:style-name="ro1">
          <table:table-cell office:value-type="float" office:value="4.5603350000000002" table:style-name="ce1">
            <text:p>4.560335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0.13506446999999999" table:style-name="ce1">
            <text:p>0.13506447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0.31359746999999999" table:style-name="ce1">
            <text:p>0.31359747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3.7690830000000002E-2" table:style-name="ce1">
            <text:p>0.0376908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.6077747000000002" table:style-name="ce1">
            <text:p>4.6077747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0.18275979000000001" table:style-name="ce1">
            <text:p>0.18275979</text:p>
          </table:table-cell>
          <table:table-cell office:value-type="float" office:value="235" table:style-name="ce1">
            <text:p>235</text:p>
          </table:table-cell>
          <table:table-cell table:style-name="ce1"/>
          <table:table-cell office:value-type="float" office:value="0.29366225000000001" table:style-name="ce1">
            <text:p>0.29366225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.3011189000000001E-2" table:style-name="ce1">
            <text:p>0.023011189</text:p>
          </table:table-cell>
          <table:table-cell office:value-type="float" office:value="4" table:style-name="ce1">
            <text:p>4</text:p>
          </table:table-cell>
          <table:table-cell table:number-columns-repeated="16361"/>
        </table:table-row>
        <table:table-row table:style-name="ro1">
          <table:table-cell office:value-type="float" office:value="4.9749109999999996" table:style-name="ce1">
            <text:p>4.974911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0.14734305" table:style-name="ce1">
            <text:p>0.14734305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0.34210634000000001" table:style-name="ce1">
            <text:p>0.34210634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4.1117266E-2" table:style-name="ce1">
            <text:p>0.0411172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.0266633000000001" table:style-name="ce1">
            <text:p>5.0266633</text:p>
          </table:table-cell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0.19937431999999999" table:style-name="ce1">
            <text:p>0.19937432</text:p>
          </table:table-cell>
          <table:table-cell office:value-type="float" office:value="288" table:style-name="ce1">
            <text:p>288</text:p>
          </table:table-cell>
          <table:table-cell table:style-name="ce1"/>
          <table:table-cell office:value-type="float" office:value="0.3203588" table:style-name="ce1">
            <text:p>0.3203588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.5103114999999999E-2" table:style-name="ce1">
            <text:p>0.025103115</text:p>
          </table:table-cell>
          <table:table-cell office:value-type="float" office:value="6" table:style-name="ce1">
            <text:p>6</text:p>
          </table:table-cell>
          <table:table-cell table:number-columns-repeated="16361"/>
        </table:table-row>
        <table:table-row table:style-name="ro1">
          <table:table-cell office:value-type="float" office:value="5.3894872999999999" table:style-name="ce1">
            <text:p>5.3894873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0.15962164000000001" table:style-name="ce1">
            <text:p>0.15962164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0.37061517999999999" table:style-name="ce1">
            <text:p>0.37061518</text:p>
          </table:table-cell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4.4543706000000002E-2" table:style-name="ce1">
            <text:p>0.04454370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.4455520000000002" table:style-name="ce1">
            <text:p>5.445552</text:p>
          </table:table-cell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0.21598883999999999" table:style-name="ce1">
            <text:p>0.21598884</text:p>
          </table:table-cell>
          <table:table-cell office:value-type="float" office:value="286" table:style-name="ce1">
            <text:p>286</text:p>
          </table:table-cell>
          <table:table-cell table:style-name="ce1"/>
          <table:table-cell office:value-type="float" office:value="0.34705538000000002" table:style-name="ce1">
            <text:p>0.34705538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.7195041999999999E-2" table:style-name="ce1">
            <text:p>0.027195042</text:p>
          </table:table-cell>
          <table:table-cell office:value-type="float" office:value="5" table:style-name="ce1">
            <text:p>5</text:p>
          </table:table-cell>
          <table:table-cell table:number-columns-repeated="16361"/>
        </table:table-row>
        <table:table-row table:style-name="ro1">
          <table:table-cell office:value-type="float" office:value="5.8040630000000002" table:style-name="ce1">
            <text:p>5.804063</text:p>
          </table:table-cell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0.17190022999999999" table:style-name="ce1">
            <text:p>0.17190023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0.39912406" table:style-name="ce1">
            <text:p>0.39912406</text:p>
          </table:table-cell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4.7970145999999998E-2" table:style-name="ce1">
            <text:p>0.04797014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.8644404000000003" table:style-name="ce1">
            <text:p>5.8644404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0.23260337" table:style-name="ce1">
            <text:p>0.23260337</text:p>
          </table:table-cell>
          <table:table-cell office:value-type="float" office:value="292" table:style-name="ce1">
            <text:p>292</text:p>
          </table:table-cell>
          <table:table-cell table:style-name="ce1"/>
          <table:table-cell office:value-type="float" office:value="0.37375196999999999" table:style-name="ce1">
            <text:p>0.37375197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.9286968E-2" table:style-name="ce1">
            <text:p>0.029286968</text:p>
          </table:table-cell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6.2186389999999996" table:style-name="ce1">
            <text:p>6.218639</text:p>
          </table:table-cell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0.18417881" table:style-name="ce1">
            <text:p>0.18417881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0.42763289999999998" table:style-name="ce1">
            <text:p>0.4276329</text:p>
          </table:table-cell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5.1396582000000003E-2" table:style-name="ce1">
            <text:p>0.05139658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.2833290000000002" table:style-name="ce1">
            <text:p>6.283329</text:p>
          </table:table-cell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0.24921789999999999" table:style-name="ce1">
            <text:p>0.2492179</text:p>
          </table:table-cell>
          <table:table-cell office:value-type="float" office:value="318" table:style-name="ce1">
            <text:p>318</text:p>
          </table:table-cell>
          <table:table-cell table:style-name="ce1"/>
          <table:table-cell office:value-type="float" office:value="0.40044853000000002" table:style-name="ce1">
            <text:p>0.40044853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3.1378894999999997E-2" table:style-name="ce1">
            <text:p>0.031378895</text:p>
          </table:table-cell>
          <table:table-cell office:value-type="float" office:value="4" table:style-name="ce1">
            <text:p>4</text:p>
          </table:table-cell>
          <table:table-cell table:number-columns-repeated="16361"/>
        </table:table-row>
        <table:table-row table:style-name="ro1">
          <table:table-cell office:value-type="float" office:value="6.6332149999999999" table:style-name="ce1">
            <text:p>6.633215</text:p>
            <draw:frame xmlns:presentation="urn:oasis:names:tc:opendocument:xmlns:presentation:1.0" draw:z-index="3" draw:id="id6" draw:style-name="a6" draw:name="Chart 3" svg:x="0.07292in" svg:y="0.08333in" svg:width="8.35417in" svg:height="3.51042in" style:rel-width="scale" style:rel-height="scale">
              <draw:object xlink:href="Object 7/" xlink:type="simple" xlink:show="embed" xlink:actuate="onLoad"/>
              <svg:desc/>
            </draw:frame>
          </table:table-cell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0.1964574" table:style-name="ce1">
            <text:p>0.1964574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0.45614177" table:style-name="ce1">
            <text:p>0.45614177</text:p>
          </table:table-cell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5.4823021999999999E-2" table:style-name="ce1">
            <text:p>0.0548230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.7022176" table:style-name="ce1">
            <text:p>6.7022176</text:p>
            <draw:frame xmlns:presentation="urn:oasis:names:tc:opendocument:xmlns:presentation:1.0" draw:z-index="4" draw:id="id7" draw:style-name="a7" draw:name="Chart 4" svg:x="0.53125in" svg:y="0.09375in" svg:width="8.35417in" svg:height="3.51042in" style:rel-width="scale" style:rel-height="scale">
              <draw:object xlink:href="Object 8/" xlink:type="simple" xlink:show="embed" xlink:actuate="onLoad"/>
              <svg:desc/>
            </draw:frame>
          </table:table-cell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0.26583242000000001" table:style-name="ce1">
            <text:p>0.26583242</text:p>
          </table:table-cell>
          <table:table-cell office:value-type="float" office:value="311" table:style-name="ce1">
            <text:p>311</text:p>
          </table:table-cell>
          <table:table-cell table:style-name="ce1"/>
          <table:table-cell office:value-type="float" office:value="0.4271451" table:style-name="ce1">
            <text:p>0.4271451</text:p>
          </table:table-cell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3.3470819999999998E-2" table:style-name="ce1">
            <text:p>0.03347082</text:p>
          </table:table-cell>
          <table:table-cell office:value-type="float" office:value="6" table:style-name="ce1">
            <text:p>6</text:p>
          </table:table-cell>
          <table:table-cell table:number-columns-repeated="16361"/>
        </table:table-row>
        <table:table-row table:style-name="ro1">
          <table:table-cell office:value-type="float" office:value="7.0477910000000001" table:style-name="ce1">
            <text:p>7.047791</text:p>
          </table:table-cell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0.20873599000000001" table:style-name="ce1">
            <text:p>0.20873599</text:p>
          </table:table-cell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0.48465064000000002" table:style-name="ce1">
            <text:p>0.48465064</text:p>
          </table:table-cell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5.8249462000000002E-2" table:style-name="ce1">
            <text:p>0.0582494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.1211060000000002" table:style-name="ce1">
            <text:p>7.121106</text:p>
          </table:table-cell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0.28244694999999997" table:style-name="ce1">
            <text:p>0.28244695</text:p>
          </table:table-cell>
          <table:table-cell office:value-type="float" office:value="305" table:style-name="ce1">
            <text:p>305</text:p>
          </table:table-cell>
          <table:table-cell table:style-name="ce1"/>
          <table:table-cell office:value-type="float" office:value="0.45384165999999998" table:style-name="ce1">
            <text:p>0.45384166</text:p>
          </table:table-cell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3.5562745999999999E-2" table:style-name="ce1">
            <text:p>0.035562746</text:p>
          </table:table-cell>
          <table:table-cell office:value-type="float" office:value="2" table:style-name="ce1">
            <text:p>2</text:p>
          </table:table-cell>
          <table:table-cell table:number-columns-repeated="16361"/>
        </table:table-row>
        <table:table-row table:style-name="ro1">
          <table:table-cell office:value-type="float" office:value="7.4623670000000004" table:style-name="ce1">
            <text:p>7.462367</text:p>
          </table:table-cell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0.22101456999999999" table:style-name="ce1">
            <text:p>0.22101457</text:p>
          </table:table-cell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0.51315949999999999" table:style-name="ce1">
            <text:p>0.5131595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6.1675899999999999E-2" table:style-name="ce1">
            <text:p>0.061675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.5399947000000003" table:style-name="ce1">
            <text:p>7.5399947</text:p>
          </table:table-cell>
          <table:table-cell office:value-type="float" office:value="210" table:style-name="ce1">
            <text:p>210</text:p>
          </table:table-cell>
          <table:table-cell table:style-name="ce1"/>
          <table:table-cell office:value-type="float" office:value="0.29906147999999999" table:style-name="ce1">
            <text:p>0.29906148</text:p>
          </table:table-cell>
          <table:table-cell office:value-type="float" office:value="271" table:style-name="ce1">
            <text:p>271</text:p>
          </table:table-cell>
          <table:table-cell table:style-name="ce1"/>
          <table:table-cell office:value-type="float" office:value="0.48053822000000002" table:style-name="ce1">
            <text:p>0.48053822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3.7654670000000001E-2" table:style-name="ce1">
            <text:p>0.03765467</text:p>
          </table:table-cell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7.8769425999999996" table:style-name="ce1">
            <text:p>7.8769426</text:p>
          </table:table-cell>
          <table:table-cell office:value-type="float" office:value="234" table:style-name="ce1">
            <text:p>234</text:p>
          </table:table-cell>
          <table:table-cell table:style-name="ce1"/>
          <table:table-cell office:value-type="float" office:value="0.23329316" table:style-name="ce1">
            <text:p>0.23329316</text:p>
          </table:table-cell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0.54166835999999996" table:style-name="ce1">
            <text:p>0.54166836</text:p>
          </table:table-cell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6.5102339999999995E-2" table:style-name="ce1">
            <text:p>0.0651023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.9588833000000001" table:style-name="ce1">
            <text:p>7.9588833</text:p>
          </table:table-cell>
          <table:table-cell office:value-type="float" office:value="211" table:style-name="ce1">
            <text:p>211</text:p>
          </table:table-cell>
          <table:table-cell table:style-name="ce1"/>
          <table:table-cell office:value-type="float" office:value="0.31567600000000001" table:style-name="ce1">
            <text:p>0.315676</text:p>
          </table:table-cell>
          <table:table-cell office:value-type="float" office:value="239" table:style-name="ce1">
            <text:p>239</text:p>
          </table:table-cell>
          <table:table-cell table:style-name="ce1"/>
          <table:table-cell office:value-type="float" office:value="0.50723479999999999" table:style-name="ce1">
            <text:p>0.5072348</text:p>
          </table:table-cell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3.97466E-2" table:style-name="ce1">
            <text:p>0.0397466</text:p>
          </table:table-cell>
          <table:table-cell office:value-type="float" office:value="4" table:style-name="ce1">
            <text:p>4</text:p>
          </table:table-cell>
          <table:table-cell table:number-columns-repeated="16361"/>
        </table:table-row>
        <table:table-row table:style-name="ro1">
          <table:table-cell office:value-type="float" office:value="8.2915189999999992" table:style-name="ce1">
            <text:p>8.291519</text:p>
          </table:table-cell>
          <table:table-cell office:value-type="float" office:value="214" table:style-name="ce1">
            <text:p>214</text:p>
          </table:table-cell>
          <table:table-cell table:style-name="ce1"/>
          <table:table-cell office:value-type="float" office:value="0.24557175000000001" table:style-name="ce1">
            <text:p>0.24557175</text:p>
          </table:table-cell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0.57017720000000005" table:style-name="ce1">
            <text:p>0.5701772</text:p>
          </table:table-cell>
          <table:table-cell office:value-type="float" office:value="214" table:style-name="ce1">
            <text:p>214</text:p>
          </table:table-cell>
          <table:table-cell table:style-name="ce1"/>
          <table:table-cell office:value-type="float" office:value="6.8528779999999997E-2" table:style-name="ce1">
            <text:p>0.0685287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.3777720000000002" table:style-name="ce1">
            <text:p>8.377772</text:p>
          </table:table-cell>
          <table:table-cell office:value-type="float" office:value="216" table:style-name="ce1">
            <text:p>216</text:p>
          </table:table-cell>
          <table:table-cell table:style-name="ce1"/>
          <table:table-cell office:value-type="float" office:value="0.33229052999999997" table:style-name="ce1">
            <text:p>0.33229053</text:p>
          </table:table-cell>
          <table:table-cell office:value-type="float" office:value="212" table:style-name="ce1">
            <text:p>212</text:p>
          </table:table-cell>
          <table:table-cell table:style-name="ce1"/>
          <table:table-cell office:value-type="float" office:value="0.53393139999999994" table:style-name="ce1">
            <text:p>0.5339314</text:p>
          </table:table-cell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4.1838527E-2" table:style-name="ce1">
            <text:p>0.041838527</text:p>
          </table:table-cell>
          <table:table-cell office:value-type="float" office:value="5" table:style-name="ce1">
            <text:p>5</text:p>
          </table:table-cell>
          <table:table-cell table:number-columns-repeated="16361"/>
        </table:table-row>
        <table:table-row table:style-name="ro1">
          <table:table-cell office:value-type="float" office:value="8.7060949999999995" table:style-name="ce1">
            <text:p>8.706095</text:p>
          </table:table-cell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0.25785035000000001" table:style-name="ce1">
            <text:p>0.25785035</text:p>
          </table:table-cell>
          <table:table-cell office:value-type="float" office:value="144" table:style-name="ce1">
            <text:p>144</text:p>
          </table:table-cell>
          <table:table-cell table:style-name="ce1"/>
          <table:table-cell office:value-type="float" office:value="0.5986861" table:style-name="ce1">
            <text:p>0.5986861</text:p>
          </table:table-cell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7.195522E-2" table:style-name="ce1">
            <text:p>0.071955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.7966599999999993" table:style-name="ce1">
            <text:p>8.79666</text:p>
          </table:table-cell>
          <table:table-cell office:value-type="float" office:value="216" table:style-name="ce1">
            <text:p>216</text:p>
          </table:table-cell>
          <table:table-cell table:style-name="ce1"/>
          <table:table-cell office:value-type="float" office:value="0.34890505999999999" table:style-name="ce1">
            <text:p>0.34890506</text:p>
          </table:table-cell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0.56062794000000005" table:style-name="ce1">
            <text:p>0.56062794</text:p>
          </table:table-cell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4.3930452000000002E-2" table:style-name="ce1">
            <text:p>0.043930452</text:p>
          </table:table-cell>
          <table:table-cell office:value-type="float" office:value="8" table:style-name="ce1">
            <text:p>8</text:p>
          </table:table-cell>
          <table:table-cell table:number-columns-repeated="16361"/>
        </table:table-row>
        <table:table-row table:style-name="ro1">
          <table:table-cell office:value-type="float" office:value="9.1206700000000005" table:style-name="ce1">
            <text:p>9.12067</text:p>
          </table:table-cell>
          <table:table-cell office:value-type="float" office:value="213" table:style-name="ce1">
            <text:p>213</text:p>
          </table:table-cell>
          <table:table-cell table:style-name="ce1"/>
          <table:table-cell office:value-type="float" office:value="0.27012893999999998" table:style-name="ce1">
            <text:p>0.27012894</text:p>
          </table:table-cell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0.62719493999999998" table:style-name="ce1">
            <text:p>0.62719494</text:p>
          </table:table-cell>
          <table:table-cell office:value-type="float" office:value="227" table:style-name="ce1">
            <text:p>227</text:p>
          </table:table-cell>
          <table:table-cell table:style-name="ce1"/>
          <table:table-cell office:value-type="float" office:value="7.5381660000000003E-2" table:style-name="ce1">
            <text:p>0.075381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.2155489999999993" table:style-name="ce1">
            <text:p>9.215549</text:p>
          </table:table-cell>
          <table:table-cell office:value-type="float" office:value="206" table:style-name="ce1">
            <text:p>206</text:p>
          </table:table-cell>
          <table:table-cell table:style-name="ce1"/>
          <table:table-cell office:value-type="float" office:value="0.36551958000000001" table:style-name="ce1">
            <text:p>0.36551958</text:p>
          </table:table-cell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0.58732450000000003" table:style-name="ce1">
            <text:p>0.5873245</text:p>
          </table:table-cell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4.6022378000000003E-2" table:style-name="ce1">
            <text:p>0.046022378</text:p>
          </table:table-cell>
          <table:table-cell office:value-type="float" office:value="5" table:style-name="ce1">
            <text:p>5</text:p>
          </table:table-cell>
          <table:table-cell table:number-columns-repeated="16361"/>
        </table:table-row>
        <table:table-row table:style-name="ro1">
          <table:table-cell office:value-type="float" office:value="9.535247" table:style-name="ce1">
            <text:p>9.535247</text:p>
          </table:table-cell>
          <table:table-cell office:value-type="float" office:value="226" table:style-name="ce1">
            <text:p>226</text:p>
          </table:table-cell>
          <table:table-cell table:style-name="ce1"/>
          <table:table-cell office:value-type="float" office:value="0.28240752000000002" table:style-name="ce1">
            <text:p>0.28240752</text:p>
          </table:table-cell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0.65570379999999995" table:style-name="ce1">
            <text:p>0.6557038</text:p>
          </table:table-cell>
          <table:table-cell office:value-type="float" office:value="209" table:style-name="ce1">
            <text:p>209</text:p>
          </table:table-cell>
          <table:table-cell table:style-name="ce1"/>
          <table:table-cell office:value-type="float" office:value="7.8808089999999997E-2" table:style-name="ce1">
            <text:p>0.0788080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.6344379999999994" table:style-name="ce1">
            <text:p>9.634438</text:p>
          </table:table-cell>
          <table:table-cell office:value-type="float" office:value="212" table:style-name="ce1">
            <text:p>212</text:p>
          </table:table-cell>
          <table:table-cell table:style-name="ce1"/>
          <table:table-cell office:value-type="float" office:value="0.38213409999999998" table:style-name="ce1">
            <text:p>0.3821341</text:p>
          </table:table-cell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0.61402106000000001" table:style-name="ce1">
            <text:p>0.61402106</text:p>
          </table:table-cell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4.8114302999999997E-2" table:style-name="ce1">
            <text:p>0.048114303</text:p>
          </table:table-cell>
          <table:table-cell office:value-type="float" office:value="2" table:style-name="ce1">
            <text:p>2</text:p>
          </table:table-cell>
          <table:table-cell table:number-columns-repeated="16361"/>
        </table:table-row>
        <table:table-row table:style-name="ro1">
          <table:table-cell office:value-type="float" office:value="9.9498219999999993" table:style-name="ce1">
            <text:p>9.949822</text:p>
          </table:table-cell>
          <table:table-cell office:value-type="float" office:value="217" table:style-name="ce1">
            <text:p>217</text:p>
          </table:table-cell>
          <table:table-cell table:style-name="ce1"/>
          <table:table-cell office:value-type="float" office:value="0.29468610000000001" table:style-name="ce1">
            <text:p>0.2946861</text:p>
          </table:table-cell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0.68421270000000001" table:style-name="ce1">
            <text:p>0.6842127</text:p>
          </table:table-cell>
          <table:table-cell office:value-type="float" office:value="228" table:style-name="ce1">
            <text:p>228</text:p>
          </table:table-cell>
          <table:table-cell table:style-name="ce1"/>
          <table:table-cell office:value-type="float" office:value="8.223453E-2" table:style-name="ce1">
            <text:p>0.0822345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.053326999999999" table:style-name="ce1">
            <text:p>10.053327</text:p>
          </table:table-cell>
          <table:table-cell office:value-type="float" office:value="209" table:style-name="ce1">
            <text:p>209</text:p>
          </table:table-cell>
          <table:table-cell table:style-name="ce1"/>
          <table:table-cell office:value-type="float" office:value="0.39874863999999999" table:style-name="ce1">
            <text:p>0.39874864</text:p>
          </table:table-cell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0.6407176" table:style-name="ce1">
            <text:p>0.6407176</text:p>
          </table:table-cell>
          <table:table-cell office:value-type="float" office:value="234" table:style-name="ce1">
            <text:p>234</text:p>
          </table:table-cell>
          <table:table-cell table:style-name="ce1"/>
          <table:table-cell office:value-type="float" office:value="5.0206229999999998E-2" table:style-name="ce1">
            <text:p>0.05020623</text:p>
          </table:table-cell>
          <table:table-cell office:value-type="float" office:value="6" table:style-name="ce1">
            <text:p>6</text:p>
          </table:table-cell>
          <table:table-cell table:number-columns-repeated="16361"/>
        </table:table-row>
        <table:table-row table:style-name="ro1">
          <table:table-cell office:value-type="float" office:value="10.364398" table:style-name="ce1">
            <text:p>10.364398</text:p>
          </table:table-cell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0.30696469999999998" table:style-name="ce1">
            <text:p>0.3069647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0.71272150000000001" table:style-name="ce1">
            <text:p>0.7127215</text:p>
          </table:table-cell>
          <table:table-cell office:value-type="float" office:value="219" table:style-name="ce1">
            <text:p>219</text:p>
          </table:table-cell>
          <table:table-cell table:style-name="ce1"/>
          <table:table-cell office:value-type="float" office:value="8.5660970000000003E-2" table:style-name="ce1">
            <text:p>0.0856609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.472215" table:style-name="ce1">
            <text:p>10.472215</text:p>
          </table:table-cell>
          <table:table-cell office:value-type="float" office:value="207" table:style-name="ce1">
            <text:p>207</text:p>
          </table:table-cell>
          <table:table-cell table:style-name="ce1"/>
          <table:table-cell office:value-type="float" office:value="0.41536316000000001" table:style-name="ce1">
            <text:p>0.41536316</text:p>
          </table:table-cell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0.66741419999999996" table:style-name="ce1">
            <text:p>0.6674142</text:p>
          </table:table-cell>
          <table:table-cell office:value-type="float" office:value="209" table:style-name="ce1">
            <text:p>209</text:p>
          </table:table-cell>
          <table:table-cell table:style-name="ce1"/>
          <table:table-cell office:value-type="float" office:value="5.2298160000000003E-2" table:style-name="ce1">
            <text:p>0.05229816</text:p>
          </table:table-cell>
          <table:table-cell office:value-type="float" office:value="7" table:style-name="ce1">
            <text:p>7</text:p>
          </table:table-cell>
          <table:table-cell table:number-columns-repeated="16361"/>
        </table:table-row>
        <table:table-row table:style-name="ro1">
          <table:table-cell office:value-type="float" office:value="10.778975000000001" table:style-name="ce1">
            <text:p>10.778975</text:p>
          </table:table-cell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0.31924328000000002" table:style-name="ce1">
            <text:p>0.31924328</text:p>
          </table:table-cell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0.74123037000000003" table:style-name="ce1">
            <text:p>0.74123037</text:p>
          </table:table-cell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8.9087410000000006E-2" table:style-name="ce1">
            <text:p>0.0890874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.891104" table:style-name="ce1">
            <text:p>10.891104</text:p>
          </table:table-cell>
          <table:table-cell office:value-type="float" office:value="227" table:style-name="ce1">
            <text:p>227</text:p>
          </table:table-cell>
          <table:table-cell table:style-name="ce1"/>
          <table:table-cell office:value-type="float" office:value="0.43197770000000002" table:style-name="ce1">
            <text:p>0.4319777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0.69411075" table:style-name="ce1">
            <text:p>0.69411075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5.4390083999999998E-2" table:style-name="ce1">
            <text:p>0.054390084</text:p>
          </table:table-cell>
          <table:table-cell office:value-type="float" office:value="4" table:style-name="ce1">
            <text:p>4</text:p>
          </table:table-cell>
          <table:table-cell table:number-columns-repeated="16361"/>
        </table:table-row>
        <table:table-row table:style-name="ro1">
          <table:table-cell office:value-type="float" office:value="11.19355" table:style-name="ce1">
            <text:p>11.19355</text:p>
          </table:table-cell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0.33152187" table:style-name="ce1">
            <text:p>0.33152187</text:p>
          </table:table-cell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0.76973919999999996" table:style-name="ce1">
            <text:p>0.7697392</text:p>
          </table:table-cell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9.2513849999999995E-2" table:style-name="ce1">
            <text:p>0.0925138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1.309991999999999" table:style-name="ce1">
            <text:p>11.309992</text:p>
          </table:table-cell>
          <table:table-cell office:value-type="float" office:value="213" table:style-name="ce1">
            <text:p>213</text:p>
          </table:table-cell>
          <table:table-cell table:style-name="ce1"/>
          <table:table-cell office:value-type="float" office:value="0.44859221999999999" table:style-name="ce1">
            <text:p>0.44859222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0.72080739999999999" table:style-name="ce1">
            <text:p>0.7208074</text:p>
          </table:table-cell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5.6482009999999999E-2" table:style-name="ce1">
            <text:p>0.05648201</text:p>
          </table:table-cell>
          <table:table-cell office:value-type="float" office:value="9" table:style-name="ce1">
            <text:p>9</text:p>
          </table:table-cell>
          <table:table-cell table:number-columns-repeated="16361"/>
        </table:table-row>
        <table:table-row table:style-name="ro1">
          <table:table-cell office:value-type="float" office:value="11.608126" table:style-name="ce1">
            <text:p>11.608126</text:p>
          </table:table-cell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0.34380045999999997" table:style-name="ce1">
            <text:p>0.34380046</text:p>
          </table:table-cell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0.79824810000000002" table:style-name="ce1">
            <text:p>0.7982481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office:value-type="float" office:value="9.5940289999999998E-2" table:style-name="ce1">
            <text:p>0.0959402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1.728880999999999" table:style-name="ce1">
            <text:p>11.728881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0.46520674000000001" table:style-name="ce1">
            <text:p>0.46520674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0.74750393999999998" table:style-name="ce1">
            <text:p>0.74750394</text:p>
          </table:table-cell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5.8573935000000001E-2" table:style-name="ce1">
            <text:p>0.058573935</text:p>
          </table:table-cell>
          <table:table-cell office:value-type="float" office:value="11" table:style-name="ce1">
            <text:p>11</text:p>
          </table:table-cell>
          <table:table-cell table:number-columns-repeated="16361"/>
        </table:table-row>
        <table:table-row table:style-name="ro1">
          <table:table-cell office:value-type="float" office:value="12.022702000000001" table:style-name="ce1">
            <text:p>12.022702</text:p>
          </table:table-cell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0.35607904000000001" table:style-name="ce1">
            <text:p>0.35607904</text:p>
          </table:table-cell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0.82675695000000005" table:style-name="ce1">
            <text:p>0.82675695</text:p>
          </table:table-cell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9.9366724000000003E-2" table:style-name="ce1">
            <text:p>0.09936672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2.147769" table:style-name="ce1">
            <text:p>12.147769</text:p>
          </table:table-cell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0.48182127000000002" table:style-name="ce1">
            <text:p>0.48182127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0.77420049999999996" table:style-name="ce1">
            <text:p>0.7742005</text:p>
          </table:table-cell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6.0665860000000002E-2" table:style-name="ce1">
            <text:p>0.06066586</text:p>
          </table:table-cell>
          <table:table-cell office:value-type="float" office:value="7" table:style-name="ce1">
            <text:p>7</text:p>
          </table:table-cell>
          <table:table-cell table:number-columns-repeated="16361"/>
        </table:table-row>
        <table:table-row table:style-name="ro1">
          <table:table-cell office:value-type="float" office:value="12.437277999999999" table:style-name="ce1">
            <text:p>12.437278</text:p>
          </table:table-cell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0.36835762999999999" table:style-name="ce1">
            <text:p>0.36835763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0.85526579999999996" table:style-name="ce1">
            <text:p>0.85526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0.10279316500000001" table:style-name="ce1">
            <text:p>0.10279316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2.566658" table:style-name="ce1">
            <text:p>12.566658</text:p>
          </table:table-cell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0.49843579999999998" table:style-name="ce1">
            <text:p>0.4984358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0.80089706000000005" table:style-name="ce1">
            <text:p>0.80089706</text:p>
          </table:table-cell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6.2757789999999994E-2" table:style-name="ce1">
            <text:p>0.06275779</text:p>
          </table:table-cell>
          <table:table-cell office:value-type="float" office:value="13" table:style-name="ce1">
            <text:p>13</text:p>
          </table:table-cell>
          <table:table-cell table:number-columns-repeated="16361"/>
        </table:table-row>
        <table:table-row table:style-name="ro1">
          <table:table-cell office:value-type="float" office:value="12.851853999999999" table:style-name="ce1">
            <text:p>12.851854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0.38063622000000003" table:style-name="ce1">
            <text:p>0.38063622</text:p>
          </table:table-cell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0.88377470000000002" table:style-name="ce1">
            <text:p>0.8837747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0.10621960499999999" table:style-name="ce1">
            <text:p>0.10621960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2.985545999999999" table:style-name="ce1">
            <text:p>12.985546</text:p>
          </table:table-cell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0.51505029999999996" table:style-name="ce1">
            <text:p>0.5150503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0.82759360000000004" table:style-name="ce1">
            <text:p>0.8275936</text:p>
          </table:table-cell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6.4849710000000005E-2" table:style-name="ce1">
            <text:p>0.06484971</text:p>
          </table:table-cell>
          <table:table-cell office:value-type="float" office:value="9" table:style-name="ce1">
            <text:p>9</text:p>
          </table:table-cell>
          <table:table-cell table:number-columns-repeated="16361"/>
        </table:table-row>
        <table:table-row table:style-name="ro1">
          <table:table-cell office:value-type="float" office:value="13.26643" table:style-name="ce1">
            <text:p>13.26643</text:p>
          </table:table-cell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0.39291480000000001" table:style-name="ce1">
            <text:p>0.3929148</text:p>
          </table:table-cell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0.91228354" table:style-name="ce1">
            <text:p>0.91228354</text:p>
          </table:table-cell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0.109646045" table:style-name="ce1">
            <text:p>0.10964604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3.404434999999999" table:style-name="ce1">
            <text:p>13.404435</text:p>
          </table:table-cell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0.53166484999999997" table:style-name="ce1">
            <text:p>0.53166485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0.8542902" table:style-name="ce1">
            <text:p>0.8542902</text:p>
          </table:table-cell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6.6941639999999997E-2" table:style-name="ce1">
            <text:p>0.06694164</text:p>
          </table:table-cell>
          <table:table-cell office:value-type="float" office:value="8" table:style-name="ce1">
            <text:p>8</text:p>
          </table:table-cell>
          <table:table-cell table:number-columns-repeated="16361"/>
        </table:table-row>
        <table:table-row table:style-name="ro1">
          <table:table-cell office:value-type="float" office:value="13.681005499999999" table:style-name="ce1">
            <text:p>13.6810055</text:p>
          </table:table-cell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0.40519339999999998" table:style-name="ce1">
            <text:p>0.4051934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0.94079239999999997" table:style-name="ce1">
            <text:p>0.9407924</text:p>
          </table:table-cell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0.113072485" table:style-name="ce1">
            <text:p>0.11307248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3.823324" table:style-name="ce1">
            <text:p>13.823324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0.54827939999999997" table:style-name="ce1">
            <text:p>0.5482794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.88098675000000004" table:style-name="ce1">
            <text:p>0.88098675</text:p>
          </table:table-cell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6.9033570000000002E-2" table:style-name="ce1">
            <text:p>0.06903357</text:p>
          </table:table-cell>
          <table:table-cell office:value-type="float" office:value="16" table:style-name="ce1">
            <text:p>16</text:p>
          </table:table-cell>
          <table:table-cell table:number-columns-repeated="16361"/>
        </table:table-row>
        <table:table-row table:style-name="ro1">
          <table:table-cell office:value-type="float" office:value="14.095582" table:style-name="ce1">
            <text:p>14.095582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0.41747198000000002" table:style-name="ce1">
            <text:p>0.41747198</text:p>
          </table:table-cell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0.96930130000000003" table:style-name="ce1">
            <text:p>0.9693013</text:p>
          </table:table-cell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0.116498925" table:style-name="ce1">
            <text:p>0.11649892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4.242212" table:style-name="ce1">
            <text:p>14.242212</text:p>
          </table:table-cell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0.56489389999999995" table:style-name="ce1">
            <text:p>0.5648939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0.90768329999999997" table:style-name="ce1">
            <text:p>0.9076833</text:p>
          </table:table-cell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7.112549E-2" table:style-name="ce1">
            <text:p>0.07112549</text:p>
          </table:table-cell>
          <table:table-cell office:value-type="float" office:value="11" table:style-name="ce1">
            <text:p>11</text:p>
          </table:table-cell>
          <table:table-cell table:number-columns-repeated="16361"/>
        </table:table-row>
        <table:table-row table:style-name="ro1">
          <table:table-cell office:value-type="float" office:value="14.510158000000001" table:style-name="ce1">
            <text:p>14.510158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0.42975056" table:style-name="ce1">
            <text:p>0.42975056</text:p>
          </table:table-cell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0.99781010000000003" table:style-name="ce1">
            <text:p>0.9978101</text:p>
          </table:table-cell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0.11992536500000001" table:style-name="ce1">
            <text:p>0.11992536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4.661101" table:style-name="ce1">
            <text:p>14.661101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0.58150840000000004" table:style-name="ce1">
            <text:p>0.5815084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0.93437990000000004" table:style-name="ce1">
            <text:p>0.9343799</text:p>
          </table:table-cell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7.3217420000000005E-2" table:style-name="ce1">
            <text:p>0.07321742</text:p>
          </table:table-cell>
          <table:table-cell office:value-type="float" office:value="18" table:style-name="ce1">
            <text:p>18</text:p>
          </table:table-cell>
          <table:table-cell table:number-columns-repeated="16361"/>
        </table:table-row>
        <table:table-row table:style-name="ro1">
          <table:table-cell office:value-type="float" office:value="14.924734000000001" table:style-name="ce1">
            <text:p>14.924734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0.44202914999999998" table:style-name="ce1">
            <text:p>0.44202915</text:p>
          </table:table-cell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1.026319" table:style-name="ce1">
            <text:p>1.026319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0.1233518" table:style-name="ce1">
            <text:p>0.123351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5.079988999999999" table:style-name="ce1">
            <text:p>15.079989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0.59812295000000004" table:style-name="ce1">
            <text:p>0.5981229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0.96107644000000003" table:style-name="ce1">
            <text:p>0.96107644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7.5309340000000002E-2" table:style-name="ce1">
            <text:p>0.07530934</text:p>
          </table:table-cell>
          <table:table-cell office:value-type="float" office:value="15" table:style-name="ce1">
            <text:p>15</text:p>
          </table:table-cell>
          <table:table-cell table:number-columns-repeated="16361"/>
        </table:table-row>
        <table:table-row table:style-name="ro1">
          <table:table-cell office:value-type="float" office:value="15.339309999999999" table:style-name="ce1">
            <text:p>15.33931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0.45430773000000002" table:style-name="ce1">
            <text:p>0.45430773</text:p>
          </table:table-cell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1.0548278" table:style-name="ce1">
            <text:p>1.0548278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0.12677823999999999" table:style-name="ce1">
            <text:p>0.12677824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5.4988785" table:style-name="ce1">
            <text:p>15.498878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0.61473750000000005" table:style-name="ce1">
            <text:p>0.614737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0.98777300000000001" table:style-name="ce1">
            <text:p>0.987773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7.7401269999999994E-2" table:style-name="ce1">
            <text:p>0.07740127</text:p>
          </table:table-cell>
          <table:table-cell office:value-type="float" office:value="16" table:style-name="ce1">
            <text:p>16</text:p>
          </table:table-cell>
          <table:table-cell table:number-columns-repeated="16361"/>
        </table:table-row>
        <table:table-row table:style-name="ro1">
          <table:table-cell office:value-type="float" office:value="15.753885" table:style-name="ce1">
            <text:p>15.75388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0.46658632" table:style-name="ce1">
            <text:p>0.46658632</text:p>
          </table:table-cell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1.0833367" table:style-name="ce1">
            <text:p>1.0833367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0.13020467999999999" table:style-name="ce1">
            <text:p>0.13020468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5.917767" table:style-name="ce1">
            <text:p>15.917767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0.63135200000000002" table:style-name="ce1">
            <text:p>0.631352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.0144696" table:style-name="ce1">
            <text:p>1.0144696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7.94932E-2" table:style-name="ce1">
            <text:p>0.0794932</text:p>
          </table:table-cell>
          <table:table-cell office:value-type="float" office:value="14" table:style-name="ce1">
            <text:p>14</text:p>
          </table:table-cell>
          <table:table-cell table:number-columns-repeated="16361"/>
        </table:table-row>
        <table:table-row table:style-name="ro1">
          <table:table-cell office:value-type="float" office:value="16.16846" table:style-name="ce1">
            <text:p>16.16846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0.47886489999999998" table:style-name="ce1">
            <text:p>0.4788649</text:p>
          </table:table-cell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1.1118456000000001" table:style-name="ce1">
            <text:p>1.1118456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0.13363111" table:style-name="ce1">
            <text:p>0.1336311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6.336655" table:style-name="ce1">
            <text:p>16.336655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0.6479665" table:style-name="ce1">
            <text:p>0.647966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.0411661999999999" table:style-name="ce1">
            <text:p>1.0411662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8.1585123999999995E-2" table:style-name="ce1">
            <text:p>0.081585124</text:p>
          </table:table-cell>
          <table:table-cell office:value-type="float" office:value="14" table:style-name="ce1">
            <text:p>14</text:p>
          </table:table-cell>
          <table:table-cell table:number-columns-repeated="16361"/>
        </table:table-row>
        <table:table-row table:style-name="ro1">
          <table:table-cell office:value-type="float" office:value="16.583037999999998" table:style-name="ce1">
            <text:p>16.583038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0.49114350000000001" table:style-name="ce1">
            <text:p>0.491143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.1403544000000001" table:style-name="ce1">
            <text:p>1.1403544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0.13705755999999999" table:style-name="ce1">
            <text:p>0.1370575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6.755545000000001" table:style-name="ce1">
            <text:p>16.755545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0.66458105999999995" table:style-name="ce1">
            <text:p>0.66458106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.0678627000000001" table:style-name="ce1">
            <text:p>1.0678627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8.3677050000000003E-2" table:style-name="ce1">
            <text:p>0.08367705</text:p>
          </table:table-cell>
          <table:table-cell office:value-type="float" office:value="15" table:style-name="ce1">
            <text:p>15</text:p>
          </table:table-cell>
          <table:table-cell table:number-columns-repeated="16361"/>
        </table:table-row>
        <table:table-row table:style-name="ro1">
          <table:table-cell office:value-type="float" office:value="16.997613999999999" table:style-name="ce1">
            <text:p>16.997614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0.50342209999999998" table:style-name="ce1">
            <text:p>0.5034221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1.1688632999999999" table:style-name="ce1">
            <text:p>1.1688633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0.14048399" table:style-name="ce1">
            <text:p>0.14048399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7.174433000000001" table:style-name="ce1">
            <text:p>17.174433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0.68119560000000001" table:style-name="ce1">
            <text:p>0.6811956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.0945593" table:style-name="ce1">
            <text:p>1.0945593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8.5768974999999997E-2" table:style-name="ce1">
            <text:p>0.085768975</text:p>
          </table:table-cell>
          <table:table-cell office:value-type="float" office:value="25" table:style-name="ce1">
            <text:p>25</text:p>
          </table:table-cell>
          <table:table-cell table:number-columns-repeated="16361"/>
        </table:table-row>
        <table:table-row table:style-name="ro1">
          <table:table-cell office:value-type="float" office:value="17.412189999999999" table:style-name="ce1">
            <text:p>17.41219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0.51570070000000001" table:style-name="ce1">
            <text:p>0.5157007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.1973722" table:style-name="ce1">
            <text:p>1.1973722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0.14391044" table:style-name="ce1">
            <text:p>0.14391044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7.593319999999999" table:style-name="ce1">
            <text:p>17.59332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0.69781009999999999" table:style-name="ce1">
            <text:p>0.697810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.1212559" table:style-name="ce1">
            <text:p>1.1212559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8.7860905000000003E-2" table:style-name="ce1">
            <text:p>0.087860905</text:p>
          </table:table-cell>
          <table:table-cell office:value-type="float" office:value="29" table:style-name="ce1">
            <text:p>29</text:p>
          </table:table-cell>
          <table:table-cell table:number-columns-repeated="16361"/>
        </table:table-row>
        <table:table-row table:style-name="ro1">
          <table:table-cell office:value-type="float" office:value="17.826765000000002" table:style-name="ce1">
            <text:p>17.8267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0.52797925000000001" table:style-name="ce1">
            <text:p>0.52797925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.225881" table:style-name="ce1">
            <text:p>1.225881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0.14733687000000001" table:style-name="ce1">
            <text:p>0.14733687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8.012208999999999" table:style-name="ce1">
            <text:p>18.01220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.71442459999999997" table:style-name="ce1">
            <text:p>0.714424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.1479524000000001" table:style-name="ce1">
            <text:p>1.1479524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8.9952833999999995E-2" table:style-name="ce1">
            <text:p>0.089952834</text:p>
          </table:table-cell>
          <table:table-cell office:value-type="float" office:value="24" table:style-name="ce1">
            <text:p>24</text:p>
          </table:table-cell>
          <table:table-cell table:number-columns-repeated="16361"/>
        </table:table-row>
        <table:table-row table:style-name="ro1">
          <table:table-cell office:value-type="float" office:value="18.241340000000001" table:style-name="ce1">
            <text:p>18.24134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0.54025789999999996" table:style-name="ce1">
            <text:p>0.5402579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.2543899000000001" table:style-name="ce1">
            <text:p>1.2543899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.15076332000000001" table:style-name="ce1">
            <text:p>0.15076332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8.431099" table:style-name="ce1">
            <text:p>18.431099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0.73103916999999996" table:style-name="ce1">
            <text:p>0.73103917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.1746490000000001" table:style-name="ce1">
            <text:p>1.174649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9.2044756000000005E-2" table:style-name="ce1">
            <text:p>0.092044756</text:p>
          </table:table-cell>
          <table:table-cell office:value-type="float" office:value="21" table:style-name="ce1">
            <text:p>21</text:p>
          </table:table-cell>
          <table:table-cell table:number-columns-repeated="16361"/>
        </table:table-row>
        <table:table-row table:style-name="ro1">
          <table:table-cell office:value-type="float" office:value="18.655916000000001" table:style-name="ce1">
            <text:p>18.655916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0.55253640000000004" table:style-name="ce1">
            <text:p>0.5525364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.2828987999999999" table:style-name="ce1">
            <text:p>1.2828988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0.15418974999999999" table:style-name="ce1">
            <text:p>0.15418975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8.849986999999999" table:style-name="ce1">
            <text:p>18.849987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0.74765369999999998" table:style-name="ce1">
            <text:p>0.747653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.2013456" table:style-name="ce1">
            <text:p>1.2013456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9.4136684999999998E-2" table:style-name="ce1">
            <text:p>0.094136685</text:p>
          </table:table-cell>
          <table:table-cell office:value-type="float" office:value="39" table:style-name="ce1">
            <text:p>39</text:p>
          </table:table-cell>
          <table:table-cell table:number-columns-repeated="16361"/>
        </table:table-row>
        <table:table-row table:style-name="ro1">
          <table:table-cell office:value-type="float" office:value="19.070494" table:style-name="ce1">
            <text:p>19.070494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.56481504000000005" table:style-name="ce1">
            <text:p>0.56481504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1.3114075999999999" table:style-name="ce1">
            <text:p>1.3114076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0.15761617999999999" table:style-name="ce1">
            <text:p>0.15761618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9.268875000000001" table:style-name="ce1">
            <text:p>19.268875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0.76426819999999995" table:style-name="ce1">
            <text:p>0.764268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2280420999999999" table:style-name="ce1">
            <text:p>1.2280421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9.6228610000000006E-2" table:style-name="ce1">
            <text:p>0.09622861</text:p>
          </table:table-cell>
          <table:table-cell office:value-type="float" office:value="39" table:style-name="ce1">
            <text:p>39</text:p>
          </table:table-cell>
          <table:table-cell table:number-columns-repeated="16361"/>
        </table:table-row>
        <table:table-row table:style-name="ro1">
          <table:table-cell office:value-type="float" office:value="19.48507" table:style-name="ce1">
            <text:p>19.48507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0.57709359999999998" table:style-name="ce1">
            <text:p>0.5770936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.3399165" table:style-name="ce1">
            <text:p>1.3399165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0.16104262999999999" table:style-name="ce1">
            <text:p>0.16104263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9.687763" table:style-name="ce1">
            <text:p>19.68776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0.78088270000000004" table:style-name="ce1">
            <text:p>0.780882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.2547387000000001" table:style-name="ce1">
            <text:p>1.2547387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9.8320539999999998E-2" table:style-name="ce1">
            <text:p>0.09832054</text:p>
          </table:table-cell>
          <table:table-cell office:value-type="float" office:value="49" table:style-name="ce1">
            <text:p>49</text:p>
          </table:table-cell>
          <table:table-cell table:number-columns-repeated="16361"/>
        </table:table-row>
        <table:table-row table:style-name="ro1">
          <table:table-cell office:value-type="float" office:value="19.899645" table:style-name="ce1">
            <text:p>19.899645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0.58937220000000001" table:style-name="ce1">
            <text:p>0.5893722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.3684254" table:style-name="ce1">
            <text:p>1.368425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0.16446906" table:style-name="ce1">
            <text:p>0.16446906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.106653000000001" table:style-name="ce1">
            <text:p>20.106653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0.79749729999999996" table:style-name="ce1">
            <text:p>0.79749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.2814353000000001" table:style-name="ce1">
            <text:p>1.2814353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0.10041246" table:style-name="ce1">
            <text:p>0.10041246</text:p>
          </table:table-cell>
          <table:table-cell office:value-type="float" office:value="44" table:style-name="ce1">
            <text:p>44</text:p>
          </table:table-cell>
          <table:table-cell table:number-columns-repeated="16361"/>
        </table:table-row>
        <table:table-row table:style-name="ro1">
          <table:table-cell office:value-type="float" office:value="20.314219999999999" table:style-name="ce1">
            <text:p>20.3142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0.60165080000000004" table:style-name="ce1">
            <text:p>0.6016508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.3969342" table:style-name="ce1">
            <text:p>1.396934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.16789551" table:style-name="ce1">
            <text:p>0.1678955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.525541" table:style-name="ce1">
            <text:p>20.52554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0.81411180000000005" table:style-name="ce1">
            <text:p>0.814111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3081318" table:style-name="ce1">
            <text:p>1.308131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0.10250439" table:style-name="ce1">
            <text:p>0.10250439</text:p>
          </table:table-cell>
          <table:table-cell office:value-type="float" office:value="47" table:style-name="ce1">
            <text:p>47</text:p>
          </table:table-cell>
          <table:table-cell table:number-columns-repeated="16361"/>
        </table:table-row>
        <table:table-row table:style-name="ro1">
          <table:table-cell office:value-type="float" office:value="20.728795999999999" table:style-name="ce1">
            <text:p>20.72879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0.61392939999999996" table:style-name="ce1">
            <text:p>0.6139294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.425443" table:style-name="ce1">
            <text:p>1.425443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0.17132194000000001" table:style-name="ce1">
            <text:p>0.1713219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.944430000000001" table:style-name="ce1">
            <text:p>20.9444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.83072630000000003" table:style-name="ce1">
            <text:p>0.830726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3348283999999999" table:style-name="ce1">
            <text:p>1.334828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0.10459632000000001" table:style-name="ce1">
            <text:p>0.10459632</text:p>
          </table:table-cell>
          <table:table-cell office:value-type="float" office:value="64" table:style-name="ce1">
            <text:p>64</text:p>
          </table:table-cell>
          <table:table-cell table:number-columns-repeated="16361"/>
        </table:table-row>
        <table:table-row table:style-name="ro1">
          <table:table-cell office:value-type="float" office:value="21.143373" table:style-name="ce1">
            <text:p>21.14337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62620794999999996" table:style-name="ce1">
            <text:p>0.6262079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.4539518" table:style-name="ce1">
            <text:p>1.4539518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0.17474839" table:style-name="ce1">
            <text:p>0.17474839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1.363320000000002" table:style-name="ce1">
            <text:p>21.3633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84734080000000001" table:style-name="ce1">
            <text:p>0.847340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.3615249" table:style-name="ce1">
            <text:p>1.361524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0.10668824" table:style-name="ce1">
            <text:p>0.10668824</text:p>
          </table:table-cell>
          <table:table-cell office:value-type="float" office:value="75" table:style-name="ce1">
            <text:p>75</text:p>
          </table:table-cell>
          <table:table-cell table:number-columns-repeated="16361"/>
        </table:table-row>
        <table:table-row table:style-name="ro1">
          <table:table-cell office:value-type="float" office:value="21.557950000000002" table:style-name="ce1">
            <text:p>21.55795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0.63848656000000004" table:style-name="ce1">
            <text:p>0.63848656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.4824607000000001" table:style-name="ce1">
            <text:p>1.482460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0.17817482000000001" table:style-name="ce1">
            <text:p>0.17817482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1.782207" table:style-name="ce1">
            <text:p>21.78220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.86395540000000004" table:style-name="ce1">
            <text:p>0.863955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3882215" table:style-name="ce1">
            <text:p>1.3882215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0.10878017" table:style-name="ce1">
            <text:p>0.10878017</text:p>
          </table:table-cell>
          <table:table-cell office:value-type="float" office:value="68" table:style-name="ce1">
            <text:p>68</text:p>
          </table:table-cell>
          <table:table-cell table:number-columns-repeated="16361"/>
        </table:table-row>
        <table:table-row table:style-name="ro1">
          <table:table-cell office:value-type="float" office:value="21.972525000000001" table:style-name="ce1">
            <text:p>21.97252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.65076509999999999" table:style-name="ce1">
            <text:p>0.650765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.5109695999999999" table:style-name="ce1">
            <text:p>1.510969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18160125999999999" table:style-name="ce1">
            <text:p>0.18160126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2.201096" table:style-name="ce1">
            <text:p>22.20109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88056992999999995" table:style-name="ce1">
            <text:p>0.8805699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4149181" table:style-name="ce1">
            <text:p>1.414918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0.11087209000000001" table:style-name="ce1">
            <text:p>0.11087209</text:p>
          </table:table-cell>
          <table:table-cell office:value-type="float" office:value="77" table:style-name="ce1">
            <text:p>77</text:p>
          </table:table-cell>
          <table:table-cell table:number-columns-repeated="16361"/>
        </table:table-row>
        <table:table-row table:style-name="ro1">
          <table:table-cell office:value-type="float" office:value="22.3871" table:style-name="ce1">
            <text:p>22.387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0.66304373999999999" table:style-name="ce1">
            <text:p>0.66304374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.5394783999999999" table:style-name="ce1">
            <text:p>1.5394784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18502769999999999" table:style-name="ce1">
            <text:p>0.1850277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2.619983999999999" table:style-name="ce1">
            <text:p>22.61998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89718443000000003" table:style-name="ce1">
            <text:p>0.897184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.4416146999999999" table:style-name="ce1">
            <text:p>1.441614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.11296402" table:style-name="ce1">
            <text:p>0.11296402</text:p>
          </table:table-cell>
          <table:table-cell office:value-type="float" office:value="78" table:style-name="ce1">
            <text:p>78</text:p>
          </table:table-cell>
          <table:table-cell table:number-columns-repeated="16361"/>
        </table:table-row>
        <table:table-row table:style-name="ro1">
          <table:table-cell office:value-type="float" office:value="22.801676" table:style-name="ce1">
            <text:p>22.80167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67532230000000004" table:style-name="ce1">
            <text:p>0.6753223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.5679873" table:style-name="ce1">
            <text:p>1.567987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18845413999999999" table:style-name="ce1">
            <text:p>0.18845414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3.038874" table:style-name="ce1">
            <text:p>23.03887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.91379889999999997" table:style-name="ce1">
            <text:p>0.913798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4683113000000001" table:style-name="ce1">
            <text:p>1.4683113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0.11505595" table:style-name="ce1">
            <text:p>0.11505595</text:p>
          </table:table-cell>
          <table:table-cell office:value-type="float" office:value="98" table:style-name="ce1">
            <text:p>98</text:p>
          </table:table-cell>
          <table:table-cell table:number-columns-repeated="16361"/>
        </table:table-row>
        <table:table-row table:style-name="ro1">
          <table:table-cell office:value-type="float" office:value="23.216251" table:style-name="ce1">
            <text:p>23.21625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68760089999999996" table:style-name="ce1">
            <text:p>0.687600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.5964962" table:style-name="ce1">
            <text:p>1.596496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19188058" table:style-name="ce1">
            <text:p>0.19188058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3.457761999999999" table:style-name="ce1">
            <text:p>23.45776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9304135" table:style-name="ce1">
            <text:p>0.930413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4950079000000001" table:style-name="ce1">
            <text:p>1.495007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11714787" table:style-name="ce1">
            <text:p>0.11714787</text:p>
          </table:table-cell>
          <table:table-cell office:value-type="float" office:value="87" table:style-name="ce1">
            <text:p>87</text:p>
          </table:table-cell>
          <table:table-cell table:number-columns-repeated="16361"/>
        </table:table-row>
        <table:table-row table:style-name="ro1">
          <table:table-cell office:value-type="float" office:value="23.630828999999999" table:style-name="ce1">
            <text:p>23.6308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69987946999999995" table:style-name="ce1">
            <text:p>0.69987947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.625005" table:style-name="ce1">
            <text:p>1.625005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.19530702" table:style-name="ce1">
            <text:p>0.19530702</text:p>
          </table:table-cell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3.876650000000001" table:style-name="ce1">
            <text:p>23.8766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94702803999999996" table:style-name="ce1">
            <text:p>0.9470280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5217044" table:style-name="ce1">
            <text:p>1.521704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11923980000000001" table:style-name="ce1">
            <text:p>0.1192398</text:p>
          </table:table-cell>
          <table:table-cell office:value-type="float" office:value="100" table:style-name="ce1">
            <text:p>100</text:p>
          </table:table-cell>
          <table:table-cell table:number-columns-repeated="16361"/>
        </table:table-row>
        <table:table-row table:style-name="ro1">
          <table:table-cell office:value-type="float" office:value="24.045404000000001" table:style-name="ce1">
            <text:p>24.04540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.71215810000000002" table:style-name="ce1">
            <text:p>0.712158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.6535139000000001" table:style-name="ce1">
            <text:p>1.653513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19873345000000001" table:style-name="ce1">
            <text:p>0.19873345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24.295538000000001" table:style-name="ce1">
            <text:p>24.295538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.96364254000000005" table:style-name="ce1">
            <text:p>0.9636425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5484009999999999" table:style-name="ce1">
            <text:p>1.54840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0.12133172" table:style-name="ce1">
            <text:p>0.12133172</text:p>
          </table:table-cell>
          <table:table-cell office:value-type="float" office:value="125" table:style-name="ce1">
            <text:p>125</text:p>
          </table:table-cell>
          <table:table-cell table:number-columns-repeated="16361"/>
        </table:table-row>
        <table:table-row table:style-name="ro1">
          <table:table-cell office:value-type="float" office:value="24.459980000000002" table:style-name="ce1">
            <text:p>24.45998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72443663999999997" table:style-name="ce1">
            <text:p>0.7244366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.6820227999999999" table:style-name="ce1">
            <text:p>1.682022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.2021599" table:style-name="ce1">
            <text:p>0.2021599</text:p>
          </table:table-cell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4.714428000000002" table:style-name="ce1">
            <text:p>24.7144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98025702999999997" table:style-name="ce1">
            <text:p>0.9802570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5750976000000001" table:style-name="ce1">
            <text:p>1.575097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.12342365" table:style-name="ce1">
            <text:p>0.12342365</text:p>
          </table:table-cell>
          <table:table-cell office:value-type="float" office:value="123" table:style-name="ce1">
            <text:p>123</text:p>
          </table:table-cell>
          <table:table-cell table:number-columns-repeated="16361"/>
        </table:table-row>
        <table:table-row table:style-name="ro1">
          <table:table-cell office:value-type="float" office:value="24.874555999999998" table:style-name="ce1">
            <text:p>24.874556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.73671525999999998" table:style-name="ce1">
            <text:p>0.73671526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.7105315999999999" table:style-name="ce1">
            <text:p>1.710531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.20558633000000001" table:style-name="ce1">
            <text:p>0.20558633</text:p>
          </table:table-cell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5.133316000000001" table:style-name="ce1">
            <text:p>25.1333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99687159999999997" table:style-name="ce1">
            <text:p>0.996871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6017941" table:style-name="ce1">
            <text:p>1.601794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12551557999999999" table:style-name="ce1">
            <text:p>0.12551558</text:p>
          </table:table-cell>
          <table:table-cell office:value-type="float" office:value="126" table:style-name="ce1">
            <text:p>126</text:p>
          </table:table-cell>
          <table:table-cell table:number-columns-repeated="16361"/>
        </table:table-row>
        <table:table-row table:style-name="ro1">
          <table:table-cell office:value-type="float" office:value="25.289131000000001" table:style-name="ce1">
            <text:p>25.28913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74899380000000004" table:style-name="ce1">
            <text:p>0.7489938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.7390405" table:style-name="ce1">
            <text:p>1.739040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0901278000000001" table:style-name="ce1">
            <text:p>0.20901278</text:p>
          </table:table-cell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5.552204" table:style-name="ce1">
            <text:p>25.55220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.0134860999999999" table:style-name="ce1">
            <text:p>1.013486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6284907" table:style-name="ce1">
            <text:p>1.628490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.12760751000000001" table:style-name="ce1">
            <text:p>0.12760751</text:p>
          </table:table-cell>
          <table:table-cell office:value-type="float" office:value="148" table:style-name="ce1">
            <text:p>148</text:p>
          </table:table-cell>
          <table:table-cell table:number-columns-repeated="16361"/>
        </table:table-row>
        <table:table-row table:style-name="ro1">
          <table:table-cell office:value-type="float" office:value="25.703709" table:style-name="ce1">
            <text:p>25.70370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76127243" table:style-name="ce1">
            <text:p>0.7612724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.7675494" table:style-name="ce1">
            <text:p>1.76754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1243920999999999" table:style-name="ce1">
            <text:p>0.21243921</text:p>
          </table:table-cell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25.971091999999999" table:style-name="ce1">
            <text:p>25.97109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.0301005999999999" table:style-name="ce1">
            <text:p>1.030100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6551872000000001" table:style-name="ce1">
            <text:p>1.655187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.12969942000000001" table:style-name="ce1">
            <text:p>0.12969942</text:p>
          </table:table-cell>
          <table:table-cell office:value-type="float" office:value="125" table:style-name="ce1">
            <text:p>125</text:p>
          </table:table-cell>
          <table:table-cell table:number-columns-repeated="16361"/>
        </table:table-row>
        <table:table-row table:style-name="ro1">
          <table:table-cell office:value-type="float" office:value="26.118283999999999" table:style-name="ce1">
            <text:p>26.11828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.77355099999999999" table:style-name="ce1">
            <text:p>0.77355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.7960582" table:style-name="ce1">
            <text:p>1.796058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21586565999999999" table:style-name="ce1">
            <text:p>0.21586566</text:p>
          </table:table-cell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6.389982" table:style-name="ce1">
            <text:p>26.38998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0467150999999999" table:style-name="ce1">
            <text:p>1.046715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6818838" table:style-name="ce1">
            <text:p>1.6818838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.13179135" table:style-name="ce1">
            <text:p>0.13179135</text:p>
          </table:table-cell>
          <table:table-cell office:value-type="float" office:value="163" table:style-name="ce1">
            <text:p>163</text:p>
          </table:table-cell>
          <table:table-cell table:number-columns-repeated="16361"/>
        </table:table-row>
        <table:table-row table:style-name="ro1">
          <table:table-cell office:value-type="float" office:value="26.532859999999999" table:style-name="ce1">
            <text:p>26.5328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78582960000000002" table:style-name="ce1">
            <text:p>0.785829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.8245671000000001" table:style-name="ce1">
            <text:p>1.824567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1929209" table:style-name="ce1">
            <text:p>0.21929209</text:p>
          </table:table-cell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6.808869999999999" table:style-name="ce1">
            <text:p>26.8088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0633296999999999" table:style-name="ce1">
            <text:p>1.063329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7085804" table:style-name="ce1">
            <text:p>1.708580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3388327999999999" table:style-name="ce1">
            <text:p>0.13388328</text:p>
          </table:table-cell>
          <table:table-cell office:value-type="float" office:value="164" table:style-name="ce1">
            <text:p>164</text:p>
          </table:table-cell>
          <table:table-cell table:number-columns-repeated="16361"/>
        </table:table-row>
        <table:table-row table:style-name="ro1">
          <table:table-cell office:value-type="float" office:value="26.947434999999999" table:style-name="ce1">
            <text:p>26.94743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.79810820000000005" table:style-name="ce1">
            <text:p>0.798108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.8530759999999999" table:style-name="ce1">
            <text:p>1.8530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2271852" table:style-name="ce1">
            <text:p>0.22271852</text:p>
          </table:table-cell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7.227758000000001" table:style-name="ce1">
            <text:p>27.22775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0799443" table:style-name="ce1">
            <text:p>1.079944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7352768999999999" table:style-name="ce1">
            <text:p>1.735276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0.13597521000000001" table:style-name="ce1">
            <text:p>0.13597521</text:p>
          </table:table-cell>
          <table:table-cell office:value-type="float" office:value="176" table:style-name="ce1">
            <text:p>176</text:p>
          </table:table-cell>
          <table:table-cell table:number-columns-repeated="16361"/>
        </table:table-row>
        <table:table-row table:style-name="ro1">
          <table:table-cell office:value-type="float" office:value="27.362010999999999" table:style-name="ce1">
            <text:p>27.36201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.81038679999999996" table:style-name="ce1">
            <text:p>0.8103868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.8815847999999999" table:style-name="ce1">
            <text:p>1.88158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2614497" table:style-name="ce1">
            <text:p>0.22614497</text:p>
          </table:table-cell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7.646647999999999" table:style-name="ce1">
            <text:p>27.64664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0965587999999999" table:style-name="ce1">
            <text:p>1.096558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7619735000000001" table:style-name="ce1">
            <text:p>1.76197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3806714" table:style-name="ce1">
            <text:p>0.13806714</text:p>
          </table:table-cell>
          <table:table-cell office:value-type="float" office:value="180" table:style-name="ce1">
            <text:p>180</text:p>
          </table:table-cell>
          <table:table-cell table:number-columns-repeated="16361"/>
        </table:table-row>
        <table:table-row table:style-name="ro1">
          <table:table-cell office:value-type="float" office:value="27.776588" table:style-name="ce1">
            <text:p>27.776588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.82266539999999999" table:style-name="ce1">
            <text:p>0.822665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.9100937" table:style-name="ce1">
            <text:p>1.910093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2957140000000001" table:style-name="ce1">
            <text:p>0.2295714</text:p>
          </table:table-cell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8.065536000000002" table:style-name="ce1">
            <text:p>28.06553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1131732000000001" table:style-name="ce1">
            <text:p>1.113173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7886701" table:style-name="ce1">
            <text:p>1.78867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4015906" table:style-name="ce1">
            <text:p>0.14015906</text:p>
          </table:table-cell>
          <table:table-cell office:value-type="float" office:value="168" table:style-name="ce1">
            <text:p>168</text:p>
          </table:table-cell>
          <table:table-cell table:number-columns-repeated="16361"/>
        </table:table-row>
        <table:table-row table:style-name="ro1">
          <table:table-cell office:value-type="float" office:value="28.191164000000001" table:style-name="ce1">
            <text:p>28.19116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83494394999999999" table:style-name="ce1">
            <text:p>0.83494395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.9386026000000001" table:style-name="ce1">
            <text:p>1.93860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3299785000000001" table:style-name="ce1">
            <text:p>0.23299785</text:p>
          </table:table-cell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8.484425000000002" table:style-name="ce1">
            <text:p>28.48442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1297877999999999" table:style-name="ce1">
            <text:p>1.129787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8153665999999999" table:style-name="ce1">
            <text:p>1.815366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14225098" table:style-name="ce1">
            <text:p>0.14225098</text:p>
          </table:table-cell>
          <table:table-cell office:value-type="float" office:value="184" table:style-name="ce1">
            <text:p>184</text:p>
          </table:table-cell>
          <table:table-cell table:number-columns-repeated="16361"/>
        </table:table-row>
        <table:table-row table:style-name="ro1">
          <table:table-cell office:value-type="float" office:value="28.605740000000001" table:style-name="ce1">
            <text:p>28.6057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.84722257000000001" table:style-name="ce1">
            <text:p>0.8472225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.9671113" table:style-name="ce1">
            <text:p>1.967111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3642427999999999" table:style-name="ce1">
            <text:p>0.23642428</text:p>
          </table:table-cell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8.903313000000001" table:style-name="ce1">
            <text:p>28.90331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1464023999999999" table:style-name="ce1">
            <text:p>1.146402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8420631999999999" table:style-name="ce1">
            <text:p>1.842063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14434290999999999" table:style-name="ce1">
            <text:p>0.14434291</text:p>
          </table:table-cell>
          <table:table-cell office:value-type="float" office:value="163" table:style-name="ce1">
            <text:p>163</text:p>
          </table:table-cell>
          <table:table-cell table:number-columns-repeated="16361"/>
        </table:table-row>
        <table:table-row table:style-name="ro1">
          <table:table-cell office:value-type="float" office:value="29.020315" table:style-name="ce1">
            <text:p>29.02031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85950110000000002" table:style-name="ce1">
            <text:p>0.859501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.9956202999999999" table:style-name="ce1">
            <text:p>1.995620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3985073000000001" table:style-name="ce1">
            <text:p>0.23985073</text:p>
          </table:table-cell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9.322202999999998" table:style-name="ce1">
            <text:p>29.32220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1630168000000001" table:style-name="ce1">
            <text:p>1.163016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8687598000000001" table:style-name="ce1">
            <text:p>1.868759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4643484000000001" table:style-name="ce1">
            <text:p>0.14643484</text:p>
          </table:table-cell>
          <table:table-cell office:value-type="float" office:value="156" table:style-name="ce1">
            <text:p>156</text:p>
          </table:table-cell>
          <table:table-cell table:number-columns-repeated="16361"/>
        </table:table-row>
        <table:table-row table:style-name="ro1">
          <table:table-cell office:value-type="float" office:value="29.434889999999999" table:style-name="ce1">
            <text:p>29.4348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87177974000000003" table:style-name="ce1">
            <text:p>0.871779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.0241292" table:style-name="ce1">
            <text:p>2.024129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4327715999999999" table:style-name="ce1">
            <text:p>0.24327716</text:p>
          </table:table-cell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9.74109" table:style-name="ce1">
            <text:p>29.7410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.1796314000000001" table:style-name="ce1">
            <text:p>1.179631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8954563" table:style-name="ce1">
            <text:p>1.895456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14852677" table:style-name="ce1">
            <text:p>0.14852677</text:p>
          </table:table-cell>
          <table:table-cell office:value-type="float" office:value="162" table:style-name="ce1">
            <text:p>162</text:p>
          </table:table-cell>
          <table:table-cell table:number-columns-repeated="16361"/>
        </table:table-row>
        <table:table-row table:style-name="ro1">
          <table:table-cell office:value-type="float" office:value="29.849468000000002" table:style-name="ce1">
            <text:p>29.84946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88405829999999996" table:style-name="ce1">
            <text:p>0.884058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.052638" table:style-name="ce1">
            <text:p>2.05263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467036" table:style-name="ce1">
            <text:p>0.2467036</text:p>
          </table:table-cell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30.159979" table:style-name="ce1">
            <text:p>30.15997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1962459000000001" table:style-name="ce1">
            <text:p>1.196245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9221528999999999" table:style-name="ce1">
            <text:p>1.92215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5061869" table:style-name="ce1">
            <text:p>0.15061869</text:p>
          </table:table-cell>
          <table:table-cell office:value-type="float" office:value="159" table:style-name="ce1">
            <text:p>159</text:p>
          </table:table-cell>
          <table:table-cell table:number-columns-repeated="16361"/>
        </table:table-row>
        <table:table-row table:style-name="ro1">
          <table:table-cell office:value-type="float" office:value="30.264043999999998" table:style-name="ce1">
            <text:p>30.26404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89633689999999999" table:style-name="ce1">
            <text:p>0.89633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.0811467000000001" table:style-name="ce1">
            <text:p>2.081146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5013003" table:style-name="ce1">
            <text:p>0.25013003</text:p>
          </table:table-cell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30.578866999999999" table:style-name="ce1">
            <text:p>30.57886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2128604999999999" table:style-name="ce1">
            <text:p>1.212860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9488494000000001" table:style-name="ce1">
            <text:p>1.948849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15271061999999999" table:style-name="ce1">
            <text:p>0.15271062</text:p>
          </table:table-cell>
          <table:table-cell office:value-type="float" office:value="166" table:style-name="ce1">
            <text:p>166</text:p>
          </table:table-cell>
          <table:table-cell table:number-columns-repeated="16361"/>
        </table:table-row>
        <table:table-row table:style-name="ro1">
          <table:table-cell office:value-type="float" office:value="30.678619999999999" table:style-name="ce1">
            <text:p>30.6786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90861546999999998" table:style-name="ce1">
            <text:p>0.908615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.1096556" table:style-name="ce1">
            <text:p>2.109655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5355650000000002" table:style-name="ce1">
            <text:p>0.2535565</text:p>
          </table:table-cell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30.997757" table:style-name="ce1">
            <text:p>30.99775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2294750000000001" table:style-name="ce1">
            <text:p>1.22947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975546" table:style-name="ce1">
            <text:p>1.97554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15480255000000001" table:style-name="ce1">
            <text:p>0.15480255</text:p>
          </table:table-cell>
          <table:table-cell office:value-type="float" office:value="154" table:style-name="ce1">
            <text:p>154</text:p>
          </table:table-cell>
          <table:table-cell table:number-columns-repeated="16361"/>
        </table:table-row>
        <table:table-row table:style-name="ro1">
          <table:table-cell office:value-type="float" office:value="31.093195000000001" table:style-name="ce1">
            <text:p>31.09319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92089410000000005" table:style-name="ce1">
            <text:p>0.92089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.1381644999999998" table:style-name="ce1">
            <text:p>2.138164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5698292" table:style-name="ce1">
            <text:p>0.25698292</text:p>
          </table:table-cell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31.416644999999999" table:style-name="ce1">
            <text:p>31.41664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2460895000000001" table:style-name="ce1">
            <text:p>1.246089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0022426000000002" table:style-name="ce1">
            <text:p>2.002242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5689448" table:style-name="ce1">
            <text:p>0.15689448</text:p>
          </table:table-cell>
          <table:table-cell office:value-type="float" office:value="144" table:style-name="ce1">
            <text:p>144</text:p>
          </table:table-cell>
          <table:table-cell table:number-columns-repeated="16361"/>
        </table:table-row>
        <table:table-row table:style-name="ro1">
          <table:table-cell office:value-type="float" office:value="31.507770000000001" table:style-name="ce1">
            <text:p>31.5077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93317264" table:style-name="ce1">
            <text:p>0.933172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.1666734000000001" table:style-name="ce1">
            <text:p>2.166673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6040935999999998" table:style-name="ce1">
            <text:p>0.26040936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31.835533000000002" table:style-name="ce1">
            <text:p>31.83553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262704" table:style-name="ce1">
            <text:p>1.26270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0289391999999999" table:style-name="ce1">
            <text:p>2.028939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589864" table:style-name="ce1">
            <text:p>0.1589864</text:p>
          </table:table-cell>
          <table:table-cell office:value-type="float" office:value="132" table:style-name="ce1">
            <text:p>132</text:p>
          </table:table-cell>
          <table:table-cell table:number-columns-repeated="16361"/>
        </table:table-row>
        <table:table-row table:style-name="ro1">
          <table:table-cell office:value-type="float" office:value="31.922346000000001" table:style-name="ce1">
            <text:p>31.92234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94545126000000002" table:style-name="ce1">
            <text:p>0.9454512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.1951822999999999" table:style-name="ce1">
            <text:p>2.19518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6383580000000001" table:style-name="ce1">
            <text:p>0.2638358</text:p>
          </table:table-cell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32.254420000000003" table:style-name="ce1">
            <text:p>32.2544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2793186000000001" table:style-name="ce1">
            <text:p>1.279318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0556356999999998" table:style-name="ce1">
            <text:p>2.05563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6107832" table:style-name="ce1">
            <text:p>0.16107832</text:p>
          </table:table-cell>
          <table:table-cell office:value-type="float" office:value="127" table:style-name="ce1">
            <text:p>127</text:p>
          </table:table-cell>
          <table:table-cell table:number-columns-repeated="16361"/>
        </table:table-row>
        <table:table-row table:style-name="ro1">
          <table:table-cell office:value-type="float" office:value="32.336919999999999" table:style-name="ce1">
            <text:p>32.3369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95772979999999996" table:style-name="ce1">
            <text:p>0.957729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.2236912000000002" table:style-name="ce1">
            <text:p>2.223691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6726221999999999" table:style-name="ce1">
            <text:p>0.26726222</text:p>
          </table:table-cell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32.673310000000001" table:style-name="ce1">
            <text:p>32.6733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295933" table:style-name="ce1">
            <text:p>1.29593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0823323999999999" table:style-name="ce1">
            <text:p>2.082332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6317024999999999" table:style-name="ce1">
            <text:p>0.16317025</text:p>
          </table:table-cell>
          <table:table-cell office:value-type="float" office:value="110" table:style-name="ce1">
            <text:p>110</text:p>
          </table:table-cell>
          <table:table-cell table:number-columns-repeated="16361"/>
        </table:table-row>
        <table:table-row table:style-name="ro1">
          <table:table-cell office:value-type="float" office:value="32.7515" table:style-name="ce1">
            <text:p>32.751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97000843000000003" table:style-name="ce1">
            <text:p>0.9700084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.2522000000000002" table:style-name="ce1">
            <text:p>2.252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7068868000000001" table:style-name="ce1">
            <text:p>0.27068868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33.092196999999999" table:style-name="ce1">
            <text:p>33.09219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3125476" table:style-name="ce1">
            <text:p>1.312547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1090287999999999" table:style-name="ce1">
            <text:p>2.109028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6526218000000001" table:style-name="ce1">
            <text:p>0.16526218</text:p>
          </table:table-cell>
          <table:table-cell office:value-type="float" office:value="86" table:style-name="ce1">
            <text:p>86</text:p>
          </table:table-cell>
          <table:table-cell table:number-columns-repeated="16361"/>
        </table:table-row>
        <table:table-row table:style-name="ro1">
          <table:table-cell office:value-type="float" office:value="33.166077000000001" table:style-name="ce1">
            <text:p>33.16607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98228700000000002" table:style-name="ce1">
            <text:p>0.98228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.2807088000000002" table:style-name="ce1">
            <text:p>2.280708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7411511999999999" table:style-name="ce1">
            <text:p>0.27411512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33.511090000000003" table:style-name="ce1">
            <text:p>33.5110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3291621" table:style-name="ce1">
            <text:p>1.329162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1357254999999999" table:style-name="ce1">
            <text:p>2.135725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6735410000000001" table:style-name="ce1">
            <text:p>0.1673541</text:p>
          </table:table-cell>
          <table:table-cell office:value-type="float" office:value="78" table:style-name="ce1">
            <text:p>78</text:p>
          </table:table-cell>
          <table:table-cell table:number-columns-repeated="16361"/>
        </table:table-row>
        <table:table-row table:style-name="ro1">
          <table:table-cell office:value-type="float" office:value="33.580649999999999" table:style-name="ce1">
            <text:p>33.5806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99456560000000005" table:style-name="ce1">
            <text:p>0.994565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3092177" table:style-name="ce1">
            <text:p>2.309217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7754155000000003" table:style-name="ce1">
            <text:p>0.27754155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33.929977000000001" table:style-name="ce1">
            <text:p>33.92997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3457767" table:style-name="ce1">
            <text:p>1.345776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1624219999999998" table:style-name="ce1">
            <text:p>2.16242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6944603999999999" table:style-name="ce1">
            <text:p>0.16944604</text:p>
          </table:table-cell>
          <table:table-cell office:value-type="float" office:value="75" table:style-name="ce1">
            <text:p>75</text:p>
          </table:table-cell>
          <table:table-cell table:number-columns-repeated="16361"/>
        </table:table-row>
        <table:table-row table:style-name="ro1">
          <table:table-cell office:value-type="float" office:value="33.995227999999997" table:style-name="ce1">
            <text:p>33.99522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0068442" table:style-name="ce1">
            <text:p>1.006844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3377265999999999" table:style-name="ce1">
            <text:p>2.337726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8096798000000001" table:style-name="ce1">
            <text:p>0.28096798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34.348866000000001" table:style-name="ce1">
            <text:p>34.34886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3623912" table:style-name="ce1">
            <text:p>1.362391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1891186" table:style-name="ce1">
            <text:p>2.189118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7153794999999999" table:style-name="ce1">
            <text:p>0.17153795</text:p>
          </table:table-cell>
          <table:table-cell office:value-type="float" office:value="77" table:style-name="ce1">
            <text:p>77</text:p>
          </table:table-cell>
          <table:table-cell table:number-columns-repeated="16361"/>
        </table:table-row>
        <table:table-row table:style-name="ro1">
          <table:table-cell office:value-type="float" office:value="34.409799999999997" table:style-name="ce1">
            <text:p>34.409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0191227" table:style-name="ce1">
            <text:p>1.019122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.3662355000000002" table:style-name="ce1">
            <text:p>2.366235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8439444000000003" table:style-name="ce1">
            <text:p>0.28439444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34.767753999999996" table:style-name="ce1">
            <text:p>34.76775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3790057" table:style-name="ce1">
            <text:p>1.379005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2158150000000001" table:style-name="ce1">
            <text:p>2.21581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17362987999999999" table:style-name="ce1">
            <text:p>0.17362988</text:p>
          </table:table-cell>
          <table:table-cell office:value-type="float" office:value="60" table:style-name="ce1">
            <text:p>60</text:p>
          </table:table-cell>
          <table:table-cell table:number-columns-repeated="16361"/>
        </table:table-row>
        <table:table-row table:style-name="ro1">
          <table:table-cell office:value-type="float" office:value="34.824379999999998" table:style-name="ce1">
            <text:p>34.8243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0314014" table:style-name="ce1">
            <text:p>1.03140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.3947444" table:style-name="ce1">
            <text:p>2.394744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8782088" table:style-name="ce1">
            <text:p>0.28782088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35.186639999999997" table:style-name="ce1">
            <text:p>35.1866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3956202" table:style-name="ce1">
            <text:p>1.395620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2425117000000001" table:style-name="ce1">
            <text:p>2.242511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7572181000000001" table:style-name="ce1">
            <text:p>0.17572181</text:p>
          </table:table-cell>
          <table:table-cell office:value-type="float" office:value="46" table:style-name="ce1">
            <text:p>46</text:p>
          </table:table-cell>
          <table:table-cell table:number-columns-repeated="16361"/>
        </table:table-row>
        <table:table-row table:style-name="ro1">
          <table:table-cell office:value-type="float" office:value="35.238953000000002" table:style-name="ce1">
            <text:p>35.23895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0436799999999999" table:style-name="ce1">
            <text:p>1.043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.4232529999999999" table:style-name="ce1">
            <text:p>2.42325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9124729999999999" table:style-name="ce1">
            <text:p>0.2912473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35.605530000000002" table:style-name="ce1">
            <text:p>35.605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.4122348" table:style-name="ce1">
            <text:p>1.412234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2692082" table:style-name="ce1">
            <text:p>2.269208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7781374" table:style-name="ce1">
            <text:p>0.17781374</text:p>
          </table:table-cell>
          <table:table-cell office:value-type="float" office:value="33" table:style-name="ce1">
            <text:p>33</text:p>
          </table:table-cell>
          <table:table-cell table:number-columns-repeated="16361"/>
        </table:table-row>
        <table:table-row table:style-name="ro1">
          <table:table-cell office:value-type="float" office:value="35.653530000000003" table:style-name="ce1">
            <text:p>35.6535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0559585" table:style-name="ce1">
            <text:p>1.055958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.451762" table:style-name="ce1">
            <text:p>2.45176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9467374000000002" table:style-name="ce1">
            <text:p>0.2946737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36.024417999999997" table:style-name="ce1">
            <text:p>36.02441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4288491999999999" table:style-name="ce1">
            <text:p>1.428849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2959049" table:style-name="ce1">
            <text:p>2.295904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7990566999999999" table:style-name="ce1">
            <text:p>0.17990567</text:p>
          </table:table-cell>
          <table:table-cell office:value-type="float" office:value="36" table:style-name="ce1">
            <text:p>36</text:p>
          </table:table-cell>
          <table:table-cell table:number-columns-repeated="16361"/>
        </table:table-row>
        <table:table-row table:style-name="ro1">
          <table:table-cell office:value-type="float" office:value="36.068108000000002" table:style-name="ce1">
            <text:p>36.06810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0682370999999999" table:style-name="ce1">
            <text:p>1.068237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.4802708999999998" table:style-name="ce1">
            <text:p>2.480270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9810017" table:style-name="ce1">
            <text:p>0.29810017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36.443309999999997" table:style-name="ce1">
            <text:p>36.443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4454638" table:style-name="ce1">
            <text:p>1.445463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3226016" table:style-name="ce1">
            <text:p>2.322601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8199757999999999" table:style-name="ce1">
            <text:p>0.18199758</text:p>
          </table:table-cell>
          <table:table-cell office:value-type="float" office:value="32" table:style-name="ce1">
            <text:p>32</text:p>
          </table:table-cell>
          <table:table-cell table:number-columns-repeated="16361"/>
        </table:table-row>
        <table:table-row table:style-name="ro1">
          <table:table-cell office:value-type="float" office:value="36.482680000000002" table:style-name="ce1">
            <text:p>36.4826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0805157000000001" table:style-name="ce1">
            <text:p>1.080515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5087798000000001" table:style-name="ce1">
            <text:p>2.508779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0152664000000001" table:style-name="ce1">
            <text:p>0.30152664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36.862197999999999" table:style-name="ce1">
            <text:p>36.86219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4620782999999999" table:style-name="ce1">
            <text:p>1.462078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3492980000000001" table:style-name="ce1">
            <text:p>2.34929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8408951000000001" table:style-name="ce1">
            <text:p>0.18408951</text:p>
          </table:table-cell>
          <table:table-cell office:value-type="float" office:value="22" table:style-name="ce1">
            <text:p>22</text:p>
          </table:table-cell>
          <table:table-cell table:number-columns-repeated="16361"/>
        </table:table-row>
        <table:table-row table:style-name="ro1">
          <table:table-cell office:value-type="float" office:value="36.897260000000003" table:style-name="ce1">
            <text:p>36.897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0927943" table:style-name="ce1">
            <text:p>1.092794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.5372887" table:style-name="ce1">
            <text:p>2.537288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0495306999999999" table:style-name="ce1">
            <text:p>0.30495307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7.281086000000002" table:style-name="ce1">
            <text:p>37.28108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4786929" table:style-name="ce1">
            <text:p>1.478692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3759947000000001" table:style-name="ce1">
            <text:p>2.375994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18618144" table:style-name="ce1">
            <text:p>0.18618144</text:p>
          </table:table-cell>
          <table:table-cell office:value-type="float" office:value="23" table:style-name="ce1">
            <text:p>23</text:p>
          </table:table-cell>
          <table:table-cell table:number-columns-repeated="16361"/>
        </table:table-row>
        <table:table-row table:style-name="ro1">
          <table:table-cell office:value-type="float" office:value="37.311832000000003" table:style-name="ce1">
            <text:p>37.31183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1050728999999999" table:style-name="ce1">
            <text:p>1.10507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.5657975999999998" table:style-name="ce1">
            <text:p>2.565797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0837949999999997" table:style-name="ce1">
            <text:p>0.308379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7.699973999999997" table:style-name="ce1">
            <text:p>37.69997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4953074" table:style-name="ce1">
            <text:p>1.495307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4026911000000002" table:style-name="ce1">
            <text:p>2.402691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8827337" table:style-name="ce1">
            <text:p>0.18827337</text:p>
          </table:table-cell>
          <table:table-cell office:value-type="float" office:value="16" table:style-name="ce1">
            <text:p>16</text:p>
          </table:table-cell>
          <table:table-cell table:number-columns-repeated="16361"/>
        </table:table-row>
        <table:table-row table:style-name="ro1">
          <table:table-cell office:value-type="float" office:value="37.726410000000001" table:style-name="ce1">
            <text:p>37.7264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1173514" table:style-name="ce1">
            <text:p>1.11735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.5943062000000001" table:style-name="ce1">
            <text:p>2.594306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1180593000000001" table:style-name="ce1">
            <text:p>0.3118059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8.118862" table:style-name="ce1">
            <text:p>38.11886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5119218999999999" table:style-name="ce1">
            <text:p>1.511921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4293878000000002" table:style-name="ce1">
            <text:p>2.429387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9036529999999999" table:style-name="ce1">
            <text:p>0.1903653</text:p>
          </table:table-cell>
          <table:table-cell office:value-type="float" office:value="10" table:style-name="ce1">
            <text:p>10</text:p>
          </table:table-cell>
          <table:table-cell table:number-columns-repeated="16361"/>
        </table:table-row>
        <table:table-row table:style-name="ro1">
          <table:table-cell office:value-type="float" office:value="38.140987000000003" table:style-name="ce1">
            <text:p>38.14098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1296301" table:style-name="ce1">
            <text:p>1.129630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6228151" table:style-name="ce1">
            <text:p>2.622815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1523236999999998" table:style-name="ce1">
            <text:p>0.3152323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8.537750000000003" table:style-name="ce1">
            <text:p>38.5377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5285363999999999" table:style-name="ce1">
            <text:p>1.528536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4560843000000001" table:style-name="ce1">
            <text:p>2.456084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9245720999999999" table:style-name="ce1">
            <text:p>0.19245721</text:p>
          </table:table-cell>
          <table:table-cell office:value-type="float" office:value="7" table:style-name="ce1">
            <text:p>7</text:p>
          </table:table-cell>
          <table:table-cell table:number-columns-repeated="16361"/>
        </table:table-row>
        <table:table-row table:style-name="ro1">
          <table:table-cell office:value-type="float" office:value="38.55556" table:style-name="ce1">
            <text:p>38.5555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1419086000000001" table:style-name="ce1">
            <text:p>1.141908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6513239999999998" table:style-name="ce1">
            <text:p>2.65132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1865883" table:style-name="ce1">
            <text:p>0.31865883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38.95664" table:style-name="ce1">
            <text:p>38.9566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5451509999999999" table:style-name="ce1">
            <text:p>1.54515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4827810000000001" table:style-name="ce1">
            <text:p>2.48278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9454914000000001" table:style-name="ce1">
            <text:p>0.19454914</text:p>
          </table:table-cell>
          <table:table-cell office:value-type="float" office:value="9" table:style-name="ce1">
            <text:p>9</text:p>
          </table:table-cell>
          <table:table-cell table:number-columns-repeated="16361"/>
        </table:table-row>
        <table:table-row table:style-name="ro1">
          <table:table-cell office:value-type="float" office:value="38.970140000000001" table:style-name="ce1">
            <text:p>38.9701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1541872" table:style-name="ce1">
            <text:p>1.154187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6798329999999999" table:style-name="ce1">
            <text:p>2.67983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2208525999999998" table:style-name="ce1">
            <text:p>0.32208526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9.375526000000001" table:style-name="ce1">
            <text:p>39.37552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5617654000000001" table:style-name="ce1">
            <text:p>1.561765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5094774000000002" table:style-name="ce1">
            <text:p>2.509477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9664107" table:style-name="ce1">
            <text:p>0.19664107</text:p>
          </table:table-cell>
          <table:table-cell office:value-type="float" office:value="7" table:style-name="ce1">
            <text:p>7</text:p>
          </table:table-cell>
          <table:table-cell table:number-columns-repeated="16361"/>
        </table:table-row>
        <table:table-row table:style-name="ro1">
          <table:table-cell office:value-type="float" office:value="39.384712" table:style-name="ce1">
            <text:p>39.38471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1664658000000001" table:style-name="ce1">
            <text:p>1.166465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7083417999999999" table:style-name="ce1">
            <text:p>2.708341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2551170000000001" table:style-name="ce1">
            <text:p>0.32551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9.794420000000002" table:style-name="ce1">
            <text:p>39.7944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5783799999999999" table:style-name="ce1">
            <text:p>1.5783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5361739999999999" table:style-name="ce1">
            <text:p>2.53617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9873299999999999" table:style-name="ce1">
            <text:p>0.198733</text:p>
          </table:table-cell>
          <table:table-cell office:value-type="float" office:value="4" table:style-name="ce1">
            <text:p>4</text:p>
          </table:table-cell>
          <table:table-cell table:number-columns-repeated="16361"/>
        </table:table-row>
        <table:table-row table:style-name="ro1">
          <table:table-cell office:value-type="float" office:value="39.799289999999999" table:style-name="ce1">
            <text:p>39.7992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1787444" table:style-name="ce1">
            <text:p>1.178744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7368507000000002" table:style-name="ce1">
            <text:p>2.736850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2893813" table:style-name="ce1">
            <text:p>0.3289381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0.213306000000003" table:style-name="ce1">
            <text:p>40.21330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5949945000000001" table:style-name="ce1">
            <text:p>1.594994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5628704999999998" table:style-name="ce1">
            <text:p>2.562870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0082491999999999" table:style-name="ce1">
            <text:p>0.20082492</text:p>
          </table:table-cell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40.213867" table:style-name="ce1">
            <text:p>40.21386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1910229999999999" table:style-name="ce1">
            <text:p>1.19102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7653593999999999" table:style-name="ce1">
            <text:p>2.765359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3236455999999998" table:style-name="ce1">
            <text:p>0.332364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.632195000000003" table:style-name="ce1">
            <text:p>40.63219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6116090999999999" table:style-name="ce1">
            <text:p>1.611609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5895671999999998" table:style-name="ce1">
            <text:p>2.589567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0291685000000001" table:style-name="ce1">
            <text:p>0.2029168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0.628439999999998" table:style-name="ce1">
            <text:p>40.6284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2033015" table:style-name="ce1">
            <text:p>1.203301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7938683000000002" table:style-name="ce1">
            <text:p>2.793868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3579102" table:style-name="ce1">
            <text:p>0.3357910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1.051082999999998" table:style-name="ce1">
            <text:p>41.05108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6282236999999999" table:style-name="ce1">
            <text:p>1.628223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6162635999999999" table:style-name="ce1">
            <text:p>2.616263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0500877000000001" table:style-name="ce1">
            <text:p>0.20500877</text:p>
          </table:table-cell>
          <table:table-cell office:value-type="float" office:value="3" table:style-name="ce1">
            <text:p>3</text:p>
          </table:table-cell>
          <table:table-cell table:number-columns-repeated="16361"/>
        </table:table-row>
        <table:table-row table:style-name="ro1">
          <table:table-cell office:value-type="float" office:value="41.043019999999999" table:style-name="ce1">
            <text:p>41.0430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2155802" table:style-name="ce1">
            <text:p>1.215580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.8223772" table:style-name="ce1">
            <text:p>2.822377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33921744999999998" table:style-name="ce1">
            <text:p>0.3392174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1.469970000000004" table:style-name="ce1">
            <text:p>41.4699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.6448381000000001" table:style-name="ce1">
            <text:p>1.644838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6429602999999999" table:style-name="ce1">
            <text:p>2.642960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071007" table:style-name="ce1">
            <text:p>0.2071007</text:p>
          </table:table-cell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float" office:value="41.457591999999998" table:style-name="ce1">
            <text:p>41.45759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2278587999999999" table:style-name="ce1">
            <text:p>1.227858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.850886" table:style-name="ce1">
            <text:p>2.85088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3426439" table:style-name="ce1">
            <text:p>0.34264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1.888860000000001" table:style-name="ce1">
            <text:p>41.8888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.6614526999999999" table:style-name="ce1">
            <text:p>1.661452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.6696567999999998" table:style-name="ce1">
            <text:p>2.669656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20919262999999999" table:style-name="ce1">
            <text:p>0.20919263</text:p>
          </table:table-cell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number-rows-repeated="10484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b30</meta:initial-creator>
    <dc:creator>db30</dc:creator>
    <meta:creation-date>2016-08-31T18:35:25Z</meta:creation-date>
    <dc:date>2016-08-31T19:17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1" chart:minimum="0.5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75.25pt" svg:width="391.5pt" chart:style-name="Crt0">
        <chart:title chart:style-name="CT00">
          <text:p text:style-name="a0" text:class-names="" text:cond-style-name="">With Equal Rehearsal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title chart:style-name="AT01">
              <text:p text:style-name="a1" text:class-names="" text:cond-style-name="">Proportion</text:p>
            </chart:title>
            <chart:grid chart:class="major" chart:style-name="GMa1"/>
          </chart:axis>
          <chart:series chart:label-cell-address="choice.$A$1" chart:values-cell-range-address="choice.$A$2:.$A$301" chart:class="chart:line" chart:attached-axis="primary-y" chart:style-name="G0S0">
            <chart:data-point chart:repeated="300"/>
          </chart:series>
          <chart:series chart:label-cell-address="choice.$B$1" chart:values-cell-range-address="choice.$B$2:.$B$301" chart:class="chart:line" chart:attached-axis="primary-y" chart:style-name="G0S1">
            <chart:data-point chart:repeated="3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1" chart:minimum="0.5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75.25pt" svg:width="391.5pt" chart:style-name="Crt0">
        <chart:title chart:style-name="CT00">
          <text:p text:style-name="a0" text:class-names="" text:cond-style-name="">Retrieval adds a Rehearsal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title chart:style-name="AT01">
              <text:p text:style-name="a1" text:class-names="" text:cond-style-name="">Proportion</text:p>
            </chart:title>
            <chart:grid chart:class="major" chart:style-name="GMa1"/>
          </chart:axis>
          <chart:series chart:label-cell-address="choice.$A$1" chart:values-cell-range-address="choice.$D$2:.$D$301" chart:class="chart:line" chart:attached-axis="primary-y" chart:style-name="G0S0">
            <chart:data-point chart:repeated="300"/>
          </chart:series>
          <chart:series chart:label-cell-address="choice.$B$1" chart:values-cell-range-address="choice.$E$2:.$E$301" chart:class="chart:line" chart:attached-axis="primary-y" chart:style-name="G0S1">
            <chart:data-point chart:repeated="30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7.75pt" svg:width="363.0pt" chart:style-name="Crt0">
        <chart:title chart:style-name="CT00">
          <text:p text:style-name="a0" text:class-names="" text:cond-style-name="">With Equal Rehearsal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title chart:style-name="AT01">
              <text:p text:style-name="a1" text:class-names="" text:cond-style-name="">Activation</text:p>
            </chart:title>
            <chart:grid chart:class="major" chart:style-name="GMa1"/>
          </chart:axis>
          <chart:series chart:label-cell-address="activations.$A$1" chart:values-cell-range-address="activations.$A$2:.$A$301" chart:class="chart:line" chart:attached-axis="primary-y" chart:style-name="G0S0">
            <chart:data-point chart:repeated="300"/>
          </chart:series>
          <chart:series chart:label-cell-address="activations.$B$1" chart:values-cell-range-address="activations.$B$2:.$B$301" chart:class="chart:line" chart:attached-axis="primary-y" chart:style-name="G0S1">
            <chart:data-point chart:repeated="30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7.75pt" svg:width="363.0pt" chart:style-name="Crt0">
        <chart:title chart:style-name="CT00">
          <text:p text:style-name="a0" text:class-names="" text:cond-style-name="">Retrieval adds a Rehearsal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title chart:style-name="AT01">
              <text:p text:style-name="a1" text:class-names="" text:cond-style-name="">Activation</text:p>
            </chart:title>
            <chart:grid chart:class="major" chart:style-name="GMa1"/>
          </chart:axis>
          <chart:series chart:label-cell-address="activations.$A$1" chart:values-cell-range-address="activations.$D$2:.$D$301" chart:class="chart:line" chart:attached-axis="primary-y" chart:style-name="G0S0">
            <chart:data-point chart:repeated="300"/>
          </chart:series>
          <chart:series chart:label-cell-address="activations.$B$1" chart:values-cell-range-address="activations.$E$2:.$E$301" chart:class="chart:line" chart:attached-axis="primary-y" chart:style-name="G0S1">
            <chart:data-point chart:repeated="30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 style:data-style-name="N0">
      <style:chart-properties chart:symbol-type="none" chart:connect-bars="false" chart:solid-type="cuboid" chart:link-data-style-to-source="true" chart:data-label-number="none" chart:data-label-text="false" chart:data-label-symbol="false"/>
      <style:graphic-properties draw:fill="none" draw:stroke="solid" svg:stroke-width="0.03125in" svg:stroke-color="#be4b48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2.75pt" svg:width="601.5pt" chart:style-name="Crt0">
        <chart:title chart:style-name="CT00">
          <text:p text:style-name="a0" text:class-names="" text:cond-style-name="">First request default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me in second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Count</text:p>
            </chart:title>
            <chart:grid chart:class="major" chart:style-name="GMa1"/>
          </chart:axis>
          <chart:series chart:values-cell-range-address="latency.$B$3:.$B$103" chart:class="chart:scatter" chart:attached-axis="primary-y" chart:style-name="G0S0">
            <chart:domain table:cell-range-address="latency.$A$3:.$A$103"/>
            <chart:data-point chart:repeated="101"/>
          </chart:series>
          <chart:series chart:values-cell-range-address="latency.$N$3:.$N$103" chart:class="chart:scatter" chart:attached-axis="primary-y" chart:style-name="G0S1">
            <chart:domain table:cell-range-address="latency.$M$3:.$M$103"/>
            <chart:data-point chart:repeated="10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2.75pt" svg:width="601.5pt" chart:style-name="Crt0">
        <chart:title chart:style-name="CT00">
          <text:p text:style-name="a0" text:class-names="" text:cond-style-name="">First request with uan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me in second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Count</text:p>
            </chart:title>
            <chart:grid chart:class="major" chart:style-name="GMa1"/>
          </chart:axis>
          <chart:series chart:values-cell-range-address="latency.$H$3:.$H$103" chart:class="chart:scatter" chart:attached-axis="primary-y" chart:style-name="G0S0">
            <chart:domain table:cell-range-address="latency.$G$3:.$G$103"/>
            <chart:data-point chart:repeated="101"/>
          </chart:series>
          <chart:series chart:values-cell-range-address="latency.$T$3:.$T$103" chart:class="chart:scatter" chart:attached-axis="primary-y" chart:style-name="G0S1">
            <chart:domain table:cell-range-address="latency.$S$3:.$S$103"/>
            <chart:data-point chart:repeated="10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2.75pt" svg:width="601.5pt" chart:style-name="Crt0">
        <chart:title chart:style-name="CT00">
          <text:p text:style-name="a0" text:class-names="" text:cond-style-name="">Last request default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me in second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Count</text:p>
            </chart:title>
            <chart:grid chart:class="major" chart:style-name="GMa1"/>
          </chart:axis>
          <chart:series chart:values-cell-range-address="latency.$E$3:.$E$103" chart:class="chart:scatter" chart:attached-axis="primary-y" chart:style-name="G0S0">
            <chart:domain table:cell-range-address="latency.$D$3:.$D$103"/>
            <chart:data-point chart:repeated="101"/>
          </chart:series>
          <chart:series chart:values-cell-range-address="latency.$Q$3:.$Q$103" chart:class="chart:scatter" chart:attached-axis="primary-y" chart:style-name="G0S1">
            <chart:domain table:cell-range-address="latency.$P$3:.$P$103"/>
            <chart:data-point chart:repeated="101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2.75pt" svg:width="601.5pt" chart:style-name="Crt0">
        <chart:title chart:style-name="CT00">
          <text:p text:style-name="a0" text:class-names="" text:cond-style-name="">Last request with uan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me in seconds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Count</text:p>
            </chart:title>
            <chart:grid chart:class="major" chart:style-name="GMa1"/>
          </chart:axis>
          <chart:series chart:values-cell-range-address="latency.$K$3:.$K$103" chart:class="chart:scatter" chart:attached-axis="primary-y" chart:style-name="G0S0">
            <chart:domain table:cell-range-address="latency.$J$3:.$J$103"/>
            <chart:data-point chart:repeated="101"/>
          </chart:series>
          <chart:series chart:values-cell-range-address="latency.$W$3:.$W$103" chart:class="chart:scatter" chart:attached-axis="primary-y" chart:style-name="G0S1">
            <chart:domain table:cell-range-address="latency.$V$3:.$V$103"/>
            <chart:data-point chart:repeated="101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